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3647CB6C5E56C927.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9" style:family="graphic" style:parent-style-name="standard">
      <style:graphic-properties draw:stroke="solid" svg:stroke-width="0cm" svg:stroke-color="#000000" draw:stroke-linejoin="bevel" svg:stroke-linecap="square" draw:fill="none"/>
    </style:style>
    <style:style style:name="gr10" style:family="graphic" style:parent-style-name="standard">
      <style:graphic-properties draw:stroke="solid" svg:stroke-width="0.038cm" svg:stroke-color="#000000" draw:stroke-linejoin="bevel" svg:stroke-linecap="round" draw:fill="none" fo:padding-top="0.019cm" fo:padding-bottom="0.019cm" fo:padding-left="0.019cm" fo:padding-right="0.019cm"/>
    </style:style>
    <style:style style:name="gr11" style:family="graphic" style:parent-style-name="standard">
      <style:graphic-properties draw:stroke="solid" svg:stroke-width="0.038cm" svg:stroke-color="#000000" draw:stroke-linejoin="bevel" svg:stroke-linecap="round" draw:fill="solid" draw:fill-color="#ffffff" fo:padding-top="0.019cm" fo:padding-bottom="0.019cm" fo:padding-left="0.019cm" fo:padding-right="0.019cm"/>
    </style:style>
    <style:style style:name="gr12"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gr13" style:family="graphic" style:parent-style-name="standard">
      <style:graphic-properties draw:stroke="solid" svg:stroke-width="0.048cm" svg:stroke-color="#000000" draw:stroke-linejoin="bevel" svg:stroke-linecap="round" draw:fill="none" fo:padding-top="0.024cm" fo:padding-bottom="0.024cm" fo:padding-left="0.024cm" fo:padding-right="0.024cm"/>
    </style:style>
    <style:style style:name="gr14" style:family="graphic" style:parent-style-name="standard">
      <style:graphic-properties draw:stroke="solid" svg:stroke-width="0.048cm" svg:stroke-color="#ff0000" draw:stroke-linejoin="bevel" svg:stroke-linecap="round" draw:fill="solid" draw:fill-color="#000000" fo:padding-top="0.024cm" fo:padding-bottom="0.024cm" fo:padding-left="0.024cm" fo:padding-right="0.024cm"/>
    </style:style>
    <style:style style:name="gr15"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P8" style:family="paragraph">
      <loext:graphic-properties draw:fill="none"/>
      <style:text-properties fo:font-size="15.1000003814697pt" style:font-size-asian="15.1000003814697pt" style:font-size-complex="15.1000003814697pt"/>
    </style:style>
    <style:style style:name="T1" style:family="text">
      <style:text-properties fo:color="#000000" style:font-name="DejaVu Sans1" fo:font-size="10pt" style:font-size-asian="10pt" style:font-name-complex="DejaVu Sans1" style:font-size-complex="10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8.8999996185303pt" style:font-size-asian="18.8999996185303pt" style:font-name-complex="DejaVu Sans1" style:font-size-complex="18.8999996185303pt"/>
    </style:style>
    <style:style style:name="T4" style:family="text">
      <style:text-properties fo:color="#000000" style:font-name="DejaVu Sans1" fo:font-size="15.1000003814697pt" style:font-size-asian="15.1000003814697pt" style:font-name-complex="DejaVu Sans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3647CB6C5E56C927.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01cm" svg:height="0.272cm" svg:x="15.194cm" svg:y="18.866cm" svg:viewBox="0 0 502 273" svg:d="M0 273v-32h71v-209l-61 42v-32l65-42h31v241h68v32zM230 102v-42h35v42zM230 273v-44h35v44zM329 273v-32h70v-209l-63 42v-32l67-42h32v241h67v32z">
          <text:p/>
        </draw:path>
        <draw:path draw:style-name="gr3" draw:text-style-name="P3" draw:layer="layout" svg:width="0.504cm" svg:height="0.278cm" svg:x="15.194cm" svg:y="18.863cm" svg:viewBox="0 0 505 279" svg:d="M0 276v-32h70-3v-209h3l-60 46-3 3v-7-32-3l63-42h4 31 4v3 241h-4 68 3v32 3h-3-173zM0 272h173v4h-4v-32h4v3h-68-3v-3-241h3-31l-64 46v-4 32h-3l63-46 4-3v7 209 3h-4-70v-3h3v32h-3zM226 105v-42h4 35 4v42 4h-4-35-4zM230 102h35v3-42 4h-35v-4 42zM226 276v-39-4h4 35 4v4 39 3h-4-35-4zM230 272h35v4-39h-35v39zM329 276v-32h3 67-3v-209h3 4l-64 46-3 3v-7-32-3l63-42h4 32 3v3 241h-3 67 3v32 3h-3-170-3zM332 272h170v4h-4v-32h4v3h-67-4v-3-241h4-32l-64 46v-4 32h-3l60-46 7-3v7 209 3h-4-67v-3 32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2.074cm" svg:height="0.282cm" svg:x="18.563cm" svg:y="18.845cm" svg:viewBox="0 0 2075 283" svg:d="M222 280l-32-82h-123l-32 82h-35l109-273h42l110 273zM130 35l-3 4c-4 10-7 24-14 42l-36 88h103l-36-88c-3-11-7-21-10-32zM508 202c0 28-11 46-32 60-18 14-46 21-81 21-67 0-106-25-117-70l39-7c4 17 11 28 25 35s32 14 53 14c24 0 42-7 56-14s18-18 18-35c0-11 0-19-4-23-3-7-10-10-17-14-7-3-18-7-25-7-11-3-25-7-35-10-21-4-39-11-50-15-10-3-21-10-24-17-7-4-11-11-18-18 0-7-4-17-4-28 0-21 11-39 29-53 17-14 42-21 74-21s56 7 70 14c18 11 29 28 36 49l-36 7c-3-14-10-24-24-31-11-7-25-11-46-11s-39 7-50 14c-10 4-17 18-17 32 0 7 3 14 7 21 3 4 10 7 21 14 7 0 25 7 49 11 7 3 14 3 25 7 7 0 14 3 21 7 11 3 18 7 25 11 3 3 11 7 14 14 7 3 11 10 14 17 0 7 4 19 4 26zM543 187v-28h99v28zM899 88c0 25-7 46-24 60-18 18-39 25-71 25h-78v107h-35v-273h113c32 0 53 7 71 21 17 14 24 32 24 60zM864 88c0-35-21-53-64-53h-74v106h74c43 0 64-18 64-53zM1147 280l-71-114h-85v114h-39v-273h131c28 0 53 7 71 21 18 11 25 32 25 57 0 17-7 35-18 49-10 14-29 21-50 28l79 118zM1144 85c0-18-8-29-19-39-11-7-28-11-46-11h-88v99h88c18 0 35-4 46-14 11-7 19-18 19-35zM1412 141c0 46-7 82-25 107-14 25-39 35-70 35-32 0-53-10-71-35-14-25-21-61-21-107s7-81 21-106c14-21 39-35 74-35 32 0 53 14 71 39 14 21 21 56 21 102zM1377 141c0-39-4-67-15-85-7-17-21-28-42-28-25 0-39 11-46 28-10 18-14 46-14 85s4 68 14 86c7 17 21 28 43 28 21 0 35-11 45-28 11-18 15-47 15-86zM1461 280v-32h67v-209l-60 42v-32l64-42h31v241h68v32zM1853 141c0 46-7 82-21 107-18 25-43 35-71 35-32 0-56-10-71-35-17-25-24-61-24-107s7-81 21-106c18-21 39-35 74-35 32 0 56 14 71 39 14 21 21 56 21 102zM1821 141c0-39-7-67-14-85-11-17-25-28-46-28s-39 11-46 28c-10 18-14 46-14 85s4 68 14 86c11 17 25 28 46 28s35-11 42-28c11-18 18-47 18-86zM2075 202c0 28-11 46-25 60-17 14-38 21-70 21-25 0-50-7-64-21-17-11-28-28-28-53l35-3c4 31 25 49 57 49 17 0 32-7 42-14 11-7 14-21 14-39 0-15-3-29-14-36-14-7-28-11-49-11h-21v-32h17c21 0 35-3 46-10 11-11 14-21 14-35 0-15-3-25-10-36-11-7-22-10-39-10-14 0-28 3-39 10-7 7-14 18-14 32h-35c3-25 10-42 28-53 14-14 35-21 60-21 28 0 49 7 63 21s25 32 25 53c0 18-7 32-18 42-7 11-21 18-42 21 21 4 39 11 49 22 11 10 18 28 18 43z">
          <text:p/>
        </draw:path>
        <draw:path draw:style-name="gr3" draw:text-style-name="P3" draw:layer="layout" svg:width="2.078cm" svg:height="0.286cm" svg:x="18.559cm" svg:y="18.845cm" svg:viewBox="0 0 2079 287" svg:d="M226 280l-32-82v4h-123v-4h3l-32 82v3h-3-35-4v-3l113-273v-4h42v4l110 273 3 3h-3-39zM226 276h39v4h-4l-109-273h3-42l-109 273v-4h35v4l32-82h123 4l31 82h-3zM134 35v4h-3 3c-3 10-7 24-14 42l-35 89h-4 103l-36-89c-3-11-7-21-10-32l-7-14zM134 32l7 17c4 11 7 21 11 29l35 92v4h-3-103-3l3-4 36-89c3-18 10-32 14-42v-7l3-4zM515 202c0 28-14 46-32 63-21 15-49 22-84 22-67 0-106-25-117-74l39-7v-4 4c4 17 11 28 25 35s32 10 53 10c24 0 42-3 56-10 11-11 18-21 18-35 0-11-4-15-7-22-4-3-7-10-14-14-7 0-18-3-29-7-10-3-21-7-31-7v-3 3c-21-7-39-10-50-14-10-7-21-11-28-18s-10-14-14-22c-4-7-7-17-7-28 0-25 11-42 28-53 18-14 46-21 78-21s56 3 74 14c14 11 28 28 35 49v4h-3l-36 7h-3v-4c-4-14-11-24-21-28-11-7-25-10-46-10s-39 3-50 10c-10 7-14 18-14 32 0 7 0 14 4 18 7 7 10 10 21 14 7 4 25 8 49 15 7 0 18 3 25 7 7 0 18 3 25 7 7 0 14 3 21 7s14 11 18 14c3 7 10 14 10 21 4 7 7 18 7 25zM508 202c0-7 0-18-3-25-4-7-7-10-11-17-3-4-11-11-18-14-7-4-14-8-21-11-7 0-14-4-21-7-11 0-18-4-28-4l3-3-3 3c-25-7-39-10-50-14-7-4-14-8-17-15-7-7-7-14-7-21 0-18 3-28 17-35 11-7 29-11 50-11s35 4 49 11c11 7 18 17 21 31v-3l36-4h-4c-3-21-14-35-32-45-14-11-38-15-70-15s-57 7-74 18c-18 14-25 32-25 53 0 11 0 18 4 28 3 8 7 12 14 19s14 10 24 17c11 4 29 8 50 15 14 3 24 3 35 7 11 3 18 3 25 10 7 4 14 7 17 11 4 7 7 14 7 25 0 17-7 28-21 38-10 7-32 11-56 11-21 0-39-4-53-11s-25-21-28-38h3v3l-35 7-4-3h4c10 45 46 70 113 70 35 0 63-7 81-21 21-14 28-32 28-60zM547 188v-28-4h99v4 28 3h-99zM547 188h99-4v-28h4-99 3v28zM907 88c0 26-11 47-28 65-18 14-39 21-71 21h-78 4v106 3h-4-35-3v-3-273-4h3 113c32 0 53 7 71 22 17 17 28 35 28 63zM903 88c0-28-10-46-24-60-18-14-43-21-71-21h-113v273-4h35v4h-3v-106-4h3 78c32 0 53-7 67-21 18-14 28-35 28-61zM864 88c0-35-21-49-60-49h-74v-4h4v107h-4 74c43 0 60-18 60-54zM868 88c0 40-21 58-64 58h-74-3v-4-107h3 74c43 0 64 18 64 53zM1150 280l-74-113h4-85v113 3h-39v-3-273-4h131c28 0 53 7 70 22 19 14 29 35 29 60 0 21-7 36-22 50-10 14-28 25-49 28v-3l82 120v3h-3-44zM1150 276h44v4l-79-117-4-3h4c21-4 35-11 46-25 15-14 18-33 18-50 0-25-8-43-22-57-17-14-42-21-70-21h-131 4v273h-4v-4h39v4h-4v-113-4h4 85 3l67 117zM1143 85c0-18-7-29-14-36-14-7-28-10-46-10h-88v-4 100h88c18 0 32-4 46-14 7-7 14-22 14-36zM1147 85c0 17-7 29-18 39-11 11-25 14-46 14h-88-4v-3-100h4 88c18 0 35 4 46 11s18 21 18 39zM1416 142c0 46-7 81-21 106-18 25-43 39-74 39-32 0-57-14-71-39-18-25-25-60-25-106 0-47 7-82 25-107 14-25 39-35 74-35 32 0 57 10 71 35 17 25 21 60 21 107zM1416 142c0-47-11-82-25-103-14-25-39-36-67-36-35 0-56 11-74 36-14 21-21 56-21 103 0 46 7 81 25 102 14 25 35 39 67 39 31 0 52-14 70-39 14-21 25-56 25-102zM1377 142c0-40-4-68-11-86-10-14-24-24-42-24-21 0-35 7-46 24-10 18-14 46-14 86 0 39 4 67 14 85 11 17 25 24 43 24 21 0 35-7 42-24 10-18 14-46 14-85zM1384 142c0 39-7 67-14 85-11 21-28 28-49 28-22 0-36-7-46-25-11-21-14-49-14-88 0-40 3-68 14-89 10-14 24-25 49-25 21 0 35 11 46 28 7 18 14 46 14 86zM1462 280v-32h3 67v-209 3l-60 43-3 3v-7-32l67-46h31 4v4 241h-4 68v32 3h-170-3zM1465 276h170v4h-4v-32h4v3h-68-3v-3-241h3-31l-64 46v-4 32h-3l63-42 4-4v4 209 3h-4-67v-3 32zM1860 142c0 46-7 81-24 106-18 25-39 39-71 39-35 0-56-14-74-39-14-25-25-60-25-106 0-47 11-82 25-107s39-35 74-35c32 0 56 10 74 35 14 25 21 60 21 107zM1857 142c0-47-7-82-25-103-14-25-35-36-67-36s-56 11-71 36c-14 21-24 56-24 103 0 46 10 81 24 102 18 25 39 39 71 39 28 0 53-14 67-39 18-21 25-56 25-102zM1821 142c0-40-3-68-14-86-10-14-21-24-42-24s-35 7-46 24c-7 18-14 46-14 86 0 39 7 67 14 85 11 17 25 24 46 24 18 0 32-7 42-24 11-18 14-46 14-85zM1825 142c0 39-4 67-14 85-11 21-25 28-46 28s-39-7-46-25c-10-21-17-49-17-88 0-40 7-68 14-89 10-14 28-25 49-25s35 11 46 28c10 18 14 46 14 86zM2079 202c0 28-7 46-25 63-14 15-38 22-70 22-25 0-50-7-64-22-17-14-28-31-31-56v-3h3l35-4v4c4 31 25 45 57 45 17 0 32-3 42-10 7-11 14-21 14-39 0-14-7-25-17-32-11-7-25-14-46-14h-21-4v-32h4 17c21 0 35-3 46-14 7-8 14-18 14-32 0-15-3-25-14-32-7-11-18-14-35-14-14 0-28 3-36 10-10 11-14 18-17 32v4l-35-4h-4c4-25 14-42 28-56 18-11 39-18 64-18 28 0 49 7 63 21 18 11 25 28 25 53 0 18-7 32-14 43-11 11-25 21-46 25v-4h4-4c21 4 39 11 49 22 11 10 18 24 18 42zM2075 202c0-14-3-28-17-39-11-14-25-21-46-21v-4c18-3 32-10 42-24 11-8 14-22 14-40 0-21-7-39-21-53-14-11-35-18-63-18-25 0-46 7-60 18-14 14-25 28-28 53v-4l35 4h-4c4-14 7-25 18-32 11-10 21-14 39-14 17 0 32 4 39 14 10 7 14 21 14 36 0 14-7 28-18 36-11 7-25 14-46 14h-17v-4h3v32h-3v-3h21c21 0 35 3 49 14 11 7 18 21 18 35 0 18-4 32-18 39-7 10-21 14-42 14-36 0-53-18-60-49h3v3h-35c4 25 14 42 28 53 18 14 39 21 64 21 32 0 53-7 67-21 17-14 24-32 24-60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frame draw:style-name="gr7" draw:text-style-name="P5" draw:layer="layout" svg:width="7.639cm" svg:height="0.412cm" svg:x="18.669cm" svg:y="15.491cm">
          <draw:text-box>
            <text:p text:style-name="P4"><text:span text:style-name="T1">Double_bearing_holder_inserts_switch_side</text:span></text:p>
          </draw:text-box>
        </draw:frame>
        <draw:frame draw:style-name="gr8" draw:text-style-name="P6" draw:layer="layout" svg:width="0.119cm" svg:height="0.141cm" svg:x="26.127cm" svg:y="15.739cm">
          <draw:text-box>
            <text:p text:style-name="P4"><text:span text:style-name="T2"><text:s/></text:span></text:p>
          </draw:text-box>
        </draw:frame>
        <draw:path draw:style-name="gr1" draw:text-style-name="P1" draw:layer="layout" svg:width="3.711cm" svg:height="8.788cm" svg:x="3.058cm" svg:y="1.294cm" svg:viewBox="0 0 3712 8789" svg:d="M1482 8789l35-21 2195-1263v-7021-43l-35-21-494-286-39 21c-130 78-345 82-483 4-95-49-213-92-336-120-124-28-258-42-392-39-134 0-271 14-395 46-127 32-243 74-338 131l-1165 673-35 22v38 7022l1446 836z">
          <text:p/>
        </draw:path>
        <draw:polygon draw:style-name="gr9" draw:text-style-name="P2" draw:layer="layout" svg:width="0cm" svg:height="0cm" svg:x="4.198cm" svg:y="6.036cm" svg:viewBox="0 0 0 0" draw:points="0,0">
          <text:p/>
        </draw:polygon>
        <draw:polygon draw:style-name="gr1" draw:text-style-name="P1" draw:layer="layout" svg:width="2.194cm" svg:height="8.283cm" svg:x="4.575cm" svg:y="1.778cm" svg:viewBox="0 0 2195 8284" draw:points="0,8284 2195,7021 2195,0 0,1262">
          <text:p/>
        </draw:polygon>
        <draw:polygon draw:style-name="gr9" draw:text-style-name="P2" draw:layer="layout" svg:width="0cm" svg:height="0cm" svg:x="4.198cm" svg:y="6.036cm" svg:viewBox="0 0 0 0" draw:points="0,0">
          <text:p/>
        </draw:polygon>
        <draw:polygon draw:style-name="gr1" draw:text-style-name="P1" draw:layer="layout" svg:width="1.45cm" svg:height="7.857cm" svg:x="3.058cm" svg:y="2.204cm" svg:viewBox="0 0 1451 7858" draw:points="0,7022 1451,7858 1451,836 0,0">
          <text:p/>
        </draw:polygon>
        <draw:polygon draw:style-name="gr9" draw:text-style-name="P2" draw:layer="layout" svg:width="0cm" svg:height="0cm" svg:x="4.198cm" svg:y="6.036cm" svg:viewBox="0 0 0 0" draw:points="0,0">
          <text:p/>
        </draw:polygon>
        <draw:path draw:style-name="gr1" draw:text-style-name="P1" draw:layer="layout" svg:width="3.641cm" svg:height="1.686cm" svg:x="3.093cm" svg:y="1.294cm" svg:viewBox="0 0 3642 1687" svg:d="M3642 420l-494-286-39 21c-130 78-345 82-483 4-95-49-208-92-336-120-124-28-258-42-392-39-134 0-271 14-395 46-127 32-243 74-338 131l-1165 673 1447 837z">
          <text:p/>
        </draw:path>
        <draw:polygon draw:style-name="gr9" draw:text-style-name="P2" draw:layer="layout" svg:width="0cm" svg:height="0cm" svg:x="4.198cm" svg:y="6.036cm" svg:viewBox="0 0 0 0" draw:points="0,0">
          <text:p/>
        </draw:polygon>
        <draw:path draw:style-name="gr1" draw:text-style-name="P1" draw:layer="layout" svg:width="1.873cm" svg:height="1.083cm" svg:x="3.958cm" svg:y="1.379cm" svg:viewBox="0 0 1874 1084" svg:d="M1874 544c0-301-420-544-935-544-520 0-939 243-939 544zM0 544c0 296 419 540 939 540 515 0 935-244 935-540z">
          <text:p/>
        </draw:path>
        <draw:polygon draw:style-name="gr9" draw:text-style-name="P2" draw:layer="layout" svg:width="0cm" svg:height="0cm" svg:x="4.198cm" svg:y="6.036cm" svg:viewBox="0 0 0 0" draw:points="0,0">
          <text:p/>
        </draw:polygon>
        <draw:path draw:style-name="gr1" draw:text-style-name="P1" draw:layer="layout" svg:width="1.792cm" svg:height="1.033cm" svg:x="4cm" svg:y="1.404cm" svg:viewBox="0 0 1793 1034" svg:d="M1793 519c0-289-402-519-896-519-495 0-897 230-897 519zM0 519c0 282 402 515 897 515 494 0 896-233 896-515z">
          <text:p/>
        </draw:path>
        <draw:polygon draw:style-name="gr9" draw:text-style-name="P2" draw:layer="layout" svg:width="0cm" svg:height="0cm" svg:x="4.198cm" svg:y="6.036cm" svg:viewBox="0 0 0 0" draw:points="0,0">
          <text:p/>
        </draw:polygon>
        <draw:path draw:style-name="gr1" draw:text-style-name="P1" draw:layer="layout" svg:width="1.591cm" svg:height="0.919cm" svg:x="4.099cm" svg:y="1.46cm" svg:viewBox="0 0 1592 920" svg:d="M1592 469c0-3 0-7 0-10 0-254-357-459-795-459-441 0-797 205-797 459 0 3 0 7 0 10 0 25 7 53 17 81 32 89 106 170 216 233 208 121 511 167 790 118 282-50 495-185 551-351 11-28 18-56 18-81z">
          <text:p/>
        </draw:path>
        <draw:polygon draw:style-name="gr9" draw:text-style-name="P2" draw:layer="layout" svg:width="0cm" svg:height="0cm" svg:x="4.198cm" svg:y="6.036cm" svg:viewBox="0 0 0 0" draw:points="0,0">
          <text:p/>
        </draw:polygon>
        <draw:path draw:style-name="gr1" draw:text-style-name="P1" draw:layer="layout" svg:width="1.556cm" svg:height="0.736cm" svg:x="4.116cm" svg:y="1.643cm" svg:viewBox="0 0 1557 737" svg:d="M0 372c32 88 106 169 216 229 208 120 511 166 790 117 282-50 495-184 551-346-74-216-403-372-777-372-381 0-705 156-780 372z">
          <text:p/>
        </draw:path>
        <draw:polygon draw:style-name="gr9" draw:text-style-name="P2" draw:layer="layout" svg:width="0cm" svg:height="0cm" svg:x="4.198cm" svg:y="6.036cm" svg:viewBox="0 0 0 0" draw:points="0,0">
          <text:p/>
        </draw:polygon>
        <draw:polygon draw:style-name="gr1" draw:text-style-name="P1" draw:layer="layout" svg:width="0.075cm" svg:height="7.021cm" svg:x="4.504cm" svg:y="3.04cm" svg:viewBox="0 0 76 7022" draw:points="76,7022 76,0 0,0 0,7022">
          <text:p/>
        </draw:polygon>
        <draw:polygon draw:style-name="gr9" draw:text-style-name="P2" draw:layer="layout" svg:width="0cm" svg:height="0cm" svg:x="4.198cm" svg:y="6.036cm" svg:viewBox="0 0 0 0" draw:points="0,0">
          <text:p/>
        </draw:polygon>
        <draw:path draw:style-name="gr1" draw:text-style-name="P1" draw:layer="layout" svg:width="0.578cm" svg:height="0.602cm" svg:x="1.591cm" svg:y="8.085cm" svg:viewBox="0 0 579 603" svg:d="M491 484l35-21c71-42 71-176 0-300-74-124-191-191-262-152l-35 21c-11 7-25 19-32 29l-35 21c-25-3-50 0-71 11l-35 21c-35 21-56 67-56 127 0 92 49 201 119 275 75 78 159 106 212 74l35-21c22-10 36-28 46-53l37-21c17 0 28-3 42-11z">
          <text:p/>
        </draw:path>
        <draw:polygon draw:style-name="gr9" draw:text-style-name="P2" draw:layer="layout" svg:width="0cm" svg:height="0cm" svg:x="4.198cm" svg:y="6.036cm" svg:viewBox="0 0 0 0" draw:points="0,0">
          <text:p/>
        </draw:polygon>
        <draw:path draw:style-name="gr1" draw:text-style-name="P1" draw:layer="layout" svg:width="0.578cm" svg:height="0.604cm" svg:x="1.591cm" svg:y="5.737cm" svg:viewBox="0 0 579 605" svg:d="M491 482l35-21c71-39 71-173 0-300-74-124-191-192-262-148l-35 21c-11 7-25 14-32 28l-35 18c-25-4-50 0-71 14l-35 21c-35 21-56 64-56 124 0 91 49 201 119 278 75 79 159 107 212 74l35-21c22-14 36-32 46-56l37-18c17-3 28-7 42-14z">
          <text:p/>
        </draw:path>
        <draw:polygon draw:style-name="gr9" draw:text-style-name="P2" draw:layer="layout" svg:width="0cm" svg:height="0cm" svg:x="4.198cm" svg:y="6.036cm" svg:viewBox="0 0 0 0" draw:points="0,0">
          <text:p/>
        </draw:polygon>
        <draw:path draw:style-name="gr1" draw:text-style-name="P1" draw:layer="layout" svg:width="0.497cm" svg:height="0.642cm" svg:x="3.517cm" svg:y="6.973cm" svg:viewBox="0 0 498 643" svg:d="M498 464c0-18-3-39-7-56-18-128-95-259-194-340-39-32-81-53-124-64-4 0-11 0-15-3-31-4-60 3-84 18-99 56-99 236 0 406 95 166 255 258 350 201 25-14 46-38 56-67 4-3 4-7 4-14 11-21 14-49 14-81z">
          <text:p/>
        </draw:path>
        <draw:polygon draw:style-name="gr9" draw:text-style-name="P2" draw:layer="layout" svg:width="0cm" svg:height="0cm" svg:x="4.198cm" svg:y="6.036cm" svg:viewBox="0 0 0 0" draw:points="0,0">
          <text:p/>
        </draw:polygon>
        <draw:path draw:style-name="gr1" draw:text-style-name="P1" draw:layer="layout" svg:width="0.497cm" svg:height="0.639cm" svg:x="3.517cm" svg:y="4.627cm" svg:viewBox="0 0 498 640" svg:d="M498 464c0-21-3-39-7-60-18-123-95-258-194-336-39-35-81-56-124-64-4-3-11-3-15-3-31-4-60 0-84 14-99 57-99 241 0 407 95 169 255 257 350 201 25-14 46-35 56-67 4-4 4-7 4-11 11-24 14-53 14-81z">
          <text:p/>
        </draw:path>
        <draw:polygon draw:style-name="gr9" draw:text-style-name="P2" draw:layer="layout" svg:width="0cm" svg:height="0cm" svg:x="4.198cm" svg:y="6.036cm" svg:viewBox="0 0 0 0" draw:points="0,0">
          <text:p/>
        </draw:polygon>
        <draw:polygon draw:style-name="gr1" draw:text-style-name="P1" draw:layer="layout" svg:width="2.229cm" svg:height="1.33cm" svg:x="4.54cm" svg:y="1.714cm" svg:viewBox="0 0 2230 1331" draw:points="35,1331 2230,64 2195,0 0,1267">
          <text:p/>
        </draw:polygon>
        <draw:polygon draw:style-name="gr9" draw:text-style-name="P2" draw:layer="layout" svg:width="0cm" svg:height="0cm" svg:x="4.198cm" svg:y="6.036cm" svg:viewBox="0 0 0 0" draw:points="0,0">
          <text:p/>
        </draw:polygon>
        <draw:path draw:style-name="gr1" draw:text-style-name="P1" draw:layer="layout" svg:width="0.391cm" svg:height="0.501cm" svg:x="1.591cm" svg:y="8.186cm" svg:viewBox="0 0 392 502" svg:d="M56 12c78-42 202 28 280 160 74 134 74 275 0 317-57 32-141 4-217-74-70-74-119-183-119-275 0-61 21-107 56-128z">
          <text:p/>
        </draw:path>
        <draw:polygon draw:style-name="gr9" draw:text-style-name="P2" draw:layer="layout" svg:width="0cm" svg:height="0cm" svg:x="4.198cm" svg:y="6.036cm" svg:viewBox="0 0 0 0" draw:points="0,0">
          <text:p/>
        </draw:polygon>
        <draw:path draw:style-name="gr1" draw:text-style-name="P1" draw:layer="layout" svg:width="0.391cm" svg:height="0.503cm" svg:x="1.591cm" svg:y="5.838cm" svg:viewBox="0 0 392 504" svg:d="M56 14c78-46 202 25 280 159 74 130 74 272 0 318-57 32-141 4-217-75-70-77-119-187-119-278 0-60 21-103 56-124z">
          <text:p/>
        </draw:path>
        <draw:polygon draw:style-name="gr9" draw:text-style-name="P2" draw:layer="layout" svg:width="0cm" svg:height="0cm" svg:x="4.198cm" svg:y="6.036cm" svg:viewBox="0 0 0 0" draw:points="0,0">
          <text:p/>
        </draw:polygon>
        <draw:path draw:style-name="gr1" draw:text-style-name="P1" draw:layer="layout" svg:width="1.57cm" svg:height="0.363cm" svg:x="4.109cm" svg:y="1.496cm" svg:viewBox="0 0 1571 364" svg:d="M1571 364c-24-85-91-166-195-234-335-173-846-173-1178 0-102 68-173 149-198 234 156-166 459-273 787-273s629 107 784 273z">
          <text:p/>
        </draw:path>
        <draw:polygon draw:style-name="gr9" draw:text-style-name="P2" draw:layer="layout" svg:width="0cm" svg:height="0cm" svg:x="4.198cm" svg:y="6.036cm" svg:viewBox="0 0 0 0" draw:points="0,0">
          <text:p/>
        </draw:polygon>
        <draw:path draw:style-name="gr1" draw:text-style-name="P1" draw:layer="layout" svg:width="0.438cm" svg:height="0.422cm" svg:x="1.199cm" svg:y="9.969cm" svg:viewBox="0 0 439 423" svg:d="M257 8c43-25 111 14 153 85 39 70 39 148 0 173l-3 3c-7 14-14 21-25 28l-89 51c-4 17-14 31-28 39l-50 28c-35 21-92 0-137-50-50-50-78-124-78-184 0-39 11-67 35-81l46-28c14-7 32-11 53-7l81-50c11-7 25-7 39-7z">
          <text:p/>
        </draw:path>
        <draw:polygon draw:style-name="gr9" draw:text-style-name="P2" draw:layer="layout" svg:width="0cm" svg:height="0cm" svg:x="4.198cm" svg:y="6.036cm" svg:viewBox="0 0 0 0" draw:points="0,0">
          <text:p/>
        </draw:polygon>
        <draw:path draw:style-name="gr1" draw:text-style-name="P1" draw:layer="layout" svg:width="0.441cm" svg:height="0.422cm" svg:x="1.869cm" svg:y="4.234cm" svg:viewBox="0 0 442 423" svg:d="M259 6c42-21 109 14 151 88 43 71 43 149 0 174l-3 3c-7 15-14 22-25 29l-84 49c-7 18-18 32-32 39l-46 28c-35 18-92 0-142-49-46-53-78-124-78-185 0-39 14-67 39-81l46-28c14-7 33-11 50-7l85-50c11-7 21-7 35-7z">
          <text:p/>
        </draw:path>
        <draw:polygon draw:style-name="gr9" draw:text-style-name="P2" draw:layer="layout" svg:width="0cm" svg:height="0cm" svg:x="4.198cm" svg:y="6.036cm" svg:viewBox="0 0 0 0" draw:points="0,0">
          <text:p/>
        </draw:polygon>
        <draw:path draw:style-name="gr1" draw:text-style-name="P1" draw:layer="layout" svg:width="0.441cm" svg:height="0.422cm" svg:x="1.869cm" svg:y="10.357cm" svg:viewBox="0 0 442 423" svg:d="M259 8c42-25 109 14 151 85 43 70 43 148 0 173l-3 3c-7 11-14 21-25 28l-84 50c-7 17-18 28-32 40l-46 28c-35 21-92 0-142-51-46-52-78-123-78-183 0-39 14-67 39-81l46-28c14-7 33-11 50-7l85-50c11-7 21-7 35-7z">
          <text:p/>
        </draw:path>
        <draw:polygon draw:style-name="gr9" draw:text-style-name="P2" draw:layer="layout" svg:width="0cm" svg:height="0cm" svg:x="4.198cm" svg:y="6.036cm" svg:viewBox="0 0 0 0" draw:points="0,0">
          <text:p/>
        </draw:polygon>
        <draw:path draw:style-name="gr1" draw:text-style-name="P1" draw:layer="layout" svg:width="0.374cm" svg:height="0.486cm" svg:x="4.709cm" svg:y="9.39cm" svg:viewBox="0 0 375 487" svg:d="M375 136c0-121-86-171-188-111-7 7-14 11-21 14-88 61-159 185-166 291 0 10 0 17 0 24 0 120 81 166 187 106 102-60 188-205 188-324z">
          <text:p/>
        </draw:path>
        <draw:polygon draw:style-name="gr9" draw:text-style-name="P2" draw:layer="layout" svg:width="0cm" svg:height="0cm" svg:x="4.198cm" svg:y="6.036cm" svg:viewBox="0 0 0 0" draw:points="0,0">
          <text:p/>
        </draw:polygon>
        <draw:path draw:style-name="gr1" draw:text-style-name="P1" draw:layer="layout" svg:width="0.374cm" svg:height="0.486cm" svg:x="4.709cm" svg:y="2.86cm" svg:viewBox="0 0 375 487" svg:d="M375 135c0-120-86-170-188-110-7 4-14 7-21 14-88 60-159 184-166 291 0 10 0 17 0 21 0 123 81 169 187 109 102-60 188-205 188-325z">
          <text:p/>
        </draw:path>
        <draw:polygon draw:style-name="gr9" draw:text-style-name="P2" draw:layer="layout" svg:width="0cm" svg:height="0cm" svg:x="4.198cm" svg:y="6.036cm" svg:viewBox="0 0 0 0" draw:points="0,0">
          <text:p/>
        </draw:polygon>
        <draw:path draw:style-name="gr1" draw:text-style-name="P1" draw:layer="layout" svg:width="0.378cm" svg:height="0.485cm" svg:x="6.261cm" svg:y="1.964cm" svg:viewBox="0 0 379 486" svg:d="M379 135c0-120-86-170-192-110-3 4-10 7-17 11-89 63-159 188-170 294 0 7 0 14 0 24 0 117 85 166 187 106 106-60 192-205 192-325z">
          <text:p/>
        </draw:path>
        <draw:polygon draw:style-name="gr9" draw:text-style-name="P2" draw:layer="layout" svg:width="0cm" svg:height="0cm" svg:x="4.198cm" svg:y="6.036cm" svg:viewBox="0 0 0 0" draw:points="0,0">
          <text:p/>
        </draw:polygon>
        <draw:path draw:style-name="gr1" draw:text-style-name="P1" draw:layer="layout" svg:width="0.378cm" svg:height="0.486cm" svg:x="6.261cm" svg:y="8.493cm" svg:viewBox="0 0 379 487" svg:d="M379 133c0-120-86-167-192-106-3 4-10 7-17 11-89 63-159 183-170 289 0 7 0 18 0 25 0 120 85 170 187 109 106-63 192-208 192-328z">
          <text:p/>
        </draw:path>
        <draw:polygon draw:style-name="gr9" draw:text-style-name="P2" draw:layer="layout" svg:width="0cm" svg:height="0cm" svg:x="4.198cm" svg:y="6.036cm" svg:viewBox="0 0 0 0" draw:points="0,0">
          <text:p/>
        </draw:polygon>
        <draw:polygon draw:style-name="gr1" draw:text-style-name="P1" draw:layer="layout" svg:width="1.485cm" svg:height="0.9cm" svg:x="3.058cm" svg:y="2.144cm" svg:viewBox="0 0 1486 901" draw:points="0,60 1451,901 1486,837 35,0">
          <text:p/>
        </draw:polygon>
        <draw:polygon draw:style-name="gr9" draw:text-style-name="P2" draw:layer="layout" svg:width="0cm" svg:height="0cm" svg:x="4.198cm" svg:y="6.036cm" svg:viewBox="0 0 0 0" draw:points="0,0">
          <text:p/>
        </draw:polygon>
        <draw:path draw:style-name="gr1" draw:text-style-name="P1" draw:layer="layout" svg:width="1.591cm" svg:height="0.423cm" svg:x="4.099cm" svg:y="1.591cm" svg:viewBox="0 0 1592 424" svg:d="M1592 339c0-24-4-47-11-71-156-166-456-268-784-268s-631 102-787 268c-3 24-10 47-10 71 0 28 7 57 17 85 75-216 399-372 780-372 374 0 703 156 777 372 11-28 18-57 18-85z">
          <text:p/>
        </draw:path>
        <draw:polygon draw:style-name="gr9" draw:text-style-name="P2" draw:layer="layout" svg:width="0cm" svg:height="0cm" svg:x="4.198cm" svg:y="6.036cm" svg:viewBox="0 0 0 0" draw:points="0,0">
          <text:p/>
        </draw:polygon>
        <draw:path draw:style-name="gr1" draw:text-style-name="P1" draw:layer="layout" svg:width="0.479cm" svg:height="0.642cm" svg:x="3.517cm" svg:y="6.973cm" svg:viewBox="0 0 480 643" svg:d="M159 1c-31-4-60 3-85 18-99 56-99 236 0 406 96 166 255 258 350 201 25-14 46-38 56-67-91-14-194-98-264-219-67-120-92-251-57-339z">
          <text:p/>
        </draw:path>
        <draw:polygon draw:style-name="gr9" draw:text-style-name="P2" draw:layer="layout" svg:width="0cm" svg:height="0cm" svg:x="4.198cm" svg:y="6.036cm" svg:viewBox="0 0 0 0" draw:points="0,0">
          <text:p/>
        </draw:polygon>
        <draw:path draw:style-name="gr1" draw:text-style-name="P1" draw:layer="layout" svg:width="0.479cm" svg:height="0.639cm" svg:x="3.517cm" svg:y="4.627cm" svg:viewBox="0 0 480 640" svg:d="M159 1c-31-4-60 0-85 14-99 57-99 241 0 407 96 169 255 257 350 201 25-14 46-35 56-67-91-11-194-95-264-215-67-120-92-255-57-340z">
          <text:p/>
        </draw:path>
        <draw:polygon draw:style-name="gr9" draw:text-style-name="P2" draw:layer="layout" svg:width="0cm" svg:height="0cm" svg:x="4.198cm" svg:y="6.036cm" svg:viewBox="0 0 0 0" draw:points="0,0">
          <text:p/>
        </draw:polygon>
        <draw:path draw:style-name="gr1" draw:text-style-name="P1" draw:layer="layout" svg:width="0.307cm" svg:height="0.391cm" svg:x="6.261cm" svg:y="1.989cm" svg:viewBox="0 0 308 392" svg:d="M308 106c0-46-17-81-46-95-24-15-56-15-91 0-89 63-160 184-171 294 4 35 22 63 47 77 43 25 110 4 166-56s95-145 95-220z">
          <text:p/>
        </draw:path>
        <draw:polygon draw:style-name="gr9" draw:text-style-name="P2" draw:layer="layout" svg:width="0cm" svg:height="0cm" svg:x="4.198cm" svg:y="6.036cm" svg:viewBox="0 0 0 0" draw:points="0,0">
          <text:p/>
        </draw:polygon>
        <draw:path draw:style-name="gr1" draw:text-style-name="P1" draw:layer="layout" svg:width="0.303cm" svg:height="0.393cm" svg:x="4.709cm" svg:y="2.886cm" svg:viewBox="0 0 304 394" svg:d="M304 110c0-46-18-83-46-100-25-14-57-14-92 3-88 61-159 185-166 291 4 38 18 67 42 81 43 24 110 0 166-60 57-60 96-145 96-215z">
          <text:p/>
        </draw:path>
        <draw:polygon draw:style-name="gr9" draw:text-style-name="P2" draw:layer="layout" svg:width="0cm" svg:height="0cm" svg:x="4.198cm" svg:y="6.036cm" svg:viewBox="0 0 0 0" draw:points="0,0">
          <text:p/>
        </draw:polygon>
        <draw:path draw:style-name="gr1" draw:text-style-name="P1" draw:layer="layout" svg:width="0.303cm" svg:height="0.393cm" svg:x="4.709cm" svg:y="9.416cm" svg:viewBox="0 0 304 394" svg:d="M304 109c0-46-18-85-46-99-25-14-57-14-92 3-88 60-159 184-166 291 4 38 18 67 42 81 43 24 110 0 166-60 57-57 96-146 96-216z">
          <text:p/>
        </draw:path>
        <draw:polygon draw:style-name="gr9" draw:text-style-name="P2" draw:layer="layout" svg:width="0cm" svg:height="0cm" svg:x="4.198cm" svg:y="6.036cm" svg:viewBox="0 0 0 0" draw:points="0,0">
          <text:p/>
        </draw:polygon>
        <draw:path draw:style-name="gr1" draw:text-style-name="P1" draw:layer="layout" svg:width="0.307cm" svg:height="0.393cm" svg:x="6.261cm" svg:y="8.517cm" svg:viewBox="0 0 308 394" svg:d="M308 108c0-46-17-81-46-99-24-14-56-10-91 4-89 63-160 183-171 293 4 36 22 64 47 78 43 25 110 4 166-56 56-61 95-150 95-220z">
          <text:p/>
        </draw:path>
        <draw:polygon draw:style-name="gr9" draw:text-style-name="P2" draw:layer="layout" svg:width="0cm" svg:height="0cm" svg:x="4.198cm" svg:y="6.036cm" svg:viewBox="0 0 0 0" draw:points="0,0">
          <text:p/>
        </draw:polygon>
        <draw:path draw:style-name="gr1" draw:text-style-name="P1" draw:layer="layout" svg:width="0.344cm" svg:height="0.54cm" svg:x="3.67cm" svg:y="4.631cm" svg:viewBox="0 0 345 541" svg:d="M143 64c-39-35-85-56-123-64-39 78-18 212 49 329 67 120 173 205 262 212 11-24 14-54 14-82 0-21-3-39-7-60-53-21-110-70-149-137s-57-142-46-198z">
          <text:p/>
        </draw:path>
        <draw:polygon draw:style-name="gr9" draw:text-style-name="P2" draw:layer="layout" svg:width="0cm" svg:height="0cm" svg:x="4.198cm" svg:y="6.036cm" svg:viewBox="0 0 0 0" draw:points="0,0">
          <text:p/>
        </draw:polygon>
        <draw:path draw:style-name="gr1" draw:text-style-name="P1" draw:layer="layout" svg:width="0.344cm" svg:height="0.54cm" svg:x="3.67cm" svg:y="6.977cm" svg:viewBox="0 0 345 541" svg:d="M143 64c-39-32-85-53-123-64-39 82-18 212 49 333 67 120 173 201 262 208 11-21 14-49 14-81 0-18-3-39-7-56-53-22-110-74-149-142s-57-142-46-198z">
          <text:p/>
        </draw:path>
        <draw:polygon draw:style-name="gr9" draw:text-style-name="P2" draw:layer="layout" svg:width="0cm" svg:height="0cm" svg:x="4.198cm" svg:y="6.036cm" svg:viewBox="0 0 0 0" draw:points="0,0">
          <text:p/>
        </draw:polygon>
        <draw:path draw:style-name="gr1" draw:text-style-name="P1" draw:layer="layout" svg:width="0.367cm" svg:height="0.48cm" svg:x="1.753cm" svg:y="8.12cm" svg:viewBox="0 0 368 481" svg:d="M0 46c70 11 152 78 204 170 58 96 76 198 46 265l37-21 28-14c70-42 70-174 0-290-72-120-181-184-252-145l-28 14z">
          <text:p/>
        </draw:path>
        <draw:polygon draw:style-name="gr9" draw:text-style-name="P2" draw:layer="layout" svg:width="0cm" svg:height="0cm" svg:x="4.198cm" svg:y="6.036cm" svg:viewBox="0 0 0 0" draw:points="0,0">
          <text:p/>
        </draw:polygon>
        <draw:path draw:style-name="gr1" draw:text-style-name="P1" draw:layer="layout" svg:width="0.367cm" svg:height="0.484cm" svg:x="1.753cm" svg:y="5.77cm" svg:viewBox="0 0 368 485" svg:d="M0 47c70 14 152 77 204 173 58 92 76 198 46 265l37-21 28-18c70-38 70-170 0-290-72-120-181-183-252-144l-28 17z">
          <text:p/>
        </draw:path>
        <draw:polygon draw:style-name="gr9" draw:text-style-name="P2" draw:layer="layout" svg:width="0cm" svg:height="0cm" svg:x="4.198cm" svg:y="6.036cm" svg:viewBox="0 0 0 0" draw:points="0,0">
          <text:p/>
        </draw:polygon>
        <draw:path draw:style-name="gr1" draw:text-style-name="P1" draw:layer="layout" svg:width="0.256cm" svg:height="0.331cm" svg:x="1.869cm" svg:y="4.326cm" svg:viewBox="0 0 257 332" svg:d="M39 10c50-32 132 18 181 102 49 90 49 181 0 213-35 18-92 0-141-49-47-53-79-124-79-185 0-39 14-67 39-81z">
          <text:p/>
        </draw:path>
        <draw:polygon draw:style-name="gr9" draw:text-style-name="P2" draw:layer="layout" svg:width="0cm" svg:height="0cm" svg:x="4.198cm" svg:y="6.036cm" svg:viewBox="0 0 0 0" draw:points="0,0">
          <text:p/>
        </draw:polygon>
        <draw:path draw:style-name="gr1" draw:text-style-name="P1" draw:layer="layout" svg:width="0.256cm" svg:height="0.331cm" svg:x="1.199cm" svg:y="3.939cm" svg:viewBox="0 0 257 332" svg:d="M35 8c50-28 131 18 185 106 49 86 49 181 0 209-40 21-97 4-142-49-50-50-78-125-78-185 0-39 11-67 35-81z">
          <text:p/>
        </draw:path>
        <draw:polygon draw:style-name="gr9" draw:text-style-name="P2" draw:layer="layout" svg:width="0cm" svg:height="0cm" svg:x="4.198cm" svg:y="6.036cm" svg:viewBox="0 0 0 0" draw:points="0,0">
          <text:p/>
        </draw:polygon>
        <draw:path draw:style-name="gr1" draw:text-style-name="P1" draw:layer="layout" svg:width="0.256cm" svg:height="0.332cm" svg:x="1.199cm" svg:y="10.058cm" svg:viewBox="0 0 257 333" svg:d="M35 10c50-32 131 17 185 107 49 84 49 180 0 208-40 21-97 0-142-50-50-49-78-123-78-183 0-39 11-68 35-82z">
          <text:p/>
        </draw:path>
        <draw:polygon draw:style-name="gr9" draw:text-style-name="P2" draw:layer="layout" svg:width="0cm" svg:height="0cm" svg:x="4.198cm" svg:y="6.036cm" svg:viewBox="0 0 0 0" draw:points="0,0">
          <text:p/>
        </draw:polygon>
        <draw:path draw:style-name="gr1" draw:text-style-name="P1" draw:layer="layout" svg:width="0.256cm" svg:height="0.33cm" svg:x="1.869cm" svg:y="10.448cm" svg:viewBox="0 0 257 331" svg:d="M39 8c50-28 132 17 181 102 49 88 49 185 0 213-35 21-92 0-141-51-47-49-79-123-79-183 0-39 14-67 39-81z">
          <text:p/>
        </draw:path>
        <draw:polygon draw:style-name="gr9" draw:text-style-name="P2" draw:layer="layout" svg:width="0cm" svg:height="0cm" svg:x="4.198cm" svg:y="6.036cm" svg:viewBox="0 0 0 0" draw:points="0,0">
          <text:p/>
        </draw:polygon>
        <draw:path draw:style-name="gr1" draw:text-style-name="P1" draw:layer="layout" svg:width="0.247cm" svg:height="0.321cm" svg:x="3.993cm" svg:y="3.106cm" svg:viewBox="0 0 248 322" svg:d="M248 230c0-7 0-14 0-21-7-67-49-138-102-180-7-4-15-11-22-11-68-42-124-10-124 71 0 77 56 177 124 216 71 39 124 7 124-75z">
          <text:p/>
        </draw:path>
        <draw:polygon draw:style-name="gr9" draw:text-style-name="P2" draw:layer="layout" svg:width="0cm" svg:height="0cm" svg:x="4.198cm" svg:y="6.036cm" svg:viewBox="0 0 0 0" draw:points="0,0">
          <text:p/>
        </draw:polygon>
        <draw:path draw:style-name="gr1" draw:text-style-name="P1" draw:layer="layout" svg:width="0.247cm" svg:height="0.321cm" svg:x="3.993cm" svg:y="9.227cm" svg:viewBox="0 0 248 322" svg:d="M248 235c0-11 0-18 0-26-7-67-49-137-102-180-7-3-15-10-22-10-68-43-124-11-124 70 0 78 56 178 124 217 71 38 124 7 124-71z">
          <text:p/>
        </draw:path>
        <draw:polygon draw:style-name="gr9" draw:text-style-name="P2" draw:layer="layout" svg:width="0cm" svg:height="0cm" svg:x="4.198cm" svg:y="6.036cm" svg:viewBox="0 0 0 0" draw:points="0,0">
          <text:p/>
        </draw:polygon>
        <draw:path draw:style-name="gr1" draw:text-style-name="P1" draw:layer="layout" svg:width="0.247cm" svg:height="0.32cm" svg:x="3.323cm" svg:y="2.719cm" svg:viewBox="0 0 248 321" svg:d="M248 233c0-7 0-17 0-24-12-67-51-138-107-177-4-7-11-10-18-14-67-43-123-7-123 71 0 77 56 176 123 215 67 40 125 7 125-71z">
          <text:p/>
        </draw:path>
        <draw:polygon draw:style-name="gr9" draw:text-style-name="P2" draw:layer="layout" svg:width="0cm" svg:height="0cm" svg:x="4.198cm" svg:y="6.036cm" svg:viewBox="0 0 0 0" draw:points="0,0">
          <text:p/>
        </draw:polygon>
        <draw:path draw:style-name="gr1" draw:text-style-name="P1" draw:layer="layout" svg:width="0.247cm" svg:height="0.319cm" svg:x="3.323cm" svg:y="8.841cm" svg:viewBox="0 0 248 320" svg:d="M248 229c0-8 0-15 0-22-12-67-51-137-107-180-4-3-11-7-18-10-67-39-123-7-123 70 0 78 56 178 123 217 67 38 125 7 125-75z">
          <text:p/>
        </draw:path>
        <draw:polygon draw:style-name="gr9" draw:text-style-name="P2" draw:layer="layout" svg:width="0cm" svg:height="0cm" svg:x="4.198cm" svg:y="6.036cm" svg:viewBox="0 0 0 0" draw:points="0,0">
          <text:p/>
        </draw:polygon>
        <draw:path draw:style-name="gr1" draw:text-style-name="P1" draw:layer="layout" svg:width="0.378cm" svg:height="0.486cm" svg:x="6.261cm" svg:y="8.493cm" svg:viewBox="0 0 379 487" svg:d="M0 327c4 39 21 67 46 81 43 25 110 4 166-56s95-149 95-219c0-46-17-81-46-99-24-14-56-10-91 4 7-4 14-7 17-11 106-61 192-14 192 106s-86 265-192 328c-102 61-187 11-187-109 0-7 0-18 0-25z">
          <text:p/>
        </draw:path>
        <draw:polygon draw:style-name="gr9" draw:text-style-name="P2" draw:layer="layout" svg:width="0cm" svg:height="0cm" svg:x="4.198cm" svg:y="6.036cm" svg:viewBox="0 0 0 0" draw:points="0,0">
          <text:p/>
        </draw:polygon>
        <draw:path draw:style-name="gr1" draw:text-style-name="P1" draw:layer="layout" svg:width="0.374cm" svg:height="0.486cm" svg:x="4.709cm" svg:y="9.39cm" svg:viewBox="0 0 375 487" svg:d="M0 330c4 38 18 67 42 81 43 24 110 3 166-57 57-60 95-148 95-218 0-46-17-83-45-97-25-17-57-17-92 0 7-3 14-7 21-14 102-60 188-10 188 111 0 119-86 264-188 324-106 60-187 14-187-106 0-7 0-14 0-24z">
          <text:p/>
        </draw:path>
        <draw:polygon draw:style-name="gr9" draw:text-style-name="P2" draw:layer="layout" svg:width="0cm" svg:height="0cm" svg:x="4.198cm" svg:y="6.036cm" svg:viewBox="0 0 0 0" draw:points="0,0">
          <text:p/>
        </draw:polygon>
        <draw:path draw:style-name="gr1" draw:text-style-name="P1" draw:layer="layout" svg:width="0.374cm" svg:height="0.486cm" svg:x="4.709cm" svg:y="2.86cm" svg:viewBox="0 0 375 487" svg:d="M0 330c4 38 18 67 42 81 43 24 110 0 166-60 57-61 95-146 95-216 0-46-17-82-45-99-25-14-57-14-92 3 7-7 14-10 21-14 102-60 188-10 188 110s-86 265-188 325c-106 60-187 14-187-109 0-4 0-11 0-21z">
          <text:p/>
        </draw:path>
        <draw:polygon draw:style-name="gr9" draw:text-style-name="P2" draw:layer="layout" svg:width="0cm" svg:height="0cm" svg:x="4.198cm" svg:y="6.036cm" svg:viewBox="0 0 0 0" draw:points="0,0">
          <text:p/>
        </draw:polygon>
        <draw:path draw:style-name="gr1" draw:text-style-name="P1" draw:layer="layout" svg:width="0.378cm" svg:height="0.485cm" svg:x="6.261cm" svg:y="1.964cm" svg:viewBox="0 0 379 486" svg:d="M0 330c4 38 21 67 46 81 43 24 110 0 166-57 56-63 95-149 95-219 0-46-17-85-46-99-24-14-56-14-91 0 7-4 14-7 17-11 106-60 192-10 192 110s-86 265-192 325c-102 60-187 11-187-106 0-10 0-17 0-24z">
          <text:p/>
        </draw:path>
        <draw:polygon draw:style-name="gr9" draw:text-style-name="P2" draw:layer="layout" svg:width="0cm" svg:height="0cm" svg:x="4.198cm" svg:y="6.036cm" svg:viewBox="0 0 0 0" draw:points="0,0">
          <text:p/>
        </draw:polygon>
        <draw:path draw:style-name="gr1" draw:text-style-name="P1" draw:layer="layout" svg:width="0.279cm" svg:height="0.339cm" svg:x="1.333cm" svg:y="9.976cm" svg:viewBox="0 0 280 340" svg:d="M81 7c11-7 25-7 39-7 42 7 93 46 128 102 32 57 39 120 25 159-7 14-14 21-25 28l-89 51c17-47 7-114-28-174-36-57-85-102-131-109z">
          <text:p/>
        </draw:path>
        <draw:polygon draw:style-name="gr9" draw:text-style-name="P2" draw:layer="layout" svg:width="0cm" svg:height="0cm" svg:x="4.198cm" svg:y="6.036cm" svg:viewBox="0 0 0 0" draw:points="0,0">
          <text:p/>
        </draw:polygon>
        <draw:path draw:style-name="gr1" draw:text-style-name="P1" draw:layer="layout" svg:width="0.279cm" svg:height="0.339cm" svg:x="1.333cm" svg:y="3.855cm" svg:viewBox="0 0 280 340" svg:d="M81 7c11-7 25-7 39-7 42 4 93 47 128 104 32 56 39 120 25 158-7 15-14 25-25 29l-89 49c17-46 7-109-28-169-36-60-85-106-131-113z">
          <text:p/>
        </draw:path>
        <draw:polygon draw:style-name="gr9" draw:text-style-name="P2" draw:layer="layout" svg:width="0cm" svg:height="0cm" svg:x="4.198cm" svg:y="6.036cm" svg:viewBox="0 0 0 0" draw:points="0,0">
          <text:p/>
        </draw:polygon>
        <draw:path draw:style-name="gr1" draw:text-style-name="P1" draw:layer="layout" svg:width="0.281cm" svg:height="0.339cm" svg:x="2.003cm" svg:y="4.243cm" svg:viewBox="0 0 282 340" svg:d="M85 7c11-7 22-7 36-7 46 4 92 43 127 103 32 56 43 116 25 158-7 11-14 22-25 29l-84 50c17-47 3-114-32-174-32-60-86-102-132-109z">
          <text:p/>
        </draw:path>
        <draw:polygon draw:style-name="gr9" draw:text-style-name="P2" draw:layer="layout" svg:width="0cm" svg:height="0cm" svg:x="4.198cm" svg:y="6.036cm" svg:viewBox="0 0 0 0" draw:points="0,0">
          <text:p/>
        </draw:polygon>
        <draw:path draw:style-name="gr1" draw:text-style-name="P1" draw:layer="layout" svg:width="0.281cm" svg:height="0.339cm" svg:x="2.003cm" svg:y="10.364cm" svg:viewBox="0 0 282 340" svg:d="M85 7c11-7 22-7 36-7 46 4 92 46 127 102 32 57 43 117 25 159-7 14-14 21-25 29l-84 50c17-46 3-114-32-174-32-60-86-102-132-109z">
          <text:p/>
        </draw:path>
        <draw:polygon draw:style-name="gr9" draw:text-style-name="P2" draw:layer="layout" svg:width="0cm" svg:height="0cm" svg:x="4.198cm" svg:y="6.036cm" svg:viewBox="0 0 0 0" draw:points="0,0">
          <text:p/>
        </draw:polygon>
        <draw:path draw:style-name="gr1" draw:text-style-name="P1" draw:layer="layout" svg:width="0.215cm" svg:height="0.276cm" svg:x="1.679cm" svg:y="5.951cm" svg:viewBox="0 0 216 277" svg:d="M31 8c43-25 110 14 153 88 43 71 43 149 0 174-32 18-78 4-117-40-39-42-67-102-67-152 0-35 14-56 31-70z">
          <text:p/>
        </draw:path>
        <draw:polygon draw:style-name="gr9" draw:text-style-name="P2" draw:layer="layout" svg:width="0cm" svg:height="0cm" svg:x="4.198cm" svg:y="6.036cm" svg:viewBox="0 0 0 0" draw:points="0,0">
          <text:p/>
        </draw:polygon>
        <draw:path draw:style-name="gr1" draw:text-style-name="P1" draw:layer="layout" svg:width="0.215cm" svg:height="0.274cm" svg:x="1.679cm" svg:y="8.3cm" svg:viewBox="0 0 216 275" svg:d="M31 7c43-24 110 15 153 86 43 74 43 152 0 173-32 21-78 3-117-39s-67-102-67-152c0-31 14-57 31-68z">
          <text:p/>
        </draw:path>
        <draw:polygon draw:style-name="gr9" draw:text-style-name="P2" draw:layer="layout" svg:width="0cm" svg:height="0cm" svg:x="4.198cm" svg:y="6.036cm" svg:viewBox="0 0 0 0" draw:points="0,0">
          <text:p/>
        </draw:polygon>
        <draw:path draw:style-name="gr1" draw:text-style-name="P1" draw:layer="layout" svg:width="0.247cm" svg:height="0.321cm" svg:x="3.993cm" svg:y="3.106cm" svg:viewBox="0 0 248 322" svg:d="M146 29c-7-4-15-11-22-11-68-42-124-10-124 71 0 77 56 177 124 216 71 39 124 7 124-75 0-7 0-14 0-21-4 17-11 31-25 38-35 23-88-14-123-74-37-60-37-123 0-141 10-10 28-10 46-3z">
          <text:p/>
        </draw:path>
        <draw:polygon draw:style-name="gr9" draw:text-style-name="P2" draw:layer="layout" svg:width="0cm" svg:height="0cm" svg:x="4.198cm" svg:y="6.036cm" svg:viewBox="0 0 0 0" draw:points="0,0">
          <text:p/>
        </draw:polygon>
        <draw:path draw:style-name="gr1" draw:text-style-name="P1" draw:layer="layout" svg:width="0.247cm" svg:height="0.321cm" svg:x="3.993cm" svg:y="9.227cm" svg:viewBox="0 0 248 322" svg:d="M146 29c-7-3-15-10-22-10-68-43-124-11-124 70 0 78 56 178 124 217 71 38 124 7 124-71 0-11 0-18 0-26-4 19-11 33-25 40-35 21-88-10-123-75-37-60-37-123 0-141 10-7 28-11 46-4z">
          <text:p/>
        </draw:path>
        <draw:polygon draw:style-name="gr9" draw:text-style-name="P2" draw:layer="layout" svg:width="0cm" svg:height="0cm" svg:x="4.198cm" svg:y="6.036cm" svg:viewBox="0 0 0 0" draw:points="0,0">
          <text:p/>
        </draw:polygon>
        <draw:path draw:style-name="gr1" draw:text-style-name="P1" draw:layer="layout" svg:width="0.247cm" svg:height="0.32cm" svg:x="3.323cm" svg:y="2.719cm" svg:viewBox="0 0 248 321" svg:d="M141 32c-4-7-11-10-18-14-67-43-123-7-123 71 0 77 56 176 123 215 67 40 125 7 125-71 0-7 0-17 0-24-5 17-15 31-26 38-35 22-92-10-127-70-32-60-32-127 0-145 14-7 32-7 46 0z">
          <text:p/>
        </draw:path>
        <draw:polygon draw:style-name="gr9" draw:text-style-name="P2" draw:layer="layout" svg:width="0cm" svg:height="0cm" svg:x="4.198cm" svg:y="6.036cm" svg:viewBox="0 0 0 0" draw:points="0,0">
          <text:p/>
        </draw:polygon>
        <draw:path draw:style-name="gr1" draw:text-style-name="P1" draw:layer="layout" svg:width="0.247cm" svg:height="0.319cm" svg:x="3.323cm" svg:y="8.841cm" svg:viewBox="0 0 248 320" svg:d="M141 27c-4-3-11-7-18-10-67-39-123-7-123 70 0 78 56 178 123 217 67 38 125 7 125-75 0-8 0-15 0-22-5 19-15 33-26 40-35 21-92-14-127-75-32-56-32-123 0-141 14-7 32-11 46-4z">
          <text:p/>
        </draw:path>
        <draw:polygon draw:style-name="gr9" draw:text-style-name="P2" draw:layer="layout" svg:width="0cm" svg:height="0cm" svg:x="4.198cm" svg:y="6.036cm" svg:viewBox="0 0 0 0" draw:points="0,0">
          <text:p/>
        </draw:polygon>
        <draw:path draw:style-name="gr1" draw:text-style-name="P1" draw:layer="layout" svg:width="0.176cm" svg:height="0.229cm" svg:x="4.064cm" svg:y="9.253cm" svg:viewBox="0 0 177 230" svg:d="M152 224c14-7 21-21 25-39-7-67-49-137-102-181-18-7-37-3-51 4-32 19-32 82 0 142 40 64 93 95 128 74z">
          <text:p/>
        </draw:path>
        <draw:polygon draw:style-name="gr9" draw:text-style-name="P2" draw:layer="layout" svg:width="0cm" svg:height="0cm" svg:x="4.198cm" svg:y="6.036cm" svg:viewBox="0 0 0 0" draw:points="0,0">
          <text:p/>
        </draw:polygon>
        <draw:path draw:style-name="gr1" draw:text-style-name="P1" draw:layer="layout" svg:width="0.176cm" svg:height="0.23cm" svg:x="4.064cm" svg:y="3.131cm" svg:viewBox="0 0 177 231" svg:d="M152 224c14-7 21-22 25-39-7-67-49-138-102-180-18-7-37-7-51 3-32 18-32 81 0 141 40 65 93 97 128 75z">
          <text:p/>
        </draw:path>
        <draw:polygon draw:style-name="gr9" draw:text-style-name="P2" draw:layer="layout" svg:width="0cm" svg:height="0cm" svg:x="4.198cm" svg:y="6.036cm" svg:viewBox="0 0 0 0" draw:points="0,0">
          <text:p/>
        </draw:polygon>
        <draw:path draw:style-name="gr1" draw:text-style-name="P1" draw:layer="layout" svg:width="0.178cm" svg:height="0.229cm" svg:x="3.391cm" svg:y="2.744cm" svg:viewBox="0 0 179 230" svg:d="M154 223c11-7 21-21 25-38-11-68-50-139-107-181-14-7-32-4-46 3-35 18-35 85 0 146 35 60 93 92 128 70z">
          <text:p/>
        </draw:path>
        <draw:polygon draw:style-name="gr9" draw:text-style-name="P2" draw:layer="layout" svg:width="0cm" svg:height="0cm" svg:x="4.198cm" svg:y="6.036cm" svg:viewBox="0 0 0 0" draw:points="0,0">
          <text:p/>
        </draw:polygon>
        <draw:path draw:style-name="gr1" draw:text-style-name="P1" draw:layer="layout" svg:width="0.178cm" svg:height="0.229cm" svg:x="3.391cm" svg:y="8.864cm" svg:viewBox="0 0 179 230" svg:d="M154 224c11-7 21-21 25-39-11-68-50-138-107-181-14-7-32-3-46 4-35 18-35 85 0 145s93 92 128 71z">
          <text:p/>
        </draw:path>
        <draw:polygon draw:style-name="gr9" draw:text-style-name="P2" draw:layer="layout" svg:width="0cm" svg:height="0cm" svg:x="4.198cm" svg:y="6.036cm" svg:viewBox="0 0 0 0" draw:points="0,0">
          <text:p/>
        </draw:polygon>
        <draw:path draw:style-name="gr1" draw:text-style-name="P1" draw:layer="layout" svg:width="0.197cm" svg:height="0.335cm" svg:x="3.81cm" svg:y="4.695cm" svg:viewBox="0 0 198 336" svg:d="M3 0c-11 56 7 131 47 199 42 67 95 119 148 137-18-123-95-258-195-336z">
          <text:p/>
        </draw:path>
        <draw:polygon draw:style-name="gr9" draw:text-style-name="P2" draw:layer="layout" svg:width="0cm" svg:height="0cm" svg:x="4.198cm" svg:y="6.036cm" svg:viewBox="0 0 0 0" draw:points="0,0">
          <text:p/>
        </draw:polygon>
        <draw:path draw:style-name="gr1" draw:text-style-name="P1" draw:layer="layout" svg:width="0.197cm" svg:height="0.339cm" svg:x="3.81cm" svg:y="7.041cm" svg:viewBox="0 0 198 340" svg:d="M3 0c-11 56 7 130 47 198 42 68 95 120 148 142-18-125-95-259-195-340z">
          <text:p/>
        </draw:path>
        <draw:polygon draw:style-name="gr9" draw:text-style-name="P2" draw:layer="layout" svg:width="0cm" svg:height="0cm" svg:x="4.198cm" svg:y="6.036cm" svg:viewBox="0 0 0 0" draw:points="0,0">
          <text:p/>
        </draw:polygon>
        <draw:path draw:style-name="gr1" draw:text-style-name="P1" draw:layer="layout" svg:width="0.37cm" svg:height="0.509cm" svg:x="1.647cm" svg:y="5.819cm" svg:viewBox="0 0 371 510" svg:d="M0 33l40-21c17-11 42-14 67-11 74 11 152 79 208 171 53 91 72 197 42 264-7 25-24 43-42 53l-35 21c74-42 74-187 0-317-78-134-201-206-280-160z">
          <text:p/>
        </draw:path>
        <draw:polygon draw:style-name="gr9" draw:text-style-name="P2" draw:layer="layout" svg:width="0cm" svg:height="0cm" svg:x="4.198cm" svg:y="6.036cm" svg:viewBox="0 0 0 0" draw:points="0,0">
          <text:p/>
        </draw:polygon>
        <draw:path draw:style-name="gr1" draw:text-style-name="P1" draw:layer="layout" svg:width="0.37cm" svg:height="0.509cm" svg:x="1.647cm" svg:y="8.165cm" svg:viewBox="0 0 371 510" svg:d="M0 33l40-21c17-11 42-14 67-11 74 11 152 78 208 170 53 96 72 198 42 265-7 25-24 43-42 53l-35 21c74-42 74-183 0-318-78-131-201-201-280-159z">
          <text:p/>
        </draw:path>
        <draw:polygon draw:style-name="gr9" draw:text-style-name="P2" draw:layer="layout" svg:width="0cm" svg:height="0cm" svg:x="4.198cm" svg:y="6.036cm" svg:viewBox="0 0 0 0" draw:points="0,0">
          <text:p/>
        </draw:polygon>
        <draw:path draw:style-name="gr1" draw:text-style-name="P1" draw:layer="layout" svg:width="0.349cm" svg:height="0.482cm" svg:x="1.82cm" svg:y="5.737cm" svg:viewBox="0 0 350 483" svg:d="M0 34c70-42 188 25 262 148 70 128 70 262 0 301l35-21c71-39 71-173 0-301-74-124-190-191-262-148z">
          <text:p/>
        </draw:path>
        <draw:polygon draw:style-name="gr9" draw:text-style-name="P2" draw:layer="layout" svg:width="0cm" svg:height="0cm" svg:x="4.198cm" svg:y="6.036cm" svg:viewBox="0 0 0 0" draw:points="0,0">
          <text:p/>
        </draw:polygon>
        <draw:path draw:style-name="gr1" draw:text-style-name="P1" draw:layer="layout" svg:width="0.349cm" svg:height="0.482cm" svg:x="1.82cm" svg:y="8.087cm" svg:viewBox="0 0 350 483" svg:d="M0 31c70-39 188 28 262 152 70 123 70 258 0 300l35-21c71-38 71-177 0-301-74-123-190-190-262-148z">
          <text:p/>
        </draw:path>
        <draw:polygon draw:style-name="gr9" draw:text-style-name="P2" draw:layer="layout" svg:width="0cm" svg:height="0cm" svg:x="4.198cm" svg:y="6.036cm" svg:viewBox="0 0 0 0" draw:points="0,0">
          <text:p/>
        </draw:polygon>
        <draw:path draw:style-name="gr1" draw:text-style-name="P1" draw:layer="layout" svg:width="0.267cm" svg:height="0.351cm" svg:x="1.234cm" svg:y="10.031cm" svg:viewBox="0 0 268 352" svg:d="M46 9c14-7 32-11 53-7 46 7 95 52 131 109 36 60 46 127 32 173-7 18-17 32-32 40l-50 28c53-28 53-125 0-213-49-85-130-134-180-102z">
          <text:p/>
        </draw:path>
        <draw:polygon draw:style-name="gr9" draw:text-style-name="P2" draw:layer="layout" svg:width="0cm" svg:height="0cm" svg:x="4.198cm" svg:y="6.036cm" svg:viewBox="0 0 0 0" draw:points="0,0">
          <text:p/>
        </draw:polygon>
        <draw:path draw:style-name="gr1" draw:text-style-name="P1" draw:layer="layout" svg:width="0.267cm" svg:height="0.351cm" svg:x="1.234cm" svg:y="3.91cm" svg:viewBox="0 0 268 352" svg:d="M46 9c14-11 32-11 53-7 46 7 95 49 131 109 36 61 46 128 32 174-7 18-17 28-32 39l-50 28c53-32 53-123 0-212-49-89-130-135-180-106z">
          <text:p/>
        </draw:path>
        <draw:polygon draw:style-name="gr9" draw:text-style-name="P2" draw:layer="layout" svg:width="0cm" svg:height="0cm" svg:x="4.198cm" svg:y="6.036cm" svg:viewBox="0 0 0 0" draw:points="0,0">
          <text:p/>
        </draw:polygon>
        <draw:path draw:style-name="gr1" draw:text-style-name="P1" draw:layer="layout" svg:width="0.265cm" svg:height="0.351cm" svg:x="1.908cm" svg:y="4.298cm" svg:viewBox="0 0 266 352" svg:d="M46 9c14-7 32-11 50-7 46 7 99 49 131 114 35 60 49 123 32 169-7 18-18 32-32 39l-46 28c49-32 49-123 0-212-49-85-132-135-181-103z">
          <text:p/>
        </draw:path>
        <draw:polygon draw:style-name="gr9" draw:text-style-name="P2" draw:layer="layout" svg:width="0cm" svg:height="0cm" svg:x="4.198cm" svg:y="6.036cm" svg:viewBox="0 0 0 0" draw:points="0,0">
          <text:p/>
        </draw:polygon>
        <draw:path draw:style-name="gr1" draw:text-style-name="P1" draw:layer="layout" svg:width="0.265cm" svg:height="0.351cm" svg:x="1.908cm" svg:y="10.419cm" svg:viewBox="0 0 266 352" svg:d="M46 9c14-7 32-11 50-7 46 7 99 49 131 109 35 60 49 127 32 174-7 17-18 32-32 39l-46 28c49-28 49-125 0-213-49-85-132-134-181-102z">
          <text:p/>
        </draw:path>
        <draw:polygon draw:style-name="gr9" draw:text-style-name="P2" draw:layer="layout" svg:width="0cm" svg:height="0cm" svg:x="4.198cm" svg:y="6.036cm" svg:viewBox="0 0 0 0" draw:points="0,0">
          <text:p/>
        </draw:polygon>
        <draw:path draw:style-name="gr1" draw:text-style-name="P1" draw:layer="layout" svg:width="1.178cm" svg:height="0.153cm" svg:x="4.307cm" svg:y="1.477cm" svg:viewBox="0 0 1179 154" svg:d="M1179 154c-10-7-17-10-28-17-311-183-816-183-1126 0-7 7-18 10-25 17 332-178 843-178 1179 0z">
          <text:p/>
        </draw:path>
        <draw:polygon draw:style-name="gr9" draw:text-style-name="P2" draw:layer="layout" svg:width="0cm" svg:height="0cm" svg:x="4.198cm" svg:y="6.036cm" svg:viewBox="0 0 0 0" draw:points="0,0">
          <text:p/>
        </draw:polygon>
        <draw:path draw:style-name="gr1" draw:text-style-name="P1" draw:layer="layout" svg:width="0.108cm" svg:height="0.137cm" svg:x="1.943cm" svg:y="10.543cm" svg:viewBox="0 0 109 138" svg:d="M18 5c22-15 54 7 75 42 21 36 21 75 0 89-14 7-39 0-57-21-22-21-36-54-36-79 0-14 7-28 18-31z">
          <text:p/>
        </draw:path>
        <draw:polygon draw:style-name="gr9" draw:text-style-name="P2" draw:layer="layout" svg:width="0cm" svg:height="0cm" svg:x="4.198cm" svg:y="6.036cm" svg:viewBox="0 0 0 0" draw:points="0,0">
          <text:p/>
        </draw:polygon>
        <draw:path draw:style-name="gr1" draw:text-style-name="P1" draw:layer="layout" svg:width="0.108cm" svg:height="0.137cm" svg:x="1.273cm" svg:y="10.155cm" svg:viewBox="0 0 109 138" svg:d="M14 5c21-15 58 7 79 42 21 36 21 75 0 89-18 7-40 0-61-21s-32-53-32-79c0-14 4-28 14-31z">
          <text:p/>
        </draw:path>
        <draw:polygon draw:style-name="gr9" draw:text-style-name="P2" draw:layer="layout" svg:width="0cm" svg:height="0cm" svg:x="4.198cm" svg:y="6.036cm" svg:viewBox="0 0 0 0" draw:points="0,0">
          <text:p/>
        </draw:polygon>
        <draw:path draw:style-name="gr1" draw:text-style-name="P1" draw:layer="layout" svg:width="0.108cm" svg:height="0.137cm" svg:x="1.273cm" svg:y="4.034cm" svg:viewBox="0 0 109 138" svg:d="M14 4c21-14 58 8 79 43s21 74 0 88c-18 7-40 0-61-21s-32-53-32-77c0-15 4-29 14-33z">
          <text:p/>
        </draw:path>
        <draw:polygon draw:style-name="gr9" draw:text-style-name="P2" draw:layer="layout" svg:width="0cm" svg:height="0cm" svg:x="4.198cm" svg:y="6.036cm" svg:viewBox="0 0 0 0" draw:points="0,0">
          <text:p/>
        </draw:polygon>
        <draw:path draw:style-name="gr1" draw:text-style-name="P1" draw:layer="layout" svg:width="0.108cm" svg:height="0.137cm" svg:x="1.943cm" svg:y="4.423cm" svg:viewBox="0 0 109 138" svg:d="M18 4c22-14 54 7 75 43 21 35 21 74 0 88-14 7-39 0-57-21-22-21-36-53-36-77 0-15 7-30 18-33z">
          <text:p/>
        </draw:path>
        <draw:polygon draw:style-name="gr9" draw:text-style-name="P2" draw:layer="layout" svg:width="0cm" svg:height="0cm" svg:x="4.198cm" svg:y="6.036cm" svg:viewBox="0 0 0 0" draw:points="0,0">
          <text:p/>
        </draw:polygon>
        <draw:path draw:style-name="gr1" draw:text-style-name="P1" draw:layer="layout" svg:width="0.187cm" svg:height="0.269cm" svg:x="2.123cm" svg:y="10.355cm" svg:viewBox="0 0 188 270" svg:d="M4 9c43-29 110 14 152 85 43 70 43 148 0 173l-156-258c47 4 93 46 128 102 32 57 43 117 25 159z">
          <text:p/>
        </draw:path>
        <draw:polygon draw:style-name="gr9" draw:text-style-name="P2" draw:layer="layout" svg:width="0cm" svg:height="0cm" svg:x="4.198cm" svg:y="6.036cm" svg:viewBox="0 0 0 0" draw:points="0,0">
          <text:p/>
        </draw:polygon>
        <draw:path draw:style-name="gr1" draw:text-style-name="P1" draw:layer="layout" svg:width="0.187cm" svg:height="0.27cm" svg:x="2.123cm" svg:y="4.234cm" svg:viewBox="0 0 188 271" svg:d="M4 6c43-21 110 14 152 88 43 71 43 149 0 174l-156-259c47 4 93 43 128 103 32 56 43 121 25 159z">
          <text:p/>
        </draw:path>
        <draw:polygon draw:style-name="gr9" draw:text-style-name="P2" draw:layer="layout" svg:width="0cm" svg:height="0cm" svg:x="4.198cm" svg:y="6.036cm" svg:viewBox="0 0 0 0" draw:points="0,0">
          <text:p/>
        </draw:polygon>
        <draw:path draw:style-name="gr1" draw:text-style-name="P1" draw:layer="layout" svg:width="0.184cm" svg:height="0.269cm" svg:x="1.453cm" svg:y="9.969cm" svg:viewBox="0 0 185 270" svg:d="M3 8c43-25 111 14 153 86 39 74 39 151 0 176l-156-262c42 7 92 46 128 103 32 57 39 120 25 159z">
          <text:p/>
        </draw:path>
        <draw:polygon draw:style-name="gr9" draw:text-style-name="P2" draw:layer="layout" svg:width="0cm" svg:height="0cm" svg:x="4.198cm" svg:y="6.036cm" svg:viewBox="0 0 0 0" draw:points="0,0">
          <text:p/>
        </draw:polygon>
        <draw:path draw:style-name="gr1" draw:text-style-name="P1" draw:layer="layout" svg:width="0.184cm" svg:height="0.27cm" svg:x="1.453cm" svg:y="3.846cm" svg:viewBox="0 0 185 271" svg:d="M3 6c43-21 111 17 153 89 39 74 39 152 0 173l-156-259c42 4 92 46 128 104 32 56 39 120 25 158z">
          <text:p/>
        </draw:path>
        <draw:polygon draw:style-name="gr9" draw:text-style-name="P2" draw:layer="layout" svg:width="0cm" svg:height="0cm" svg:x="4.198cm" svg:y="6.036cm" svg:viewBox="0 0 0 0" draw:points="0,0">
          <text:p/>
        </draw:polygon>
        <draw:path draw:style-name="gr1" draw:text-style-name="P1" draw:layer="layout" svg:width="0.346cm" svg:height="0.473cm" svg:x="1.788cm" svg:y="8.106cm" svg:viewBox="0 0 347 474" svg:d="M0 39c7-10 21-21 32-28 70-39 188 28 262 152 70 124 70 258 0 300-14 8-25 11-42 11l28-14c70-42 70-169 0-290-67-120-181-184-252-145z">
          <text:p/>
        </draw:path>
        <draw:polygon draw:style-name="gr9" draw:text-style-name="P2" draw:layer="layout" svg:width="0cm" svg:height="0cm" svg:x="4.198cm" svg:y="6.036cm" svg:viewBox="0 0 0 0" draw:points="0,0">
          <text:p/>
        </draw:polygon>
        <draw:path draw:style-name="gr1" draw:text-style-name="P1" draw:layer="layout" svg:width="0.346cm" svg:height="0.475cm" svg:x="1.788cm" svg:y="5.758cm" svg:viewBox="0 0 347 476" svg:d="M0 41c7-14 21-21 32-28 70-42 188 25 262 148 70 128 70 262 0 301-14 7-25 14-42 14l28-18c70-38 70-169 0-289-67-121-181-184-252-145z">
          <text:p/>
        </draw:path>
        <draw:polygon draw:style-name="gr9" draw:text-style-name="P2" draw:layer="layout" svg:width="0cm" svg:height="0cm" svg:x="4.198cm" svg:y="6.036cm" svg:viewBox="0 0 0 0" draw:points="0,0">
          <text:p/>
        </draw:polygon>
        <draw:path draw:style-name="gr1" draw:text-style-name="P1" draw:layer="layout" svg:width="0.342cm" svg:height="0.557cm" svg:x="3.659cm" svg:y="6.974cm" svg:viewBox="0 0 343 558" svg:d="M32 3c-7 0-11 0-15-3-35 88-14 219 57 339 67 120 173 204 265 219 0-3 4-7 4-15-89-7-195-88-262-208-71-120-88-250-49-332z">
          <text:p/>
        </draw:path>
        <draw:polygon draw:style-name="gr9" draw:text-style-name="P2" draw:layer="layout" svg:width="0cm" svg:height="0cm" svg:x="4.198cm" svg:y="6.036cm" svg:viewBox="0 0 0 0" draw:points="0,0">
          <text:p/>
        </draw:polygon>
        <draw:path draw:style-name="gr1" draw:text-style-name="P1" draw:layer="layout" svg:width="0.342cm" svg:height="0.554cm" svg:x="3.659cm" svg:y="4.628cm" svg:viewBox="0 0 343 555" svg:d="M32 3c-7-3-11-3-15-3-35 89-14 220 57 340 67 120 173 204 265 215 0-4 4-7 4-11-89-7-195-91-262-208-71-120-88-250-49-333z">
          <text:p/>
        </draw:path>
        <draw:polygon draw:style-name="gr9" draw:text-style-name="P2" draw:layer="layout" svg:width="0cm" svg:height="0cm" svg:x="4.198cm" svg:y="6.036cm" svg:viewBox="0 0 0 0" draw:points="0,0">
          <text:p/>
        </draw:polygon>
        <draw:polygon draw:style-name="gr1" draw:text-style-name="P1" draw:layer="layout" svg:width="0.075cm" svg:height="0.064cm" svg:x="4.504cm" svg:y="2.98cm" svg:viewBox="0 0 76 65" draw:points="0,65 76,65 39,0">
          <text:p/>
        </draw:polygon>
        <draw:polygon draw:style-name="gr9" draw:text-style-name="P2" draw:layer="layout" svg:width="0cm" svg:height="0cm" svg:x="4.198cm" svg:y="6.036cm" svg:viewBox="0 0 0 0" draw:points="0,0">
          <text:p/>
        </draw:polygon>
        <draw:polygon draw:style-name="gr1" draw:text-style-name="P1" draw:layer="layout" svg:width="0.035cm" svg:height="0.06cm" svg:x="3.058cm" svg:y="2.144cm" svg:viewBox="0 0 36 61" draw:points="0,23 0,61 36,0">
          <text:p/>
        </draw:polygon>
        <draw:polygon draw:style-name="gr9" draw:text-style-name="P2" draw:layer="layout" svg:width="0cm" svg:height="0cm" svg:x="4.198cm" svg:y="6.036cm" svg:viewBox="0 0 0 0" draw:points="0,0">
          <text:p/>
        </draw:polygon>
        <draw:polygon draw:style-name="gr1" draw:text-style-name="P1" draw:layer="layout" svg:width="0.075cm" svg:height="0.021cm" svg:x="4.504cm" svg:y="10.061cm" svg:viewBox="0 0 76 22" draw:points="39,22 76,0 0,0">
          <text:p/>
        </draw:polygon>
        <draw:polygon draw:style-name="gr9" draw:text-style-name="P2" draw:layer="layout" svg:width="0cm" svg:height="0cm" svg:x="4.198cm" svg:y="6.036cm" svg:viewBox="0 0 0 0" draw:points="0,0">
          <text:p/>
        </draw:polygon>
        <draw:polygon draw:style-name="gr1" draw:text-style-name="P1" draw:layer="layout" svg:width="0.035cm" svg:height="0.064cm" svg:x="6.734cm" svg:y="1.714cm" svg:viewBox="0 0 36 65" draw:points="36,65 36,22 0,0">
          <text:p/>
        </draw:polygon>
        <draw:polygon draw:style-name="gr9" draw:text-style-name="P2" draw:layer="layout" svg:width="0cm" svg:height="0cm" svg:x="4.198cm" svg:y="6.036cm" svg:viewBox="0 0 0 0" draw:points="0,0">
          <text:p/>
        </draw:polygon>
        <draw:path draw:style-name="gr10" draw:text-style-name="P2" draw:layer="layout" svg:width="1.556cm" svg:height="0.371cm" svg:x="4.116cm" svg:y="1.643cm" svg:viewBox="0 0 1557 372" svg:d="M0 372c75-215 399-372 780-372 374 0 703 157 777 372">
          <text:p/>
        </draw:path>
        <draw:path draw:style-name="gr10" draw:text-style-name="P2" draw:layer="layout" svg:width="0.197cm" svg:height="0.339cm" svg:x="3.81cm" svg:y="7.041cm" svg:viewBox="0 0 198 340" svg:d="M3 0c-11 56 7 130 47 198 42 68 95 120 148 142">
          <text:p/>
        </draw:path>
        <draw:path draw:style-name="gr10" draw:text-style-name="P2" draw:layer="layout" svg:width="0.197cm" svg:height="0.335cm" svg:x="3.81cm" svg:y="4.695cm" svg:viewBox="0 0 198 336" svg:d="M3 0c-11 56 7 131 47 199 42 67 95 119 148 137">
          <text:p/>
        </draw:path>
        <draw:path draw:style-name="gr10" draw:text-style-name="P2" draw:layer="layout" svg:width="1.57cm" svg:height="0.271cm" svg:x="4.109cm" svg:y="1.591cm" svg:viewBox="0 0 1571 272" svg:d="M1571 272c-155-170-456-272-784-272s-631 102-787 272">
          <text:p/>
        </draw:path>
        <draw:path draw:style-name="gr10" draw:text-style-name="P2" draw:layer="layout" svg:width="0.33cm" svg:height="0.54cm" svg:x="3.67cm" svg:y="6.977cm" svg:viewBox="0 0 331 541" svg:d="M20 0c-39 82-18 212 49 333 72 120 174 201 262 208">
          <text:p/>
        </draw:path>
        <draw:path draw:style-name="gr10" draw:text-style-name="P2" draw:layer="layout" svg:width="0.33cm" svg:height="0.54cm" svg:x="3.67cm" svg:y="4.631cm" svg:viewBox="0 0 331 541" svg:d="M20 0c-39 78-18 212 49 329 72 120 174 205 262 212">
          <text:p/>
        </draw:path>
        <draw:path draw:style-name="gr10" draw:text-style-name="P2" draw:layer="layout" svg:width="0.338cm" svg:height="0.557cm" svg:x="3.659cm" svg:y="6.974cm" svg:viewBox="0 0 339 558" svg:d="M17 0c-35 88-14 219 57 339 67 120 174 204 265 219">
          <text:p/>
        </draw:path>
        <draw:path draw:style-name="gr10" draw:text-style-name="P2" draw:layer="layout" svg:width="0.338cm" svg:height="0.554cm" svg:x="3.659cm" svg:y="4.628cm" svg:viewBox="0 0 339 555" svg:d="M17 0c-35 89-14 220 57 340 67 120 174 204 265 215">
          <text:p/>
        </draw:path>
        <draw:path draw:style-name="gr10" draw:text-style-name="P2" draw:layer="layout" svg:width="1.178cm" svg:height="0.13cm" svg:x="4.307cm" svg:y="1.496cm" svg:viewBox="0 0 1179 131" svg:d="M1179 131c-336-175-847-175-1179 0">
          <text:p/>
        </draw:path>
        <draw:path draw:style-name="gr10" draw:text-style-name="P2" draw:layer="layout" svg:width="0.423cm" svg:height="0.461cm" svg:x="3.591cm" svg:y="6.975cm" svg:viewBox="0 0 424 462" svg:d="M424 462c0-113-60-254-155-354-92-95-198-134-269-91">
          <text:p/>
        </draw:path>
        <draw:path draw:style-name="gr10" draw:text-style-name="P2" draw:layer="layout" svg:width="0.423cm" svg:height="0.623cm" svg:x="3.517cm" svg:y="6.992cm" svg:viewBox="0 0 424 624" svg:d="M74 0c-99 56-99 237 0 406 96 166 255 258 350 201">
          <text:p/>
        </draw:path>
        <draw:path draw:style-name="gr10" draw:text-style-name="P2" draw:layer="layout" svg:width="0.074cm" svg:height="0.162cm" svg:x="3.94cm" svg:y="7.436cm" svg:viewBox="0 0 75 163" svg:d="M0 163c47-28 75-85 75-163">
          <text:p/>
        </draw:path>
        <draw:path draw:style-name="gr10" draw:text-style-name="P2" draw:layer="layout" svg:width="0.423cm" svg:height="0.463cm" svg:x="3.591cm" svg:y="4.627cm" svg:viewBox="0 0 424 464" svg:d="M424 464c0-116-60-255-155-354-92-98-198-134-269-95">
          <text:p/>
        </draw:path>
        <draw:path draw:style-name="gr10" draw:text-style-name="P2" draw:layer="layout" svg:width="0.423cm" svg:height="0.624cm" svg:x="3.517cm" svg:y="4.642cm" svg:viewBox="0 0 424 625" svg:d="M74 0c-99 58-99 241 0 407 96 169 255 258 350 201">
          <text:p/>
        </draw:path>
        <draw:path draw:style-name="gr10" draw:text-style-name="P2" draw:layer="layout" svg:width="0.074cm" svg:height="0.159cm" svg:x="3.94cm" svg:y="5.09cm" svg:viewBox="0 0 75 160" svg:d="M0 160c47-25 75-85 75-160">
          <text:p/>
        </draw:path>
        <draw:path draw:style-name="gr10" draw:text-style-name="P2" draw:layer="layout" svg:width="0.233cm" svg:height="0.317cm" svg:x="5.457cm" svg:y="1.612cm" svg:viewBox="0 0 234 318" svg:d="M234 318c-4-120-89-234-234-318">
          <text:p/>
        </draw:path>
        <draw:path draw:style-name="gr10" draw:text-style-name="P2" draw:layer="layout" svg:width="1.125cm" svg:height="0.135cm" svg:x="4.332cm" svg:y="1.477cm" svg:viewBox="0 0 1126 136" svg:d="M1126 136c-310-181-816-181-1126 0">
          <text:p/>
        </draw:path>
        <draw:path draw:style-name="gr10" draw:text-style-name="P2" draw:layer="layout" svg:width="0.236cm" svg:height="0.317cm" svg:x="4.099cm" svg:y="1.612cm" svg:viewBox="0 0 237 318" svg:d="M237 0c-148 84-234 198-237 318">
          <text:p/>
        </draw:path>
        <draw:line draw:style-name="gr10" draw:text-style-name="P2" draw:layer="layout" svg:x1="4.504cm" svg:y1="10.061cm" svg:x2="4.504cm" svg:y2="3.04cm">
          <text:p/>
        </draw:line>
        <draw:line draw:style-name="gr10" draw:text-style-name="P2" draw:layer="layout" svg:x1="3.058cm" svg:y1="9.225cm" svg:x2="4.509cm" svg:y2="10.062cm">
          <text:p/>
        </draw:line>
        <draw:line draw:style-name="gr10" draw:text-style-name="P2" draw:layer="layout" svg:x1="3.058cm" svg:y1="2.204cm" svg:x2="4.509cm" svg:y2="3.045cm">
          <text:p/>
        </draw:line>
        <draw:line draw:style-name="gr10" draw:text-style-name="P2" draw:layer="layout" svg:x1="3.058cm" svg:y1="9.225cm" svg:x2="3.058cm" svg:y2="2.204cm">
          <text:p/>
        </draw:line>
        <draw:path draw:style-name="gr10" draw:text-style-name="P2" draw:layer="layout" svg:width="0.124cm" svg:height="0.215cm" svg:x="3.446cm" svg:y="8.858cm" svg:viewBox="0 0 125 216" svg:d="M125 216c0-81-57-177-125-216">
          <text:p/>
        </draw:path>
        <draw:path draw:style-name="gr10" draw:text-style-name="P2" draw:layer="layout" svg:width="0.247cm" svg:height="0.319cm" svg:x="3.323cm" svg:y="8.841cm" svg:viewBox="0 0 248 320" svg:d="M123 17c-67-39-123-7-123 70 0 78 56 178 123 217 67 38 125 7 125-75">
          <text:p/>
        </draw:path>
        <draw:path draw:style-name="gr10" draw:text-style-name="P2" draw:layer="layout" svg:width="0.124cm" svg:height="0.215cm" svg:x="4.116cm" svg:y="9.246cm" svg:viewBox="0 0 125 216" svg:d="M125 216c0-81-53-177-125-216">
          <text:p/>
        </draw:path>
        <draw:path draw:style-name="gr10" draw:text-style-name="P2" draw:layer="layout" svg:width="0.247cm" svg:height="0.321cm" svg:x="3.993cm" svg:y="9.227cm" svg:viewBox="0 0 248 322" svg:d="M124 19c-68-43-124-11-124 70 0 78 56 178 124 217 71 38 124 7 124-71">
          <text:p/>
        </draw:path>
        <draw:path draw:style-name="gr10" draw:text-style-name="P2" draw:layer="layout" svg:width="0.124cm" svg:height="0.212cm" svg:x="4.116cm" svg:y="3.125cm" svg:viewBox="0 0 125 213" svg:d="M125 213c0-79-53-174-125-213">
          <text:p/>
        </draw:path>
        <draw:path draw:style-name="gr10" draw:text-style-name="P2" draw:layer="layout" svg:width="0.247cm" svg:height="0.321cm" svg:x="3.993cm" svg:y="3.106cm" svg:viewBox="0 0 248 322" svg:d="M124 18c-68-42-124-10-124 71 0 77 56 177 124 216 71 39 124 7 124-75">
          <text:p/>
        </draw:path>
        <draw:path draw:style-name="gr10" draw:text-style-name="P2" draw:layer="layout" svg:width="0.124cm" svg:height="0.215cm" svg:x="3.446cm" svg:y="2.737cm" svg:viewBox="0 0 125 216" svg:d="M125 216c0-82-57-177-125-216">
          <text:p/>
        </draw:path>
        <draw:path draw:style-name="gr10" draw:text-style-name="P2" draw:layer="layout" svg:width="0.247cm" svg:height="0.32cm" svg:x="3.323cm" svg:y="2.719cm" svg:viewBox="0 0 248 321" svg:d="M123 18c-67-43-123-7-123 71 0 77 56 176 123 215 67 40 125 7 125-71">
          <text:p/>
        </draw:path>
        <draw:path draw:style-name="gr10" draw:text-style-name="P2" draw:layer="layout" svg:width="1.358cm" svg:height="0.461cm" svg:x="4.332cm" svg:y="1.919cm" svg:viewBox="0 0 1359 462" svg:d="M0 325c229 134 572 173 868 102 297-70 491-239 491-427">
          <text:p/>
        </draw:path>
        <draw:path draw:style-name="gr10" draw:text-style-name="P2" draw:layer="layout" svg:width="1.591cm" svg:height="0.462cm" svg:x="4.099cm" svg:y="1.46cm" svg:viewBox="0 0 1592 463" svg:d="M1592 463c0-254-357-463-795-463-441 0-797 209-797 463">
          <text:p/>
        </draw:path>
        <draw:path draw:style-name="gr10" draw:text-style-name="P2" draw:layer="layout" svg:width="0.236cm" svg:height="0.324cm" svg:x="4.099cm" svg:y="1.919cm" svg:viewBox="0 0 237 325" svg:d="M0 0c0 123 85 241 237 325">
          <text:p/>
        </draw:path>
        <draw:line draw:style-name="gr10" draw:text-style-name="P2" draw:layer="layout" svg:x1="4.575cm" svg:y1="10.061cm" svg:x2="4.504cm" svg:y2="10.061cm">
          <text:p/>
        </draw:line>
        <draw:line draw:style-name="gr10" draw:text-style-name="P2" draw:layer="layout" svg:x1="4.504cm" svg:y1="3.04cm" svg:x2="4.575cm" svg:y2="3.04cm">
          <text:p/>
        </draw:line>
        <draw:line draw:style-name="gr10" draw:text-style-name="P2" draw:layer="layout" svg:x1="4.575cm" svg:y1="10.061cm" svg:x2="4.575cm" svg:y2="3.04cm">
          <text:p/>
        </draw:line>
        <draw:line draw:style-name="gr10" draw:text-style-name="P2" draw:layer="layout" svg:x1="4.544cm" svg:y1="10.083cm" svg:x2="4.504cm" svg:y2="10.061cm">
          <text:p/>
        </draw:line>
        <draw:line draw:style-name="gr10" draw:text-style-name="P2" draw:layer="layout" svg:x1="3.058cm" svg:y1="2.205cm" svg:x2="3.094cm" svg:y2="2.144cm">
          <text:p/>
        </draw:line>
        <draw:line draw:style-name="gr10" draw:text-style-name="P2" draw:layer="layout" svg:x1="4.504cm" svg:y1="3.045cm" svg:x2="4.544cm" svg:y2="2.98cm">
          <text:p/>
        </draw:line>
        <draw:line draw:style-name="gr10" draw:text-style-name="P2" draw:layer="layout" svg:x1="3.093cm" svg:y1="2.144cm" svg:x2="4.544cm" svg:y2="2.981cm">
          <text:p/>
        </draw:line>
        <draw:line draw:style-name="gr10" draw:text-style-name="P2" draw:layer="layout" svg:x1="3.058cm" svg:y1="2.166cm" svg:x2="3.058cm" svg:y2="2.204cm">
          <text:p/>
        </draw:line>
        <draw:path draw:style-name="gr10" draw:text-style-name="P2" draw:layer="layout" svg:width="0.046cm" svg:height="0.007cm" svg:x="3.418cm" svg:y="8.865cm" svg:viewBox="0 0 47 8" svg:d="M47 8c-14-13-33-8-47 0">
          <text:p/>
        </draw:path>
        <draw:path draw:style-name="gr10" draw:text-style-name="P2" draw:layer="layout" svg:width="0.153cm" svg:height="0.221cm" svg:x="3.391cm" svg:y="8.872cm" svg:viewBox="0 0 154 222" svg:d="M26 0c-35 18-35 86 0 146 36 59 93 91 128 70">
          <text:p/>
        </draw:path>
        <draw:path draw:style-name="gr10" draw:text-style-name="P2" draw:layer="layout" svg:width="0.025cm" svg:height="0.039cm" svg:x="3.545cm" svg:y="9.048cm" svg:viewBox="0 0 26 40" svg:d="M0 40c11-7 22-21 26-40">
          <text:p/>
        </draw:path>
        <draw:path draw:style-name="gr10" draw:text-style-name="P2" draw:layer="layout" svg:width="0.05cm" svg:height="0.008cm" svg:x="4.088cm" svg:y="9.253cm" svg:viewBox="0 0 51 9" svg:d="M51 4c-18-8-36-3-51 5">
          <text:p/>
        </draw:path>
        <draw:path draw:style-name="gr10" draw:text-style-name="P2" draw:layer="layout" svg:width="0.151cm" svg:height="0.222cm" svg:x="4.064cm" svg:y="9.26cm" svg:viewBox="0 0 152 223" svg:d="M24 0c-32 18-32 81 0 142 40 64 93 95 128 74">
          <text:p/>
        </draw:path>
        <draw:path draw:style-name="gr10" draw:text-style-name="P2" draw:layer="layout" svg:width="0.025cm" svg:height="0.039cm" svg:x="4.215cm" svg:y="9.436cm" svg:viewBox="0 0 26 40" svg:d="M0 40c11-7 22-21 26-40">
          <text:p/>
        </draw:path>
        <draw:path draw:style-name="gr10" draw:text-style-name="P2" draw:layer="layout" svg:width="0.05cm" svg:height="0.008cm" svg:x="4.088cm" svg:y="3.131cm" svg:viewBox="0 0 51 9" svg:d="M51 6c-18-8-36-8-51 3">
          <text:p/>
        </draw:path>
        <draw:path draw:style-name="gr10" draw:text-style-name="P2" draw:layer="layout" svg:width="0.151cm" svg:height="0.222cm" svg:x="4.064cm" svg:y="3.139cm" svg:viewBox="0 0 152 223" svg:d="M24 0c-32 18-32 86 0 146 40 60 93 92 128 70">
          <text:p/>
        </draw:path>
        <draw:path draw:style-name="gr10" draw:text-style-name="P2" draw:layer="layout" svg:width="0.025cm" svg:height="0.038cm" svg:x="4.215cm" svg:y="3.316cm" svg:viewBox="0 0 26 39" svg:d="M0 39c11-7 22-21 26-39">
          <text:p/>
        </draw:path>
        <draw:path draw:style-name="gr10" draw:text-style-name="P2" draw:layer="layout" svg:width="0.046cm" svg:height="0.007cm" svg:x="3.418cm" svg:y="2.744cm" svg:viewBox="0 0 47 8" svg:d="M47 8c-14-12-33-9-47 0">
          <text:p/>
        </draw:path>
        <draw:path draw:style-name="gr10" draw:text-style-name="P2" draw:layer="layout" svg:width="0.153cm" svg:height="0.222cm" svg:x="3.391cm" svg:y="2.751cm" svg:viewBox="0 0 154 223" svg:d="M26 0c-35 19-35 86 0 146 36 60 93 93 128 70">
          <text:p/>
        </draw:path>
        <draw:path draw:style-name="gr10" draw:text-style-name="P2" draw:layer="layout" svg:width="0.025cm" svg:height="0.038cm" svg:x="3.545cm" svg:y="2.928cm" svg:viewBox="0 0 26 39" svg:d="M0 39c11-7 22-21 26-39">
          <text:p/>
        </draw:path>
        <draw:path draw:style-name="gr10" draw:text-style-name="P2" draw:layer="layout" svg:width="1.792cm" svg:height="0.518cm" svg:x="4cm" svg:y="1.404cm" svg:viewBox="0 0 1793 519" svg:d="M1793 519c0-290-402-519-896-519-495 0-897 229-897 519">
          <text:p/>
        </draw:path>
        <draw:path draw:style-name="gr10" draw:text-style-name="P2" draw:layer="layout" svg:width="1.792cm" svg:height="0.515cm" svg:x="4cm" svg:y="1.922cm" svg:viewBox="0 0 1793 516" svg:d="M0 0c0 282 402 516 897 516 494 0 896-234 896-516">
          <text:p/>
        </draw:path>
        <draw:line draw:style-name="gr10" draw:text-style-name="P2" draw:layer="layout" svg:x1="4.54cm" svg:y1="10.083cm" svg:x2="4.581cm" svg:y2="10.061cm">
          <text:p/>
        </draw:line>
        <draw:line draw:style-name="gr10" draw:text-style-name="P2" draw:layer="layout" svg:x1="4.581cm" svg:y1="3.045cm" svg:x2="4.54cm" svg:y2="2.98cm">
          <text:p/>
        </draw:line>
        <draw:line draw:style-name="gr10" draw:text-style-name="P2" draw:layer="layout" svg:x1="6.766cm" svg:y1="8.794cm" svg:x2="6.766cm" svg:y2="1.778cm">
          <text:p/>
        </draw:line>
        <draw:line draw:style-name="gr10" draw:text-style-name="P2" draw:layer="layout" svg:x1="4.575cm" svg:y1="10.062cm" svg:x2="6.77cm" svg:y2="8.794cm">
          <text:p/>
        </draw:line>
        <draw:line draw:style-name="gr10" draw:text-style-name="P2" draw:layer="layout" svg:x1="4.575cm" svg:y1="3.045cm" svg:x2="6.77cm" svg:y2="1.778cm">
          <text:p/>
        </draw:line>
        <draw:path draw:style-name="gr10" draw:text-style-name="P2" draw:layer="layout" svg:width="0.191cm" svg:height="0.136cm" svg:x="6.448cm" svg:y="1.964cm" svg:viewBox="0 0 192 137" svg:d="M192 137c0-121-86-172-192-111">
          <text:p/>
        </draw:path>
        <draw:path draw:style-name="gr10" draw:text-style-name="P2" draw:layer="layout" svg:width="0.191cm" svg:height="0.325cm" svg:x="6.261cm" svg:y="1.989cm" svg:viewBox="0 0 192 326" svg:d="M192 0c-107 60-192 206-192 326">
          <text:p/>
        </draw:path>
        <draw:path draw:style-name="gr10" draw:text-style-name="P2" draw:layer="layout" svg:width="0.378cm" svg:height="0.354cm" svg:x="6.261cm" svg:y="2.095cm" svg:viewBox="0 0 379 355" svg:d="M0 220c0 120 85 169 187 109 106-60 192-209 192-329">
          <text:p/>
        </draw:path>
        <draw:path draw:style-name="gr10" draw:text-style-name="P2" draw:layer="layout" svg:width="0.191cm" svg:height="0.132cm" svg:x="6.448cm" svg:y="8.493cm" svg:viewBox="0 0 192 133" svg:d="M192 133c0-121-86-167-192-106">
          <text:p/>
        </draw:path>
        <draw:path draw:style-name="gr10" draw:text-style-name="P2" draw:layer="layout" svg:width="0.191cm" svg:height="0.325cm" svg:x="6.261cm" svg:y="8.519cm" svg:viewBox="0 0 192 326" svg:d="M192 0c-107 60-192 206-192 326">
          <text:p/>
        </draw:path>
        <draw:path draw:style-name="gr10" draw:text-style-name="P2" draw:layer="layout" svg:width="0.378cm" svg:height="0.354cm" svg:x="6.261cm" svg:y="8.625cm" svg:viewBox="0 0 379 355" svg:d="M0 220c0 120 85 170 187 109 106-63 192-208 192-329">
          <text:p/>
        </draw:path>
        <draw:path draw:style-name="gr10" draw:text-style-name="P2" draw:layer="layout" svg:width="0.187cm" svg:height="0.135cm" svg:x="4.896cm" svg:y="9.39cm" svg:viewBox="0 0 188 136" svg:d="M188 136c0-121-85-171-188-111">
          <text:p/>
        </draw:path>
        <draw:path draw:style-name="gr10" draw:text-style-name="P2" draw:layer="layout" svg:width="0.187cm" svg:height="0.325cm" svg:x="4.709cm" svg:y="9.415cm" svg:viewBox="0 0 188 326" svg:d="M188 0c-106 60-188 206-188 326">
          <text:p/>
        </draw:path>
        <draw:path draw:style-name="gr10" draw:text-style-name="P2" draw:layer="layout" svg:width="0.374cm" svg:height="0.35cm" svg:x="4.709cm" svg:y="9.525cm" svg:viewBox="0 0 375 351" svg:d="M0 216c0 120 81 169 187 109 102-60 188-205 188-325">
          <text:p/>
        </draw:path>
        <draw:path draw:style-name="gr10" draw:text-style-name="P2" draw:layer="layout" svg:width="0.187cm" svg:height="0.135cm" svg:x="4.896cm" svg:y="2.86cm" svg:viewBox="0 0 188 136" svg:d="M188 136c0-121-85-171-188-110">
          <text:p/>
        </draw:path>
        <draw:path draw:style-name="gr10" draw:text-style-name="P2" draw:layer="layout" svg:width="0.187cm" svg:height="0.325cm" svg:x="4.709cm" svg:y="2.885cm" svg:viewBox="0 0 188 326" svg:d="M188 0c-106 60-188 209-188 326">
          <text:p/>
        </draw:path>
        <draw:path draw:style-name="gr10" draw:text-style-name="P2" draw:layer="layout" svg:width="0.374cm" svg:height="0.35cm" svg:x="4.709cm" svg:y="2.995cm" svg:viewBox="0 0 375 351" svg:d="M0 215c0 124 81 170 187 109 102-60 188-204 188-324">
          <text:p/>
        </draw:path>
        <draw:line draw:style-name="gr10" draw:text-style-name="P2" draw:layer="layout" svg:x1="3.058cm" svg:y1="2.167cm" svg:x2="3.094cm" svg:y2="2.144cm">
          <text:p/>
        </draw:line>
        <draw:line draw:style-name="gr10" draw:text-style-name="P2" draw:layer="layout" svg:x1="6.735cm" svg:y1="1.719cm" svg:x2="6.237cm" svg:y2="1.428cm">
          <text:p/>
        </draw:line>
        <draw:line draw:style-name="gr10" draw:text-style-name="P2" draw:layer="layout" svg:x1="4.54cm" svg:y1="2.981cm" svg:x2="6.735cm" svg:y2="1.714cm">
          <text:p/>
        </draw:line>
        <draw:line draw:style-name="gr10" draw:text-style-name="P2" draw:layer="layout" svg:x1="6.241cm" svg:y1="1.428cm" svg:x2="6.201cm" svg:y2="1.45cm">
          <text:p/>
        </draw:line>
        <draw:path draw:style-name="gr10" draw:text-style-name="P2" draw:layer="layout" svg:width="0.483cm" svg:height="0.06cm" svg:x="5.718cm" svg:y="1.449cm" svg:viewBox="0 0 484 61" svg:d="M484 0c-130 79-346 83-484 4">
          <text:p/>
        </draw:path>
        <draw:line draw:style-name="gr10" draw:text-style-name="P2" draw:layer="layout" svg:x1="4.262cm" svg:y1="1.471cm" svg:x2="3.093cm" svg:y2="2.145cm">
          <text:p/>
        </draw:line>
        <draw:path draw:style-name="gr10" draw:text-style-name="P2" draw:layer="layout" svg:width="1.46cm" svg:height="0.177cm" svg:x="4.258cm" svg:y="1.294cm" svg:viewBox="0 0 1461 178" svg:d="M1461 163c-95-52-208-91-335-119-124-33-258-47-393-44-134 0-271 14-395 47-127 32-243 74-338 131">
          <text:p/>
        </draw:path>
        <draw:path draw:style-name="gr10" draw:text-style-name="P2" draw:layer="layout" svg:width="1.873cm" svg:height="0.543cm" svg:x="3.958cm" svg:y="1.379cm" svg:viewBox="0 0 1874 544" svg:d="M1874 544c0-301-420-544-935-544-520 0-939 243-939 544">
          <text:p/>
        </draw:path>
        <draw:path draw:style-name="gr10" draw:text-style-name="P2" draw:layer="layout" svg:width="1.873cm" svg:height="0.54cm" svg:x="3.958cm" svg:y="1.922cm" svg:viewBox="0 0 1874 541" svg:d="M0 0c0 296 419 541 939 541 515 0 935-245 935-541">
          <text:p/>
        </draw:path>
        <draw:line draw:style-name="gr10" draw:text-style-name="P2" draw:layer="layout" svg:x1="6.77cm" svg:y1="1.779cm" svg:x2="6.734cm" svg:y2="1.714cm">
          <text:p/>
        </draw:line>
        <draw:line draw:style-name="gr10" draw:text-style-name="P2" draw:layer="layout" svg:x1="6.766cm" svg:y1="1.778cm" svg:x2="6.766cm" svg:y2="1.735cm">
          <text:p/>
        </draw:line>
        <draw:path draw:style-name="gr10" draw:text-style-name="P2" draw:layer="layout" svg:width="0.046cm" svg:height="0.099cm" svg:x="6.522cm" svg:y="2cm" svg:viewBox="0 0 47 100" svg:d="M47 100c0-46-17-85-47-100">
          <text:p/>
        </draw:path>
        <draw:path draw:style-name="gr10" draw:text-style-name="P2" draw:layer="layout" svg:width="0.091cm" svg:height="0.012cm" svg:x="6.431cm" svg:y="1.988cm" svg:viewBox="0 0 92 13" svg:d="M92 13c-25-20-57-15-92 0">
          <text:p/>
        </draw:path>
        <draw:path draw:style-name="gr10" draw:text-style-name="P2" draw:layer="layout" svg:width="0.046cm" svg:height="0.077cm" svg:x="6.261cm" svg:y="2.293cm" svg:viewBox="0 0 47 78" svg:d="M0 0c4 35 22 64 47 78">
          <text:p/>
        </draw:path>
        <draw:path draw:style-name="gr10" draw:text-style-name="P2" draw:layer="layout" svg:width="0.261cm" svg:height="0.285cm" svg:x="6.307cm" svg:y="2.095cm" svg:viewBox="0 0 262 286" svg:d="M0 276c46 25 111 4 167-56s95-145 95-220">
          <text:p/>
        </draw:path>
        <draw:path draw:style-name="gr10" draw:text-style-name="P2" draw:layer="layout" svg:width="0.046cm" svg:height="0.099cm" svg:x="6.522cm" svg:y="8.526cm" svg:viewBox="0 0 47 100" svg:d="M47 100c0-46-17-82-47-100">
          <text:p/>
        </draw:path>
        <draw:path draw:style-name="gr10" draw:text-style-name="P2" draw:layer="layout" svg:width="0.091cm" svg:height="0.012cm" svg:x="6.431cm" svg:y="8.518cm" svg:viewBox="0 0 92 13" svg:d="M92 13c-25-19-57-15-92 0">
          <text:p/>
        </draw:path>
        <draw:path draw:style-name="gr10" draw:text-style-name="P2" draw:layer="layout" svg:width="0.046cm" svg:height="0.081cm" svg:x="6.261cm" svg:y="8.819cm" svg:viewBox="0 0 47 82" svg:d="M0 0c4 39 22 68 47 82">
          <text:p/>
        </draw:path>
        <draw:path draw:style-name="gr10" draw:text-style-name="P2" draw:layer="layout" svg:width="0.261cm" svg:height="0.285cm" svg:x="6.307cm" svg:y="8.625cm" svg:viewBox="0 0 262 286" svg:d="M0 276c46 25 111 4 167-56s95-145 95-220">
          <text:p/>
        </draw:path>
        <draw:path draw:style-name="gr10" draw:text-style-name="P2" draw:layer="layout" svg:width="0.045cm" svg:height="0.099cm" svg:x="4.967cm" svg:y="9.426cm" svg:viewBox="0 0 46 100" svg:d="M46 100c0-46-17-86-46-100">
          <text:p/>
        </draw:path>
        <draw:path draw:style-name="gr10" draw:text-style-name="P2" draw:layer="layout" svg:width="0.092cm" svg:height="0.013cm" svg:x="4.875cm" svg:y="9.416cm" svg:viewBox="0 0 93 14" svg:d="M93 14c-26-19-58-19-93 0">
          <text:p/>
        </draw:path>
        <draw:path draw:style-name="gr10" draw:text-style-name="P2" draw:layer="layout" svg:width="0.042cm" svg:height="0.081cm" svg:x="4.709cm" svg:y="9.719cm" svg:viewBox="0 0 43 82" svg:d="M0 0c4 35 19 68 43 82">
          <text:p/>
        </draw:path>
        <draw:path draw:style-name="gr10" draw:text-style-name="P2" draw:layer="layout" svg:width="0.261cm" svg:height="0.284cm" svg:x="4.751cm" svg:y="9.525cm" svg:viewBox="0 0 262 285" svg:d="M0 276c46 24 111 0 167-61 57-60 95-145 95-215">
          <text:p/>
        </draw:path>
        <draw:path draw:style-name="gr10" draw:text-style-name="P2" draw:layer="layout" svg:width="0.045cm" svg:height="0.099cm" svg:x="4.967cm" svg:y="2.896cm" svg:viewBox="0 0 46 100" svg:d="M46 100c0-47-17-83-46-100">
          <text:p/>
        </draw:path>
        <draw:path draw:style-name="gr10" draw:text-style-name="P2" draw:layer="layout" svg:width="0.092cm" svg:height="0.013cm" svg:x="4.875cm" svg:y="2.886cm" svg:viewBox="0 0 93 14" svg:d="M93 11c-26-15-58-15-93 3">
          <text:p/>
        </draw:path>
        <draw:path draw:style-name="gr10" draw:text-style-name="P2" draw:layer="layout" svg:width="0.042cm" svg:height="0.081cm" svg:x="4.709cm" svg:y="3.189cm" svg:viewBox="0 0 43 82" svg:d="M0 0c4 39 19 68 43 82">
          <text:p/>
        </draw:path>
        <draw:path draw:style-name="gr10" draw:text-style-name="P2" draw:layer="layout" svg:width="0.261cm" svg:height="0.284cm" svg:x="4.751cm" svg:y="2.995cm" svg:viewBox="0 0 262 285" svg:d="M0 276c46 24 111 0 167-61 57-60 95-145 95-215">
          <text:p/>
        </draw:path>
        <draw:line draw:style-name="gr10" draw:text-style-name="P2" draw:layer="layout" svg:x1="6.77cm" svg:y1="1.736cm" svg:x2="6.734cm" svg:y2="1.714cm">
          <text:p/>
        </draw:line>
        <draw:path draw:style-name="gr10" draw:text-style-name="P2" draw:layer="layout" svg:width="0.031cm" svg:height="0.067cm" svg:x="1.679cm" svg:y="8.307cm" svg:viewBox="0 0 32 68" svg:d="M0 68c0-31 15-57 32-68">
          <text:p/>
        </draw:path>
        <draw:path draw:style-name="gr10" draw:text-style-name="P2" draw:layer="layout" svg:width="0.184cm" svg:height="0.265cm" svg:x="1.71cm" svg:y="8.3cm" svg:viewBox="0 0 185 266" svg:d="M0 7c44-24 111 16 153 86 43 74 43 152 0 173">
          <text:p/>
        </draw:path>
        <draw:path draw:style-name="gr10" draw:text-style-name="P2" draw:layer="layout" svg:width="0.183cm" svg:height="0.2cm" svg:x="1.679cm" svg:y="8.374cm" svg:viewBox="0 0 184 201" svg:d="M184 192c-32 21-74 3-116-39-40-42-68-103-68-153">
          <text:p/>
        </draw:path>
        <draw:path draw:style-name="gr10" draw:text-style-name="P2" draw:layer="layout" svg:width="0.06cm" svg:height="0.127cm" svg:x="1.591cm" svg:y="8.198cm" svg:viewBox="0 0 61 128" svg:d="M0 128c0-61 24-107 61-128">
          <text:p/>
        </draw:path>
        <draw:path draw:style-name="gr10" draw:text-style-name="P2" draw:layer="layout" svg:width="0.335cm" svg:height="0.488cm" svg:x="1.647cm" svg:y="8.186cm" svg:viewBox="0 0 336 489" svg:d="M0 12c78-42 202 28 280 159 74 130 74 276 0 318">
          <text:p/>
        </draw:path>
        <draw:path draw:style-name="gr10" draw:text-style-name="P2" draw:layer="layout" svg:width="0.335cm" svg:height="0.362cm" svg:x="1.591cm" svg:y="8.325cm" svg:viewBox="0 0 336 363" svg:d="M336 350c-57 32-142 4-217-74-70-77-119-188-119-276">
          <text:p/>
        </draw:path>
        <draw:path draw:style-name="gr10" draw:text-style-name="P2" draw:layer="layout" svg:width="0.335cm" svg:height="0.488cm" svg:x="1.682cm" svg:y="8.165cm" svg:viewBox="0 0 336 489" svg:d="M0 12c78-42 202 28 280 159 74 130 74 276 0 318">
          <text:p/>
        </draw:path>
        <draw:path draw:style-name="gr10" draw:text-style-name="P2" draw:layer="layout" svg:width="0.304cm" svg:height="0.445cm" svg:x="1.816cm" svg:y="8.12cm" svg:viewBox="0 0 305 446" svg:d="M0 11c71-39 185 25 252 146 70 120 70 247 0 289">
          <text:p/>
        </draw:path>
        <draw:path draw:style-name="gr10" draw:text-style-name="P2" draw:layer="layout" svg:width="0.032cm" svg:height="0.028cm" svg:x="1.788cm" svg:y="8.117cm" svg:viewBox="0 0 33 29" svg:d="M0 29c7-10 21-22 33-29">
          <text:p/>
        </draw:path>
        <draw:path draw:style-name="gr10" draw:text-style-name="P2" draw:layer="layout" svg:width="0.314cm" svg:height="0.462cm" svg:x="1.82cm" svg:y="8.106cm" svg:viewBox="0 0 315 463" svg:d="M0 11c70-40 187 28 262 152 70 123 70 257 0 300">
          <text:p/>
        </draw:path>
        <draw:path draw:style-name="gr10" draw:text-style-name="P2" draw:layer="layout" svg:width="0.042cm" svg:height="0.014cm" svg:x="2.039cm" svg:y="8.565cm" svg:viewBox="0 0 43 15" svg:d="M43 0c-15 7-26 15-43 15">
          <text:p/>
        </draw:path>
        <draw:path draw:style-name="gr10" draw:text-style-name="P2" draw:layer="layout" svg:width="0.314cm" svg:height="0.461cm" svg:x="1.855cm" svg:y="8.087cm" svg:viewBox="0 0 315 462" svg:d="M0 13c71-42 188 25 262 148 71 124 71 258 0 301">
          <text:p/>
        </draw:path>
        <draw:path draw:style-name="gr10" draw:text-style-name="P2" draw:layer="layout" svg:width="0.031cm" svg:height="0.07cm" svg:x="1.679cm" svg:y="5.958cm" svg:viewBox="0 0 32 71" svg:d="M0 71c0-35 15-57 32-71">
          <text:p/>
        </draw:path>
        <draw:path draw:style-name="gr10" draw:text-style-name="P2" draw:layer="layout" svg:width="0.184cm" svg:height="0.269cm" svg:x="1.71cm" svg:y="5.951cm" svg:viewBox="0 0 185 270" svg:d="M0 8c44-25 111 14 153 89 43 71 43 148 0 173">
          <text:p/>
        </draw:path>
        <draw:path draw:style-name="gr10" draw:text-style-name="P2" draw:layer="layout" svg:width="0.183cm" svg:height="0.199cm" svg:x="1.679cm" svg:y="6.028cm" svg:viewBox="0 0 184 200" svg:d="M184 192c-32 18-74 4-116-40-40-42-68-102-68-152">
          <text:p/>
        </draw:path>
        <draw:path draw:style-name="gr10" draw:text-style-name="P2" draw:layer="layout" svg:width="0.06cm" svg:height="0.127cm" svg:x="1.591cm" svg:y="5.852cm" svg:viewBox="0 0 61 128" svg:d="M0 128c0-63 24-107 61-128">
          <text:p/>
        </draw:path>
        <draw:path draw:style-name="gr10" draw:text-style-name="P2" draw:layer="layout" svg:width="0.335cm" svg:height="0.49cm" svg:x="1.647cm" svg:y="5.838cm" svg:viewBox="0 0 336 491" svg:d="M0 14c78-46 202 25 280 159 74 131 74 272 0 318">
          <text:p/>
        </draw:path>
        <draw:path draw:style-name="gr10" draw:text-style-name="P2" draw:layer="layout" svg:width="0.335cm" svg:height="0.365cm" svg:x="1.591cm" svg:y="5.976cm" svg:viewBox="0 0 336 366" svg:d="M336 353c-57 32-142 4-217-74-70-77-119-187-119-279">
          <text:p/>
        </draw:path>
        <draw:path draw:style-name="gr10" draw:text-style-name="P2" draw:layer="layout" svg:width="0.335cm" svg:height="0.49cm" svg:x="1.682cm" svg:y="5.817cm" svg:viewBox="0 0 336 491" svg:d="M0 14c78-46 202 28 280 159 74 131 74 276 0 318">
          <text:p/>
        </draw:path>
        <draw:path draw:style-name="gr10" draw:text-style-name="P2" draw:layer="layout" svg:width="0.304cm" svg:height="0.445cm" svg:x="1.816cm" svg:y="5.77cm" svg:viewBox="0 0 305 446" svg:d="M0 12c71-39 185 24 252 144 70 121 70 252 0 290">
          <text:p/>
        </draw:path>
        <draw:path draw:style-name="gr10" draw:text-style-name="P2" draw:layer="layout" svg:width="0.032cm" svg:height="0.028cm" svg:x="1.788cm" svg:y="5.771cm" svg:viewBox="0 0 33 29" svg:d="M0 29c7-10 21-22 33-29">
          <text:p/>
        </draw:path>
        <draw:path draw:style-name="gr10" draw:text-style-name="P2" draw:layer="layout" svg:width="0.314cm" svg:height="0.461cm" svg:x="1.82cm" svg:y="5.758cm" svg:viewBox="0 0 315 462" svg:d="M0 13c70-43 187 25 262 148 70 124 70 258 0 301">
          <text:p/>
        </draw:path>
        <draw:path draw:style-name="gr10" draw:text-style-name="P2" draw:layer="layout" svg:width="0.042cm" svg:height="0.014cm" svg:x="2.039cm" svg:y="6.219cm" svg:viewBox="0 0 43 15" svg:d="M43 0c-15 8-26 15-43 15">
          <text:p/>
        </draw:path>
        <draw:path draw:style-name="gr10" draw:text-style-name="P2" draw:layer="layout" svg:width="0.314cm" svg:height="0.46cm" svg:x="1.855cm" svg:y="5.737cm" svg:viewBox="0 0 315 461" svg:d="M0 13c71-44 188 28 262 151 71 124 71 258 0 297">
          <text:p/>
        </draw:path>
        <draw:path draw:style-name="gr10" draw:text-style-name="P2" draw:layer="layout" svg:width="0.018cm" svg:height="0.035cm" svg:x="1.943cm" svg:y="4.427cm" svg:viewBox="0 0 19 36" svg:d="M0 36c0-17 8-32 19-36">
          <text:p/>
        </draw:path>
        <draw:path draw:style-name="gr10" draw:text-style-name="P2" draw:layer="layout" svg:width="0.09cm" svg:height="0.134cm" svg:x="1.961cm" svg:y="4.423cm" svg:viewBox="0 0 91 135" svg:d="M0 4c18-14 54 7 75 42 21 36 21 75 0 89">
          <text:p/>
        </draw:path>
        <draw:path draw:style-name="gr10" draw:text-style-name="P2" draw:layer="layout" svg:width="0.092cm" svg:height="0.101cm" svg:x="1.943cm" svg:y="4.459cm" svg:viewBox="0 0 93 102" svg:d="M93 99c-18 7-39 0-60-21-18-21-33-54-33-78">
          <text:p/>
        </draw:path>
        <draw:path draw:style-name="gr10" draw:text-style-name="P2" draw:layer="layout" svg:width="0.183cm" svg:height="0.267cm" svg:x="2.127cm" svg:y="4.234cm" svg:viewBox="0 0 184 268" svg:d="M0 6c42-21 109 14 151 88 44 74 44 149 0 174">
          <text:p/>
        </draw:path>
        <draw:path draw:style-name="gr10" draw:text-style-name="P2" draw:layer="layout" svg:width="0.196cm" svg:height="0.293cm" svg:x="2.088cm" svg:y="4.243cm" svg:viewBox="0 0 197 294" svg:d="M0 7c42-25 116 18 162 96 47 77 47 162 0 191">
          <text:p/>
        </draw:path>
        <draw:path draw:style-name="gr10" draw:text-style-name="P2" draw:layer="layout" svg:width="0.22cm" svg:height="0.322cm" svg:x="1.954cm" svg:y="4.299cm" svg:viewBox="0 0 221 323" svg:d="M0 8c49-28 131 18 181 107 53 84 53 180 0 208">
          <text:p/>
        </draw:path>
        <draw:path draw:style-name="gr10" draw:text-style-name="P2" draw:layer="layout" svg:width="0.039cm" svg:height="0.081cm" svg:x="1.869cm" svg:y="4.335cm" svg:viewBox="0 0 40 82" svg:d="M0 82c0-40 15-68 40-82">
          <text:p/>
        </draw:path>
        <draw:path draw:style-name="gr10" draw:text-style-name="P2" draw:layer="layout" svg:width="0.217cm" svg:height="0.321cm" svg:x="1.908cm" svg:y="4.326cm" svg:viewBox="0 0 218 322" svg:d="M0 10c49-33 131 18 181 102 49 89 49 180 0 210">
          <text:p/>
        </draw:path>
        <draw:path draw:style-name="gr10" draw:text-style-name="P2" draw:layer="layout" svg:width="0.219cm" svg:height="0.24cm" svg:x="1.869cm" svg:y="4.416cm" svg:viewBox="0 0 220 241" svg:d="M220 234c-40 19-93 0-142-49-46-53-78-124-78-185">
          <text:p/>
        </draw:path>
        <draw:path draw:style-name="gr10" draw:text-style-name="P2" draw:layer="layout" svg:width="0.014cm" svg:height="0.035cm" svg:x="1.273cm" svg:y="4.039cm" svg:viewBox="0 0 15 36" svg:d="M0 36c0-18 4-33 15-36">
          <text:p/>
        </draw:path>
        <draw:path draw:style-name="gr10" draw:text-style-name="P2" draw:layer="layout" svg:width="0.094cm" svg:height="0.134cm" svg:x="1.287cm" svg:y="4.034cm" svg:viewBox="0 0 95 135" svg:d="M0 4c21-14 57 7 79 42 21 36 21 75 0 89">
          <text:p/>
        </draw:path>
        <draw:path draw:style-name="gr10" draw:text-style-name="P2" draw:layer="layout" svg:width="0.092cm" svg:height="0.101cm" svg:x="1.273cm" svg:y="4.071cm" svg:viewBox="0 0 93 102" svg:d="M93 99c-18 7-39 0-61-21-21-21-32-53-32-78">
          <text:p/>
        </draw:path>
        <draw:path draw:style-name="gr10" draw:text-style-name="P2" draw:layer="layout" svg:width="0.181cm" svg:height="0.267cm" svg:x="1.456cm" svg:y="3.846cm" svg:viewBox="0 0 182 268" svg:d="M0 6c43-21 111 18 153 89 39 74 39 152 0 173">
          <text:p/>
        </draw:path>
        <draw:path draw:style-name="gr10" draw:text-style-name="P2" draw:layer="layout" svg:width="0.198cm" svg:height="0.29cm" svg:x="1.414cm" svg:y="3.855cm" svg:viewBox="0 0 199 291" svg:d="M0 7c46-24 121 18 167 97 42 77 42 162 0 187">
          <text:p/>
        </draw:path>
        <draw:path draw:style-name="gr10" draw:text-style-name="P2" draw:layer="layout" svg:width="0.221cm" svg:height="0.322cm" svg:x="1.28cm" svg:y="3.911cm" svg:viewBox="0 0 222 323" svg:d="M0 8c53-28 134 18 185 107 49 84 49 180 0 208">
          <text:p/>
        </draw:path>
        <draw:path draw:style-name="gr10" draw:text-style-name="P2" draw:layer="layout" svg:width="0.035cm" svg:height="0.081cm" svg:x="1.199cm" svg:y="3.947cm" svg:viewBox="0 0 36 82" svg:d="M0 82c0-40 15-68 36-82">
          <text:p/>
        </draw:path>
        <draw:path draw:style-name="gr10" draw:text-style-name="P2" draw:layer="layout" svg:width="0.22cm" svg:height="0.322cm" svg:x="1.234cm" svg:y="3.939cm" svg:viewBox="0 0 221 323" svg:d="M0 8c50-28 131 18 180 107 54 85 54 180 0 208">
          <text:p/>
        </draw:path>
        <draw:path draw:style-name="gr10" draw:text-style-name="P2" draw:layer="layout" svg:width="0.219cm" svg:height="0.241cm" svg:x="1.199cm" svg:y="4.028cm" svg:viewBox="0 0 220 242" svg:d="M220 234c-40 21-93 0-142-49-46-54-78-125-78-185">
          <text:p/>
        </draw:path>
        <draw:path draw:style-name="gr10" draw:text-style-name="P2" draw:layer="layout" svg:width="0.014cm" svg:height="0.035cm" svg:x="1.273cm" svg:y="10.16cm" svg:viewBox="0 0 15 36" svg:d="M0 36c0-18 4-33 15-36">
          <text:p/>
        </draw:path>
        <draw:path draw:style-name="gr10" draw:text-style-name="P2" draw:layer="layout" svg:width="0.094cm" svg:height="0.135cm" svg:x="1.287cm" svg:y="10.155cm" svg:viewBox="0 0 95 136" svg:d="M0 5c21-15 57 7 79 42 21 35 21 75 0 89">
          <text:p/>
        </draw:path>
        <draw:path draw:style-name="gr10" draw:text-style-name="P2" draw:layer="layout" svg:width="0.092cm" svg:height="0.102cm" svg:x="1.273cm" svg:y="10.191cm" svg:viewBox="0 0 93 103" svg:d="M93 100c-18 7-39 0-61-21-21-22-32-54-32-79">
          <text:p/>
        </draw:path>
        <draw:path draw:style-name="gr10" draw:text-style-name="P2" draw:layer="layout" svg:width="0.181cm" svg:height="0.266cm" svg:x="1.456cm" svg:y="9.967cm" svg:viewBox="0 0 182 267" svg:d="M0 9c43-29 111 14 153 85 39 70 39 148 0 173">
          <text:p/>
        </draw:path>
        <draw:path draw:style-name="gr10" draw:text-style-name="P2" draw:layer="layout" svg:width="0.198cm" svg:height="0.289cm" svg:x="1.414cm" svg:y="9.976cm" svg:viewBox="0 0 199 290" svg:d="M0 7c46-26 121 18 167 95 42 78 42 163 0 188">
          <text:p/>
        </draw:path>
        <draw:path draw:style-name="gr10" draw:text-style-name="P2" draw:layer="layout" svg:width="0.221cm" svg:height="0.323cm" svg:x="1.28cm" svg:y="10.031cm" svg:viewBox="0 0 222 324" svg:d="M0 9c53-29 134 17 185 106 49 89 49 180 0 209">
          <text:p/>
        </draw:path>
        <draw:path draw:style-name="gr10" draw:text-style-name="P2" draw:layer="layout" svg:width="0.035cm" svg:height="0.081cm" svg:x="1.199cm" svg:y="10.068cm" svg:viewBox="0 0 36 82" svg:d="M0 82c0-39 15-68 36-82">
          <text:p/>
        </draw:path>
        <draw:path draw:style-name="gr10" draw:text-style-name="P2" draw:layer="layout" svg:width="0.22cm" svg:height="0.322cm" svg:x="1.234cm" svg:y="10.06cm" svg:viewBox="0 0 221 323" svg:d="M0 8c50-28 131 17 180 107 54 84 54 180 0 208">
          <text:p/>
        </draw:path>
        <draw:path draw:style-name="gr10" draw:text-style-name="P2" draw:layer="layout" svg:width="0.219cm" svg:height="0.241cm" svg:x="1.199cm" svg:y="10.149cm" svg:viewBox="0 0 220 242" svg:d="M220 234c-40 21-93 0-142-50-46-49-78-123-78-184">
          <text:p/>
        </draw:path>
        <draw:path draw:style-name="gr10" draw:text-style-name="P2" draw:layer="layout" svg:width="0.018cm" svg:height="0.035cm" svg:x="1.943cm" svg:y="10.548cm" svg:viewBox="0 0 19 36" svg:d="M0 36c0-18 8-33 19-36">
          <text:p/>
        </draw:path>
        <draw:path draw:style-name="gr10" draw:text-style-name="P2" draw:layer="layout" svg:width="0.09cm" svg:height="0.135cm" svg:x="1.961cm" svg:y="10.543cm" svg:viewBox="0 0 91 136" svg:d="M0 5c18-15 54 7 75 42s21 75 0 89">
          <text:p/>
        </draw:path>
        <draw:path draw:style-name="gr10" draw:text-style-name="P2" draw:layer="layout" svg:width="0.092cm" svg:height="0.102cm" svg:x="1.943cm" svg:y="10.579cm" svg:viewBox="0 0 93 103" svg:d="M93 100c-18 7-39 0-60-21-18-22-33-54-33-79">
          <text:p/>
        </draw:path>
        <draw:path draw:style-name="gr10" draw:text-style-name="P2" draw:layer="layout" svg:width="0.183cm" svg:height="0.266cm" svg:x="2.127cm" svg:y="10.357cm" svg:viewBox="0 0 184 267" svg:d="M0 8c42-25 109 14 151 86 44 74 44 148 0 173">
          <text:p/>
        </draw:path>
        <draw:path draw:style-name="gr10" draw:text-style-name="P2" draw:layer="layout" svg:width="0.196cm" svg:height="0.292cm" svg:x="2.088cm" svg:y="10.364cm" svg:viewBox="0 0 197 293" svg:d="M0 7c42-26 116 18 162 95 47 78 47 163 0 191">
          <text:p/>
        </draw:path>
        <draw:path draw:style-name="gr10" draw:text-style-name="P2" draw:layer="layout" svg:width="0.22cm" svg:height="0.324cm" svg:x="1.954cm" svg:y="10.418cm" svg:viewBox="0 0 221 325" svg:d="M0 10c49-32 131 17 181 103 53 88 53 180 0 212">
          <text:p/>
        </draw:path>
        <draw:path draw:style-name="gr10" draw:text-style-name="P2" draw:layer="layout" svg:width="0.039cm" svg:height="0.081cm" svg:x="1.869cm" svg:y="10.456cm" svg:viewBox="0 0 40 82" svg:d="M0 82c0-39 15-68 40-82">
          <text:p/>
        </draw:path>
        <draw:path draw:style-name="gr10" draw:text-style-name="P2" draw:layer="layout" svg:width="0.217cm" svg:height="0.324cm" svg:x="1.908cm" svg:y="10.446cm" svg:viewBox="0 0 218 325" svg:d="M0 10c49-32 131 17 181 103 49 88 49 184 0 212">
          <text:p/>
        </draw:path>
        <draw:path draw:style-name="gr10" draw:text-style-name="P2" draw:layer="layout" svg:width="0.219cm" svg:height="0.241cm" svg:x="1.869cm" svg:y="10.537cm" svg:viewBox="0 0 220 242" svg:d="M220 234c-40 21-93 0-142-50-46-50-78-124-78-184">
          <text:p/>
        </draw:path>
        <draw:line draw:style-name="gr10" draw:text-style-name="P2" draw:layer="layout" svg:x1="1.647cm" svg:y1="8.199cm" svg:x2="1.687cm" svg:y2="8.177cm">
          <text:p/>
        </draw:line>
        <draw:line draw:style-name="gr10" draw:text-style-name="P2" draw:layer="layout" svg:x1="1.922cm" svg:y1="8.675cm" svg:x2="1.962cm" svg:y2="8.653cm">
          <text:p/>
        </draw:line>
        <draw:line draw:style-name="gr10" draw:text-style-name="P2" draw:layer="layout" svg:x1="1.753cm" svg:y1="8.167cm" svg:x2="1.817cm" svg:y2="8.131cm">
          <text:p/>
        </draw:line>
        <draw:line draw:style-name="gr10" draw:text-style-name="P2" draw:layer="layout" svg:x1="2.003cm" svg:y1="8.601cm" svg:x2="2.068cm" svg:y2="8.561cm">
          <text:p/>
        </draw:line>
        <draw:line draw:style-name="gr10" draw:text-style-name="P2" draw:layer="layout" svg:x1="1.82cm" svg:y1="8.118cm" svg:x2="1.856cm" svg:y2="8.096cm">
          <text:p/>
        </draw:line>
        <draw:line draw:style-name="gr10" draw:text-style-name="P2" draw:layer="layout" svg:x1="2.077cm" svg:y1="8.569cm" svg:x2="2.117cm" svg:y2="8.547cm">
          <text:p/>
        </draw:line>
        <draw:line draw:style-name="gr10" draw:text-style-name="P2" draw:layer="layout" svg:x1="1.647cm" svg:y1="5.853cm" svg:x2="1.687cm" svg:y2="5.831cm">
          <text:p/>
        </draw:line>
        <draw:line draw:style-name="gr10" draw:text-style-name="P2" draw:layer="layout" svg:x1="1.922cm" svg:y1="6.329cm" svg:x2="1.962cm" svg:y2="6.307cm">
          <text:p/>
        </draw:line>
        <draw:line draw:style-name="gr10" draw:text-style-name="P2" draw:layer="layout" svg:x1="1.753cm" svg:y1="5.821cm" svg:x2="1.817cm" svg:y2="5.782cm">
          <text:p/>
        </draw:line>
        <draw:line draw:style-name="gr10" draw:text-style-name="P2" draw:layer="layout" svg:x1="2.003cm" svg:y1="6.255cm" svg:x2="2.068cm" svg:y2="6.215cm">
          <text:p/>
        </draw:line>
        <draw:line draw:style-name="gr10" draw:text-style-name="P2" draw:layer="layout" svg:x1="1.82cm" svg:y1="5.772cm" svg:x2="1.856cm" svg:y2="5.75cm">
          <text:p/>
        </draw:line>
        <draw:line draw:style-name="gr10" draw:text-style-name="P2" draw:layer="layout" svg:x1="2.077cm" svg:y1="6.22cm" svg:x2="2.117cm" svg:y2="6.198cm">
          <text:p/>
        </draw:line>
        <draw:line draw:style-name="gr10" draw:text-style-name="P2" draw:layer="layout" svg:x1="2.279cm" svg:y1="4.501cm" svg:x2="2.275cm" svg:y2="4.505cm">
          <text:p/>
        </draw:line>
        <draw:line draw:style-name="gr10" draw:text-style-name="P2" draw:layer="layout" svg:x1="2.128cm" svg:y1="4.24cm" svg:x2="2.123cm" svg:y2="4.244cm">
          <text:p/>
        </draw:line>
        <draw:line draw:style-name="gr10" draw:text-style-name="P2" draw:layer="layout" svg:x1="2.251cm" svg:y1="4.533cm" svg:x2="2.166cm" svg:y2="4.583cm">
          <text:p/>
        </draw:line>
        <draw:line draw:style-name="gr10" draw:text-style-name="P2" draw:layer="layout" svg:x1="2.089cm" svg:y1="4.25cm" svg:x2="2.003cm" svg:y2="4.301cm">
          <text:p/>
        </draw:line>
        <draw:line draw:style-name="gr10" draw:text-style-name="P2" draw:layer="layout" svg:x1="2.135cm" svg:y1="4.621cm" svg:x2="2.088cm" svg:y2="4.65cm">
          <text:p/>
        </draw:line>
        <draw:line draw:style-name="gr10" draw:text-style-name="P2" draw:layer="layout" svg:x1="1.955cm" svg:y1="4.307cm" svg:x2="1.908cm" svg:y2="4.336cm">
          <text:p/>
        </draw:line>
        <draw:line draw:style-name="gr10" draw:text-style-name="P2" draw:layer="layout" svg:x1="1.609cm" svg:y1="4.113cm" svg:x2="1.601cm" svg:y2="4.117cm">
          <text:p/>
        </draw:line>
        <draw:line draw:style-name="gr10" draw:text-style-name="P2" draw:layer="layout" svg:x1="1.457cm" svg:y1="3.852cm" svg:x2="1.453cm" svg:y2="3.856cm">
          <text:p/>
        </draw:line>
        <draw:line draw:style-name="gr10" draw:text-style-name="P2" draw:layer="layout" svg:x1="1.581cm" svg:y1="4.145cm" svg:x2="1.492cm" svg:y2="4.195cm">
          <text:p/>
        </draw:line>
        <draw:line draw:style-name="gr10" draw:text-style-name="P2" draw:layer="layout" svg:x1="1.415cm" svg:y1="3.862cm" svg:x2="1.333cm" svg:y2="3.913cm">
          <text:p/>
        </draw:line>
        <draw:line draw:style-name="gr10" draw:text-style-name="P2" draw:layer="layout" svg:x1="1.465cm" svg:y1="4.233cm" svg:x2="1.414cm" svg:y2="4.262cm">
          <text:p/>
        </draw:line>
        <draw:line draw:style-name="gr10" draw:text-style-name="P2" draw:layer="layout" svg:x1="1.285cm" svg:y1="3.919cm" svg:x2="1.234cm" svg:y2="3.948cm">
          <text:p/>
        </draw:line>
        <draw:line draw:style-name="gr10" draw:text-style-name="P2" draw:layer="layout" svg:x1="1.609cm" svg:y1="10.234cm" svg:x2="1.601cm" svg:y2="10.238cm">
          <text:p/>
        </draw:line>
        <draw:line draw:style-name="gr10" draw:text-style-name="P2" draw:layer="layout" svg:x1="1.456cm" svg:y1="9.976cm" svg:x2="1.453cm" svg:y2="9.976cm">
          <text:p/>
        </draw:line>
        <draw:line draw:style-name="gr10" draw:text-style-name="P2" draw:layer="layout" svg:x1="1.581cm" svg:y1="10.265cm" svg:x2="1.492cm" svg:y2="10.317cm">
          <text:p/>
        </draw:line>
        <draw:line draw:style-name="gr10" draw:text-style-name="P2" draw:layer="layout" svg:x1="1.415cm" svg:y1="9.983cm" svg:x2="1.333cm" svg:y2="10.034cm">
          <text:p/>
        </draw:line>
        <draw:line draw:style-name="gr10" draw:text-style-name="P2" draw:layer="layout" svg:x1="1.465cm" svg:y1="10.354cm" svg:x2="1.414cm" svg:y2="10.383cm">
          <text:p/>
        </draw:line>
        <draw:line draw:style-name="gr10" draw:text-style-name="P2" draw:layer="layout" svg:x1="1.285cm" svg:y1="10.04cm" svg:x2="1.234cm" svg:y2="10.069cm">
          <text:p/>
        </draw:line>
        <draw:line draw:style-name="gr10" draw:text-style-name="P2" draw:layer="layout" svg:x1="2.279cm" svg:y1="10.622cm" svg:x2="2.275cm" svg:y2="10.626cm">
          <text:p/>
        </draw:line>
        <draw:line draw:style-name="gr10" draw:text-style-name="P2" draw:layer="layout" svg:x1="2.127cm" svg:y1="10.364cm" svg:x2="2.123cm" svg:y2="10.364cm">
          <text:p/>
        </draw:line>
        <draw:line draw:style-name="gr10" draw:text-style-name="P2" draw:layer="layout" svg:x1="2.251cm" svg:y1="10.653cm" svg:x2="2.166cm" svg:y2="10.704cm">
          <text:p/>
        </draw:line>
        <draw:line draw:style-name="gr10" draw:text-style-name="P2" draw:layer="layout" svg:x1="2.089cm" svg:y1="10.371cm" svg:x2="2.003cm" svg:y2="10.422cm">
          <text:p/>
        </draw:line>
        <draw:line draw:style-name="gr10" draw:text-style-name="P2" draw:layer="layout" svg:x1="2.135cm" svg:y1="10.742cm" svg:x2="2.088cm" svg:y2="10.771cm">
          <text:p/>
        </draw:line>
        <draw:line draw:style-name="gr10" draw:text-style-name="P2" draw:layer="layout" svg:x1="1.955cm" svg:y1="10.428cm" svg:x2="1.908cm" svg:y2="10.457cm">
          <text:p/>
        </draw:line>
        <draw:path draw:style-name="gr1" draw:text-style-name="P1" draw:layer="layout" svg:width="4.152cm" svg:height="8.791cm" svg:x="12.763cm" svg:y="1.118cm" svg:viewBox="0 0 4153 8792" svg:d="M4097 2797c74 46 74 187 0 318-78 130-201 205-275 159l-36-22c-21-10-35-28-46-52 11 24 25 42 46 52l36 22c-39-22-57-67-57-124 0-92 46-201 120-279 71-77 155-105 212-74 74 46 74 187 0 318-78 130-201 205-275 159-39-22-57-67-57-124 0-92 46-201 120-279 71-77 155-105 212-74l-36-21c-21-10-45-14-70-10l-35-22c-7-10-18-21-32-28l-32-21c-49-25-116-7-180 53v-2261-43l-35-21-497-286-36 22c-130 77-345 81-483 3-95-49-212-92-335-120-124-28-258-42-392-42-134 3-272 17-396 49-127 32-243 74-339 131l-1167 674-32 21v39 7021l1446 836 36 21 35-21 2195-1263v-4326l28 18c-7-22-10-46-10-71 0-74 28-162 81-233 53-74 120-120 180-130 25-4 49 0 70 10z">
          <text:p/>
        </draw:path>
        <draw:polygon draw:style-name="gr9" draw:text-style-name="P2" draw:layer="layout" svg:width="0cm" svg:height="0cm" svg:x="15.543cm" svg:y="5.986cm" svg:viewBox="0 0 0 0" draw:points="0,0">
          <text:p/>
        </draw:polygon>
        <draw:path draw:style-name="gr1" draw:text-style-name="P1" draw:layer="layout" svg:width="2.438cm" svg:height="8.283cm" svg:x="14.28cm" svg:y="1.605cm" svg:viewBox="0 0 2439 8284" svg:d="M2188 2692c-14 0-28-3-39-10-35-21-53-64-53-120 0-86 43-188 113-262 67-71 145-99 198-71l-32-21c-49-25-116-7-180 53-81 71-134 183-134 283 0 53 18 99 53 117l35 21-35-21c-35-18-53-64-53-117 0-100 53-212 134-283v-2261l-2195 1263v7021l2195-1263-3-4325-4-4c-14 0-28-3-39-10-35-21-53-64-53-120 0-86 43-188 113-262 67-71 145-99 198-71 14 7 25 18 32 28l-29-14c-49-28-127-3-190 67-67 71-109 170-109 252 0 56 17 95 49 116l32 18z">
          <text:p/>
        </draw:path>
        <draw:polygon draw:style-name="gr9" draw:text-style-name="P2" draw:layer="layout" svg:width="0cm" svg:height="0cm" svg:x="15.543cm" svg:y="5.986cm" svg:viewBox="0 0 0 0" draw:points="0,0">
          <text:p/>
        </draw:polygon>
        <draw:polygon draw:style-name="gr1" draw:text-style-name="P1" draw:layer="layout" svg:width="1.45cm" svg:height="7.856cm" svg:x="12.763cm" svg:y="2.032cm" svg:viewBox="0 0 1451 7857" draw:points="0,7021 1451,7857 1451,836 0,0">
          <text:p/>
        </draw:polygon>
        <draw:polygon draw:style-name="gr9" draw:text-style-name="P2" draw:layer="layout" svg:width="0cm" svg:height="0cm" svg:x="15.543cm" svg:y="5.986cm" svg:viewBox="0 0 0 0" draw:points="0,0">
          <text:p/>
        </draw:polygon>
        <draw:path draw:style-name="gr1" draw:text-style-name="P1" draw:layer="layout" svg:width="3.644cm" svg:height="1.69cm" svg:x="12.795cm" svg:y="1.118cm" svg:viewBox="0 0 3645 1691" svg:d="M3645 423l-498-286-36 22c-134 77-349 81-487 3-95-49-208-92-331-120-124-28-258-42-392-42-137 3-271 17-395 49-127 32-243 74-339 131l-1167 674 1450 837z">
          <text:p/>
        </draw:path>
        <draw:polygon draw:style-name="gr9" draw:text-style-name="P2" draw:layer="layout" svg:width="0cm" svg:height="0cm" svg:x="15.543cm" svg:y="5.986cm" svg:viewBox="0 0 0 0" draw:points="0,0">
          <text:p/>
        </draw:polygon>
        <draw:path draw:style-name="gr1" draw:text-style-name="P1" draw:layer="layout" svg:width="1.873cm" svg:height="1.083cm" svg:x="13.663cm" svg:y="1.206cm" svg:viewBox="0 0 1874 1084" svg:d="M1874 541c0-301-420-541-935-541-519 0-939 240-939 541zM0 541c0 300 420 543 939 543 515 0 935-243 935-543z">
          <text:p/>
        </draw:path>
        <draw:polygon draw:style-name="gr9" draw:text-style-name="P2" draw:layer="layout" svg:width="0cm" svg:height="0cm" svg:x="15.543cm" svg:y="5.986cm" svg:viewBox="0 0 0 0" draw:points="0,0">
          <text:p/>
        </draw:polygon>
        <draw:path draw:style-name="gr1" draw:text-style-name="P1" draw:layer="layout" svg:width="1.789cm" svg:height="1.033cm" svg:x="13.705cm" svg:y="1.231cm" svg:viewBox="0 0 1790 1034" svg:d="M1790 516c0-287-404-516-898-516-493 0-892 229-892 516zM0 516c0 286 399 518 892 518 494 0 898-232 898-518z">
          <text:p/>
        </draw:path>
        <draw:polygon draw:style-name="gr9" draw:text-style-name="P2" draw:layer="layout" svg:width="0cm" svg:height="0cm" svg:x="15.543cm" svg:y="5.986cm" svg:viewBox="0 0 0 0" draw:points="0,0">
          <text:p/>
        </draw:polygon>
        <draw:path draw:style-name="gr1" draw:text-style-name="P1" draw:layer="layout" svg:width="1.591cm" svg:height="0.919cm" svg:x="13.804cm" svg:y="1.287cm" svg:viewBox="0 0 1592 920" svg:d="M1592 470c0-3 0-7 0-10 0-254-358-460-799-460-437 0-793 206-793 460 0 3 0 7 0 10 3 29 7 57 17 85 32 88 106 166 216 229 208 120 511 166 790 117 282-50 495-184 551-346 11-28 18-56 18-85z">
          <text:p/>
        </draw:path>
        <draw:polygon draw:style-name="gr9" draw:text-style-name="P2" draw:layer="layout" svg:width="0cm" svg:height="0cm" svg:x="15.543cm" svg:y="5.986cm" svg:viewBox="0 0 0 0" draw:points="0,0">
          <text:p/>
        </draw:polygon>
        <draw:path draw:style-name="gr1" draw:text-style-name="P1" draw:layer="layout" svg:width="1.556cm" svg:height="0.735cm" svg:x="13.821cm" svg:y="1.471cm" svg:viewBox="0 0 1557 736" svg:d="M0 371c32 88 106 166 216 229 208 120 511 166 791 117 282-50 494-184 550-346-74-216-399-371-781-371-377 0-702 155-776 371z">
          <text:p/>
        </draw:path>
        <draw:polygon draw:style-name="gr9" draw:text-style-name="P2" draw:layer="layout" svg:width="0cm" svg:height="0cm" svg:x="15.543cm" svg:y="5.986cm" svg:viewBox="0 0 0 0" draw:points="0,0">
          <text:p/>
        </draw:polygon>
        <draw:polygon draw:style-name="gr1" draw:text-style-name="P1" draw:layer="layout" svg:width="0.071cm" svg:height="7.02cm" svg:x="14.209cm" svg:y="2.868cm" svg:viewBox="0 0 72 7021" draw:points="72,7021 72,0 0,0 0,7021">
          <text:p/>
        </draw:polygon>
        <draw:polygon draw:style-name="gr9" draw:text-style-name="P2" draw:layer="layout" svg:width="0cm" svg:height="0cm" svg:x="15.543cm" svg:y="5.986cm" svg:viewBox="0 0 0 0" draw:points="0,0">
          <text:p/>
        </draw:polygon>
        <draw:path draw:style-name="gr1" draw:text-style-name="P1" draw:layer="layout" svg:width="0.497cm" svg:height="0.642cm" svg:x="13.222cm" svg:y="6.8cm" svg:viewBox="0 0 498 643" svg:d="M498 463c0-17 0-39-7-60-18-123-96-254-195-335-39-35-85-53-124-63-3 0-10 0-14-4-31-3-60 4-84 18-99 56-99 236 0 402 95 170 254 262 349 205 26-14 47-38 57-68 4-3 4-10 4-14 11-24 14-49 14-81z">
          <text:p/>
        </draw:path>
        <draw:polygon draw:style-name="gr9" draw:text-style-name="P2" draw:layer="layout" svg:width="0cm" svg:height="0cm" svg:x="15.543cm" svg:y="5.986cm" svg:viewBox="0 0 0 0" draw:points="0,0">
          <text:p/>
        </draw:polygon>
        <draw:path draw:style-name="gr1" draw:text-style-name="P1" draw:layer="layout" svg:width="0.497cm" svg:height="0.639cm" svg:x="13.222cm" svg:y="4.454cm" svg:viewBox="0 0 498 640" svg:d="M498 464c0-21 0-39-7-60-18-124-96-258-195-336-39-35-85-56-124-63-3-4-10-4-14-4-31-3-60 0-84 14-99 57-99 237 0 407 95 169 254 257 349 201 26-14 47-35 57-67 4-4 4-7 4-11 11-24 14-53 14-81z">
          <text:p/>
        </draw:path>
        <draw:polygon draw:style-name="gr9" draw:text-style-name="P2" draw:layer="layout" svg:width="0cm" svg:height="0cm" svg:x="15.543cm" svg:y="5.986cm" svg:viewBox="0 0 0 0" draw:points="0,0">
          <text:p/>
        </draw:polygon>
        <draw:path draw:style-name="gr1" draw:text-style-name="P1" draw:layer="layout" svg:width="0.578cm" svg:height="0.604cm" svg:x="16.337cm" svg:y="10.334cm" svg:viewBox="0 0 579 605" svg:d="M523 112c74 46 74 188 0 319-78 134-201 204-275 162l-36-21c-21-14-35-32-46-57-7-21-10-42-10-70 0-74 28-159 81-234 53-74 120-120 180-130 25-4 49 0 70 10-21-10-45-14-70-10l-35-22-29-14c-49-28-127-3-190 67-68 71-110 171-110 255 0 53 17 92 49 113l29 14c-14 0-29-3-40-10l-35-21c-35-18-56-64-56-117 0-88 46-191 117-265 67-71 148-99 201-68l32 18c14 7 25 18 32 28-7-10-18-21-32-28l-32-18c-53-31-134-3-201 68-71 74-117 177-117 265 0 53 21 99 56 117l35 21c-35-21-56-64-56-117 0-88 46-191 117-265 67-71 145-99 198-71-53-28-131 0-198 71-71 74-117 177-117 265 0 53 21 96 56 117 11 7 26 10 40 10l35 21c11 25 25 43 46 57l36 21c-39-21-57-67-57-127 0-92 46-201 120-280 71-77 155-105 212-74 74 46 74 188 0 319-78 134-201 204-275 162-39-21-57-67-57-127 0-92 46-201 120-280 71-77 155-105 212-74l-36-21z">
          <text:p/>
        </draw:path>
        <draw:polygon draw:style-name="gr9" draw:text-style-name="P2" draw:layer="layout" svg:width="0cm" svg:height="0cm" svg:x="15.543cm" svg:y="5.986cm" svg:viewBox="0 0 0 0" draw:points="0,0">
          <text:p/>
        </draw:polygon>
        <draw:path draw:style-name="gr1" draw:text-style-name="P1" draw:layer="layout" svg:width="0.578cm" svg:height="0.602cm" svg:x="17.892cm" svg:y="2.906cm" svg:viewBox="0 0 579 603" svg:d="M520 113c78 43 78 187 0 319-74 130-198 201-276 159l-35-22c-18-10-36-28-43-53-10-21-14-45-14-70 0-75 32-163 85-234 54-74 121-120 181-130 24-4 49 0 70 10-21-10-46-14-70-10l-36-22-28-14c-49-31-128-3-195 64-67 70-109 169-109 254 0 57 17 96 53 117l28 14c-18 0-28-3-42-10l-36-21c-31-22-53-65-53-121 0-85 46-187 113-261 71-71 149-99 202-71l36 21c14 7 21 18 31 28-10-10-17-21-31-28l-36-21c-53-28-131 0-202 71-67 74-113 176-113 261 0 56 22 99 53 121l36 21c-32-21-53-64-53-121 0-85 46-191 113-261 70-74 149-99 202-71-53-28-132-3-202 71-67 70-113 176-113 261 0 57 21 100 53 121 14 7 24 10 42 10l35 21c7 25 25 43 43 53l35 22c-35-22-57-67-57-124 0-96 50-202 121-280 74-77 159-105 212-74 78 43 78 187 0 319-74 130-198 201-276 159-35-22-57-67-57-124 0-96 50-202 121-280 74-77 159-105 212-74l-32-21z">
          <text:p/>
        </draw:path>
        <draw:polygon draw:style-name="gr9" draw:text-style-name="P2" draw:layer="layout" svg:width="0cm" svg:height="0cm" svg:x="15.543cm" svg:y="5.986cm" svg:viewBox="0 0 0 0" draw:points="0,0">
          <text:p/>
        </draw:polygon>
        <draw:path draw:style-name="gr1" draw:text-style-name="P1" draw:layer="layout" svg:width="0.578cm" svg:height="0.604cm" svg:x="17.892cm" svg:y="9.434cm" svg:viewBox="0 0 579 605" svg:d="M520 115c78 43 78 184 0 314-74 135-198 206-276 163l-35-21c-18-10-36-31-43-57 7 26 25 47 43 57l35 21c-35-21-57-67-57-128 0-91 50-201 121-278 74-74 159-106 212-71 78 43 78 184 0 314-74 135-198 206-276 163-35-21-57-67-57-128 0-91 50-201 121-278 74-74 159-106 212-71l-32-21c-21-14-46-18-70-14l-36-18-28-17c-49-29-128-4-195 67-67 70-109 169-109 250 0 57 17 95 53 117l28 17c-18-3-28-7-42-14l-36-21c-31-21-53-60-53-120 0-85 46-187 113-261 71-71 149-99 202-67l36 21c14 7 21 14 31 28-10-14-17-21-31-28l-36-21c-53-32-131-4-202 67-67 74-113 176-113 261 0 60 22 99 53 120l36 21c-32-21-53-63-53-120 0-85 46-187 113-261 70-70 149-99 202-67-53-32-132-3-202 67-67 74-113 176-113 261 0 57 21 99 53 120 14 7 24 11 42 14l35 18c-10-18-14-46-14-71 0-74 32-162 85-233 54-70 121-119 181-130 24-4 49 0 70 14z">
          <text:p/>
        </draw:path>
        <draw:polygon draw:style-name="gr9" draw:text-style-name="P2" draw:layer="layout" svg:width="0cm" svg:height="0cm" svg:x="15.543cm" svg:y="5.986cm" svg:viewBox="0 0 0 0" draw:points="0,0">
          <text:p/>
        </draw:polygon>
        <draw:polygon draw:style-name="gr1" draw:text-style-name="P1" draw:layer="layout" svg:width="2.229cm" svg:height="1.33cm" svg:x="14.245cm" svg:y="1.541cm" svg:viewBox="0 0 2230 1331" draw:points="35,1331 2230,64 2195,0 0,1268">
          <text:p/>
        </draw:polygon>
        <draw:polygon draw:style-name="gr9" draw:text-style-name="P2" draw:layer="layout" svg:width="0cm" svg:height="0cm" svg:x="15.543cm" svg:y="5.986cm" svg:viewBox="0 0 0 0" draw:points="0,0">
          <text:p/>
        </draw:polygon>
        <draw:path draw:style-name="gr1" draw:text-style-name="P1" draw:layer="layout" svg:width="1.57cm" svg:height="0.363cm" svg:x="13.814cm" svg:y="1.323cm" svg:viewBox="0 0 1571 364" svg:d="M1571 364c-25-86-95-167-194-234-336-173-848-173-1179 0-106 67-173 148-198 234 156-167 459-273 783-273 333 0 633 106 788 273z">
          <text:p/>
        </draw:path>
        <draw:polygon draw:style-name="gr9" draw:text-style-name="P2" draw:layer="layout" svg:width="0cm" svg:height="0cm" svg:x="15.543cm" svg:y="5.986cm" svg:viewBox="0 0 0 0" draw:points="0,0">
          <text:p/>
        </draw:polygon>
        <draw:path draw:style-name="gr1" draw:text-style-name="P1" draw:layer="layout" svg:width="0.378cm" svg:height="0.485cm" svg:x="14.41cm" svg:y="9.217cm" svg:viewBox="0 0 379 486" svg:d="M379 135c0-120-85-170-191-110-3 4-10 11-17 14-89 60-160 185-167 291-4 10-4 14-4 21 0 120 85 169 188 109 106-60 191-204 191-325z">
          <text:p/>
        </draw:path>
        <draw:polygon draw:style-name="gr9" draw:text-style-name="P2" draw:layer="layout" svg:width="0cm" svg:height="0cm" svg:x="15.543cm" svg:y="5.986cm" svg:viewBox="0 0 0 0" draw:points="0,0">
          <text:p/>
        </draw:polygon>
        <draw:path draw:style-name="gr1" draw:text-style-name="P1" draw:layer="layout" svg:width="0.378cm" svg:height="0.486cm" svg:x="15.966cm" svg:y="8.32cm" svg:viewBox="0 0 379 487" svg:d="M379 132c0-120-85-166-191-106-7 4-10 7-17 11-89 60-160 184-171 294 0 7 0 14 0 21 0 120 86 169 188 109 106-60 191-208 191-329z">
          <text:p/>
        </draw:path>
        <draw:polygon draw:style-name="gr9" draw:text-style-name="P2" draw:layer="layout" svg:width="0cm" svg:height="0cm" svg:x="15.543cm" svg:y="5.986cm" svg:viewBox="0 0 0 0" draw:points="0,0">
          <text:p/>
        </draw:polygon>
        <draw:path draw:style-name="gr1" draw:text-style-name="P1" draw:layer="layout" svg:width="0.378cm" svg:height="0.485cm" svg:x="15.966cm" svg:y="1.791cm" svg:viewBox="0 0 379 486" svg:d="M379 135c0-120-85-170-191-110-7 4-10 7-17 11-89 63-160 183-171 293 0 7 0 14 0 21 0 121 86 170 188 110 106-60 191-205 191-325z">
          <text:p/>
        </draw:path>
        <draw:polygon draw:style-name="gr9" draw:text-style-name="P2" draw:layer="layout" svg:width="0cm" svg:height="0cm" svg:x="15.543cm" svg:y="5.986cm" svg:viewBox="0 0 0 0" draw:points="0,0">
          <text:p/>
        </draw:polygon>
        <draw:path draw:style-name="gr1" draw:text-style-name="P1" draw:layer="layout" svg:width="0.378cm" svg:height="0.485cm" svg:x="14.41cm" svg:y="2.687cm" svg:viewBox="0 0 379 486" svg:d="M379 136c0-120-85-171-191-110-3 4-10 7-17 14-89 60-160 184-167 290-4 7-4 14-4 21 0 121 85 170 188 110 106-61 191-205 191-325z">
          <text:p/>
        </draw:path>
        <draw:polygon draw:style-name="gr9" draw:text-style-name="P2" draw:layer="layout" svg:width="0cm" svg:height="0cm" svg:x="15.543cm" svg:y="5.986cm" svg:viewBox="0 0 0 0" draw:points="0,0">
          <text:p/>
        </draw:polygon>
        <draw:polygon draw:style-name="gr1" draw:text-style-name="P1" draw:layer="layout" svg:width="1.485cm" svg:height="0.899cm" svg:x="12.763cm" svg:y="1.972cm" svg:viewBox="0 0 1486 900" draw:points="0,60 1451,900 1486,837 32,0">
          <text:p/>
        </draw:polygon>
        <draw:polygon draw:style-name="gr9" draw:text-style-name="P2" draw:layer="layout" svg:width="0cm" svg:height="0cm" svg:x="15.543cm" svg:y="5.986cm" svg:viewBox="0 0 0 0" draw:points="0,0">
          <text:p/>
        </draw:polygon>
        <draw:path draw:style-name="gr1" draw:text-style-name="P1" draw:layer="layout" svg:width="1.591cm" svg:height="0.423cm" svg:x="13.804cm" svg:y="1.418cm" svg:viewBox="0 0 1592 424" svg:d="M1592 339c0-24-4-46-11-70-155-166-459-269-788-269-324 0-627 103-783 269-7 24-10 46-10 70 3 29 7 57 17 85 74-215 399-371 776-371 378 0 707 156 781 371 11-28 18-56 18-85z">
          <text:p/>
        </draw:path>
        <draw:polygon draw:style-name="gr9" draw:text-style-name="P2" draw:layer="layout" svg:width="0cm" svg:height="0cm" svg:x="15.543cm" svg:y="5.986cm" svg:viewBox="0 0 0 0" draw:points="0,0">
          <text:p/>
        </draw:polygon>
        <draw:path draw:style-name="gr1" draw:text-style-name="P1" draw:layer="layout" svg:width="0.479cm" svg:height="0.642cm" svg:x="13.222cm" svg:y="6.8cm" svg:viewBox="0 0 480 643" svg:d="M158 1c-31-3-60 4-84 18-99 56-99 236 0 402 95 170 254 262 349 205 26-14 47-38 57-68-92-14-195-98-265-218-71-120-92-251-57-339z">
          <text:p/>
        </draw:path>
        <draw:polygon draw:style-name="gr9" draw:text-style-name="P2" draw:layer="layout" svg:width="0cm" svg:height="0cm" svg:x="15.543cm" svg:y="5.986cm" svg:viewBox="0 0 0 0" draw:points="0,0">
          <text:p/>
        </draw:polygon>
        <draw:path draw:style-name="gr1" draw:text-style-name="P1" draw:layer="layout" svg:width="0.479cm" svg:height="0.639cm" svg:x="13.222cm" svg:y="4.454cm" svg:viewBox="0 0 480 640" svg:d="M158 1c-31-3-60 0-84 14-99 57-99 237 0 407 95 169 254 257 349 201 26-14 47-35 57-67-92-11-195-95-265-215-71-121-92-255-57-340z">
          <text:p/>
        </draw:path>
        <draw:polygon draw:style-name="gr9" draw:text-style-name="P2" draw:layer="layout" svg:width="0cm" svg:height="0cm" svg:x="15.543cm" svg:y="5.986cm" svg:viewBox="0 0 0 0" draw:points="0,0">
          <text:p/>
        </draw:polygon>
        <draw:path draw:style-name="gr1" draw:text-style-name="P1" draw:layer="layout" svg:width="0.303cm" svg:height="0.394cm" svg:x="14.414cm" svg:y="2.713cm" svg:viewBox="0 0 304 395" svg:d="M304 109c0-46-17-81-46-99-25-14-57-14-92 3-88 60-159 184-166 291 4 39 18 67 42 81 43 25 110 0 166-60 57-60 96-146 96-216z">
          <text:p/>
        </draw:path>
        <draw:polygon draw:style-name="gr9" draw:text-style-name="P2" draw:layer="layout" svg:width="0cm" svg:height="0cm" svg:x="15.543cm" svg:y="5.986cm" svg:viewBox="0 0 0 0" draw:points="0,0">
          <text:p/>
        </draw:polygon>
        <draw:path draw:style-name="gr1" draw:text-style-name="P1" draw:layer="layout" svg:width="0.307cm" svg:height="0.391cm" svg:x="15.966cm" svg:y="1.816cm" svg:viewBox="0 0 308 392" svg:d="M308 106c0-46-17-81-46-95-24-15-56-15-91 0-90 60-160 183-171 293 4 36 21 64 46 78 42 25 107 4 167-57 56-60 95-145 95-219z">
          <text:p/>
        </draw:path>
        <draw:polygon draw:style-name="gr9" draw:text-style-name="P2" draw:layer="layout" svg:width="0cm" svg:height="0cm" svg:x="15.543cm" svg:y="5.986cm" svg:viewBox="0 0 0 0" draw:points="0,0">
          <text:p/>
        </draw:polygon>
        <draw:path draw:style-name="gr1" draw:text-style-name="P1" draw:layer="layout" svg:width="0.303cm" svg:height="0.394cm" svg:x="14.414cm" svg:y="9.242cm" svg:viewBox="0 0 304 395" svg:d="M304 111c0-46-17-85-46-100-25-15-57-15-92 0-88 64-159 184-166 294 4 35 18 67 42 81 43 25 110 0 166-60 57-60 96-145 96-215z">
          <text:p/>
        </draw:path>
        <draw:polygon draw:style-name="gr9" draw:text-style-name="P2" draw:layer="layout" svg:width="0cm" svg:height="0cm" svg:x="15.543cm" svg:y="5.986cm" svg:viewBox="0 0 0 0" draw:points="0,0">
          <text:p/>
        </draw:polygon>
        <draw:path draw:style-name="gr1" draw:text-style-name="P1" draw:layer="layout" svg:width="0.307cm" svg:height="0.393cm" svg:x="15.966cm" svg:y="8.344cm" svg:viewBox="0 0 308 394" svg:d="M308 109c0-47-17-82-46-100-24-14-56-10-91 4-90 60-160 184-171 294 4 35 21 63 46 77 42 25 107 4 167-56 56-60 95-145 95-219z">
          <text:p/>
        </draw:path>
        <draw:polygon draw:style-name="gr9" draw:text-style-name="P2" draw:layer="layout" svg:width="0cm" svg:height="0cm" svg:x="15.543cm" svg:y="5.986cm" svg:viewBox="0 0 0 0" draw:points="0,0">
          <text:p/>
        </draw:polygon>
        <draw:path draw:style-name="gr1" draw:text-style-name="P1" draw:layer="layout" svg:width="0.344cm" svg:height="0.539cm" svg:x="13.375cm" svg:y="6.805cm" svg:viewBox="0 0 345 540" svg:d="M146 63c-42-35-88-53-127-63-38 81-17 211 50 331 70 120 174 202 262 209 11-21 14-49 14-82 0-17 0-39-7-60-53-17-106-70-145-137s-57-141-47-198z">
          <text:p/>
        </draw:path>
        <draw:polygon draw:style-name="gr9" draw:text-style-name="P2" draw:layer="layout" svg:width="0cm" svg:height="0cm" svg:x="15.543cm" svg:y="5.986cm" svg:viewBox="0 0 0 0" draw:points="0,0">
          <text:p/>
        </draw:polygon>
        <draw:path draw:style-name="gr1" draw:text-style-name="P1" draw:layer="layout" svg:width="0.344cm" svg:height="0.539cm" svg:x="13.375cm" svg:y="4.459cm" svg:viewBox="0 0 345 540" svg:d="M146 63c-42-35-88-56-127-63-38 77-17 212 50 332 70 117 174 201 262 208 11-24 14-53 14-81 0-21 0-39-7-60-53-17-106-70-145-137s-57-142-47-199z">
          <text:p/>
        </draw:path>
        <draw:polygon draw:style-name="gr9" draw:text-style-name="P2" draw:layer="layout" svg:width="0cm" svg:height="0cm" svg:x="15.543cm" svg:y="5.986cm" svg:viewBox="0 0 0 0" draw:points="0,0">
          <text:p/>
        </draw:polygon>
        <draw:path draw:style-name="gr1" draw:text-style-name="P1" draw:layer="layout" svg:width="0.367cm" svg:height="0.48cm" svg:x="16.386cm" svg:y="10.367cm" svg:viewBox="0 0 368 481" svg:d="M116 481c-10-21-14-42-14-71 0-74 32-162 85-233 53-74 121-120 181-130l-35-22-29-14c-50-28-128-3-195 67-63 71-109 170-109 251 0 56 21 95 53 117l28 14z">
          <text:p/>
        </draw:path>
        <draw:polygon draw:style-name="gr9" draw:text-style-name="P2" draw:layer="layout" svg:width="0cm" svg:height="0cm" svg:x="15.543cm" svg:y="5.986cm" svg:viewBox="0 0 0 0" draw:points="0,0">
          <text:p/>
        </draw:polygon>
        <draw:path draw:style-name="gr1" draw:text-style-name="P1" draw:layer="layout" svg:width="0.367cm" svg:height="0.481cm" svg:x="17.942cm" svg:y="9.467cm" svg:viewBox="0 0 368 482" svg:d="M116 482c-7-18-14-42-14-71 0-75 32-163 86-234 53-70 120-119 180-130l-36-18-28-17c-49-29-127-4-195 67-67 70-109 169-109 250 0 58 17 100 53 118l28 17z">
          <text:p/>
        </draw:path>
        <draw:polygon draw:style-name="gr9" draw:text-style-name="P2" draw:layer="layout" svg:width="0cm" svg:height="0cm" svg:x="15.543cm" svg:y="5.986cm" svg:viewBox="0 0 0 0" draw:points="0,0">
          <text:p/>
        </draw:polygon>
        <draw:path draw:style-name="gr1" draw:text-style-name="P1" draw:layer="layout" svg:width="0.367cm" svg:height="0.481cm" svg:x="16.386cm" svg:y="3.837cm" svg:viewBox="0 0 368 482" svg:d="M116 482c-10-18-14-43-14-71 0-74 32-159 85-234 53-70 121-120 181-130l-35-18-29-18c-50-28-128-3-195 67-63 71-109 171-109 255 0 53 21 96 53 113l32 18z">
          <text:p/>
        </draw:path>
        <draw:polygon draw:style-name="gr9" draw:text-style-name="P2" draw:layer="layout" svg:width="0cm" svg:height="0cm" svg:x="15.543cm" svg:y="5.986cm" svg:viewBox="0 0 0 0" draw:points="0,0">
          <text:p/>
        </draw:polygon>
        <draw:path draw:style-name="gr1" draw:text-style-name="P1" draw:layer="layout" svg:width="0.367cm" svg:height="0.482cm" svg:x="17.942cm" svg:y="2.939cm" svg:viewBox="0 0 368 483" svg:d="M116 483c-7-21-14-45-14-70 0-74 32-162 86-234 53-74 120-120 180-130l-36-22-28-14c-49-31-127-3-195 64-67 70-109 174-109 255 0 56 17 95 53 116l28 14z">
          <text:p/>
        </draw:path>
        <draw:polygon draw:style-name="gr9" draw:text-style-name="P2" draw:layer="layout" svg:width="0cm" svg:height="0cm" svg:x="15.543cm" svg:y="5.986cm" svg:viewBox="0 0 0 0" draw:points="0,0">
          <text:p/>
        </draw:polygon>
        <draw:path draw:style-name="gr1" draw:text-style-name="P1" draw:layer="layout" svg:width="0.247cm" svg:height="0.321cm" svg:x="13.698cm" svg:y="9.054cm" svg:viewBox="0 0 248 322" svg:d="M248 235c0-10 0-17 0-25-7-67-51-137-103-180-8-4-15-11-22-11-67-42-123-11-123 72 0 77 56 176 123 215 71 39 125 7 125-71z">
          <text:p/>
        </draw:path>
        <draw:polygon draw:style-name="gr9" draw:text-style-name="P2" draw:layer="layout" svg:width="0cm" svg:height="0cm" svg:x="15.543cm" svg:y="5.986cm" svg:viewBox="0 0 0 0" draw:points="0,0">
          <text:p/>
        </draw:polygon>
        <draw:path draw:style-name="gr1" draw:text-style-name="P1" draw:layer="layout" svg:width="0.247cm" svg:height="0.321cm" svg:x="13.028cm" svg:y="2.545cm" svg:viewBox="0 0 248 322" svg:d="M248 231c0-7 0-14 0-21-11-68-50-139-106-181-7-4-12-7-19-11-70-42-123-10-123 71 0 77 53 177 123 216 68 39 125 7 125-74z">
          <text:p/>
        </draw:path>
        <draw:polygon draw:style-name="gr9" draw:text-style-name="P2" draw:layer="layout" svg:width="0cm" svg:height="0cm" svg:x="15.543cm" svg:y="5.986cm" svg:viewBox="0 0 0 0" draw:points="0,0">
          <text:p/>
        </draw:polygon>
        <draw:path draw:style-name="gr1" draw:text-style-name="P1" draw:layer="layout" svg:width="0.247cm" svg:height="0.321cm" svg:x="13.698cm" svg:y="2.934cm" svg:viewBox="0 0 248 322" svg:d="M248 231c0-7 0-14 0-21-7-67-51-139-103-181-8-4-15-11-22-11-67-42-123-10-123 71 0 78 56 177 123 216 71 39 125 7 125-74z">
          <text:p/>
        </draw:path>
        <draw:polygon draw:style-name="gr9" draw:text-style-name="P2" draw:layer="layout" svg:width="0cm" svg:height="0cm" svg:x="15.543cm" svg:y="5.986cm" svg:viewBox="0 0 0 0" draw:points="0,0">
          <text:p/>
        </draw:polygon>
        <draw:path draw:style-name="gr1" draw:text-style-name="P1" draw:layer="layout" svg:width="0.247cm" svg:height="0.319cm" svg:x="13.028cm" svg:y="8.668cm" svg:viewBox="0 0 248 320" svg:d="M248 233c0-7 0-18 0-25-11-67-50-138-106-181-7-3-12-7-19-10-70-39-123-7-123 71s53 177 123 216c68 38 125 7 125-71z">
          <text:p/>
        </draw:path>
        <draw:polygon draw:style-name="gr9" draw:text-style-name="P2" draw:layer="layout" svg:width="0cm" svg:height="0cm" svg:x="15.543cm" svg:y="5.986cm" svg:viewBox="0 0 0 0" draw:points="0,0">
          <text:p/>
        </draw:polygon>
        <draw:path draw:style-name="gr1" draw:text-style-name="P1" draw:layer="layout" svg:width="0.378cm" svg:height="0.485cm" svg:x="14.41cm" svg:y="9.217cm" svg:viewBox="0 0 379 486" svg:d="M4 330c4 38 18 67 42 81 43 25 111 0 167-60 57-57 92-146 92-216 0-46-14-81-42-99-25-14-57-14-92 3 7-3 14-10 17-14 106-60 191-10 191 110 0 121-85 265-191 325-103 60-188 11-188-109 0-7 0-11 4-21z">
          <text:p/>
        </draw:path>
        <draw:polygon draw:style-name="gr9" draw:text-style-name="P2" draw:layer="layout" svg:width="0cm" svg:height="0cm" svg:x="15.543cm" svg:y="5.986cm" svg:viewBox="0 0 0 0" draw:points="0,0">
          <text:p/>
        </draw:polygon>
        <draw:path draw:style-name="gr1" draw:text-style-name="P1" draw:layer="layout" svg:width="0.378cm" svg:height="0.486cm" svg:x="15.966cm" svg:y="8.32cm" svg:viewBox="0 0 379 487" svg:d="M0 331c4 35 21 63 46 77 43 25 107 4 167-56 56-60 95-145 95-220 0-46-17-81-49-99-21-14-53-10-88 4 7-4 10-7 17-11 106-60 191-14 191 106 0 121-85 269-191 329-102 60-188 11-188-109 0-7 0-14 0-21z">
          <text:p/>
        </draw:path>
        <draw:polygon draw:style-name="gr9" draw:text-style-name="P2" draw:layer="layout" svg:width="0cm" svg:height="0cm" svg:x="15.543cm" svg:y="5.986cm" svg:viewBox="0 0 0 0" draw:points="0,0">
          <text:p/>
        </draw:polygon>
        <draw:path draw:style-name="gr1" draw:text-style-name="P1" draw:layer="layout" svg:width="0.378cm" svg:height="0.485cm" svg:x="15.966cm" svg:y="1.791cm" svg:viewBox="0 0 379 486" svg:d="M0 329c4 35 21 68 46 82 43 25 107 0 167-61 56-60 95-145 95-215 0-46-17-85-49-99-21-14-53-14-88 0 7-4 10-7 17-11 106-60 191-10 191 110s-85 265-191 325c-102 60-188 11-188-110 0-7 0-14 0-21z">
          <text:p/>
        </draw:path>
        <draw:polygon draw:style-name="gr9" draw:text-style-name="P2" draw:layer="layout" svg:width="0cm" svg:height="0cm" svg:x="15.543cm" svg:y="5.986cm" svg:viewBox="0 0 0 0" draw:points="0,0">
          <text:p/>
        </draw:polygon>
        <draw:path draw:style-name="gr1" draw:text-style-name="P1" draw:layer="layout" svg:width="0.378cm" svg:height="0.485cm" svg:x="14.41cm" svg:y="2.687cm" svg:viewBox="0 0 379 486" svg:d="M4 330c4 39 18 67 42 81 43 25 111 0 167-60 57-60 92-145 92-215 0-46-14-81-42-99-25-14-57-14-92 3 7-7 14-10 17-14 106-61 191-10 191 110s-85 264-191 325c-103 60-188 11-188-110 0-7 0-14 4-21z">
          <text:p/>
        </draw:path>
        <draw:polygon draw:style-name="gr9" draw:text-style-name="P2" draw:layer="layout" svg:width="0cm" svg:height="0cm" svg:x="15.543cm" svg:y="5.986cm" svg:viewBox="0 0 0 0" draw:points="0,0">
          <text:p/>
        </draw:polygon>
        <draw:path draw:style-name="gr1" draw:text-style-name="P1" draw:layer="layout" svg:width="0.215cm" svg:height="0.274cm" svg:x="16.612cm" svg:y="4.017cm" svg:viewBox="0 0 216 275" svg:d="M184 8c43 21 43 102 0 173-42 71-109 110-149 89-21-11-35-39-35-72 0-49 28-109 68-151 42-43 85-57 116-39z">
          <text:p/>
        </draw:path>
        <draw:polygon draw:style-name="gr9" draw:text-style-name="P2" draw:layer="layout" svg:width="0cm" svg:height="0cm" svg:x="15.543cm" svg:y="5.986cm" svg:viewBox="0 0 0 0" draw:points="0,0">
          <text:p/>
        </draw:polygon>
        <draw:path draw:style-name="gr1" draw:text-style-name="P1" draw:layer="layout" svg:width="0.215cm" svg:height="0.272cm" svg:x="16.612cm" svg:y="10.547cm" svg:viewBox="0 0 216 273" svg:d="M184 8c43 21 43 98 0 172-42 72-109 111-149 86-21-10-35-35-35-67 0-50 28-110 68-153 42-42 85-56 116-38z">
          <text:p/>
        </draw:path>
        <draw:polygon draw:style-name="gr9" draw:text-style-name="P2" draw:layer="layout" svg:width="0cm" svg:height="0cm" svg:x="15.543cm" svg:y="5.986cm" svg:viewBox="0 0 0 0" draw:points="0,0">
          <text:p/>
        </draw:polygon>
        <draw:path draw:style-name="gr1" draw:text-style-name="P1" draw:layer="layout" svg:width="0.212cm" svg:height="0.276cm" svg:x="18.168cm" svg:y="3.118cm" svg:viewBox="0 0 213 277" svg:d="M184 7c39 25 39 103 0 178-43 70-110 109-153 84-21-10-31-35-31-67 0-49 28-109 67-152 38-43 84-61 117-43z">
          <text:p/>
        </draw:path>
        <draw:polygon draw:style-name="gr9" draw:text-style-name="P2" draw:layer="layout" svg:width="0cm" svg:height="0cm" svg:x="15.543cm" svg:y="5.986cm" svg:viewBox="0 0 0 0" draw:points="0,0">
          <text:p/>
        </draw:polygon>
        <draw:path draw:style-name="gr1" draw:text-style-name="P1" draw:layer="layout" svg:width="0.212cm" svg:height="0.276cm" svg:x="18.168cm" svg:y="9.648cm" svg:viewBox="0 0 213 277" svg:d="M184 7c39 25 39 102 0 174-43 74-110 113-153 88-21-10-31-35-31-67 0-53 28-110 67-153 38-42 84-60 117-42z">
          <text:p/>
        </draw:path>
        <draw:polygon draw:style-name="gr9" draw:text-style-name="P2" draw:layer="layout" svg:width="0cm" svg:height="0cm" svg:x="15.543cm" svg:y="5.986cm" svg:viewBox="0 0 0 0" draw:points="0,0">
          <text:p/>
        </draw:polygon>
        <draw:path draw:style-name="gr1" draw:text-style-name="P1" draw:layer="layout" svg:width="0.247cm" svg:height="0.321cm" svg:x="13.698cm" svg:y="2.934cm" svg:viewBox="0 0 248 322" svg:d="M145 29c-8-4-15-11-22-11-67-42-123-10-123 71 0 78 56 177 123 216 71 39 125 7 125-74 0-7 0-14 0-21-4 17-11 32-25 39-36 21-93-11-124-71-36-60-36-128 0-149 10-7 28-7 46 0z">
          <text:p/>
        </draw:path>
        <draw:polygon draw:style-name="gr9" draw:text-style-name="P2" draw:layer="layout" svg:width="0cm" svg:height="0cm" svg:x="15.543cm" svg:y="5.986cm" svg:viewBox="0 0 0 0" draw:points="0,0">
          <text:p/>
        </draw:polygon>
        <draw:path draw:style-name="gr1" draw:text-style-name="P1" draw:layer="layout" svg:width="0.247cm" svg:height="0.321cm" svg:x="13.698cm" svg:y="9.054cm" svg:viewBox="0 0 248 322" svg:d="M145 30c-8-4-15-11-22-11-67-42-123-11-123 72 0 77 56 176 123 215 71 39 125 7 125-71 0-10 0-17 0-25-4 18-11 32-25 39-36 21-93-10-124-70-36-60-36-125 0-146 10-7 28-11 46-3z">
          <text:p/>
        </draw:path>
        <draw:polygon draw:style-name="gr9" draw:text-style-name="P2" draw:layer="layout" svg:width="0cm" svg:height="0cm" svg:x="15.543cm" svg:y="5.986cm" svg:viewBox="0 0 0 0" draw:points="0,0">
          <text:p/>
        </draw:polygon>
        <draw:path draw:style-name="gr1" draw:text-style-name="P1" draw:layer="layout" svg:width="0.247cm" svg:height="0.319cm" svg:x="13.028cm" svg:y="8.668cm" svg:viewBox="0 0 248 320" svg:d="M142 27c-7-3-12-7-19-10-70-39-123-7-123 71s53 177 123 216c68 38 125 7 125-71 0-7 0-18 0-25-4 18-15 32-25 39-35 21-93-10-128-70s-35-128 0-146c14-7 28-11 47-4z">
          <text:p/>
        </draw:path>
        <draw:polygon draw:style-name="gr9" draw:text-style-name="P2" draw:layer="layout" svg:width="0cm" svg:height="0cm" svg:x="15.543cm" svg:y="5.986cm" svg:viewBox="0 0 0 0" draw:points="0,0">
          <text:p/>
        </draw:polygon>
        <draw:path draw:style-name="gr1" draw:text-style-name="P1" draw:layer="layout" svg:width="0.247cm" svg:height="0.321cm" svg:x="13.028cm" svg:y="2.545cm" svg:viewBox="0 0 248 322" svg:d="M142 29c-7-4-12-7-19-11-70-42-123-10-123 71 0 77 53 177 123 216 68 39 125 7 125-74 0-7 0-14 0-21-4 17-15 31-25 39-35 21-93-11-128-71-35-61-35-128 0-149 14-4 28-7 47 0z">
          <text:p/>
        </draw:path>
        <draw:polygon draw:style-name="gr9" draw:text-style-name="P2" draw:layer="layout" svg:width="0cm" svg:height="0cm" svg:x="15.543cm" svg:y="5.986cm" svg:viewBox="0 0 0 0" draw:points="0,0">
          <text:p/>
        </draw:polygon>
        <draw:path draw:style-name="gr1" draw:text-style-name="P1" draw:layer="layout" svg:width="0.178cm" svg:height="0.23cm" svg:x="13.096cm" svg:y="2.571cm" svg:viewBox="0 0 179 231" svg:d="M153 224c10-8 22-22 26-39-11-67-51-139-107-181-18-7-32-4-46 0-35 21-35 89 0 149s92 92 127 71z">
          <text:p/>
        </draw:path>
        <draw:polygon draw:style-name="gr9" draw:text-style-name="P2" draw:layer="layout" svg:width="0cm" svg:height="0cm" svg:x="15.543cm" svg:y="5.986cm" svg:viewBox="0 0 0 0" draw:points="0,0">
          <text:p/>
        </draw:polygon>
        <draw:path draw:style-name="gr1" draw:text-style-name="P1" draw:layer="layout" svg:width="0.178cm" svg:height="0.229cm" svg:x="13.767cm" svg:y="9.08cm" svg:viewBox="0 0 179 230" svg:d="M154 223c14-7 21-21 25-40-7-67-53-137-106-179-18-8-32-4-47 3-35 18-35 81 0 141 36 65 93 96 128 75z">
          <text:p/>
        </draw:path>
        <draw:polygon draw:style-name="gr9" draw:text-style-name="P2" draw:layer="layout" svg:width="0cm" svg:height="0cm" svg:x="15.543cm" svg:y="5.986cm" svg:viewBox="0 0 0 0" draw:points="0,0">
          <text:p/>
        </draw:polygon>
        <draw:path draw:style-name="gr1" draw:text-style-name="P1" draw:layer="layout" svg:width="0.178cm" svg:height="0.231cm" svg:x="13.767cm" svg:y="2.958cm" svg:viewBox="0 0 179 232" svg:d="M154 225c14-7 21-22 25-39-7-68-53-139-106-181-18-7-32-7-47 0-35 21-35 85 0 149 36 60 93 92 128 71z">
          <text:p/>
        </draw:path>
        <draw:polygon draw:style-name="gr9" draw:text-style-name="P2" draw:layer="layout" svg:width="0cm" svg:height="0cm" svg:x="15.543cm" svg:y="5.986cm" svg:viewBox="0 0 0 0" draw:points="0,0">
          <text:p/>
        </draw:polygon>
        <draw:path draw:style-name="gr1" draw:text-style-name="P1" draw:layer="layout" svg:width="0.178cm" svg:height="0.229cm" svg:x="13.096cm" svg:y="8.692cm" svg:viewBox="0 0 179 230" svg:d="M153 224c10-7 22-21 26-39-11-68-51-138-107-181-18-7-32-3-46 4-35 18-35 85 0 146 35 60 92 91 127 70z">
          <text:p/>
        </draw:path>
        <draw:polygon draw:style-name="gr9" draw:text-style-name="P2" draw:layer="layout" svg:width="0cm" svg:height="0cm" svg:x="15.543cm" svg:y="5.986cm" svg:viewBox="0 0 0 0" draw:points="0,0">
          <text:p/>
        </draw:polygon>
        <draw:path draw:style-name="gr1" draw:text-style-name="P1" draw:layer="layout" svg:width="1.591cm" svg:height="0.469cm" svg:x="13.804cm" svg:y="1.287cm" svg:viewBox="0 0 1592 470" svg:d="M0 460c0 3 0 7 0 10 0-24 3-46 10-70 25-86 92-167 198-234 7-4 14-11 25-14 310-180 814-180 1126 0 7 3 18 10 28 14 99 67 169 148 194 234 7 24 11 46 11 70 0-3 0-7 0-10 0-255-358-460-799-460-437 0-793 205-793 460z">
          <text:p/>
        </draw:path>
        <draw:polygon draw:style-name="gr9" draw:text-style-name="P2" draw:layer="layout" svg:width="0cm" svg:height="0cm" svg:x="15.543cm" svg:y="5.986cm" svg:viewBox="0 0 0 0" draw:points="0,0">
          <text:p/>
        </draw:polygon>
        <draw:path draw:style-name="gr1" draw:text-style-name="P1" draw:layer="layout" svg:width="0.197cm" svg:height="0.339cm" svg:x="13.515cm" svg:y="6.868cm" svg:viewBox="0 0 198 340" svg:d="M3 0c-11 57 7 132 46 199s95 120 149 141c-18-127-96-258-195-340z">
          <text:p/>
        </draw:path>
        <draw:polygon draw:style-name="gr9" draw:text-style-name="P2" draw:layer="layout" svg:width="0cm" svg:height="0cm" svg:x="15.543cm" svg:y="5.986cm" svg:viewBox="0 0 0 0" draw:points="0,0">
          <text:p/>
        </draw:polygon>
        <draw:path draw:style-name="gr1" draw:text-style-name="P1" draw:layer="layout" svg:width="0.197cm" svg:height="0.335cm" svg:x="13.515cm" svg:y="4.522cm" svg:viewBox="0 0 198 336" svg:d="M3 0c-11 58 7 132 46 199s95 120 149 137c-18-123-96-254-195-336z">
          <text:p/>
        </draw:path>
        <draw:polygon draw:style-name="gr9" draw:text-style-name="P2" draw:layer="layout" svg:width="0cm" svg:height="0cm" svg:x="15.543cm" svg:y="5.986cm" svg:viewBox="0 0 0 0" draw:points="0,0">
          <text:p/>
        </draw:polygon>
        <draw:path draw:style-name="gr1" draw:text-style-name="P1" draw:layer="layout" svg:width="1.178cm" svg:height="0.153cm" svg:x="14.012cm" svg:y="1.304cm" svg:viewBox="0 0 1179 154" svg:d="M1179 154c-10-7-21-10-28-18-311-181-816-181-1126 0-11 8-18 11-25 18 331-178 844-178 1179 0z">
          <text:p/>
        </draw:path>
        <draw:polygon draw:style-name="gr9" draw:text-style-name="P2" draw:layer="layout" svg:width="0cm" svg:height="0cm" svg:x="15.543cm" svg:y="5.986cm" svg:viewBox="0 0 0 0" draw:points="0,0">
          <text:p/>
        </draw:polygon>
        <draw:path draw:style-name="gr1" draw:text-style-name="P1" draw:layer="layout" svg:width="0.342cm" svg:height="0.554cm" svg:x="13.364cm" svg:y="4.455cm" svg:viewBox="0 0 343 555" svg:d="M31 4c-7-4-10-4-14-4-35 85-14 219 57 340 71 120 174 204 265 215 0-4 4-7 4-11-88-7-191-91-262-208-71-124-88-255-50-332z">
          <text:p/>
        </draw:path>
        <draw:polygon draw:style-name="gr9" draw:text-style-name="P2" draw:layer="layout" svg:width="0cm" svg:height="0cm" svg:x="15.543cm" svg:y="5.986cm" svg:viewBox="0 0 0 0" draw:points="0,0">
          <text:p/>
        </draw:polygon>
        <draw:path draw:style-name="gr1" draw:text-style-name="P1" draw:layer="layout" svg:width="0.342cm" svg:height="0.557cm" svg:x="13.364cm" svg:y="6.801cm" svg:viewBox="0 0 343 558" svg:d="M31 4c-7 0-10 0-14-4-35 88-14 220 57 340s174 204 265 218c0-3 4-10 4-14-88-7-191-88-262-208s-88-251-50-332z">
          <text:p/>
        </draw:path>
        <draw:polygon draw:style-name="gr9" draw:text-style-name="P2" draw:layer="layout" svg:width="0cm" svg:height="0cm" svg:x="15.543cm" svg:y="5.986cm" svg:viewBox="0 0 0 0" draw:points="0,0">
          <text:p/>
        </draw:polygon>
        <draw:polygon draw:style-name="gr1" draw:text-style-name="P1" draw:layer="layout" svg:width="0.071cm" svg:height="0.063cm" svg:x="14.209cm" svg:y="2.808cm" svg:viewBox="0 0 72 64" draw:points="0,64 72,64 40,0">
          <text:p/>
        </draw:polygon>
        <draw:polygon draw:style-name="gr9" draw:text-style-name="P2" draw:layer="layout" svg:width="0cm" svg:height="0cm" svg:x="15.543cm" svg:y="5.986cm" svg:viewBox="0 0 0 0" draw:points="0,0">
          <text:p/>
        </draw:polygon>
        <draw:polygon draw:style-name="gr1" draw:text-style-name="P1" draw:layer="layout" svg:width="0.071cm" svg:height="0.021cm" svg:x="14.209cm" svg:y="9.888cm" svg:viewBox="0 0 72 22" draw:points="40,22 72,0 0,0">
          <text:p/>
        </draw:polygon>
        <draw:polygon draw:style-name="gr9" draw:text-style-name="P2" draw:layer="layout" svg:width="0cm" svg:height="0cm" svg:x="15.543cm" svg:y="5.986cm" svg:viewBox="0 0 0 0" draw:points="0,0">
          <text:p/>
        </draw:polygon>
        <draw:polygon draw:style-name="gr1" draw:text-style-name="P1" draw:layer="layout" svg:width="0.039cm" svg:height="0.064cm" svg:x="16.435cm" svg:y="1.541cm" svg:viewBox="0 0 40 65" draw:points="40,65 40,22 0,0">
          <text:p/>
        </draw:polygon>
        <draw:polygon draw:style-name="gr9" draw:text-style-name="P2" draw:layer="layout" svg:width="0cm" svg:height="0cm" svg:x="15.543cm" svg:y="5.986cm" svg:viewBox="0 0 0 0" draw:points="0,0">
          <text:p/>
        </draw:polygon>
        <draw:polygon draw:style-name="gr1" draw:text-style-name="P1" draw:layer="layout" svg:width="0.035cm" svg:height="0.06cm" svg:x="12.763cm" svg:y="1.972cm" svg:viewBox="0 0 36 61" draw:points="0,22 0,61 36,0">
          <text:p/>
        </draw:polygon>
        <draw:polygon draw:style-name="gr9" draw:text-style-name="P2" draw:layer="layout" svg:width="0cm" svg:height="0cm" svg:x="15.543cm" svg:y="5.986cm" svg:viewBox="0 0 0 0" draw:points="0,0">
          <text:p/>
        </draw:polygon>
        <draw:path draw:style-name="gr10" draw:text-style-name="P2" draw:layer="layout" svg:width="1.556cm" svg:height="0.37cm" svg:x="13.821cm" svg:y="1.471cm" svg:viewBox="0 0 1557 371" svg:d="M0 371c74-216 399-371 776-371 382 0 707 155 781 371">
          <text:p/>
        </draw:path>
        <draw:path draw:style-name="gr10" draw:text-style-name="P2" draw:layer="layout" svg:width="0.197cm" svg:height="0.339cm" svg:x="13.515cm" svg:y="6.868cm" svg:viewBox="0 0 198 340" svg:d="M3 0c-11 57 7 132 46 199s95 120 149 141">
          <text:p/>
        </draw:path>
        <draw:path draw:style-name="gr10" draw:text-style-name="P2" draw:layer="layout" svg:width="0.197cm" svg:height="0.335cm" svg:x="13.515cm" svg:y="4.522cm" svg:viewBox="0 0 198 336" svg:d="M3 0c-11 58 7 132 46 199s95 120 149 137">
          <text:p/>
        </draw:path>
        <draw:path draw:style-name="gr10" draw:text-style-name="P2" draw:layer="layout" svg:width="1.57cm" svg:height="0.268cm" svg:x="13.814cm" svg:y="1.418cm" svg:viewBox="0 0 1571 269" svg:d="M1571 269c-155-166-455-269-788-269-324 0-627 103-783 269">
          <text:p/>
        </draw:path>
        <draw:path draw:style-name="gr10" draw:text-style-name="P2" draw:layer="layout" svg:width="0.33cm" svg:height="0.539cm" svg:x="13.375cm" svg:y="6.805cm" svg:viewBox="0 0 331 540" svg:d="M19 0c-38 81-17 211 50 331 70 120 173 202 262 209">
          <text:p/>
        </draw:path>
        <draw:path draw:style-name="gr10" draw:text-style-name="P2" draw:layer="layout" svg:width="0.33cm" svg:height="0.539cm" svg:x="13.375cm" svg:y="4.459cm" svg:viewBox="0 0 331 540" svg:d="M19 0c-38 77-17 212 50 332 70 117 173 201 262 208">
          <text:p/>
        </draw:path>
        <draw:path draw:style-name="gr10" draw:text-style-name="P2" draw:layer="layout" svg:width="0.338cm" svg:height="0.557cm" svg:x="13.364cm" svg:y="6.801cm" svg:viewBox="0 0 339 558" svg:d="M17 0c-35 88-14 220 57 340 67 120 173 204 265 218">
          <text:p/>
        </draw:path>
        <draw:path draw:style-name="gr10" draw:text-style-name="P2" draw:layer="layout" svg:width="0.338cm" svg:height="0.554cm" svg:x="13.364cm" svg:y="4.455cm" svg:viewBox="0 0 339 555" svg:d="M17 0c-35 85-14 219 57 340 67 120 173 204 265 215">
          <text:p/>
        </draw:path>
        <draw:path draw:style-name="gr10" draw:text-style-name="P2" draw:layer="layout" svg:width="1.178cm" svg:height="0.13cm" svg:x="14.012cm" svg:y="1.323cm" svg:viewBox="0 0 1179 131" svg:d="M1179 131c-335-175-848-175-1179 0">
          <text:p/>
        </draw:path>
        <draw:path draw:style-name="gr10" draw:text-style-name="P2" draw:layer="layout" svg:width="0.423cm" svg:height="0.461cm" svg:x="13.296cm" svg:y="6.802cm" svg:viewBox="0 0 424 462" svg:d="M424 462c0-116-63-255-155-354-92-95-198-134-269-91">
          <text:p/>
        </draw:path>
        <draw:path draw:style-name="gr10" draw:text-style-name="P2" draw:layer="layout" svg:width="0.423cm" svg:height="0.623cm" svg:x="13.222cm" svg:y="6.819cm" svg:viewBox="0 0 424 624" svg:d="M74 0c-99 56-99 236 0 403 99 169 255 261 350 204">
          <text:p/>
        </draw:path>
        <draw:path draw:style-name="gr10" draw:text-style-name="P2" draw:layer="layout" svg:width="0.074cm" svg:height="0.162cm" svg:x="13.645cm" svg:y="7.263cm" svg:viewBox="0 0 75 163" svg:d="M0 163c47-28 75-85 75-163">
          <text:p/>
        </draw:path>
        <draw:path draw:style-name="gr10" draw:text-style-name="P2" draw:layer="layout" svg:width="0.423cm" svg:height="0.463cm" svg:x="13.296cm" svg:y="4.454cm" svg:viewBox="0 0 424 464" svg:d="M424 464c0-117-63-255-155-354-92-98-198-134-269-95">
          <text:p/>
        </draw:path>
        <draw:path draw:style-name="gr10" draw:text-style-name="P2" draw:layer="layout" svg:width="0.423cm" svg:height="0.624cm" svg:x="13.222cm" svg:y="4.469cm" svg:viewBox="0 0 424 625" svg:d="M74 0c-99 57-99 241 0 407 99 169 255 257 350 201">
          <text:p/>
        </draw:path>
        <draw:path draw:style-name="gr10" draw:text-style-name="P2" draw:layer="layout" svg:width="0.074cm" svg:height="0.159cm" svg:x="13.645cm" svg:y="4.917cm" svg:viewBox="0 0 75 160" svg:d="M0 160c47-25 75-85 75-160">
          <text:p/>
        </draw:path>
        <draw:path draw:style-name="gr10" draw:text-style-name="P2" draw:layer="layout" svg:width="0.233cm" svg:height="0.317cm" svg:x="15.162cm" svg:y="1.439cm" svg:viewBox="0 0 234 318" svg:d="M234 318c-4-121-88-233-234-318">
          <text:p/>
        </draw:path>
        <draw:path draw:style-name="gr10" draw:text-style-name="P2" draw:layer="layout" svg:width="1.125cm" svg:height="0.136cm" svg:x="14.037cm" svg:y="1.304cm" svg:viewBox="0 0 1126 137" svg:d="M1126 137c-311-183-815-183-1126 0">
          <text:p/>
        </draw:path>
        <draw:path draw:style-name="gr10" draw:text-style-name="P2" draw:layer="layout" svg:width="0.233cm" svg:height="0.317cm" svg:x="13.804cm" svg:y="1.439cm" svg:viewBox="0 0 234 318" svg:d="M234 0c-146 85-231 197-234 318">
          <text:p/>
        </draw:path>
        <draw:line draw:style-name="gr10" draw:text-style-name="P2" draw:layer="layout" svg:x1="14.209cm" svg:y1="9.888cm" svg:x2="14.209cm" svg:y2="2.868cm">
          <text:p/>
        </draw:line>
        <draw:line draw:style-name="gr10" draw:text-style-name="P2" draw:layer="layout" svg:x1="12.763cm" svg:y1="9.052cm" svg:x2="14.214cm" svg:y2="9.889cm">
          <text:p/>
        </draw:line>
        <draw:line draw:style-name="gr10" draw:text-style-name="P2" draw:layer="layout" svg:x1="12.763cm" svg:y1="2.032cm" svg:x2="14.214cm" svg:y2="2.872cm">
          <text:p/>
        </draw:line>
        <draw:line draw:style-name="gr10" draw:text-style-name="P2" draw:layer="layout" svg:x1="12.763cm" svg:y1="9.052cm" svg:x2="12.763cm" svg:y2="2.032cm">
          <text:p/>
        </draw:line>
        <draw:path draw:style-name="gr10" draw:text-style-name="P2" draw:layer="layout" svg:width="0.124cm" svg:height="0.215cm" svg:x="13.151cm" svg:y="8.685cm" svg:viewBox="0 0 125 216" svg:d="M125 216c0-81-58-176-125-216">
          <text:p/>
        </draw:path>
        <draw:path draw:style-name="gr10" draw:text-style-name="P2" draw:layer="layout" svg:width="0.247cm" svg:height="0.319cm" svg:x="13.028cm" svg:y="8.668cm" svg:viewBox="0 0 248 320" svg:d="M123 17c-70-39-123-7-123 71s53 177 123 216c68 38 125 7 125-71">
          <text:p/>
        </draw:path>
        <draw:path draw:style-name="gr10" draw:text-style-name="P2" draw:layer="layout" svg:width="0.124cm" svg:height="0.215cm" svg:x="13.821cm" svg:y="9.073cm" svg:viewBox="0 0 125 216" svg:d="M125 216c0-81-53-177-125-216">
          <text:p/>
        </draw:path>
        <draw:path draw:style-name="gr10" draw:text-style-name="P2" draw:layer="layout" svg:width="0.247cm" svg:height="0.321cm" svg:x="13.698cm" svg:y="9.054cm" svg:viewBox="0 0 248 322" svg:d="M123 19c-67-42-123-11-123 72 0 77 56 176 123 215 71 39 125 7 125-71">
          <text:p/>
        </draw:path>
        <draw:path draw:style-name="gr10" draw:text-style-name="P2" draw:layer="layout" svg:width="0.124cm" svg:height="0.212cm" svg:x="13.821cm" svg:y="2.952cm" svg:viewBox="0 0 125 213" svg:d="M125 213c0-78-53-174-125-213">
          <text:p/>
        </draw:path>
        <draw:path draw:style-name="gr10" draw:text-style-name="P2" draw:layer="layout" svg:width="0.247cm" svg:height="0.321cm" svg:x="13.698cm" svg:y="2.934cm" svg:viewBox="0 0 248 322" svg:d="M123 18c-67-42-123-10-123 71 0 78 56 177 123 216 71 39 125 7 125-74">
          <text:p/>
        </draw:path>
        <draw:path draw:style-name="gr10" draw:text-style-name="P2" draw:layer="layout" svg:width="0.124cm" svg:height="0.212cm" svg:x="13.151cm" svg:y="2.564cm" svg:viewBox="0 0 125 213" svg:d="M125 213c0-78-58-174-125-213">
          <text:p/>
        </draw:path>
        <draw:path draw:style-name="gr10" draw:text-style-name="P2" draw:layer="layout" svg:width="0.247cm" svg:height="0.321cm" svg:x="13.028cm" svg:y="2.545cm" svg:viewBox="0 0 248 322" svg:d="M123 18c-70-42-123-10-123 71 0 77 53 177 123 216 68 39 125 7 125-74">
          <text:p/>
        </draw:path>
        <draw:path draw:style-name="gr10" draw:text-style-name="P2" draw:layer="layout" svg:width="1.358cm" svg:height="0.461cm" svg:x="14.037cm" svg:y="1.746cm" svg:viewBox="0 0 1359 462" svg:d="M0 325c230 131 572 173 868 103 297-71 491-241 491-428">
          <text:p/>
        </draw:path>
        <draw:path draw:style-name="gr10" draw:text-style-name="P2" draw:layer="layout" svg:width="1.591cm" svg:height="0.459cm" svg:x="13.804cm" svg:y="1.287cm" svg:viewBox="0 0 1592 460" svg:d="M1592 460c0-255-358-460-799-460-437 0-793 205-793 460">
          <text:p/>
        </draw:path>
        <draw:path draw:style-name="gr10" draw:text-style-name="P2" draw:layer="layout" svg:width="0.233cm" svg:height="0.324cm" svg:x="13.804cm" svg:y="1.746cm" svg:viewBox="0 0 234 325" svg:d="M0 0c0 124 84 241 234 325">
          <text:p/>
        </draw:path>
        <draw:line draw:style-name="gr10" draw:text-style-name="P2" draw:layer="layout" svg:x1="14.28cm" svg:y1="9.888cm" svg:x2="14.209cm" svg:y2="9.888cm">
          <text:p/>
        </draw:line>
        <draw:line draw:style-name="gr10" draw:text-style-name="P2" draw:layer="layout" svg:x1="14.209cm" svg:y1="2.868cm" svg:x2="14.28cm" svg:y2="2.868cm">
          <text:p/>
        </draw:line>
        <draw:line draw:style-name="gr10" draw:text-style-name="P2" draw:layer="layout" svg:x1="14.28cm" svg:y1="9.888cm" svg:x2="14.28cm" svg:y2="2.868cm">
          <text:p/>
        </draw:line>
        <draw:line draw:style-name="gr10" draw:text-style-name="P2" draw:layer="layout" svg:x1="14.249cm" svg:y1="9.91cm" svg:x2="14.209cm" svg:y2="9.888cm">
          <text:p/>
        </draw:line>
        <draw:line draw:style-name="gr10" draw:text-style-name="P2" draw:layer="layout" svg:x1="12.763cm" svg:y1="2.033cm" svg:x2="12.799cm" svg:y2="1.972cm">
          <text:p/>
        </draw:line>
        <draw:line draw:style-name="gr10" draw:text-style-name="P2" draw:layer="layout" svg:x1="14.209cm" svg:y1="2.872cm" svg:x2="14.249cm" svg:y2="2.808cm">
          <text:p/>
        </draw:line>
        <draw:line draw:style-name="gr10" draw:text-style-name="P2" draw:layer="layout" svg:x1="12.795cm" svg:y1="1.972cm" svg:x2="14.249cm" svg:y2="2.809cm">
          <text:p/>
        </draw:line>
        <draw:line draw:style-name="gr10" draw:text-style-name="P2" draw:layer="layout" svg:x1="12.763cm" svg:y1="1.993cm" svg:x2="12.763cm" svg:y2="2.032cm">
          <text:p/>
        </draw:line>
        <draw:path draw:style-name="gr10" draw:text-style-name="P2" draw:layer="layout" svg:width="0.049cm" svg:height="0.009cm" svg:x="13.123cm" svg:y="8.691cm" svg:viewBox="0 0 50 10" svg:d="M50 6c-22-8-36-8-50 4">
          <text:p/>
        </draw:path>
        <draw:path draw:style-name="gr10" draw:text-style-name="P2" draw:layer="layout" svg:width="0.153cm" svg:height="0.222cm" svg:x="13.096cm" svg:y="8.699cm" svg:viewBox="0 0 154 223" svg:d="M26 0c-35 18-35 86 0 146s92 91 128 70">
          <text:p/>
        </draw:path>
        <draw:path draw:style-name="gr10" draw:text-style-name="P2" draw:layer="layout" svg:width="0.029cm" svg:height="0.039cm" svg:x="13.246cm" svg:y="8.875cm" svg:viewBox="0 0 30 40" svg:d="M0 40c15-8 26-22 30-40">
          <text:p/>
        </draw:path>
        <draw:path draw:style-name="gr10" draw:text-style-name="P2" draw:layer="layout" svg:width="0.051cm" svg:height="0.007cm" svg:x="13.793cm" svg:y="9.08cm" svg:viewBox="0 0 52 8" svg:d="M52 5c-19-9-37-5-52 3">
          <text:p/>
        </draw:path>
        <draw:path draw:style-name="gr10" draw:text-style-name="P2" draw:layer="layout" svg:width="0.153cm" svg:height="0.222cm" svg:x="13.767cm" svg:y="9.087cm" svg:viewBox="0 0 154 223" svg:d="M26 0c-35 18-35 81 0 146 35 60 93 91 128 70">
          <text:p/>
        </draw:path>
        <draw:path draw:style-name="gr10" draw:text-style-name="P2" draw:layer="layout" svg:width="0.025cm" svg:height="0.039cm" svg:x="13.92cm" svg:y="9.263cm" svg:viewBox="0 0 26 40" svg:d="M0 40c15-7 22-22 26-40">
          <text:p/>
        </draw:path>
        <draw:path draw:style-name="gr10" draw:text-style-name="P2" draw:layer="layout" svg:width="0.051cm" svg:height="0.008cm" svg:x="13.793cm" svg:y="2.958cm" svg:viewBox="0 0 52 9" svg:d="M52 5c-19-7-37-7-52 4">
          <text:p/>
        </draw:path>
        <draw:path draw:style-name="gr10" draw:text-style-name="P2" draw:layer="layout" svg:width="0.153cm" svg:height="0.225cm" svg:x="13.767cm" svg:y="2.963cm" svg:viewBox="0 0 154 226" svg:d="M26 0c-35 21-35 89 0 149s93 92 128 71">
          <text:p/>
        </draw:path>
        <draw:path draw:style-name="gr10" draw:text-style-name="P2" draw:layer="layout" svg:width="0.025cm" svg:height="0.039cm" svg:x="13.92cm" svg:y="3.143cm" svg:viewBox="0 0 26 40" svg:d="M0 40c15-7 22-23 26-40">
          <text:p/>
        </draw:path>
        <draw:path draw:style-name="gr10" draw:text-style-name="P2" draw:layer="layout" svg:width="0.049cm" svg:height="0.007cm" svg:x="13.123cm" svg:y="2.571cm" svg:viewBox="0 0 50 8" svg:d="M50 5c-22-8-36-5-50 3">
          <text:p/>
        </draw:path>
        <draw:path draw:style-name="gr10" draw:text-style-name="P2" draw:layer="layout" svg:width="0.153cm" svg:height="0.226cm" svg:x="13.096cm" svg:y="2.575cm" svg:viewBox="0 0 154 227" svg:d="M26 0c-35 22-35 89 0 145 35 64 92 97 128 75">
          <text:p/>
        </draw:path>
        <draw:path draw:style-name="gr10" draw:text-style-name="P2" draw:layer="layout" svg:width="0.029cm" svg:height="0.039cm" svg:x="13.246cm" svg:y="2.755cm" svg:viewBox="0 0 30 40" svg:d="M0 40c15-9 26-23 30-40">
          <text:p/>
        </draw:path>
        <draw:path draw:style-name="gr10" draw:text-style-name="P2" draw:layer="layout" svg:width="1.789cm" svg:height="0.515cm" svg:x="13.705cm" svg:y="1.231cm" svg:viewBox="0 0 1790 516" svg:d="M1790 516c0-286-404-516-898-516-493 0-892 230-892 516">
          <text:p/>
        </draw:path>
        <draw:path draw:style-name="gr10" draw:text-style-name="P2" draw:layer="layout" svg:width="1.789cm" svg:height="0.518cm" svg:x="13.705cm" svg:y="1.746cm" svg:viewBox="0 0 1790 519" svg:d="M0 0c0 287 399 519 892 519 494 0 898-232 898-519">
          <text:p/>
        </draw:path>
        <draw:line draw:style-name="gr10" draw:text-style-name="P2" draw:layer="layout" svg:x1="14.245cm" svg:y1="9.91cm" svg:x2="14.281cm" svg:y2="9.888cm">
          <text:p/>
        </draw:line>
        <draw:line draw:style-name="gr10" draw:text-style-name="P2" draw:layer="layout" svg:x1="14.281cm" svg:y1="2.872cm" svg:x2="14.245cm" svg:y2="2.808cm">
          <text:p/>
        </draw:line>
        <draw:line draw:style-name="gr10" draw:text-style-name="P2" draw:layer="layout" svg:x1="16.471cm" svg:y1="8.621cm" svg:x2="16.471cm" svg:y2="4.3cm">
          <text:p/>
        </draw:line>
        <draw:line draw:style-name="gr10" draw:text-style-name="P2" draw:layer="layout" svg:x1="16.471cm" svg:y1="3.866cm" svg:x2="16.471cm" svg:y2="1.605cm">
          <text:p/>
        </draw:line>
        <draw:line draw:style-name="gr10" draw:text-style-name="P2" draw:layer="layout" svg:x1="14.28cm" svg:y1="9.889cm" svg:x2="16.475cm" svg:y2="8.621cm">
          <text:p/>
        </draw:line>
        <draw:line draw:style-name="gr10" draw:text-style-name="P2" draw:layer="layout" svg:x1="14.28cm" svg:y1="2.872cm" svg:x2="16.475cm" svg:y2="1.605cm">
          <text:p/>
        </draw:line>
        <draw:path draw:style-name="gr10" draw:text-style-name="P2" draw:layer="layout" svg:width="0.191cm" svg:height="0.135cm" svg:x="16.153cm" svg:y="1.791cm" svg:viewBox="0 0 192 136" svg:d="M192 136c0-121-85-171-192-110">
          <text:p/>
        </draw:path>
        <draw:path draw:style-name="gr10" draw:text-style-name="P2" draw:layer="layout" svg:width="0.187cm" svg:height="0.325cm" svg:x="15.966cm" svg:y="1.816cm" svg:viewBox="0 0 188 326" svg:d="M188 0c-103 60-188 205-188 326">
          <text:p/>
        </draw:path>
        <draw:path draw:style-name="gr10" draw:text-style-name="P2" draw:layer="layout" svg:width="0.378cm" svg:height="0.354cm" svg:x="15.966cm" svg:y="1.922cm" svg:viewBox="0 0 379 355" svg:d="M0 220c0 120 86 170 188 109 106-60 191-208 191-329">
          <text:p/>
        </draw:path>
        <draw:path draw:style-name="gr10" draw:text-style-name="P2" draw:layer="layout" svg:width="0.191cm" svg:height="0.135cm" svg:x="16.153cm" svg:y="8.321cm" svg:viewBox="0 0 192 136" svg:d="M192 136c0-121-85-171-192-111">
          <text:p/>
        </draw:path>
        <draw:path draw:style-name="gr10" draw:text-style-name="P2" draw:layer="layout" svg:width="0.187cm" svg:height="0.325cm" svg:x="15.966cm" svg:y="8.346cm" svg:viewBox="0 0 188 326" svg:d="M188 0c-103 60-188 205-188 326">
          <text:p/>
        </draw:path>
        <draw:path draw:style-name="gr10" draw:text-style-name="P2" draw:layer="layout" svg:width="0.378cm" svg:height="0.354cm" svg:x="15.966cm" svg:y="8.452cm" svg:viewBox="0 0 379 355" svg:d="M0 220c0 120 86 169 188 109 106-60 191-209 191-329">
          <text:p/>
        </draw:path>
        <draw:path draw:style-name="gr10" draw:text-style-name="P2" draw:layer="layout" svg:width="0.191cm" svg:height="0.135cm" svg:x="14.597cm" svg:y="9.217cm" svg:viewBox="0 0 192 136" svg:d="M192 136c0-121-86-171-192-111">
          <text:p/>
        </draw:path>
        <draw:path draw:style-name="gr10" draw:text-style-name="P2" draw:layer="layout" svg:width="0.191cm" svg:height="0.325cm" svg:x="14.41cm" svg:y="9.242cm" svg:viewBox="0 0 192 326" svg:d="M192 0c-107 60-192 205-192 326">
          <text:p/>
        </draw:path>
        <draw:path draw:style-name="gr10" draw:text-style-name="P2" draw:layer="layout" svg:width="0.378cm" svg:height="0.35cm" svg:x="14.41cm" svg:y="9.352cm" svg:viewBox="0 0 379 351" svg:d="M0 215c0 121 85 170 188 110 106-60 191-205 191-325">
          <text:p/>
        </draw:path>
        <draw:path draw:style-name="gr10" draw:text-style-name="P2" draw:layer="layout" svg:width="0.191cm" svg:height="0.135cm" svg:x="14.597cm" svg:y="2.687cm" svg:viewBox="0 0 192 136" svg:d="M192 136c0-121-86-171-192-111">
          <text:p/>
        </draw:path>
        <draw:path draw:style-name="gr10" draw:text-style-name="P2" draw:layer="layout" svg:width="0.191cm" svg:height="0.325cm" svg:x="14.41cm" svg:y="2.712cm" svg:viewBox="0 0 192 326" svg:d="M192 0c-107 65-192 210-192 326">
          <text:p/>
        </draw:path>
        <draw:path draw:style-name="gr10" draw:text-style-name="P2" draw:layer="layout" svg:width="0.378cm" svg:height="0.35cm" svg:x="14.41cm" svg:y="2.822cm" svg:viewBox="0 0 379 351" svg:d="M0 216c0 120 85 169 188 109 106-60 191-205 191-325">
          <text:p/>
        </draw:path>
        <draw:line draw:style-name="gr10" draw:text-style-name="P2" draw:layer="layout" svg:x1="12.763cm" svg:y1="1.994cm" svg:x2="12.799cm" svg:y2="1.972cm">
          <text:p/>
        </draw:line>
        <draw:line draw:style-name="gr10" draw:text-style-name="P2" draw:layer="layout" svg:x1="16.44cm" svg:y1="1.546cm" svg:x2="15.942cm" svg:y2="1.255cm">
          <text:p/>
        </draw:line>
        <draw:line draw:style-name="gr10" draw:text-style-name="P2" draw:layer="layout" svg:x1="14.245cm" svg:y1="2.809cm" svg:x2="16.44cm" svg:y2="1.541cm">
          <text:p/>
        </draw:line>
        <draw:line draw:style-name="gr10" draw:text-style-name="P2" draw:layer="layout" svg:x1="15.943cm" svg:y1="1.255cm" svg:x2="15.906cm" svg:y2="1.278cm">
          <text:p/>
        </draw:line>
        <draw:path draw:style-name="gr10" draw:text-style-name="P2" draw:layer="layout" svg:width="0.487cm" svg:height="0.059cm" svg:x="15.419cm" svg:y="1.277cm" svg:viewBox="0 0 488 60" svg:d="M488 0c-131 78-350 82-488 3">
          <text:p/>
        </draw:path>
        <draw:line draw:style-name="gr10" draw:text-style-name="P2" draw:layer="layout" svg:x1="13.967cm" svg:y1="1.298cm" svg:x2="12.795cm" svg:y2="1.973cm">
          <text:p/>
        </draw:line>
        <draw:path draw:style-name="gr10" draw:text-style-name="P2" draw:layer="layout" svg:width="1.461cm" svg:height="0.18cm" svg:x="13.962cm" svg:y="1.118cm" svg:viewBox="0 0 1462 181" svg:d="M1462 167c-96-53-213-92-336-120-124-33-258-47-392-47-137 3-271 17-395 50-127 32-243 74-339 131">
          <text:p/>
        </draw:path>
        <draw:path draw:style-name="gr10" draw:text-style-name="P2" draw:layer="layout" svg:width="1.873cm" svg:height="0.54cm" svg:x="13.663cm" svg:y="1.206cm" svg:viewBox="0 0 1874 541" svg:d="M1874 541c0-300-420-541-935-541-519 0-939 241-939 541">
          <text:p/>
        </draw:path>
        <draw:path draw:style-name="gr10" draw:text-style-name="P2" draw:layer="layout" svg:width="1.873cm" svg:height="0.543cm" svg:x="13.663cm" svg:y="1.746cm" svg:viewBox="0 0 1874 544" svg:d="M0 0c0 301 420 544 939 544 515 0 935-243 935-544">
          <text:p/>
        </draw:path>
        <draw:line draw:style-name="gr10" draw:text-style-name="P2" draw:layer="layout" svg:x1="16.475cm" svg:y1="1.606cm" svg:x2="16.435cm" svg:y2="1.541cm">
          <text:p/>
        </draw:line>
        <draw:line draw:style-name="gr10" draw:text-style-name="P2" draw:layer="layout" svg:x1="16.471cm" svg:y1="1.605cm" svg:x2="16.471cm" svg:y2="1.562cm">
          <text:p/>
        </draw:line>
        <draw:path draw:style-name="gr10" draw:text-style-name="P2" draw:layer="layout" svg:width="0.049cm" svg:height="0.099cm" svg:x="16.224cm" svg:y="1.827cm" svg:viewBox="0 0 50 100" svg:d="M50 100c0-51-17-86-50-100">
          <text:p/>
        </draw:path>
        <draw:path draw:style-name="gr10" draw:text-style-name="P2" draw:layer="layout" svg:width="0.091cm" svg:height="0.011cm" svg:x="16.136cm" svg:y="1.816cm" svg:viewBox="0 0 92 12" svg:d="M92 12c-24-16-56-16-92 0">
          <text:p/>
        </draw:path>
        <draw:path draw:style-name="gr10" draw:text-style-name="P2" draw:layer="layout" svg:width="0.046cm" svg:height="0.077cm" svg:x="15.966cm" svg:y="2.12cm" svg:viewBox="0 0 47 78" svg:d="M0 0c4 35 21 63 47 78">
          <text:p/>
        </draw:path>
        <draw:path draw:style-name="gr10" draw:text-style-name="P2" draw:layer="layout" svg:width="0.261cm" svg:height="0.285cm" svg:x="16.012cm" svg:y="1.922cm" svg:viewBox="0 0 262 286" svg:d="M0 276c43 25 107 4 167-56 56-61 95-146 95-220">
          <text:p/>
        </draw:path>
        <draw:path draw:style-name="gr10" draw:text-style-name="P2" draw:layer="layout" svg:width="0.049cm" svg:height="0.099cm" svg:x="16.224cm" svg:y="8.353cm" svg:viewBox="0 0 50 100" svg:d="M50 100c0-46-17-82-50-100">
          <text:p/>
        </draw:path>
        <draw:path draw:style-name="gr10" draw:text-style-name="P2" draw:layer="layout" svg:width="0.091cm" svg:height="0.013cm" svg:x="16.136cm" svg:y="8.345cm" svg:viewBox="0 0 92 14" svg:d="M92 14c-24-20-56-16-92 0">
          <text:p/>
        </draw:path>
        <draw:path draw:style-name="gr10" draw:text-style-name="P2" draw:layer="layout" svg:width="0.046cm" svg:height="0.081cm" svg:x="15.966cm" svg:y="8.646cm" svg:viewBox="0 0 47 82" svg:d="M0 0c4 39 21 68 47 82">
          <text:p/>
        </draw:path>
        <draw:path draw:style-name="gr10" draw:text-style-name="P2" draw:layer="layout" svg:width="0.261cm" svg:height="0.285cm" svg:x="16.012cm" svg:y="8.452cm" svg:viewBox="0 0 262 286" svg:d="M0 276c43 25 107 4 167-57 56-60 95-148 95-219">
          <text:p/>
        </draw:path>
        <draw:path draw:style-name="gr10" draw:text-style-name="P2" draw:layer="layout" svg:width="0.045cm" svg:height="0.099cm" svg:x="14.672cm" svg:y="9.253cm" svg:viewBox="0 0 46 100" svg:d="M46 100c0-46-17-81-46-100">
          <text:p/>
        </draw:path>
        <draw:path draw:style-name="gr10" draw:text-style-name="P2" draw:layer="layout" svg:width="0.092cm" svg:height="0.013cm" svg:x="14.58cm" svg:y="9.243cm" svg:viewBox="0 0 93 14" svg:d="M93 11c-25-15-57-15-93 3">
          <text:p/>
        </draw:path>
        <draw:path draw:style-name="gr10" draw:text-style-name="P2" draw:layer="layout" svg:width="0.042cm" svg:height="0.081cm" svg:x="14.414cm" svg:y="9.546cm" svg:viewBox="0 0 43 82" svg:d="M0 0c4 35 19 68 43 82">
          <text:p/>
        </draw:path>
        <draw:path draw:style-name="gr10" draw:text-style-name="P2" draw:layer="layout" svg:width="0.261cm" svg:height="0.285cm" svg:x="14.456cm" svg:y="9.352cm" svg:viewBox="0 0 262 286" svg:d="M0 276c44 25 111 0 167-60 57-61 95-146 95-216">
          <text:p/>
        </draw:path>
        <draw:path draw:style-name="gr10" draw:text-style-name="P2" draw:layer="layout" svg:width="0.045cm" svg:height="0.099cm" svg:x="14.672cm" svg:y="2.723cm" svg:viewBox="0 0 46 100" svg:d="M46 100c0-47-17-82-46-100">
          <text:p/>
        </draw:path>
        <draw:path draw:style-name="gr10" draw:text-style-name="P2" draw:layer="layout" svg:width="0.092cm" svg:height="0.014cm" svg:x="14.58cm" svg:y="2.713cm" svg:viewBox="0 0 93 15" svg:d="M93 11c-25-15-57-15-93 4">
          <text:p/>
        </draw:path>
        <draw:path draw:style-name="gr10" draw:text-style-name="P2" draw:layer="layout" svg:width="0.042cm" svg:height="0.081cm" svg:x="14.414cm" svg:y="3.016cm" svg:viewBox="0 0 43 82" svg:d="M0 0c4 40 19 68 43 82">
          <text:p/>
        </draw:path>
        <draw:path draw:style-name="gr10" draw:text-style-name="P2" draw:layer="layout" svg:width="0.261cm" svg:height="0.285cm" svg:x="14.456cm" svg:y="2.822cm" svg:viewBox="0 0 262 286" svg:d="M0 276c44 25 111 0 167-60 57-61 95-146 95-216">
          <text:p/>
        </draw:path>
        <draw:line draw:style-name="gr10" draw:text-style-name="P2" draw:layer="layout" svg:x1="16.475cm" svg:y1="1.563cm" svg:x2="16.435cm" svg:y2="1.541cm">
          <text:p/>
        </draw:line>
        <draw:path draw:style-name="gr10" draw:text-style-name="P2" draw:layer="layout" svg:width="0.183cm" svg:height="0.201cm" svg:x="18.168cm" svg:y="9.648cm" svg:viewBox="0 0 184 202" svg:d="M0 202c0-53 28-113 68-156 38-39 84-57 116-39">
          <text:p/>
        </draw:path>
        <draw:path draw:style-name="gr10" draw:text-style-name="P2" draw:layer="layout" svg:width="0.181cm" svg:height="0.269cm" svg:x="18.199cm" svg:y="9.655cm" svg:viewBox="0 0 182 270" svg:d="M153 0c39 25 39 102 0 174-42 74-110 113-153 88">
          <text:p/>
        </draw:path>
        <draw:path draw:style-name="gr10" draw:text-style-name="P2" draw:layer="layout" svg:width="0.031cm" svg:height="0.07cm" svg:x="18.168cm" svg:y="9.846cm" svg:viewBox="0 0 32 71" svg:d="M32 71c-22-10-32-40-32-71">
          <text:p/>
        </draw:path>
        <draw:path draw:style-name="gr10" draw:text-style-name="P2" draw:layer="layout" svg:width="0.332cm" svg:height="0.363cm" svg:x="18.079cm" svg:y="9.535cm" svg:viewBox="0 0 333 364" svg:d="M0 364c0-91 50-201 120-278 74-75 159-107 213-72">
          <text:p/>
        </draw:path>
        <draw:path draw:style-name="gr10" draw:text-style-name="P2" draw:layer="layout" svg:width="0.334cm" svg:height="0.487cm" svg:x="18.136cm" svg:y="9.549cm" svg:viewBox="0 0 335 488" svg:d="M276 0c79 43 79 184 0 314-74 135-198 206-276 160">
          <text:p/>
        </draw:path>
        <draw:path draw:style-name="gr10" draw:text-style-name="P2" draw:layer="layout" svg:width="0.057cm" svg:height="0.127cm" svg:x="18.079cm" svg:y="9.898cm" svg:viewBox="0 0 58 128" svg:d="M58 128c-36-22-58-68-58-128">
          <text:p/>
        </draw:path>
        <draw:path draw:style-name="gr10" draw:text-style-name="P2" draw:layer="layout" svg:width="0.335cm" svg:height="0.363cm" svg:x="18.044cm" svg:y="9.514cm" svg:viewBox="0 0 336 364" svg:d="M0 364c0-88 46-197 120-276 74-77 156-109 216-74">
          <text:p/>
        </draw:path>
        <draw:path draw:style-name="gr10" draw:text-style-name="P2" draw:layer="layout" svg:width="0.06cm" svg:height="0.127cm" svg:x="18.044cm" svg:y="9.877cm" svg:viewBox="0 0 61 128" svg:d="M61 128c-40-21-61-68-61-128">
          <text:p/>
        </draw:path>
        <draw:path draw:style-name="gr10" draw:text-style-name="P2" draw:layer="layout" svg:width="0.303cm" svg:height="0.333cm" svg:x="17.942cm" svg:y="9.467cm" svg:viewBox="0 0 304 334" svg:d="M0 334c0-86 42-185 110-255 67-71 141-97 194-67">
          <text:p/>
        </draw:path>
        <draw:path draw:style-name="gr10" draw:text-style-name="P2" draw:layer="layout" svg:width="0.053cm" svg:height="0.117cm" svg:x="17.942cm" svg:y="9.796cm" svg:viewBox="0 0 54 118" svg:d="M54 118c-37-18-54-60-54-118">
          <text:p/>
        </draw:path>
        <draw:path draw:style-name="gr10" draw:text-style-name="P2" draw:layer="layout" svg:width="0.314cm" svg:height="0.344cm" svg:x="17.928cm" svg:y="9.455cm" svg:viewBox="0 0 315 345" svg:d="M0 345c0-89 46-191 117-265 67-70 145-100 198-67">
          <text:p/>
        </draw:path>
        <draw:path draw:style-name="gr10" draw:text-style-name="P2" draw:layer="layout" svg:width="0.031cm" svg:height="0.028cm" svg:x="18.242cm" svg:y="9.468cm" svg:viewBox="0 0 32 29" svg:d="M0 0c11 7 22 19 32 29">
          <text:p/>
        </draw:path>
        <draw:path draw:style-name="gr10" draw:text-style-name="P2" draw:layer="layout" svg:width="0.042cm" svg:height="0.014cm" svg:x="17.981cm" svg:y="9.916cm" svg:viewBox="0 0 43 15" svg:d="M43 15c-14-3-29-7-43-15">
          <text:p/>
        </draw:path>
        <draw:path draw:style-name="gr10" draw:text-style-name="P2" draw:layer="layout" svg:width="0.056cm" svg:height="0.12cm" svg:x="17.928cm" svg:y="9.796cm" svg:viewBox="0 0 57 121" svg:d="M57 121c-35-18-57-60-57-121">
          <text:p/>
        </draw:path>
        <draw:path draw:style-name="gr10" draw:text-style-name="P2" draw:layer="layout" svg:width="0.314cm" svg:height="0.345cm" svg:x="17.892cm" svg:y="9.434cm" svg:viewBox="0 0 315 346" svg:d="M0 346c0-89 46-191 118-265 67-72 144-100 197-68">
          <text:p/>
        </draw:path>
        <draw:path draw:style-name="gr10" draw:text-style-name="P2" draw:layer="layout" svg:width="0.057cm" svg:height="0.12cm" svg:x="17.892cm" svg:y="9.775cm" svg:viewBox="0 0 58 121" svg:d="M58 121c-36-18-58-60-58-121">
          <text:p/>
        </draw:path>
        <draw:path draw:style-name="gr10" draw:text-style-name="P2" draw:layer="layout" svg:width="0.183cm" svg:height="0.198cm" svg:x="16.612cm" svg:y="4.017cm" svg:viewBox="0 0 184 199" svg:d="M0 199c0-49 28-109 67-148 42-47 86-61 117-43">
          <text:p/>
        </draw:path>
        <draw:path draw:style-name="gr10" draw:text-style-name="P2" draw:layer="layout" svg:width="0.183cm" svg:height="0.267cm" svg:x="16.644cm" svg:y="4.025cm" svg:viewBox="0 0 184 268" svg:d="M152 0c43 21 43 103 0 174-42 70-110 109-152 88">
          <text:p/>
        </draw:path>
        <draw:path draw:style-name="gr10" draw:text-style-name="P2" draw:layer="layout" svg:width="0.035cm" svg:height="0.071cm" svg:x="16.612cm" svg:y="4.215cm" svg:viewBox="0 0 36 72" svg:d="M36 72c-22-11-36-39-36-72">
          <text:p/>
        </draw:path>
        <draw:path draw:style-name="gr10" draw:text-style-name="P2" draw:layer="layout" svg:width="0.335cm" svg:height="0.365cm" svg:x="16.524cm" svg:y="3.903cm" svg:viewBox="0 0 336 366" svg:d="M0 366c0-93 49-202 121-280 74-77 158-105 215-74">
          <text:p/>
        </draw:path>
        <draw:path draw:style-name="gr10" draw:text-style-name="P2" draw:layer="layout" svg:width="0.334cm" svg:height="0.491cm" svg:x="16.58cm" svg:y="3.915cm" svg:viewBox="0 0 335 492" svg:d="M279 0c75 46 75 187 0 319-78 134-201 204-279 159">
          <text:p/>
        </draw:path>
        <draw:path draw:style-name="gr10" draw:text-style-name="P2" draw:layer="layout" svg:width="0.06cm" svg:height="0.124cm" svg:x="16.524cm" svg:y="4.268cm" svg:viewBox="0 0 61 125" svg:d="M61 125c-40-22-61-65-61-125">
          <text:p/>
        </draw:path>
        <draw:path draw:style-name="gr10" draw:text-style-name="P2" draw:layer="layout" svg:width="0.335cm" svg:height="0.365cm" svg:x="16.488cm" svg:y="3.882cm" svg:viewBox="0 0 336 366" svg:d="M0 366c0-93 50-202 121-280 74-74 159-106 215-74">
          <text:p/>
        </draw:path>
        <draw:path draw:style-name="gr10" draw:text-style-name="P2" draw:layer="layout" svg:width="0.06cm" svg:height="0.127cm" svg:x="16.488cm" svg:y="4.247cm" svg:viewBox="0 0 61 128" svg:d="M61 128c-35-21-61-67-61-128">
          <text:p/>
        </draw:path>
        <draw:path draw:style-name="gr10" draw:text-style-name="P2" draw:layer="layout" svg:width="0.303cm" svg:height="0.332cm" svg:x="16.386cm" svg:y="3.837cm" svg:viewBox="0 0 304 333" svg:d="M0 333c0-85 46-184 113-255 64-70 142-95 191-67">
          <text:p/>
        </draw:path>
        <draw:path draw:style-name="gr10" draw:text-style-name="P2" draw:layer="layout" svg:width="0.053cm" svg:height="0.116cm" svg:x="16.386cm" svg:y="4.166cm" svg:viewBox="0 0 54 117" svg:d="M54 117c-32-21-54-61-54-117">
          <text:p/>
        </draw:path>
        <draw:path draw:style-name="gr10" draw:text-style-name="P2" draw:layer="layout" svg:width="0.314cm" svg:height="0.343cm" svg:x="16.372cm" svg:y="3.823cm" svg:viewBox="0 0 315 344" svg:d="M0 344c0-85 46-187 117-262 67-71 145-99 198-71">
          <text:p/>
        </draw:path>
        <draw:path draw:style-name="gr10" draw:text-style-name="P2" draw:layer="layout" svg:width="0.032cm" svg:height="0.032cm" svg:x="16.686cm" svg:y="3.834cm" svg:viewBox="0 0 33 33" svg:d="M0 0c15 7 26 18 33 33">
          <text:p/>
        </draw:path>
        <draw:path draw:style-name="gr10" draw:text-style-name="P2" draw:layer="layout" svg:width="0.042cm" svg:height="0.01cm" svg:x="16.425cm" svg:y="4.286cm" svg:viewBox="0 0 43 11" svg:d="M43 11c-14 0-29-4-43-11">
          <text:p/>
        </draw:path>
        <draw:path draw:style-name="gr10" draw:text-style-name="P2" draw:layer="layout" svg:width="0.056cm" svg:height="0.12cm" svg:x="16.372cm" svg:y="4.166cm" svg:viewBox="0 0 57 121" svg:d="M57 121c-35-21-57-65-57-121">
          <text:p/>
        </draw:path>
        <draw:path draw:style-name="gr10" draw:text-style-name="P2" draw:layer="layout" svg:width="0.317cm" svg:height="0.346cm" svg:x="16.337cm" svg:y="3.802cm" svg:viewBox="0 0 318 347" svg:d="M0 347c0-88 46-191 116-265 67-71 148-99 202-71">
          <text:p/>
        </draw:path>
        <draw:path draw:style-name="gr10" draw:text-style-name="P2" draw:layer="layout" svg:width="0.056cm" svg:height="0.12cm" svg:x="16.337cm" svg:y="4.145cm" svg:viewBox="0 0 57 121" svg:d="M57 121c-36-18-57-65-57-121">
          <text:p/>
        </draw:path>
        <draw:path draw:style-name="gr10" draw:text-style-name="P2" draw:layer="layout" svg:width="0.183cm" svg:height="0.201cm" svg:x="18.168cm" svg:y="3.118cm" svg:viewBox="0 0 184 202" svg:d="M0 202c0-50 28-110 68-153 38-42 84-60 116-42">
          <text:p/>
        </draw:path>
        <draw:path draw:style-name="gr10" draw:text-style-name="P2" draw:layer="layout" svg:width="0.181cm" svg:height="0.269cm" svg:x="18.199cm" svg:y="3.125cm" svg:viewBox="0 0 182 270" svg:d="M153 0c39 25 39 102 0 173-42 75-110 114-153 89">
          <text:p/>
        </draw:path>
        <draw:path draw:style-name="gr10" draw:text-style-name="P2" draw:layer="layout" svg:width="0.031cm" svg:height="0.067cm" svg:x="18.168cm" svg:y="3.319cm" svg:viewBox="0 0 32 68" svg:d="M32 68c-22-11-32-36-32-68">
          <text:p/>
        </draw:path>
        <draw:path draw:style-name="gr10" draw:text-style-name="P2" draw:layer="layout" svg:width="0.332cm" svg:height="0.364cm" svg:x="18.079cm" svg:y="3.005cm" svg:viewBox="0 0 333 365" svg:d="M0 365c0-92 50-198 120-276 74-78 159-110 213-75">
          <text:p/>
        </draw:path>
        <draw:path draw:style-name="gr10" draw:text-style-name="P2" draw:layer="layout" svg:width="0.334cm" svg:height="0.489cm" svg:x="18.136cm" svg:y="3.019cm" svg:viewBox="0 0 335 490" svg:d="M276 0c79 43 79 188 0 319-74 130-198 201-276 159">
          <text:p/>
        </draw:path>
        <draw:path draw:style-name="gr10" draw:text-style-name="P2" draw:layer="layout" svg:width="0.057cm" svg:height="0.127cm" svg:x="18.079cm" svg:y="3.369cm" svg:viewBox="0 0 58 128" svg:d="M58 128c-36-23-58-68-58-128">
          <text:p/>
        </draw:path>
        <draw:path draw:style-name="gr10" draw:text-style-name="P2" draw:layer="layout" svg:width="0.335cm" svg:height="0.362cm" svg:x="18.044cm" svg:y="2.985cm" svg:viewBox="0 0 336 363" svg:d="M0 363c0-88 46-197 120-275s156-107 216-75">
          <text:p/>
        </draw:path>
        <draw:path draw:style-name="gr10" draw:text-style-name="P2" draw:layer="layout" svg:width="0.06cm" svg:height="0.127cm" svg:x="18.044cm" svg:y="3.347cm" svg:viewBox="0 0 61 128" svg:d="M61 128c-40-21-61-67-61-128">
          <text:p/>
        </draw:path>
        <draw:path draw:style-name="gr10" draw:text-style-name="P2" draw:layer="layout" svg:width="0.303cm" svg:height="0.331cm" svg:x="17.942cm" svg:y="2.939cm" svg:viewBox="0 0 304 332" svg:d="M0 332c0-81 42-185 110-255 67-67 141-95 194-64">
          <text:p/>
        </draw:path>
        <draw:path draw:style-name="gr10" draw:text-style-name="P2" draw:layer="layout" svg:width="0.053cm" svg:height="0.113cm" svg:x="17.942cm" svg:y="3.27cm" svg:viewBox="0 0 54 114" svg:d="M54 114c-37-18-54-60-54-114">
          <text:p/>
        </draw:path>
        <draw:path draw:style-name="gr10" draw:text-style-name="P2" draw:layer="layout" svg:width="0.314cm" svg:height="0.345cm" svg:x="17.928cm" svg:y="2.925cm" svg:viewBox="0 0 315 346" svg:d="M0 346c0-89 46-192 117-262 67-74 145-104 198-71">
          <text:p/>
        </draw:path>
        <draw:path draw:style-name="gr10" draw:text-style-name="P2" draw:layer="layout" svg:width="0.031cm" svg:height="0.028cm" svg:x="18.242cm" svg:y="2.938cm" svg:viewBox="0 0 32 29" svg:d="M0 0c11 7 22 19 32 29">
          <text:p/>
        </draw:path>
        <draw:path draw:style-name="gr10" draw:text-style-name="P2" draw:layer="layout" svg:width="0.042cm" svg:height="0.014cm" svg:x="17.981cm" svg:y="3.386cm" svg:viewBox="0 0 43 15" svg:d="M43 15c-14-3-29-8-43-15">
          <text:p/>
        </draw:path>
        <draw:path draw:style-name="gr10" draw:text-style-name="P2" draw:layer="layout" svg:width="0.056cm" svg:height="0.116cm" svg:x="17.928cm" svg:y="3.27cm" svg:viewBox="0 0 57 117" svg:d="M57 117c-35-17-57-60-57-117">
          <text:p/>
        </draw:path>
        <draw:path draw:style-name="gr10" draw:text-style-name="P2" draw:layer="layout" svg:width="0.314cm" svg:height="0.344cm" svg:x="17.892cm" svg:y="2.905cm" svg:viewBox="0 0 315 345" svg:d="M0 345c0-85 46-187 118-261 67-71 144-104 197-71">
          <text:p/>
        </draw:path>
        <draw:path draw:style-name="gr10" draw:text-style-name="P2" draw:layer="layout" svg:width="0.057cm" svg:height="0.12cm" svg:x="17.892cm" svg:y="3.249cm" svg:viewBox="0 0 58 121" svg:d="M58 121c-36-22-58-64-58-121">
          <text:p/>
        </draw:path>
        <draw:path draw:style-name="gr10" draw:text-style-name="P2" draw:layer="layout" svg:width="0.183cm" svg:height="0.198cm" svg:x="16.612cm" svg:y="10.547cm" svg:viewBox="0 0 184 199" svg:d="M0 199c0-50 28-110 67-153 42-42 86-57 117-38">
          <text:p/>
        </draw:path>
        <draw:path draw:style-name="gr10" draw:text-style-name="P2" draw:layer="layout" svg:width="0.183cm" svg:height="0.265cm" svg:x="16.644cm" svg:y="10.555cm" svg:viewBox="0 0 184 266" svg:d="M152 0c43 21 43 98 0 173-42 71-110 110-152 85">
          <text:p/>
        </draw:path>
        <draw:path draw:style-name="gr10" draw:text-style-name="P2" draw:layer="layout" svg:width="0.035cm" svg:height="0.067cm" svg:x="16.612cm" svg:y="10.745cm" svg:viewBox="0 0 36 68" svg:d="M36 68c-22-10-36-35-36-68">
          <text:p/>
        </draw:path>
        <draw:path draw:style-name="gr10" draw:text-style-name="P2" draw:layer="layout" svg:width="0.335cm" svg:height="0.365cm" svg:x="16.524cm" svg:y="10.433cm" svg:viewBox="0 0 336 366" svg:d="M0 366c0-93 49-202 121-280 74-77 158-105 215-74">
          <text:p/>
        </draw:path>
        <draw:path draw:style-name="gr10" draw:text-style-name="P2" draw:layer="layout" svg:width="0.334cm" svg:height="0.489cm" svg:x="16.58cm" svg:y="10.445cm" svg:viewBox="0 0 335 490" svg:d="M279 0c75 43 75 188 0 319-78 130-201 201-279 159">
          <text:p/>
        </draw:path>
        <draw:path draw:style-name="gr10" draw:text-style-name="P2" draw:layer="layout" svg:width="0.06cm" svg:height="0.127cm" svg:x="16.524cm" svg:y="10.795cm" svg:viewBox="0 0 61 128" svg:d="M61 128c-40-22-61-69-61-128">
          <text:p/>
        </draw:path>
        <draw:path draw:style-name="gr10" draw:text-style-name="P2" draw:layer="layout" svg:width="0.335cm" svg:height="0.366cm" svg:x="16.488cm" svg:y="10.411cm" svg:viewBox="0 0 336 367" svg:d="M0 367c0-93 50-202 121-280 74-77 159-107 215-74">
          <text:p/>
        </draw:path>
        <draw:path draw:style-name="gr10" draw:text-style-name="P2" draw:layer="layout" svg:width="0.06cm" svg:height="0.127cm" svg:x="16.488cm" svg:y="10.773cm" svg:viewBox="0 0 61 128" svg:d="M61 128c-35-21-61-64-61-128">
          <text:p/>
        </draw:path>
        <draw:path draw:style-name="gr10" draw:text-style-name="P2" draw:layer="layout" svg:width="0.303cm" svg:height="0.331cm" svg:x="16.386cm" svg:y="10.365cm" svg:viewBox="0 0 304 332" svg:d="M0 332c0-81 46-180 113-251 64-71 142-100 191-68">
          <text:p/>
        </draw:path>
        <draw:path draw:style-name="gr10" draw:text-style-name="P2" draw:layer="layout" svg:width="0.053cm" svg:height="0.116cm" svg:x="16.386cm" svg:y="10.696cm" svg:viewBox="0 0 54 117" svg:d="M54 117c-32-21-54-63-54-117">
          <text:p/>
        </draw:path>
        <draw:path draw:style-name="gr10" draw:text-style-name="P2" draw:layer="layout" svg:width="0.314cm" svg:height="0.343cm" svg:x="16.372cm" svg:y="10.353cm" svg:viewBox="0 0 315 344" svg:d="M0 344c0-85 46-187 117-261 67-75 145-100 198-72">
          <text:p/>
        </draw:path>
        <draw:path draw:style-name="gr10" draw:text-style-name="P2" draw:layer="layout" svg:width="0.032cm" svg:height="0.028cm" svg:x="16.686cm" svg:y="10.364cm" svg:viewBox="0 0 33 29" svg:d="M0 0c15 7 26 19 33 29">
          <text:p/>
        </draw:path>
        <draw:path draw:style-name="gr10" draw:text-style-name="P2" draw:layer="layout" svg:width="0.042cm" svg:height="0.014cm" svg:x="16.425cm" svg:y="10.812cm" svg:viewBox="0 0 43 15" svg:d="M43 15c-14 0-29-3-43-15">
          <text:p/>
        </draw:path>
        <draw:path draw:style-name="gr10" draw:text-style-name="P2" draw:layer="layout" svg:width="0.056cm" svg:height="0.12cm" svg:x="16.372cm" svg:y="10.696cm" svg:viewBox="0 0 57 121" svg:d="M57 121c-35-21-57-65-57-121">
          <text:p/>
        </draw:path>
        <draw:path draw:style-name="gr10" draw:text-style-name="P2" draw:layer="layout" svg:width="0.317cm" svg:height="0.345cm" svg:x="16.337cm" svg:y="10.334cm" svg:viewBox="0 0 318 346" svg:d="M0 346c0-88 46-191 116-265 67-71 148-99 202-68">
          <text:p/>
        </draw:path>
        <draw:path draw:style-name="gr10" draw:text-style-name="P2" draw:layer="layout" svg:width="0.056cm" svg:height="0.12cm" svg:x="16.337cm" svg:y="10.675cm" svg:viewBox="0 0 57 121" svg:d="M57 121c-36-22-57-65-57-121">
          <text:p/>
        </draw:path>
        <draw:line draw:style-name="gr10" draw:text-style-name="P2" draw:layer="layout" svg:x1="18.137cm" svg:y1="10.026cm" svg:x2="18.101cm" svg:y2="10.001cm">
          <text:p/>
        </draw:line>
        <draw:line draw:style-name="gr10" draw:text-style-name="P2" draw:layer="layout" svg:x1="18.412cm" svg:y1="9.55cm" svg:x2="18.376cm" svg:y2="9.528cm">
          <text:p/>
        </draw:line>
        <draw:line draw:style-name="gr10" draw:text-style-name="P2" draw:layer="layout" svg:x1="18.059cm" svg:y1="9.949cm" svg:x2="17.995cm" svg:y2="9.913cm">
          <text:p/>
        </draw:line>
        <draw:line draw:style-name="gr10" draw:text-style-name="P2" draw:layer="layout" svg:x1="18.31cm" svg:y1="9.518cm" svg:x2="18.245cm" svg:y2="9.479cm">
          <text:p/>
        </draw:line>
        <draw:line draw:style-name="gr10" draw:text-style-name="P2" draw:layer="layout" svg:x1="17.985cm" svg:y1="9.917cm" svg:x2="17.945cm" svg:y2="9.895cm">
          <text:p/>
        </draw:line>
        <draw:line draw:style-name="gr10" draw:text-style-name="P2" draw:layer="layout" svg:x1="18.243cm" svg:y1="9.469cm" svg:x2="18.206cm" svg:y2="9.447cm">
          <text:p/>
        </draw:line>
        <draw:line draw:style-name="gr10" draw:text-style-name="P2" draw:layer="layout" svg:x1="16.585cm" svg:y1="4.393cm" svg:x2="16.545cm" svg:y2="4.37cm">
          <text:p/>
        </draw:line>
        <draw:line draw:style-name="gr10" draw:text-style-name="P2" draw:layer="layout" svg:x1="16.86cm" svg:y1="3.916cm" svg:x2="16.82cm" svg:y2="3.894cm">
          <text:p/>
        </draw:line>
        <draw:line draw:style-name="gr10" draw:text-style-name="P2" draw:layer="layout" svg:x1="16.503cm" svg:y1="4.319cm" svg:x2="16.439cm" svg:y2="4.282cm">
          <text:p/>
        </draw:line>
        <draw:line draw:style-name="gr10" draw:text-style-name="P2" draw:layer="layout" svg:x1="16.754cm" svg:y1="3.885cm" svg:x2="16.689cm" svg:y2="3.848cm">
          <text:p/>
        </draw:line>
        <draw:line draw:style-name="gr10" draw:text-style-name="P2" draw:layer="layout" svg:x1="16.429cm" svg:y1="4.287cm" svg:x2="16.393cm" svg:y2="4.265cm">
          <text:p/>
        </draw:line>
        <draw:line draw:style-name="gr10" draw:text-style-name="P2" draw:layer="layout" svg:x1="16.687cm" svg:y1="3.839cm" svg:x2="16.651cm" svg:y2="3.813cm">
          <text:p/>
        </draw:line>
        <draw:line draw:style-name="gr10" draw:text-style-name="P2" draw:layer="layout" svg:x1="18.137cm" svg:y1="3.497cm" svg:x2="18.101cm" svg:y2="3.474cm">
          <text:p/>
        </draw:line>
        <draw:line draw:style-name="gr10" draw:text-style-name="P2" draw:layer="layout" svg:x1="18.412cm" svg:y1="3.02cm" svg:x2="18.376cm" svg:y2="2.998cm">
          <text:p/>
        </draw:line>
        <draw:line draw:style-name="gr10" draw:text-style-name="P2" draw:layer="layout" svg:x1="18.059cm" svg:y1="3.422cm" svg:x2="17.995cm" svg:y2="3.383cm">
          <text:p/>
        </draw:line>
        <draw:line draw:style-name="gr10" draw:text-style-name="P2" draw:layer="layout" svg:x1="18.31cm" svg:y1="2.989cm" svg:x2="18.245cm" svg:y2="2.949cm">
          <text:p/>
        </draw:line>
        <draw:line draw:style-name="gr10" draw:text-style-name="P2" draw:layer="layout" svg:x1="17.985cm" svg:y1="3.387cm" svg:x2="17.945cm" svg:y2="3.365cm">
          <text:p/>
        </draw:line>
        <draw:line draw:style-name="gr10" draw:text-style-name="P2" draw:layer="layout" svg:x1="18.243cm" svg:y1="2.939cm" svg:x2="18.206cm" svg:y2="2.917cm">
          <text:p/>
        </draw:line>
        <draw:line draw:style-name="gr10" draw:text-style-name="P2" draw:layer="layout" svg:x1="16.585cm" svg:y1="10.923cm" svg:x2="16.545cm" svg:y2="10.9cm">
          <text:p/>
        </draw:line>
        <draw:line draw:style-name="gr10" draw:text-style-name="P2" draw:layer="layout" svg:x1="16.86cm" svg:y1="10.446cm" svg:x2="16.82cm" svg:y2="10.424cm">
          <text:p/>
        </draw:line>
        <draw:line draw:style-name="gr10" draw:text-style-name="P2" draw:layer="layout" svg:x1="16.503cm" svg:y1="10.848cm" svg:x2="16.439cm" svg:y2="10.809cm">
          <text:p/>
        </draw:line>
        <draw:line draw:style-name="gr10" draw:text-style-name="P2" draw:layer="layout" svg:x1="16.754cm" svg:y1="10.415cm" svg:x2="16.689cm" svg:y2="10.378cm">
          <text:p/>
        </draw:line>
        <draw:line draw:style-name="gr10" draw:text-style-name="P2" draw:layer="layout" svg:x1="16.429cm" svg:y1="10.817cm" svg:x2="16.393cm" svg:y2="10.795cm">
          <text:p/>
        </draw:line>
        <draw:line draw:style-name="gr10" draw:text-style-name="P2" draw:layer="layout" svg:x1="16.687cm" svg:y1="10.365cm" svg:x2="16.651cm" svg:y2="10.343cm">
          <text:p/>
        </draw:line>
        <draw:path draw:style-name="gr1" draw:text-style-name="P1" draw:layer="layout" svg:width="1.856cm" svg:height="4.395cm" svg:x="2.818cm" svg:y="15.148cm" svg:viewBox="0 0 1857 4396" svg:d="M741 4396l21-10 1095-632v-3510-22l-18-11-248-141-17 11c-67 39-173 39-244 0-95-49-229-81-363-81s-272 35-367 92l-582 339-18 7v21 3511l723 416z">
          <text:p/>
        </draw:path>
        <draw:polygon draw:style-name="gr9" draw:text-style-name="P2" draw:layer="layout" svg:width="0cm" svg:height="0cm" svg:x="3.746cm" svg:y="17.282cm" svg:viewBox="0 0 0 0" draw:points="0,0">
          <text:p/>
        </draw:polygon>
        <draw:polygon draw:style-name="gr1" draw:text-style-name="P1" draw:layer="layout" svg:width="1.094cm" svg:height="4.142cm" svg:x="3.58cm" svg:y="15.391cm" svg:viewBox="0 0 1095 4143" draw:points="0,4143 1095,3511 1095,0 0,632">
          <text:p/>
        </draw:polygon>
        <draw:polygon draw:style-name="gr9" draw:text-style-name="P2" draw:layer="layout" svg:width="0cm" svg:height="0cm" svg:x="3.746cm" svg:y="17.282cm" svg:viewBox="0 0 0 0" draw:points="0,0">
          <text:p/>
        </draw:polygon>
        <draw:polygon draw:style-name="gr1" draw:text-style-name="P1" draw:layer="layout" svg:width="0.727cm" svg:height="3.927cm" svg:x="2.818cm" svg:y="15.606cm" svg:viewBox="0 0 728 3928" draw:points="0,3512 728,3928 728,417 0,0">
          <text:p/>
        </draw:polygon>
        <draw:polygon draw:style-name="gr9" draw:text-style-name="P2" draw:layer="layout" svg:width="0cm" svg:height="0cm" svg:x="3.746cm" svg:y="17.282cm" svg:viewBox="0 0 0 0" draw:points="0,0">
          <text:p/>
        </draw:polygon>
        <draw:path draw:style-name="gr1" draw:text-style-name="P1" draw:layer="layout" svg:width="1.82cm" svg:height="0.846cm" svg:x="2.836cm" svg:y="15.148cm" svg:viewBox="0 0 1821 847" svg:d="M1821 211l-248-141-17 11c-67 39-173 39-244 0-95-49-229-81-363-81s-272 35-367 92l-582 335 723 420z">
          <text:p/>
        </draw:path>
        <draw:polygon draw:style-name="gr9" draw:text-style-name="P2" draw:layer="layout" svg:width="0cm" svg:height="0cm" svg:x="3.746cm" svg:y="17.282cm" svg:viewBox="0 0 0 0" draw:points="0,0">
          <text:p/>
        </draw:polygon>
        <draw:path draw:style-name="gr1" draw:text-style-name="P1" draw:layer="layout" svg:width="0.938cm" svg:height="0.539cm" svg:x="3.27cm" svg:y="15.194cm" svg:viewBox="0 0 939 540" svg:d="M939 269c0-149-212-269-469-269-258 0-470 120-470 269zM0 269c0 151 212 271 470 271 257 0 469-120 469-271z">
          <text:p/>
        </draw:path>
        <draw:polygon draw:style-name="gr9" draw:text-style-name="P2" draw:layer="layout" svg:width="0cm" svg:height="0cm" svg:x="3.746cm" svg:y="17.282cm" svg:viewBox="0 0 0 0" draw:points="0,0">
          <text:p/>
        </draw:polygon>
        <draw:path draw:style-name="gr1" draw:text-style-name="P1" draw:layer="layout" svg:width="0.896cm" svg:height="0.519cm" svg:x="3.291cm" svg:y="15.204cm" svg:viewBox="0 0 897 520" svg:d="M897 259c0-141-202-259-449-259s-448 118-448 259zM0 259c0 144 201 261 448 261s449-117 449-261z">
          <text:p/>
        </draw:path>
        <draw:polygon draw:style-name="gr9" draw:text-style-name="P2" draw:layer="layout" svg:width="0cm" svg:height="0cm" svg:x="3.746cm" svg:y="17.282cm" svg:viewBox="0 0 0 0" draw:points="0,0">
          <text:p/>
        </draw:polygon>
        <draw:path draw:style-name="gr1" draw:text-style-name="P1" draw:layer="layout" svg:width="0.794cm" svg:height="0.462cm" svg:x="3.34cm" svg:y="15.232cm" svg:viewBox="0 0 795 463" svg:d="M795 238c0-4 0-4 0-7 0-128-176-231-395-231-223 0-400 103-400 231 0 3 0 3 0 7 0 14 4 28 7 42 18 42 53 85 110 117 102 56 258 81 396 56 141-25 247-92 275-173 7-14 7-28 7-42z">
          <text:p/>
        </draw:path>
        <draw:polygon draw:style-name="gr9" draw:text-style-name="P2" draw:layer="layout" svg:width="0cm" svg:height="0cm" svg:x="3.746cm" svg:y="17.282cm" svg:viewBox="0 0 0 0" draw:points="0,0">
          <text:p/>
        </draw:polygon>
        <draw:path draw:style-name="gr1" draw:text-style-name="P1" draw:layer="layout" svg:width="0.78cm" svg:height="0.37cm" svg:x="3.347cm" svg:y="15.324cm" svg:viewBox="0 0 781 371" svg:d="M0 184c18 45 53 88 110 120 103 57 258 82 396 57 141-26 247-93 275-177-39-106-201-184-388-184-191 0-354 78-393 184z">
          <text:p/>
        </draw:path>
        <draw:polygon draw:style-name="gr9" draw:text-style-name="P2" draw:layer="layout" svg:width="0cm" svg:height="0cm" svg:x="3.746cm" svg:y="17.282cm" svg:viewBox="0 0 0 0" draw:points="0,0">
          <text:p/>
        </draw:polygon>
        <draw:polygon draw:style-name="gr1" draw:text-style-name="P1" draw:layer="layout" svg:width="0.039cm" svg:height="3.51cm" svg:x="3.541cm" svg:y="16.023cm" svg:viewBox="0 0 40 3511" draw:points="40,3511 40,0 0,0 0,3511">
          <text:p/>
        </draw:polygon>
        <draw:polygon draw:style-name="gr9" draw:text-style-name="P2" draw:layer="layout" svg:width="0cm" svg:height="0cm" svg:x="3.746cm" svg:y="17.282cm" svg:viewBox="0 0 0 0" draw:points="0,0">
          <text:p/>
        </draw:polygon>
        <draw:path draw:style-name="gr1" draw:text-style-name="P1" draw:layer="layout" svg:width="0.249cm" svg:height="0.32cm" svg:x="3.049cm" svg:y="16.816cm" svg:viewBox="0 0 250 321" svg:d="M250 233c0-10 0-21-4-31-10-64-49-127-95-166-21-18-42-29-63-32-4-4-4-4-7-4-18 0-33 0-44 7-49 29-49 120 0 205 51 86 128 128 178 100 10-7 21-18 24-32 4 0 4-3 4-7 3-11 7-26 7-40z">
          <text:p/>
        </draw:path>
        <draw:polygon draw:style-name="gr9" draw:text-style-name="P2" draw:layer="layout" svg:width="0cm" svg:height="0cm" svg:x="3.746cm" svg:y="17.282cm" svg:viewBox="0 0 0 0" draw:points="0,0">
          <text:p/>
        </draw:polygon>
        <draw:path draw:style-name="gr1" draw:text-style-name="P1" draw:layer="layout" svg:width="0.249cm" svg:height="0.321cm" svg:x="3.049cm" svg:y="17.991cm" svg:viewBox="0 0 250 322" svg:d="M250 234c0-11 0-21-4-32-10-60-49-128-95-167-21-17-42-28-63-31-4-4-4-4-7-4-18 0-33 0-44 7-49 32-49 121 0 206 51 85 128 127 178 102 10-7 21-21 24-35 4 0 4-4 4-7 3-11 7-25 7-39z">
          <text:p/>
        </draw:path>
        <draw:polygon draw:style-name="gr9" draw:text-style-name="P2" draw:layer="layout" svg:width="0cm" svg:height="0cm" svg:x="3.746cm" svg:y="17.282cm" svg:viewBox="0 0 0 0" draw:points="0,0">
          <text:p/>
        </draw:polygon>
        <draw:polygon draw:style-name="gr1" draw:text-style-name="P1" draw:layer="layout" svg:width="1.115cm" svg:height="0.667cm" svg:x="3.559cm" svg:y="15.359cm" svg:viewBox="0 0 1116 668" draw:points="21,668 1116,32 1098,0 0,636">
          <text:p/>
        </draw:polygon>
        <draw:polygon draw:style-name="gr9" draw:text-style-name="P2" draw:layer="layout" svg:width="0cm" svg:height="0cm" svg:x="3.746cm" svg:y="17.282cm" svg:viewBox="0 0 0 0" draw:points="0,0">
          <text:p/>
        </draw:polygon>
        <draw:path draw:style-name="gr1" draw:text-style-name="P1" draw:layer="layout" svg:width="0.787cm" svg:height="0.183cm" svg:x="3.344cm" svg:y="15.251cm" svg:viewBox="0 0 788 184" svg:d="M788 184c-15-43-46-86-99-118-166-88-420-88-590 0-50 32-85 75-99 118 77-86 230-139 396-139 162 0 314 53 392 139z">
          <text:p/>
        </draw:path>
        <draw:polygon draw:style-name="gr9" draw:text-style-name="P2" draw:layer="layout" svg:width="0cm" svg:height="0cm" svg:x="3.746cm" svg:y="17.282cm" svg:viewBox="0 0 0 0" draw:points="0,0">
          <text:p/>
        </draw:polygon>
        <draw:path draw:style-name="gr1" draw:text-style-name="P1" draw:layer="layout" svg:width="0.19cm" svg:height="0.243cm" svg:x="4.42cm" svg:y="18.75cm" svg:viewBox="0 0 191 244" svg:d="M191 67c0-60-42-86-95-53-3 0-7 0-11 3-43 32-78 92-85 145 0 7 0 11 0 14 0 60 42 86 96 53 53-28 95-102 95-162z">
          <text:p/>
        </draw:path>
        <draw:polygon draw:style-name="gr9" draw:text-style-name="P2" draw:layer="layout" svg:width="0cm" svg:height="0cm" svg:x="3.746cm" svg:y="17.282cm" svg:viewBox="0 0 0 0" draw:points="0,0">
          <text:p/>
        </draw:polygon>
        <draw:path draw:style-name="gr1" draw:text-style-name="P1" draw:layer="layout" svg:width="0.19cm" svg:height="0.243cm" svg:x="3.644cm" svg:y="19.198cm" svg:viewBox="0 0 191 244" svg:d="M191 68c0-61-42-86-95-54-4 0-7 3-11 3-43 33-78 93-85 149 0 4 0 8 0 11 0 60 42 85 96 53 53-28 95-102 95-162z">
          <text:p/>
        </draw:path>
        <draw:polygon draw:style-name="gr9" draw:text-style-name="P2" draw:layer="layout" svg:width="0cm" svg:height="0cm" svg:x="3.746cm" svg:y="17.282cm" svg:viewBox="0 0 0 0" draw:points="0,0">
          <text:p/>
        </draw:polygon>
        <draw:path draw:style-name="gr1" draw:text-style-name="P1" draw:layer="layout" svg:width="0.19cm" svg:height="0.243cm" svg:x="3.644cm" svg:y="15.934cm" svg:viewBox="0 0 191 244" svg:d="M191 68c0-60-42-85-95-57-4 4-7 7-11 7-43 32-78 92-85 146 0 7 0 10 0 14 0 60 42 81 96 53 53-32 95-104 95-163z">
          <text:p/>
        </draw:path>
        <draw:polygon draw:style-name="gr9" draw:text-style-name="P2" draw:layer="layout" svg:width="0cm" svg:height="0cm" svg:x="3.746cm" svg:y="17.282cm" svg:viewBox="0 0 0 0" draw:points="0,0">
          <text:p/>
        </draw:polygon>
        <draw:path draw:style-name="gr1" draw:text-style-name="P1" draw:layer="layout" svg:width="0.19cm" svg:height="0.243cm" svg:x="4.42cm" svg:y="15.485cm" svg:viewBox="0 0 191 244" svg:d="M191 68c0-63-42-84-95-56-3 4-7 4-11 7-43 32-78 92-85 146 0 3 0 7 0 10 0 60 42 85 96 57 53-32 95-103 95-164z">
          <text:p/>
        </draw:path>
        <draw:polygon draw:style-name="gr9" draw:text-style-name="P2" draw:layer="layout" svg:width="0cm" svg:height="0cm" svg:x="3.746cm" svg:y="17.282cm" svg:viewBox="0 0 0 0" draw:points="0,0">
          <text:p/>
        </draw:polygon>
        <draw:polygon draw:style-name="gr1" draw:text-style-name="P1" draw:layer="layout" svg:width="0.745cm" svg:height="0.451cm" svg:x="2.818cm" svg:y="15.575cm" svg:viewBox="0 0 746 452" draw:points="0,31 728,452 746,419 18,0">
          <text:p/>
        </draw:polygon>
        <draw:polygon draw:style-name="gr9" draw:text-style-name="P2" draw:layer="layout" svg:width="0cm" svg:height="0cm" svg:x="3.746cm" svg:y="17.282cm" svg:viewBox="0 0 0 0" draw:points="0,0">
          <text:p/>
        </draw:polygon>
        <draw:path draw:style-name="gr1" draw:text-style-name="P1" draw:layer="layout" svg:width="0.794cm" svg:height="0.215cm" svg:x="3.34cm" svg:y="15.296cm" svg:viewBox="0 0 795 216" svg:d="M795 174c0-11 0-25-3-35-78-86-230-139-392-139-166 0-319 53-396 139 0 10-4 24-4 35 0 14 4 28 7 42 39-109 201-188 393-188 187 0 349 79 388 188 7-14 7-28 7-42z">
          <text:p/>
        </draw:path>
        <draw:polygon draw:style-name="gr9" draw:text-style-name="P2" draw:layer="layout" svg:width="0cm" svg:height="0cm" svg:x="3.746cm" svg:y="17.282cm" svg:viewBox="0 0 0 0" draw:points="0,0">
          <text:p/>
        </draw:polygon>
        <draw:path draw:style-name="gr1" draw:text-style-name="P1" draw:layer="layout" svg:width="0.238cm" svg:height="0.32cm" svg:x="3.049cm" svg:y="16.816cm" svg:viewBox="0 0 239 321" svg:d="M80 0c-18 43-7 110 28 170s89 103 131 110l-159-280c-18 0-32 0-43 7-49 29-49 120 0 205 46 86 124 128 178 100 10-7 21-18 24-32z">
          <text:p/>
        </draw:path>
        <draw:polygon draw:style-name="gr9" draw:text-style-name="P2" draw:layer="layout" svg:width="0cm" svg:height="0cm" svg:x="3.746cm" svg:y="17.282cm" svg:viewBox="0 0 0 0" draw:points="0,0">
          <text:p/>
        </draw:polygon>
        <draw:path draw:style-name="gr1" draw:text-style-name="P1" draw:layer="layout" svg:width="0.238cm" svg:height="0.321cm" svg:x="3.049cm" svg:y="17.991cm" svg:viewBox="0 0 239 322" svg:d="M80 0c-18 0-32 0-43 7-49 32-49 121 0 206 46 85 124 127 178 102 10-7 21-21 24-35-42-7-96-50-131-109-35-60-46-125-28-171z">
          <text:p/>
        </draw:path>
        <draw:polygon draw:style-name="gr9" draw:text-style-name="P2" draw:layer="layout" svg:width="0cm" svg:height="0cm" svg:x="3.746cm" svg:y="17.282cm" svg:viewBox="0 0 0 0" draw:points="0,0">
          <text:p/>
        </draw:polygon>
        <draw:path draw:style-name="gr1" draw:text-style-name="P1" draw:layer="layout" svg:width="0.151cm" svg:height="0.198cm" svg:x="3.644cm" svg:y="19.21cm" svg:viewBox="0 0 152 199" svg:d="M152 55c0-25-7-39-21-50-10-7-28-7-46 0-46 32-82 97-85 149 3 18 10 32 21 39 21 14 57 4 86-28 28-28 45-75 45-110z">
          <text:p/>
        </draw:path>
        <draw:polygon draw:style-name="gr9" draw:text-style-name="P2" draw:layer="layout" svg:width="0cm" svg:height="0cm" svg:x="3.746cm" svg:y="17.282cm" svg:viewBox="0 0 0 0" draw:points="0,0">
          <text:p/>
        </draw:polygon>
        <draw:path draw:style-name="gr1" draw:text-style-name="P1" draw:layer="layout" svg:width="0.151cm" svg:height="0.196cm" svg:x="3.644cm" svg:y="15.947cm" svg:viewBox="0 0 152 197" svg:d="M152 56c0-25-7-44-21-51-10-7-28-7-46 0-46 33-82 93-85 146 3 21 10 35 21 42 21 11 57 0 86-28 28-32 45-74 45-109z">
          <text:p/>
        </draw:path>
        <draw:polygon draw:style-name="gr9" draw:text-style-name="P2" draw:layer="layout" svg:width="0cm" svg:height="0cm" svg:x="3.746cm" svg:y="17.282cm" svg:viewBox="0 0 0 0" draw:points="0,0">
          <text:p/>
        </draw:polygon>
        <draw:path draw:style-name="gr1" draw:text-style-name="P1" draw:layer="layout" svg:width="0.155cm" svg:height="0.196cm" svg:x="4.42cm" svg:y="18.762cm" svg:viewBox="0 0 156 197" svg:d="M156 55c0-25-8-43-26-50-10-7-28-7-42 0-46 32-81 92-88 149 3 18 10 32 25 39 21 11 52 0 84-28 25-33 47-75 47-110z">
          <text:p/>
        </draw:path>
        <draw:polygon draw:style-name="gr9" draw:text-style-name="P2" draw:layer="layout" svg:width="0cm" svg:height="0cm" svg:x="3.746cm" svg:y="17.282cm" svg:viewBox="0 0 0 0" draw:points="0,0">
          <text:p/>
        </draw:polygon>
        <draw:path draw:style-name="gr1" draw:text-style-name="P1" draw:layer="layout" svg:width="0.155cm" svg:height="0.196cm" svg:x="4.42cm" svg:y="15.499cm" svg:viewBox="0 0 156 197" svg:d="M156 51c0-21-8-39-26-46-10-7-28-7-42 0-46 32-81 93-88 146 3 21 10 35 25 42 21 11 52 0 84-32 25-28 47-70 47-110z">
          <text:p/>
        </draw:path>
        <draw:polygon draw:style-name="gr9" draw:text-style-name="P2" draw:layer="layout" svg:width="0cm" svg:height="0cm" svg:x="3.746cm" svg:y="17.282cm" svg:viewBox="0 0 0 0" draw:points="0,0">
          <text:p/>
        </draw:polygon>
        <draw:path draw:style-name="gr1" draw:text-style-name="P1" draw:layer="layout" svg:width="0.172cm" svg:height="0.268cm" svg:x="3.126cm" svg:y="16.82cm" svg:viewBox="0 0 173 269" svg:d="M10 0c-18 39-11 106 24 162 37 61 90 104 132 107 7-11 7-25 7-39 0-10 0-21-4-31-24-12-52-37-74-72-17-32-24-67-21-95-21-18-43-29-64-32z">
          <text:p/>
        </draw:path>
        <draw:polygon draw:style-name="gr9" draw:text-style-name="P2" draw:layer="layout" svg:width="0cm" svg:height="0cm" svg:x="3.746cm" svg:y="17.282cm" svg:viewBox="0 0 0 0" draw:points="0,0">
          <text:p/>
        </draw:polygon>
        <draw:path draw:style-name="gr1" draw:text-style-name="P1" draw:layer="layout" svg:width="0.172cm" svg:height="0.272cm" svg:x="3.126cm" svg:y="17.991cm" svg:viewBox="0 0 173 273" svg:d="M10 0c-18 44-11 107 24 167 37 60 90 102 132 106 7-11 7-25 7-39 0-11 0-21-4-32-24-7-52-35-74-70-17-32-24-71-21-99-21-15-43-26-64-33z">
          <text:p/>
        </draw:path>
        <draw:polygon draw:style-name="gr9" draw:text-style-name="P2" draw:layer="layout" svg:width="0cm" svg:height="0cm" svg:x="3.746cm" svg:y="17.282cm" svg:viewBox="0 0 0 0" draw:points="0,0">
          <text:p/>
        </draw:polygon>
        <draw:path draw:style-name="gr1" draw:text-style-name="P1" draw:layer="layout" svg:width="0.124cm" svg:height="0.16cm" svg:x="3.287cm" svg:y="19.117cm" svg:viewBox="0 0 125 161" svg:d="M125 117c0-4 0-7 0-11-4-35-25-71-54-92-4 0-7-4-11-4-31-21-60-7-60 36 0 39 29 89 60 106 37 21 65 4 65-35z">
          <text:p/>
        </draw:path>
        <draw:polygon draw:style-name="gr9" draw:text-style-name="P2" draw:layer="layout" svg:width="0cm" svg:height="0cm" svg:x="3.746cm" svg:y="17.282cm" svg:viewBox="0 0 0 0" draw:points="0,0">
          <text:p/>
        </draw:polygon>
        <draw:path draw:style-name="gr1" draw:text-style-name="P1" draw:layer="layout" svg:width="0.124cm" svg:height="0.161cm" svg:x="2.952cm" svg:y="18.924cm" svg:viewBox="0 0 125 162" svg:d="M125 116c0-4 0-7 0-11-4-31-25-71-53-89-4-3-7-7-12-7-35-21-60-3-60 36s25 89 60 110c37 17 65 3 65-39z">
          <text:p/>
        </draw:path>
        <draw:polygon draw:style-name="gr9" draw:text-style-name="P2" draw:layer="layout" svg:width="0cm" svg:height="0cm" svg:x="3.746cm" svg:y="17.282cm" svg:viewBox="0 0 0 0" draw:points="0,0">
          <text:p/>
        </draw:polygon>
        <draw:path draw:style-name="gr1" draw:text-style-name="P1" draw:layer="layout" svg:width="0.124cm" svg:height="0.161cm" svg:x="3.287cm" svg:y="16.056cm" svg:viewBox="0 0 125 162" svg:d="M125 116c0 0 0-7 0-11-4-31-25-67-54-89-4-3-7-7-11-7-31-21-60-4-60 36 0 39 29 88 60 110 37 17 65 3 65-39z">
          <text:p/>
        </draw:path>
        <draw:polygon draw:style-name="gr9" draw:text-style-name="P2" draw:layer="layout" svg:width="0cm" svg:height="0cm" svg:x="3.746cm" svg:y="17.282cm" svg:viewBox="0 0 0 0" draw:points="0,0">
          <text:p/>
        </draw:polygon>
        <draw:path draw:style-name="gr1" draw:text-style-name="P1" draw:layer="layout" svg:width="0.124cm" svg:height="0.161cm" svg:x="2.952cm" svg:y="15.862cm" svg:viewBox="0 0 125 162" svg:d="M125 116c0-4 0-7 0-11-4-32-25-68-53-89-4-3-7-7-12-7-35-21-60-4-60 35 0 40 25 89 60 111 37 17 65 3 65-39z">
          <text:p/>
        </draw:path>
        <draw:polygon draw:style-name="gr9" draw:text-style-name="P2" draw:layer="layout" svg:width="0cm" svg:height="0cm" svg:x="3.746cm" svg:y="17.282cm" svg:viewBox="0 0 0 0" draw:points="0,0">
          <text:p/>
        </draw:polygon>
        <draw:path draw:style-name="gr1" draw:text-style-name="P1" draw:layer="layout" svg:width="0.19cm" svg:height="0.243cm" svg:x="4.42cm" svg:y="15.485cm" svg:viewBox="0 0 191 244" svg:d="M0 165c3 21 10 35 25 42 22 11 53 0 82-32 28-28 49-71 49-107 0-24-11-42-25-49-10-7-28-7-46 0 4-3 8-3 11-7 53-28 95-7 95 56 0 61-42 132-95 164-54 28-96 3-96-57 0-3 0-7 0-10z">
          <text:p/>
        </draw:path>
        <draw:polygon draw:style-name="gr9" draw:text-style-name="P2" draw:layer="layout" svg:width="0cm" svg:height="0cm" svg:x="3.746cm" svg:y="17.282cm" svg:viewBox="0 0 0 0" draw:points="0,0">
          <text:p/>
        </draw:polygon>
        <draw:path draw:style-name="gr1" draw:text-style-name="P1" draw:layer="layout" svg:width="0.19cm" svg:height="0.243cm" svg:x="4.42cm" svg:y="18.75cm" svg:viewBox="0 0 191 244" svg:d="M0 162c3 21 10 35 25 42 22 11 53 0 82-28 28-32 49-74 49-109 0-25-11-43-25-50-10-7-28-7-46 0 4-3 8-3 11-3 53-33 95-7 95 53s-42 134-95 162c-54 33-96 7-96-53 0-3 0-7 0-14z">
          <text:p/>
        </draw:path>
        <draw:polygon draw:style-name="gr9" draw:text-style-name="P2" draw:layer="layout" svg:width="0cm" svg:height="0cm" svg:x="3.746cm" svg:y="17.282cm" svg:viewBox="0 0 0 0" draw:points="0,0">
          <text:p/>
        </draw:polygon>
        <draw:path draw:style-name="gr1" draw:text-style-name="P1" draw:layer="layout" svg:width="0.19cm" svg:height="0.243cm" svg:x="3.644cm" svg:y="19.198cm" svg:viewBox="0 0 191 244" svg:d="M0 166c3 18 10 32 21 39 25 14 57 4 86-28 28-32 45-74 45-109 0-25-7-40-21-51-10-7-28-7-46 0 4 0 7-3 11-3 53-32 95-7 95 54 0 60-42 134-95 162-54 32-96 7-96-53 0-3 0-7 0-11z">
          <text:p/>
        </draw:path>
        <draw:polygon draw:style-name="gr9" draw:text-style-name="P2" draw:layer="layout" svg:width="0cm" svg:height="0cm" svg:x="3.746cm" svg:y="17.282cm" svg:viewBox="0 0 0 0" draw:points="0,0">
          <text:p/>
        </draw:polygon>
        <draw:path draw:style-name="gr1" draw:text-style-name="P1" draw:layer="layout" svg:width="0.19cm" svg:height="0.243cm" svg:x="3.644cm" svg:y="15.934cm" svg:viewBox="0 0 191 244" svg:d="M0 164c3 21 10 35 21 42 25 11 57 0 86-28 28-33 45-75 45-110 0-25-7-43-21-50-10-7-28-7-46 0 4 0 7-3 11-7 53-28 95-3 95 57 0 59-42 131-95 163-54 28-96 7-96-53 0-4 0-7 0-14z">
          <text:p/>
        </draw:path>
        <draw:polygon draw:style-name="gr9" draw:text-style-name="P2" draw:layer="layout" svg:width="0cm" svg:height="0cm" svg:x="3.746cm" svg:y="17.282cm" svg:viewBox="0 0 0 0" draw:points="0,0">
          <text:p/>
        </draw:polygon>
        <draw:path draw:style-name="gr1" draw:text-style-name="P1" draw:layer="layout" svg:width="0.124cm" svg:height="0.16cm" svg:x="3.287cm" svg:y="19.117cm" svg:viewBox="0 0 125 161" svg:d="M71 14c-4 0-7-4-11-4-31-21-60-7-60 36 0 39 29 89 60 106 37 21 65 4 65-35 0-4 0-7 0-11 0 11-7 14-14 18-19 11-47-4-61-35-18-28-18-65 0-72 3-7 14-7 21-3z">
          <text:p/>
        </draw:path>
        <draw:polygon draw:style-name="gr9" draw:text-style-name="P2" draw:layer="layout" svg:width="0cm" svg:height="0cm" svg:x="3.746cm" svg:y="17.282cm" svg:viewBox="0 0 0 0" draw:points="0,0">
          <text:p/>
        </draw:polygon>
        <draw:path draw:style-name="gr1" draw:text-style-name="P1" draw:layer="layout" svg:width="0.124cm" svg:height="0.161cm" svg:x="3.287cm" svg:y="16.056cm" svg:viewBox="0 0 125 162" svg:d="M71 16c-4-3-7-7-11-7-31-21-60-4-60 36 0 39 29 88 60 110 37 17 65 3 65-39 0 0 0-7 0-11 0 11-7 18-14 21-19 11-47-7-61-35-18-32-18-63 0-75 3-3 14-3 21 0z">
          <text:p/>
        </draw:path>
        <draw:polygon draw:style-name="gr9" draw:text-style-name="P2" draw:layer="layout" svg:width="0cm" svg:height="0cm" svg:x="3.746cm" svg:y="17.282cm" svg:viewBox="0 0 0 0" draw:points="0,0">
          <text:p/>
        </draw:polygon>
        <draw:path draw:style-name="gr1" draw:text-style-name="P1" draw:layer="layout" svg:width="0.124cm" svg:height="0.161cm" svg:x="2.952cm" svg:y="18.924cm" svg:viewBox="0 0 125 162" svg:d="M72 16c-4-3-7-7-12-7-35-21-60-3-60 36s25 89 60 110c37 17 65 3 65-39 0-4 0-7 0-11-4 11-7 18-14 22-18 10-46-8-65-36-14-32-14-64 0-75 7-3 19-3 26 0z">
          <text:p/>
        </draw:path>
        <draw:polygon draw:style-name="gr9" draw:text-style-name="P2" draw:layer="layout" svg:width="0cm" svg:height="0cm" svg:x="3.746cm" svg:y="17.282cm" svg:viewBox="0 0 0 0" draw:points="0,0">
          <text:p/>
        </draw:polygon>
        <draw:path draw:style-name="gr1" draw:text-style-name="P1" draw:layer="layout" svg:width="0.124cm" svg:height="0.161cm" svg:x="2.952cm" svg:y="15.862cm" svg:viewBox="0 0 125 162" svg:d="M72 16c-4-3-7-7-12-7-35-21-60-4-60 35 0 40 25 89 60 111 37 17 65 3 65-39 0-4 0-7 0-11-4 11-7 18-14 21-18 11-46-7-65-35-14-32-14-64 0-75 7-3 19-3 26 0z">
          <text:p/>
        </draw:path>
        <draw:polygon draw:style-name="gr9" draw:text-style-name="P2" draw:layer="layout" svg:width="0cm" svg:height="0cm" svg:x="3.746cm" svg:y="17.282cm" svg:viewBox="0 0 0 0" draw:points="0,0">
          <text:p/>
        </draw:polygon>
        <draw:path draw:style-name="gr1" draw:text-style-name="P1" draw:layer="layout" svg:width="0.089cm" svg:height="0.115cm" svg:x="2.988cm" svg:y="18.934cm" svg:viewBox="0 0 90 116" svg:d="M76 113c7 0 10-7 14-19-4-31-25-70-54-91-7-4-18-4-25 3-15 7-15 42 0 71 18 32 47 47 65 36z">
          <text:p/>
        </draw:path>
        <draw:polygon draw:style-name="gr9" draw:text-style-name="P2" draw:layer="layout" svg:width="0cm" svg:height="0cm" svg:x="3.746cm" svg:y="17.282cm" svg:viewBox="0 0 0 0" draw:points="0,0">
          <text:p/>
        </draw:polygon>
        <draw:path draw:style-name="gr1" draw:text-style-name="P1" draw:layer="layout" svg:width="0.089cm" svg:height="0.115cm" svg:x="2.988cm" svg:y="15.875cm" svg:viewBox="0 0 90 116" svg:d="M76 112c7-3 10-10 14-21-4-32-25-68-54-89-7-3-18-3-25 0-15 11-15 42 0 75 18 28 47 46 65 35z">
          <text:p/>
        </draw:path>
        <draw:polygon draw:style-name="gr9" draw:text-style-name="P2" draw:layer="layout" svg:width="0cm" svg:height="0cm" svg:x="3.746cm" svg:y="17.282cm" svg:viewBox="0 0 0 0" draw:points="0,0">
          <text:p/>
        </draw:polygon>
        <draw:path draw:style-name="gr1" draw:text-style-name="P1" draw:layer="layout" svg:width="0.088cm" svg:height="0.115cm" svg:x="3.324cm" svg:y="16.069cm" svg:viewBox="0 0 89 116" svg:d="M78 112c4-3 11-10 11-21-4-32-25-68-50-89-10-3-18-3-25 0-19 11-19 42 0 74 18 29 47 47 64 36z">
          <text:p/>
        </draw:path>
        <draw:polygon draw:style-name="gr9" draw:text-style-name="P2" draw:layer="layout" svg:width="0cm" svg:height="0cm" svg:x="3.746cm" svg:y="17.282cm" svg:viewBox="0 0 0 0" draw:points="0,0">
          <text:p/>
        </draw:polygon>
        <draw:path draw:style-name="gr1" draw:text-style-name="P1" draw:layer="layout" svg:width="0.088cm" svg:height="0.115cm" svg:x="3.324cm" svg:y="19.128cm" svg:viewBox="0 0 89 116" svg:d="M78 113c4-4 11-7 11-18-4-35-25-70-50-92-10-4-18-4-25 3-19 7-19 40 0 72 18 31 47 46 64 35z">
          <text:p/>
        </draw:path>
        <draw:polygon draw:style-name="gr9" draw:text-style-name="P2" draw:layer="layout" svg:width="0cm" svg:height="0cm" svg:x="3.746cm" svg:y="17.282cm" svg:viewBox="0 0 0 0" draw:points="0,0">
          <text:p/>
        </draw:polygon>
        <draw:path draw:style-name="gr1" draw:text-style-name="P1" draw:layer="layout" svg:width="0.794cm" svg:height="0.237cm" svg:x="3.34cm" svg:y="15.232cm" svg:viewBox="0 0 795 238" svg:d="M0 231c0 3 0 3 0 7 0-11 4-26 4-36 14-43 49-85 99-117 3 0 10-3 14-7 156-93 410-93 565 0 4 4 7 7 11 7 53 32 84 74 99 117 3 10 3 25 3 36 0-4 0-4 0-7 0-125-176-231-395-231-223 0-400 106-400 231z">
          <text:p/>
        </draw:path>
        <draw:polygon draw:style-name="gr9" draw:text-style-name="P2" draw:layer="layout" svg:width="0cm" svg:height="0cm" svg:x="3.746cm" svg:y="17.282cm" svg:viewBox="0 0 0 0" draw:points="0,0">
          <text:p/>
        </draw:polygon>
        <draw:path draw:style-name="gr1" draw:text-style-name="P1" draw:layer="layout" svg:width="0.099cm" svg:height="0.169cm" svg:x="3.195cm" svg:y="16.852cm" svg:viewBox="0 0 100 170" svg:d="M1 0c-4 28 3 63 21 95 22 35 50 64 78 75-10-64-49-131-99-170z">
          <text:p/>
        </draw:path>
        <draw:polygon draw:style-name="gr9" draw:text-style-name="P2" draw:layer="layout" svg:width="0cm" svg:height="0cm" svg:x="3.746cm" svg:y="17.282cm" svg:viewBox="0 0 0 0" draw:points="0,0">
          <text:p/>
        </draw:polygon>
        <draw:path draw:style-name="gr1" draw:text-style-name="P1" draw:layer="layout" svg:width="0.099cm" svg:height="0.169cm" svg:x="3.195cm" svg:y="18.023cm" svg:viewBox="0 0 100 170" svg:d="M1 0c-4 28 3 67 21 102 22 32 50 61 78 68-10-64-49-128-99-170z">
          <text:p/>
        </draw:path>
        <draw:polygon draw:style-name="gr9" draw:text-style-name="P2" draw:layer="layout" svg:width="0cm" svg:height="0cm" svg:x="3.746cm" svg:y="17.282cm" svg:viewBox="0 0 0 0" draw:points="0,0">
          <text:p/>
        </draw:polygon>
        <draw:path draw:style-name="gr1" draw:text-style-name="P1" draw:layer="layout" svg:width="0.589cm" svg:height="0.076cm" svg:x="3.443cm" svg:y="15.241cm" svg:viewBox="0 0 590 77" svg:d="M590 77c-4 0-7-3-11-7-155-93-410-93-565 0-4 4-11 7-14 7 165-89 424-89 590 0z">
          <text:p/>
        </draw:path>
        <draw:polygon draw:style-name="gr9" draw:text-style-name="P2" draw:layer="layout" svg:width="0cm" svg:height="0cm" svg:x="3.746cm" svg:y="17.282cm" svg:viewBox="0 0 0 0" draw:points="0,0">
          <text:p/>
        </draw:polygon>
        <draw:path draw:style-name="gr1" draw:text-style-name="P1" draw:layer="layout" svg:width="0.171cm" svg:height="0.279cm" svg:x="3.12cm" svg:y="17.991cm" svg:viewBox="0 0 172 280" svg:d="M16 0c-4 0-4 0-7 0-18 43-7 110 29 170 35 60 88 103 130 110 4-4 4-7 4-7-46-4-95-46-131-107-36-60-46-123-25-166z">
          <text:p/>
        </draw:path>
        <draw:polygon draw:style-name="gr9" draw:text-style-name="P2" draw:layer="layout" svg:width="0cm" svg:height="0cm" svg:x="3.746cm" svg:y="17.282cm" svg:viewBox="0 0 0 0" draw:points="0,0">
          <text:p/>
        </draw:polygon>
        <draw:polygon draw:style-name="gr1" draw:text-style-name="P1" draw:layer="layout" svg:width="0.039cm" svg:height="0.032cm" svg:x="3.541cm" svg:y="15.994cm" svg:viewBox="0 0 40 33" draw:points="0,33 40,33 23,0">
          <text:p/>
        </draw:polygon>
        <draw:polygon draw:style-name="gr9" draw:text-style-name="P2" draw:layer="layout" svg:width="0cm" svg:height="0cm" svg:x="3.746cm" svg:y="17.282cm" svg:viewBox="0 0 0 0" draw:points="0,0">
          <text:p/>
        </draw:polygon>
        <draw:polygon draw:style-name="gr1" draw:text-style-name="P1" draw:layer="layout" svg:width="0.039cm" svg:height="0.01cm" svg:x="3.541cm" svg:y="19.533cm" svg:viewBox="0 0 40 11" draw:points="23,11 40,0 0,0">
          <text:p/>
        </draw:polygon>
        <draw:polygon draw:style-name="gr9" draw:text-style-name="P2" draw:layer="layout" svg:width="0cm" svg:height="0cm" svg:x="3.746cm" svg:y="17.282cm" svg:viewBox="0 0 0 0" draw:points="0,0">
          <text:p/>
        </draw:polygon>
        <draw:polygon draw:style-name="gr1" draw:text-style-name="P1" draw:layer="layout" svg:width="0.018cm" svg:height="0.032cm" svg:x="4.656cm" svg:y="15.359cm" svg:viewBox="0 0 19 33" draw:points="19,33 19,12 0,0">
          <text:p/>
        </draw:polygon>
        <draw:polygon draw:style-name="gr9" draw:text-style-name="P2" draw:layer="layout" svg:width="0cm" svg:height="0cm" svg:x="3.746cm" svg:y="17.282cm" svg:viewBox="0 0 0 0" draw:points="0,0">
          <text:p/>
        </draw:polygon>
        <draw:polygon draw:style-name="gr1" draw:text-style-name="P1" draw:layer="layout" svg:width="0.018cm" svg:height="0.031cm" svg:x="2.818cm" svg:y="15.575cm" svg:viewBox="0 0 19 32" draw:points="0,11 0,32 19,0">
          <text:p/>
        </draw:polygon>
        <draw:polygon draw:style-name="gr9" draw:text-style-name="P2" draw:layer="layout" svg:width="0cm" svg:height="0cm" svg:x="3.746cm" svg:y="17.282cm" svg:viewBox="0 0 0 0" draw:points="0,0">
          <text:p/>
        </draw:polygon>
        <draw:path draw:style-name="gr10" draw:text-style-name="P2" draw:layer="layout" svg:width="0.78cm" svg:height="0.187cm" svg:x="3.347cm" svg:y="15.324cm" svg:viewBox="0 0 781 188" svg:d="M0 188c39-109 202-188 393-188 187 0 349 79 388 188">
          <text:p/>
        </draw:path>
        <draw:path draw:style-name="gr10" draw:text-style-name="P2" draw:layer="layout" svg:width="0.099cm" svg:height="0.169cm" svg:x="3.195cm" svg:y="18.023cm" svg:viewBox="0 0 100 170" svg:d="M1 0c-4 28 3 67 21 102 22 32 50 61 78 68">
          <text:p/>
        </draw:path>
        <draw:path draw:style-name="gr10" draw:text-style-name="P2" draw:layer="layout" svg:width="0.099cm" svg:height="0.169cm" svg:x="3.195cm" svg:y="16.852cm" svg:viewBox="0 0 100 170" svg:d="M1 0c-4 28 3 63 21 95 22 35 50 64 78 75">
          <text:p/>
        </draw:path>
        <draw:path draw:style-name="gr10" draw:text-style-name="P2" draw:layer="layout" svg:width="0.787cm" svg:height="0.138cm" svg:x="3.344cm" svg:y="15.296cm" svg:viewBox="0 0 788 139" svg:d="M788 139c-78-86-230-139-392-139-166 0-319 53-396 139">
          <text:p/>
        </draw:path>
        <draw:path draw:style-name="gr10" draw:text-style-name="P2" draw:layer="layout" svg:width="0.165cm" svg:height="0.272cm" svg:x="3.126cm" svg:y="17.991cm" svg:viewBox="0 0 166 273" svg:d="M10 0c-18 44-11 107 24 167 36 60 90 102 132 106">
          <text:p/>
        </draw:path>
        <draw:path draw:style-name="gr10" draw:text-style-name="P2" draw:layer="layout" svg:width="0.165cm" svg:height="0.268cm" svg:x="3.126cm" svg:y="16.82cm" svg:viewBox="0 0 166 269" svg:d="M10 0c-18 39-11 106 24 162 36 61 90 104 132 107">
          <text:p/>
        </draw:path>
        <draw:path draw:style-name="gr10" draw:text-style-name="P2" draw:layer="layout" svg:width="0.167cm" svg:height="0.279cm" svg:x="3.12cm" svg:y="17.991cm" svg:viewBox="0 0 168 280" svg:d="M9 0c-18 43-7 110 28 170s85 103 131 110">
          <text:p/>
        </draw:path>
        <draw:path draw:style-name="gr10" draw:text-style-name="P2" draw:layer="layout" svg:width="0.167cm" svg:height="0.279cm" svg:x="3.12cm" svg:y="16.816cm" svg:viewBox="0 0 168 280" svg:d="M9 0c-18 44-7 111 28 171s85 102 131 109">
          <text:p/>
        </draw:path>
        <draw:path draw:style-name="gr10" draw:text-style-name="P2" draw:layer="layout" svg:width="0.589cm" svg:height="0.066cm" svg:x="3.443cm" svg:y="15.251cm" svg:viewBox="0 0 590 67" svg:d="M590 67c-166-89-425-89-590 0">
          <text:p/>
        </draw:path>
        <draw:path draw:style-name="gr10" draw:text-style-name="P2" draw:layer="layout" svg:width="0.212cm" svg:height="0.234cm" svg:x="3.086cm" svg:y="17.99cm" svg:viewBox="0 0 213 235" svg:d="M213 235c0-60-33-131-79-181-45-46-98-67-134-46">
          <text:p/>
        </draw:path>
        <draw:path draw:style-name="gr10" draw:text-style-name="P2" draw:layer="layout" svg:width="0.214cm" svg:height="0.312cm" svg:x="3.049cm" svg:y="17.998cm" svg:viewBox="0 0 215 313" svg:d="M37 0c-49 28-49 120 0 206 51 81 128 127 178 99">
          <text:p/>
        </draw:path>
        <draw:path draw:style-name="gr10" draw:text-style-name="P2" draw:layer="layout" svg:width="0.039cm" svg:height="0.082cm" svg:x="3.259cm" svg:y="18.22cm" svg:viewBox="0 0 40 83" svg:d="M0 83c25-11 40-44 40-83">
          <text:p/>
        </draw:path>
        <draw:path draw:style-name="gr10" draw:text-style-name="P2" draw:layer="layout" svg:width="0.212cm" svg:height="0.232cm" svg:x="3.086cm" svg:y="16.817cm" svg:viewBox="0 0 213 233" svg:d="M213 233c0-60-33-127-79-176-45-50-98-68-134-50">
          <text:p/>
        </draw:path>
        <draw:path draw:style-name="gr10" draw:text-style-name="P2" draw:layer="layout" svg:width="0.214cm" svg:height="0.313cm" svg:x="3.049cm" svg:y="16.823cm" svg:viewBox="0 0 215 314" svg:d="M37 0c-49 29-49 120 0 206 51 85 128 127 178 99">
          <text:p/>
        </draw:path>
        <draw:path draw:style-name="gr10" draw:text-style-name="P2" draw:layer="layout" svg:width="0.039cm" svg:height="0.078cm" svg:x="3.259cm" svg:y="17.049cm" svg:viewBox="0 0 40 79" svg:d="M0 79c25-11 40-39 40-79">
          <text:p/>
        </draw:path>
        <draw:path draw:style-name="gr10" draw:text-style-name="P2" draw:layer="layout" svg:width="0.116cm" svg:height="0.159cm" svg:x="4.018cm" svg:y="15.31cm" svg:viewBox="0 0 117 160" svg:d="M117 160c0-60-43-121-117-160">
          <text:p/>
        </draw:path>
        <draw:path draw:style-name="gr10" draw:text-style-name="P2" draw:layer="layout" svg:width="0.564cm" svg:height="0.069cm" svg:x="3.457cm" svg:y="15.241cm" svg:viewBox="0 0 565 70" svg:d="M565 70c-155-93-410-93-565 0">
          <text:p/>
        </draw:path>
        <draw:path draw:style-name="gr10" draw:text-style-name="P2" draw:layer="layout" svg:width="0.117cm" svg:height="0.159cm" svg:x="3.34cm" svg:y="15.31cm" svg:viewBox="0 0 118 160" svg:d="M118 0c-75 39-118 100-118 160">
          <text:p/>
        </draw:path>
        <draw:line draw:style-name="gr10" draw:text-style-name="P2" draw:layer="layout" svg:x1="3.541cm" svg:y1="19.533cm" svg:x2="3.541cm" svg:y2="16.023cm">
          <text:p/>
        </draw:line>
        <draw:line draw:style-name="gr10" draw:text-style-name="P2" draw:layer="layout" svg:x1="2.818cm" svg:y1="19.117cm" svg:x2="3.546cm" svg:y2="19.534cm">
          <text:p/>
        </draw:line>
        <draw:line draw:style-name="gr10" draw:text-style-name="P2" draw:layer="layout" svg:x1="2.818cm" svg:y1="15.606cm" svg:x2="3.546cm" svg:y2="16.027cm">
          <text:p/>
        </draw:line>
        <draw:line draw:style-name="gr10" draw:text-style-name="P2" draw:layer="layout" svg:x1="2.818cm" svg:y1="19.117cm" svg:x2="2.818cm" svg:y2="15.606cm">
          <text:p/>
        </draw:line>
        <draw:path draw:style-name="gr10" draw:text-style-name="P2" draw:layer="layout" svg:width="0.064cm" svg:height="0.106cm" svg:x="3.012cm" svg:y="18.933cm" svg:viewBox="0 0 65 107" svg:d="M65 107c0-39-29-89-65-107">
          <text:p/>
        </draw:path>
        <draw:path draw:style-name="gr10" draw:text-style-name="P2" draw:layer="layout" svg:width="0.124cm" svg:height="0.161cm" svg:x="2.952cm" svg:y="18.924cm" svg:viewBox="0 0 125 162" svg:d="M60 9c-35-21-60-3-60 36s25 89 60 110c37 17 65 3 65-39">
          <text:p/>
        </draw:path>
        <draw:path draw:style-name="gr10" draw:text-style-name="P2" draw:layer="layout" svg:width="0.064cm" svg:height="0.106cm" svg:x="3.347cm" svg:y="19.127cm" svg:viewBox="0 0 65 107" svg:d="M65 107c0-39-28-89-65-107">
          <text:p/>
        </draw:path>
        <draw:path draw:style-name="gr10" draw:text-style-name="P2" draw:layer="layout" svg:width="0.124cm" svg:height="0.16cm" svg:x="3.287cm" svg:y="19.117cm" svg:viewBox="0 0 125 161" svg:d="M60 10c-31-21-60-7-60 36 0 39 29 89 60 106 37 21 65 4 65-35">
          <text:p/>
        </draw:path>
        <draw:path draw:style-name="gr10" draw:text-style-name="P2" draw:layer="layout" svg:width="0.064cm" svg:height="0.106cm" svg:x="3.347cm" svg:y="16.065cm" svg:viewBox="0 0 65 107" svg:d="M65 107c0-39-28-86-65-107">
          <text:p/>
        </draw:path>
        <draw:path draw:style-name="gr10" draw:text-style-name="P2" draw:layer="layout" svg:width="0.124cm" svg:height="0.161cm" svg:x="3.287cm" svg:y="16.056cm" svg:viewBox="0 0 125 162" svg:d="M60 9c-31-21-60-4-60 36 0 39 29 88 60 110 37 17 65 3 65-39">
          <text:p/>
        </draw:path>
        <draw:path draw:style-name="gr10" draw:text-style-name="P2" draw:layer="layout" svg:width="0.064cm" svg:height="0.109cm" svg:x="3.012cm" svg:y="15.871cm" svg:viewBox="0 0 65 110" svg:d="M65 110c0-43-29-89-65-110">
          <text:p/>
        </draw:path>
        <draw:path draw:style-name="gr10" draw:text-style-name="P2" draw:layer="layout" svg:width="0.124cm" svg:height="0.161cm" svg:x="2.952cm" svg:y="15.862cm" svg:viewBox="0 0 125 162" svg:d="M60 9c-35-21-60-4-60 35 0 40 25 89 60 111 37 17 65 3 65-39">
          <text:p/>
        </draw:path>
        <draw:path draw:style-name="gr10" draw:text-style-name="P2" draw:layer="layout" svg:width="0.677cm" svg:height="0.231cm" svg:x="3.457cm" svg:y="15.462cm" svg:viewBox="0 0 678 232" svg:d="M0 163c113 67 286 88 435 49 148-35 243-116 243-212">
          <text:p/>
        </draw:path>
        <draw:path draw:style-name="gr10" draw:text-style-name="P2" draw:layer="layout" svg:width="0.794cm" svg:height="0.23cm" svg:x="3.34cm" svg:y="15.232cm" svg:viewBox="0 0 795 231" svg:d="M795 231c0-128-176-231-395-231-223 0-400 103-400 231">
          <text:p/>
        </draw:path>
        <draw:path draw:style-name="gr10" draw:text-style-name="P2" draw:layer="layout" svg:width="0.117cm" svg:height="0.166cm" svg:x="3.34cm" svg:y="15.462cm" svg:viewBox="0 0 118 167" svg:d="M0 0c0 63 43 123 118 167">
          <text:p/>
        </draw:path>
        <draw:line draw:style-name="gr10" draw:text-style-name="P2" draw:layer="layout" svg:x1="3.58cm" svg:y1="19.533cm" svg:x2="3.541cm" svg:y2="19.533cm">
          <text:p/>
        </draw:line>
        <draw:line draw:style-name="gr10" draw:text-style-name="P2" draw:layer="layout" svg:x1="3.541cm" svg:y1="16.023cm" svg:x2="3.58cm" svg:y2="16.023cm">
          <text:p/>
        </draw:line>
        <draw:line draw:style-name="gr10" draw:text-style-name="P2" draw:layer="layout" svg:x1="3.58cm" svg:y1="19.533cm" svg:x2="3.58cm" svg:y2="16.023cm">
          <text:p/>
        </draw:line>
        <draw:line draw:style-name="gr10" draw:text-style-name="P2" draw:layer="layout" svg:x1="3.564cm" svg:y1="19.544cm" svg:x2="3.541cm" svg:y2="19.533cm">
          <text:p/>
        </draw:line>
        <draw:line draw:style-name="gr10" draw:text-style-name="P2" draw:layer="layout" svg:x1="2.818cm" svg:y1="15.607cm" svg:x2="2.837cm" svg:y2="15.575cm">
          <text:p/>
        </draw:line>
        <draw:line draw:style-name="gr10" draw:text-style-name="P2" draw:layer="layout" svg:x1="3.541cm" svg:y1="16.027cm" svg:x2="3.564cm" svg:y2="15.994cm">
          <text:p/>
        </draw:line>
        <draw:line draw:style-name="gr10" draw:text-style-name="P2" draw:layer="layout" svg:x1="2.836cm" svg:y1="15.575cm" svg:x2="3.564cm" svg:y2="15.995cm">
          <text:p/>
        </draw:line>
        <draw:line draw:style-name="gr10" draw:text-style-name="P2" draw:layer="layout" svg:x1="2.818cm" svg:y1="15.585cm" svg:x2="2.818cm" svg:y2="15.606cm">
          <text:p/>
        </draw:line>
        <draw:path draw:style-name="gr10" draw:text-style-name="P2" draw:layer="layout" svg:width="0.025cm" svg:height="0.005cm" svg:x="2.998cm" svg:y="18.935cm" svg:viewBox="0 0 26 6" svg:d="M26 6c-7-8-19-8-26 0">
          <text:p/>
        </draw:path>
        <draw:path draw:style-name="gr10" draw:text-style-name="P2" draw:layer="layout" svg:width="0.074cm" svg:height="0.11cm" svg:x="2.988cm" svg:y="18.94cm" svg:viewBox="0 0 75 111" svg:d="M11 0c-15 7-15 39 0 71 18 32 46 47 64 36">
          <text:p/>
        </draw:path>
        <draw:path draw:style-name="gr10" draw:text-style-name="P2" draw:layer="layout" svg:width="0.014cm" svg:height="0.018cm" svg:x="3.062cm" svg:y="19.028cm" svg:viewBox="0 0 15 19" svg:d="M0 19c7 0 10-7 15-19">
          <text:p/>
        </draw:path>
        <draw:path draw:style-name="gr10" draw:text-style-name="P2" draw:layer="layout" svg:width="0.021cm" svg:height="0.006cm" svg:x="3.337cm" svg:y="19.129cm" svg:viewBox="0 0 22 7" svg:d="M22 7c-7-9-19-9-22 0">
          <text:p/>
        </draw:path>
        <draw:path draw:style-name="gr10" draw:text-style-name="P2" draw:layer="layout" svg:width="0.077cm" svg:height="0.109cm" svg:x="3.324cm" svg:y="19.134cm" svg:viewBox="0 0 78 110" svg:d="M14 0c-19 7-19 43 0 71 17 31 47 47 64 36">
          <text:p/>
        </draw:path>
        <draw:path draw:style-name="gr10" draw:text-style-name="P2" draw:layer="layout" svg:width="0.014cm" svg:height="0.021cm" svg:x="3.397cm" svg:y="19.219cm" svg:viewBox="0 0 15 22" svg:d="M0 22c7-4 15-11 15-22">
          <text:p/>
        </draw:path>
        <draw:path draw:style-name="gr10" draw:text-style-name="P2" draw:layer="layout" svg:width="0.021cm" svg:height="0.004cm" svg:x="3.337cm" svg:y="16.068cm" svg:viewBox="0 0 22 5" svg:d="M22 5c-7-9-19-4-22 0">
          <text:p/>
        </draw:path>
        <draw:path draw:style-name="gr10" draw:text-style-name="P2" draw:layer="layout" svg:width="0.077cm" svg:height="0.112cm" svg:x="3.324cm" svg:y="16.072cm" svg:viewBox="0 0 78 113" svg:d="M14 0c-19 11-19 42 0 71 17 31 47 50 64 38">
          <text:p/>
        </draw:path>
        <draw:path draw:style-name="gr10" draw:text-style-name="P2" draw:layer="layout" svg:width="0.014cm" svg:height="0.021cm" svg:x="3.397cm" svg:y="16.16cm" svg:viewBox="0 0 15 22" svg:d="M0 22c7-4 15-11 15-22">
          <text:p/>
        </draw:path>
        <draw:path draw:style-name="gr10" draw:text-style-name="P2" draw:layer="layout" svg:width="0.025cm" svg:height="0.006cm" svg:x="2.998cm" svg:y="15.876cm" svg:viewBox="0 0 26 7" svg:d="M26 3c-7-4-19-4-26 4">
          <text:p/>
        </draw:path>
        <draw:path draw:style-name="gr10" draw:text-style-name="P2" draw:layer="layout" svg:width="0.074cm" svg:height="0.112cm" svg:x="2.988cm" svg:y="15.878cm" svg:viewBox="0 0 75 113" svg:d="M11 0c-15 11-15 42 0 74 18 29 46 47 64 36">
          <text:p/>
        </draw:path>
        <draw:path draw:style-name="gr10" draw:text-style-name="P2" draw:layer="layout" svg:width="0.014cm" svg:height="0.021cm" svg:x="3.062cm" svg:y="15.966cm" svg:viewBox="0 0 15 22" svg:d="M0 22c7-3 10-10 15-22">
          <text:p/>
        </draw:path>
        <draw:path draw:style-name="gr10" draw:text-style-name="P2" draw:layer="layout" svg:width="0.896cm" svg:height="0.258cm" svg:x="3.291cm" svg:y="15.204cm" svg:viewBox="0 0 897 259" svg:d="M897 259c0-141-202-259-449-259s-448 118-448 259">
          <text:p/>
        </draw:path>
        <draw:path draw:style-name="gr10" draw:text-style-name="P2" draw:layer="layout" svg:width="0.896cm" svg:height="0.261cm" svg:x="3.291cm" svg:y="15.462cm" svg:viewBox="0 0 897 262" svg:d="M0 0c0 145 201 262 448 262s449-117 449-262">
          <text:p/>
        </draw:path>
        <draw:line draw:style-name="gr10" draw:text-style-name="P2" draw:layer="layout" svg:x1="3.559cm" svg:y1="19.544cm" svg:x2="3.581cm" svg:y2="19.533cm">
          <text:p/>
        </draw:line>
        <draw:line draw:style-name="gr10" draw:text-style-name="P2" draw:layer="layout" svg:x1="3.581cm" svg:y1="16.027cm" svg:x2="3.559cm" svg:y2="15.994cm">
          <text:p/>
        </draw:line>
        <draw:line draw:style-name="gr10" draw:text-style-name="P2" draw:layer="layout" svg:x1="4.674cm" svg:y1="18.901cm" svg:x2="4.674cm" svg:y2="15.391cm">
          <text:p/>
        </draw:line>
        <draw:line draw:style-name="gr10" draw:text-style-name="P2" draw:layer="layout" svg:x1="3.58cm" svg:y1="19.534cm" svg:x2="4.675cm" svg:y2="18.901cm">
          <text:p/>
        </draw:line>
        <draw:line draw:style-name="gr10" draw:text-style-name="P2" draw:layer="layout" svg:x1="3.58cm" svg:y1="16.027cm" svg:x2="4.675cm" svg:y2="15.391cm">
          <text:p/>
        </draw:line>
        <draw:path draw:style-name="gr10" draw:text-style-name="P2" draw:layer="layout" svg:width="0.095cm" svg:height="0.07cm" svg:x="4.515cm" svg:y="15.483cm" svg:viewBox="0 0 96 71" svg:d="M96 71c0-64-43-89-96-57">
          <text:p/>
        </draw:path>
        <draw:path draw:style-name="gr10" draw:text-style-name="P2" draw:layer="layout" svg:width="0.095cm" svg:height="0.162cm" svg:x="4.42cm" svg:y="15.497cm" svg:viewBox="0 0 96 163" svg:d="M96 0c-54 32-96 102-96 163">
          <text:p/>
        </draw:path>
        <draw:path draw:style-name="gr10" draw:text-style-name="P2" draw:layer="layout" svg:width="0.19cm" svg:height="0.177cm" svg:x="4.42cm" svg:y="15.55cm" svg:viewBox="0 0 191 178" svg:d="M0 109c0 61 42 86 96 58 53-32 95-104 95-167">
          <text:p/>
        </draw:path>
        <draw:path draw:style-name="gr10" draw:text-style-name="P2" draw:layer="layout" svg:width="0.095cm" svg:height="0.067cm" svg:x="4.515cm" svg:y="18.75cm" svg:viewBox="0 0 96 68" svg:d="M96 68c0-61-43-86-96-54">
          <text:p/>
        </draw:path>
        <draw:path draw:style-name="gr10" draw:text-style-name="P2" draw:layer="layout" svg:width="0.095cm" svg:height="0.162cm" svg:x="4.42cm" svg:y="18.764cm" svg:viewBox="0 0 96 163" svg:d="M96 0c-54 28-96 102-96 163">
          <text:p/>
        </draw:path>
        <draw:path draw:style-name="gr10" draw:text-style-name="P2" draw:layer="layout" svg:width="0.19cm" svg:height="0.176cm" svg:x="4.42cm" svg:y="18.817cm" svg:viewBox="0 0 191 177" svg:d="M0 110c0 60 42 85 96 53 53-28 95-103 95-163">
          <text:p/>
        </draw:path>
        <draw:path draw:style-name="gr10" draw:text-style-name="P2" draw:layer="layout" svg:width="0.095cm" svg:height="0.07cm" svg:x="3.739cm" svg:y="19.198cm" svg:viewBox="0 0 96 71" svg:d="M96 71c0-64-42-89-96-57">
          <text:p/>
        </draw:path>
        <draw:path draw:style-name="gr10" draw:text-style-name="P2" draw:layer="layout" svg:width="0.095cm" svg:height="0.162cm" svg:x="3.644cm" svg:y="19.212cm" svg:viewBox="0 0 96 163" svg:d="M96 0c-53 28-96 102-96 163">
          <text:p/>
        </draw:path>
        <draw:path draw:style-name="gr10" draw:text-style-name="P2" draw:layer="layout" svg:width="0.19cm" svg:height="0.176cm" svg:x="3.644cm" svg:y="19.265cm" svg:viewBox="0 0 191 177" svg:d="M0 110c0 60 42 86 96 53 53-28 95-102 95-163">
          <text:p/>
        </draw:path>
        <draw:path draw:style-name="gr10" draw:text-style-name="P2" draw:layer="layout" svg:width="0.095cm" svg:height="0.068cm" svg:x="3.739cm" svg:y="15.934cm" svg:viewBox="0 0 96 69" svg:d="M96 69c0-61-42-86-96-58">
          <text:p/>
        </draw:path>
        <draw:path draw:style-name="gr10" draw:text-style-name="P2" draw:layer="layout" svg:width="0.095cm" svg:height="0.166cm" svg:x="3.644cm" svg:y="15.945cm" svg:viewBox="0 0 96 167" svg:d="M96 0c-53 32-96 106-96 167">
          <text:p/>
        </draw:path>
        <draw:path draw:style-name="gr10" draw:text-style-name="P2" draw:layer="layout" svg:width="0.19cm" svg:height="0.174cm" svg:x="3.644cm" svg:y="16.002cm" svg:viewBox="0 0 191 175" svg:d="M0 110c0 60 42 81 96 53 53-32 95-104 95-163">
          <text:p/>
        </draw:path>
        <draw:line draw:style-name="gr10" draw:text-style-name="P2" draw:layer="layout" svg:x1="2.818cm" svg:y1="15.586cm" svg:x2="2.837cm" svg:y2="15.575cm">
          <text:p/>
        </draw:line>
        <draw:line draw:style-name="gr10" draw:text-style-name="P2" draw:layer="layout" svg:x1="4.657cm" svg:y1="15.364cm" svg:x2="4.409cm" svg:y2="15.218cm">
          <text:p/>
        </draw:line>
        <draw:line draw:style-name="gr10" draw:text-style-name="P2" draw:layer="layout" svg:x1="3.559cm" svg:y1="15.995cm" svg:x2="4.657cm" svg:y2="15.359cm">
          <text:p/>
        </draw:line>
        <draw:line draw:style-name="gr10" draw:text-style-name="P2" draw:layer="layout" svg:x1="4.41cm" svg:y1="15.218cm" svg:x2="4.392cm" svg:y2="15.23cm">
          <text:p/>
        </draw:line>
        <draw:path draw:style-name="gr10" draw:text-style-name="P2" draw:layer="layout" svg:width="0.244cm" svg:height="0.029cm" svg:x="4.148cm" svg:y="15.229cm" svg:viewBox="0 0 245 30" svg:d="M245 0c-67 40-174 40-245 0">
          <text:p/>
        </draw:path>
        <draw:line draw:style-name="gr10" draw:text-style-name="P2" draw:layer="layout" svg:x1="3.422cm" svg:y1="15.24cm" svg:x2="2.836cm" svg:y2="15.579cm">
          <text:p/>
        </draw:line>
        <draw:path draw:style-name="gr10" draw:text-style-name="P2" draw:layer="layout" svg:width="0.73cm" svg:height="0.092cm" svg:x="3.418cm" svg:y="15.148cm" svg:viewBox="0 0 731 93" svg:d="M731 85c-95-52-230-85-364-85s-272 36-367 93">
          <text:p/>
        </draw:path>
        <draw:path draw:style-name="gr10" draw:text-style-name="P2" draw:layer="layout" svg:width="0.938cm" svg:height="0.268cm" svg:x="3.27cm" svg:y="15.194cm" svg:viewBox="0 0 939 269" svg:d="M939 269c0-149-212-269-469-269-258 0-470 120-470 269">
          <text:p/>
        </draw:path>
        <draw:path draw:style-name="gr10" draw:text-style-name="P2" draw:layer="layout" svg:width="0.938cm" svg:height="0.271cm" svg:x="3.27cm" svg:y="15.462cm" svg:viewBox="0 0 939 272" svg:d="M0 0c0 152 212 272 470 272 257 0 469-120 469-272">
          <text:p/>
        </draw:path>
        <draw:line draw:style-name="gr10" draw:text-style-name="P2" draw:layer="layout" svg:x1="4.675cm" svg:y1="15.392cm" svg:x2="4.656cm" svg:y2="15.359cm">
          <text:p/>
        </draw:line>
        <draw:line draw:style-name="gr10" draw:text-style-name="P2" draw:layer="layout" svg:x1="4.674cm" svg:y1="15.391cm" svg:x2="4.674cm" svg:y2="15.37cm">
          <text:p/>
        </draw:line>
        <draw:path draw:style-name="gr10" draw:text-style-name="P2" draw:layer="layout" svg:width="0.025cm" svg:height="0.049cm" svg:x="4.55cm" svg:y="15.504cm" svg:viewBox="0 0 26 50" svg:d="M26 50c0-24-8-42-26-50">
          <text:p/>
        </draw:path>
        <draw:path draw:style-name="gr10" draw:text-style-name="P2" draw:layer="layout" svg:width="0.046cm" svg:height="0.006cm" svg:x="4.504cm" svg:y="15.499cm" svg:viewBox="0 0 47 7" svg:d="M47 7c-10-9-29-9-47 0">
          <text:p/>
        </draw:path>
        <draw:path draw:style-name="gr10" draw:text-style-name="P2" draw:layer="layout" svg:width="0.025cm" svg:height="0.042cm" svg:x="4.42cm" svg:y="15.649cm" svg:viewBox="0 0 26 43" svg:d="M0 0c3 21 11 35 26 43">
          <text:p/>
        </draw:path>
        <draw:path draw:style-name="gr10" draw:text-style-name="P2" draw:layer="layout" svg:width="0.13cm" svg:height="0.145cm" svg:x="4.445cm" svg:y="15.55cm" svg:viewBox="0 0 131 146" svg:d="M0 142c21 11 53 0 85-32 25-28 46-70 46-110">
          <text:p/>
        </draw:path>
        <draw:path draw:style-name="gr10" draw:text-style-name="P2" draw:layer="layout" svg:width="0.025cm" svg:height="0.05cm" svg:x="4.55cm" svg:y="18.767cm" svg:viewBox="0 0 26 51" svg:d="M26 51c0-25-8-44-26-51">
          <text:p/>
        </draw:path>
        <draw:path draw:style-name="gr10" draw:text-style-name="P2" draw:layer="layout" svg:width="0.046cm" svg:height="0.005cm" svg:x="4.504cm" svg:y="18.762cm" svg:viewBox="0 0 47 6" svg:d="M47 6c-10-8-29-8-47 0">
          <text:p/>
        </draw:path>
        <draw:path draw:style-name="gr10" draw:text-style-name="P2" draw:layer="layout" svg:width="0.025cm" svg:height="0.042cm" svg:x="4.42cm" svg:y="18.912cm" svg:viewBox="0 0 26 43" svg:d="M0 0c3 22 11 36 26 43">
          <text:p/>
        </draw:path>
        <draw:path draw:style-name="gr10" draw:text-style-name="P2" draw:layer="layout" svg:width="0.13cm" svg:height="0.142cm" svg:x="4.445cm" svg:y="18.817cm" svg:viewBox="0 0 131 143" svg:d="M0 138c21 14 53 0 85-29 25-32 46-74 46-109">
          <text:p/>
        </draw:path>
        <draw:path draw:style-name="gr10" draw:text-style-name="P2" draw:layer="layout" svg:width="0.021cm" svg:height="0.053cm" svg:x="3.774cm" svg:y="19.215cm" svg:viewBox="0 0 22 54" svg:d="M22 54c0-25-8-43-22-54">
          <text:p/>
        </draw:path>
        <draw:path draw:style-name="gr10" draw:text-style-name="P2" draw:layer="layout" svg:width="0.046cm" svg:height="0.009cm" svg:x="3.728cm" svg:y="19.21cm" svg:viewBox="0 0 47 10" svg:d="M47 6c-10-8-29-8-47 4">
          <text:p/>
        </draw:path>
        <draw:path draw:style-name="gr10" draw:text-style-name="P2" draw:layer="layout" svg:width="0.021cm" svg:height="0.039cm" svg:x="3.644cm" svg:y="19.363cm" svg:viewBox="0 0 22 40" svg:d="M0 0c3 18 10 32 22 40">
          <text:p/>
        </draw:path>
        <draw:path draw:style-name="gr10" draw:text-style-name="P2" draw:layer="layout" svg:width="0.13cm" svg:height="0.143cm" svg:x="3.665cm" svg:y="19.265cm" svg:viewBox="0 0 131 144" svg:d="M0 138c25 14 57 4 86-29 28-32 45-74 45-109">
          <text:p/>
        </draw:path>
        <draw:path draw:style-name="gr10" draw:text-style-name="P2" draw:layer="layout" svg:width="0.021cm" svg:height="0.05cm" svg:x="3.774cm" svg:y="15.952cm" svg:viewBox="0 0 22 51" svg:d="M22 51c0-26-8-44-22-51">
          <text:p/>
        </draw:path>
        <draw:path draw:style-name="gr10" draw:text-style-name="P2" draw:layer="layout" svg:width="0.046cm" svg:height="0.005cm" svg:x="3.728cm" svg:y="15.947cm" svg:viewBox="0 0 47 6" svg:d="M47 6c-10-8-29-8-47 0">
          <text:p/>
        </draw:path>
        <draw:path draw:style-name="gr10" draw:text-style-name="P2" draw:layer="layout" svg:width="0.021cm" svg:height="0.042cm" svg:x="3.644cm" svg:y="16.097cm" svg:viewBox="0 0 22 43" svg:d="M0 0c3 22 10 36 22 43">
          <text:p/>
        </draw:path>
        <draw:path draw:style-name="gr10" draw:text-style-name="P2" draw:layer="layout" svg:width="0.13cm" svg:height="0.142cm" svg:x="3.665cm" svg:y="16.002cm" svg:viewBox="0 0 131 143" svg:d="M0 138c25 14 57 0 86-28 28-33 45-75 45-110">
          <text:p/>
        </draw:path>
        <draw:line draw:style-name="gr10" draw:text-style-name="P2" draw:layer="layout" svg:x1="4.675cm" svg:y1="15.375cm" svg:x2="4.656cm" svg:y2="15.359cm">
          <text:p/>
        </draw:line>
        <draw:path draw:style-name="gr1" draw:text-style-name="P1" draw:layer="layout" svg:width="3.2cm" svg:height="8.696cm" svg:x="19.48cm" svg:y="2.465cm" svg:viewBox="0 0 3201 8697" svg:d="M49 8697h755 1592 755l50-49v-8598l-50-50h-755-1592-755l-49 50v374c0 3 0 3 0 3 0 4 0 4 0 7 0 4 0 4 0 7 0 4 0 7 0 11s0 7 0 11c0 3 0 7 0 14 0 3 0 10 0 14 0 3 0 10 0 14 0 7 0 14 0 18 0 7 0 14 0 17 0 18 0 39 0 60 0 14 0 25 0 39 0 11 0 25 0 35 0 7 0 11 0 18s0 10 0 18c0 3 0 7 0 14 0 3 0 7 0 10 0 7 0 11 0 14 0 4 0 4 0 7 0 4 0 7 0 11v3 4 1786 349 350 2176 349 350 1788c0 4 0 4 0 4v3 4c0 3 0 7 0 7 0 3 0 7 0 11 0 3 0 7 0 10 0 7 0 11 0 14 0 4 0 11 0 14 0 7 0 11 0 18 0 3 0 11 0 14 0 7 0 14 0 21 0 18 0 39 0 57 0 14 0 24 0 38 0 15 0 25 0 36 0 7 0 14 0 17 0 7 0 11 0 18 0 4 0 11 0 14 0 4 0 11 0 14 0 4 0 7 0 11 0 3 0 7 0 10 0 0 0 4 0 7v4c0 4 0 4 0 4v3 374z">
          <text:p/>
        </draw:path>
        <draw:polygon draw:style-name="gr9" draw:text-style-name="P2" draw:layer="layout" svg:width="0cm" svg:height="0cm" svg:x="21.078cm" svg:y="6.812cm" svg:viewBox="0 0 0 0" draw:points="0,0">
          <text:p/>
        </draw:polygon>
        <draw:polygon draw:style-name="gr1" draw:text-style-name="P1" draw:layer="layout" svg:width="3.101cm" svg:height="8.597cm" svg:x="19.529cm" svg:y="2.515cm" svg:viewBox="0 0 3102 8598" draw:points="0,8598 3102,8598 3102,0 0,0">
          <text:p/>
        </draw:polygon>
        <draw:polygon draw:style-name="gr1" draw:text-style-name="P1" draw:layer="layout" svg:width="0.05cm" svg:height="8.597cm" svg:x="22.63cm" svg:y="2.515cm" svg:viewBox="0 0 51 8598" draw:points="51,8598 51,0 0,0 0,8598">
          <text:p/>
        </draw:polygon>
        <draw:polygon draw:style-name="gr9" draw:text-style-name="P2" draw:layer="layout" svg:width="0cm" svg:height="0cm" svg:x="21.078cm" svg:y="6.812cm" svg:viewBox="0 0 0 0" draw:points="0,0">
          <text:p/>
        </draw:polygon>
        <draw:path draw:style-name="gr1" draw:text-style-name="P1" draw:layer="layout" svg:width="0.053cm" svg:height="8.597cm" svg:x="19.48cm" svg:y="2.515cm" svg:viewBox="0 0 54 8598" svg:d="M54 8598v-8598h-54v374c0 3 0 3 0 3 0 4 0 4 0 7 0 4 0 4 0 7 0 4 0 7 0 11s0 7 0 11c0 3 0 7 0 14 0 3 0 10 0 14 0 3 0 10 0 14 0 7 0 14 0 18 0 7 0 14 0 17 0 18 0 39 0 60 0 14 0 25 0 39 0 11 0 25 0 35 0 7 0 11 0 18s0 10 0 18c0 3 0 7 0 14 0 3 0 7 0 10 0 7 0 11 0 14 0 4 0 4 0 7 0 4 0 7 0 11v3 4 1786 349 350 2176 349 350 1788c0 4 0 4 0 4v3 4c0 3 0 7 0 7 0 3 0 7 0 11 0 3 0 7 0 10 0 7 0 11 0 14 0 4 0 11 0 14 0 7 0 11 0 18 0 3 0 11 0 14 0 7 0 14 0 21 0 18 0 39 0 57 0 14 0 24 0 38 0 15 0 25 0 36 0 7 0 14 0 17 0 7 0 11 0 18 0 4 0 11 0 14 0 4 0 11 0 14 0 4 0 7 0 11 0 3 0 7 0 10 0 0 0 4 0 7v4c0 4 0 4 0 4v3 374z">
          <text:p/>
        </draw:path>
        <draw:polygon draw:style-name="gr9" draw:text-style-name="P2" draw:layer="layout" svg:width="0cm" svg:height="0cm" svg:x="21.078cm" svg:y="6.812cm" svg:viewBox="0 0 0 0" draw:points="0,0">
          <text:p/>
        </draw:polygon>
        <draw:path draw:style-name="gr1" draw:text-style-name="P1" draw:layer="layout" svg:width="0.431cm" svg:height="0.43cm" svg:x="19.765cm" svg:y="10.597cm" svg:viewBox="0 0 432 431" svg:d="M39 88c-52 78-52 180 4 254 53 75 152 107 241 79 88-32 148-114 148-206 0-120-95-215-216-215-67 0-127 28-166 78-3 3-7 7-11 10 0 0 4-3 11-10-3 3-7 7-11 10-52 78-52 180 4 254 53 75 152 107 241 79 88-32 148-114 148-206 0-120-95-215-216-215v78h-166c-7 7-7 10-11 10 0 0 4-3 11-10s18-22 32-32c14-11 35-25 56-32 25-11 53-14 78-14v78h-166c39-50 99-78 166-78-25 0-53 3-78 14-21 7-42 21-56 32-14 10-25 25-32 32s-11 10-11 10c4 0 4-3 11-10-7 7-11 10-11 10z">
          <text:p/>
        </draw:path>
        <draw:polygon draw:style-name="gr9" draw:text-style-name="P2" draw:layer="layout" svg:width="0cm" svg:height="0cm" svg:x="21.078cm" svg:y="6.812cm" svg:viewBox="0 0 0 0" draw:points="0,0">
          <text:p/>
        </draw:polygon>
        <draw:path draw:style-name="gr11" draw:text-style-name="P1" draw:layer="layout" svg:width="0.533cm" svg:height="0.529cm" svg:x="21.914cm" svg:y="2.55cm" svg:viewBox="0 0 534 530" svg:d="M534 265c0 149-120 265-265 265-149 0-269-116-269-265 0-148 120-265 269-265 145 0 265 117 265 265z">
          <text:p/>
        </draw:path>
        <draw:polygon draw:style-name="gr9" draw:text-style-name="P2" draw:layer="layout" svg:width="0cm" svg:height="0cm" svg:x="21.078cm" svg:y="6.812cm" svg:viewBox="0 0 0 0" draw:points="0,0">
          <text:p/>
        </draw:polygon>
        <draw:path draw:style-name="gr1" draw:text-style-name="P1" draw:layer="layout" svg:width="0.529cm" svg:height="0.529cm" svg:x="19.716cm" svg:y="2.55cm" svg:viewBox="0 0 530 530" svg:d="M530 265c0 149-116 265-264 265-149 0-266-116-266-265 0-148 117-265 266-265 148 0 264 117 264 265z">
          <text:p/>
        </draw:path>
        <draw:polygon draw:style-name="gr9" draw:text-style-name="P2" draw:layer="layout" svg:width="0cm" svg:height="0cm" svg:x="21.078cm" svg:y="6.812cm" svg:viewBox="0 0 0 0" draw:points="0,0">
          <text:p/>
        </draw:polygon>
        <draw:path draw:style-name="gr11" draw:text-style-name="P1" draw:layer="layout" svg:width="0.533cm" svg:height="0.533cm" svg:x="21.914cm" svg:y="10.544cm" svg:viewBox="0 0 534 534" svg:d="M534 268c0 146-120 266-265 266-149 0-269-120-269-266 0-148 120-268 269-268 145 0 265 120 265 268z">
          <text:p/>
        </draw:path>
        <draw:polygon draw:style-name="gr9" draw:text-style-name="P2" draw:layer="layout" svg:width="0cm" svg:height="0cm" svg:x="21.078cm" svg:y="6.812cm" svg:viewBox="0 0 0 0" draw:points="0,0">
          <text:p/>
        </draw:polygon>
        <draw:path draw:style-name="gr11" draw:text-style-name="P1" draw:layer="layout" svg:width="0.529cm" svg:height="0.533cm" svg:x="19.716cm" svg:y="10.544cm" svg:viewBox="0 0 530 534" svg:d="M530 268c0 146-116 266-264 266-149 0-266-120-266-266 0-148 117-268 266-268 148 0 264 120 264 268z">
          <text:p/>
        </draw:path>
        <draw:polygon draw:style-name="gr9" draw:text-style-name="P2" draw:layer="layout" svg:width="0cm" svg:height="0cm" svg:x="21.078cm" svg:y="6.812cm" svg:viewBox="0 0 0 0" draw:points="0,0">
          <text:p/>
        </draw:polygon>
        <draw:polygon draw:style-name="gr1" draw:text-style-name="P1" draw:layer="layout" svg:width="3.101cm" svg:height="0.049cm" svg:x="19.529cm" svg:y="11.112cm" svg:viewBox="0 0 3102 50" draw:points="0,50 760,50 2347,50 3102,50 3102,0 0,0">
          <text:p/>
        </draw:polygon>
        <draw:polygon draw:style-name="gr9" draw:text-style-name="P2" draw:layer="layout" svg:width="0cm" svg:height="0cm" svg:x="21.078cm" svg:y="6.812cm" svg:viewBox="0 0 0 0" draw:points="0,0">
          <text:p/>
        </draw:polygon>
        <draw:polygon draw:style-name="gr1" draw:text-style-name="P1" draw:layer="layout" svg:width="3.101cm" svg:height="0.05cm" svg:x="19.529cm" svg:y="2.465cm" svg:viewBox="0 0 3102 51" draw:points="0,51 3102,51 3102,0 2347,0 760,0 0,0">
          <text:p/>
        </draw:polygon>
        <draw:polygon draw:style-name="gr9" draw:text-style-name="P2" draw:layer="layout" svg:width="0cm" svg:height="0cm" svg:x="21.078cm" svg:y="6.812cm" svg:viewBox="0 0 0 0" draw:points="0,0">
          <text:p/>
        </draw:polygon>
        <draw:path draw:style-name="gr1" draw:text-style-name="P1" draw:layer="layout" svg:width="0.431cm" svg:height="0.43cm" svg:x="19.765cm" svg:y="2.6cm" svg:viewBox="0 0 432 431" svg:d="M216 431c121 0 216-95 216-212 0-100-60-181-152-209s-191 7-244 85c-53 77-46 184 14 258 39 50 99 78 166 78z">
          <text:p/>
        </draw:path>
        <draw:polygon draw:style-name="gr9" draw:text-style-name="P2" draw:layer="layout" svg:width="0cm" svg:height="0cm" svg:x="21.078cm" svg:y="6.812cm" svg:viewBox="0 0 0 0" draw:points="0,0">
          <text:p/>
        </draw:polygon>
        <draw:path draw:style-name="gr11" draw:text-style-name="P1" draw:layer="layout" svg:width="0.431cm" svg:height="0.43cm" svg:x="21.963cm" svg:y="10.597cm" svg:viewBox="0 0 432 431" svg:d="M432 215c0 117-95 216-212 216-121 0-220-99-220-216 0-120 99-215 220-215 117 0 212 95 212 215z">
          <text:p/>
        </draw:path>
        <draw:polygon draw:style-name="gr9" draw:text-style-name="P2" draw:layer="layout" svg:width="0cm" svg:height="0cm" svg:x="21.078cm" svg:y="6.812cm" svg:viewBox="0 0 0 0" draw:points="0,0">
          <text:p/>
        </draw:polygon>
        <draw:path draw:style-name="gr11" draw:text-style-name="P1" draw:layer="layout" svg:width="0.431cm" svg:height="0.431cm" svg:x="21.963cm" svg:y="2.599cm" svg:viewBox="0 0 432 432" svg:d="M432 217c0 120-95 215-212 215-121 0-220-95-220-215 0-121 99-217 220-217 117 0 212 96 212 217z">
          <text:p/>
        </draw:path>
        <draw:polygon draw:style-name="gr9" draw:text-style-name="P2" draw:layer="layout" svg:width="0cm" svg:height="0cm" svg:x="21.078cm" svg:y="6.812cm" svg:viewBox="0 0 0 0" draw:points="0,0">
          <text:p/>
        </draw:polygon>
        <draw:path draw:style-name="gr1" draw:text-style-name="P1" draw:layer="layout" svg:width="0.431cm" svg:height="0.43cm" svg:x="19.765cm" svg:y="2.6cm" svg:viewBox="0 0 432 431" svg:d="M216 353v78c121 0 216-95 216-212 0-100-60-181-152-209s-191 7-244 85c-53 77-46 184 14 258z">
          <text:p/>
        </draw:path>
        <draw:polygon draw:style-name="gr9" draw:text-style-name="P2" draw:layer="layout" svg:width="0cm" svg:height="0cm" svg:x="21.078cm" svg:y="6.812cm" svg:viewBox="0 0 0 0" draw:points="0,0">
          <text:p/>
        </draw:polygon>
        <draw:path draw:style-name="gr1" draw:text-style-name="P1" draw:layer="layout" svg:width="0.166cm" svg:height="0.081cm" svg:x="19.815cm" svg:y="2.949cm" svg:viewBox="0 0 167 82" svg:d="M167 0v82c-64 0-128-28-167-82z">
          <text:p/>
        </draw:path>
        <draw:polygon draw:style-name="gr9" draw:text-style-name="P2" draw:layer="layout" svg:width="0cm" svg:height="0cm" svg:x="21.078cm" svg:y="6.812cm" svg:viewBox="0 0 0 0" draw:points="0,0">
          <text:p/>
        </draw:polygon>
        <draw:polygon draw:style-name="gr1" draw:text-style-name="P1" draw:layer="layout" svg:width="0.05cm" svg:height="0.05cm" svg:x="22.63cm" svg:y="2.465cm" svg:viewBox="0 0 51 51" draw:points="0,51 51,51 0,0">
          <text:p/>
        </draw:polygon>
        <draw:polygon draw:style-name="gr9" draw:text-style-name="P2" draw:layer="layout" svg:width="0cm" svg:height="0cm" svg:x="21.078cm" svg:y="6.812cm" svg:viewBox="0 0 0 0" draw:points="0,0">
          <text:p/>
        </draw:polygon>
        <draw:polygon draw:style-name="gr1" draw:text-style-name="P1" draw:layer="layout" svg:width="0.053cm" svg:height="0.049cm" svg:x="19.48cm" svg:y="11.112cm" svg:viewBox="0 0 54 50" draw:points="54,50 54,0 0,0">
          <text:p/>
        </draw:polygon>
        <draw:polygon draw:style-name="gr9" draw:text-style-name="P2" draw:layer="layout" svg:width="0cm" svg:height="0cm" svg:x="21.078cm" svg:y="6.812cm" svg:viewBox="0 0 0 0" draw:points="0,0">
          <text:p/>
        </draw:polygon>
        <draw:polygon draw:style-name="gr1" draw:text-style-name="P1" draw:layer="layout" svg:width="0.05cm" svg:height="0.049cm" svg:x="22.63cm" svg:y="11.112cm" svg:viewBox="0 0 51 50" draw:points="0,50 51,0 0,0">
          <text:p/>
        </draw:polygon>
        <draw:polygon draw:style-name="gr9" draw:text-style-name="P2" draw:layer="layout" svg:width="0cm" svg:height="0cm" svg:x="21.078cm" svg:y="6.812cm" svg:viewBox="0 0 0 0" draw:points="0,0">
          <text:p/>
        </draw:polygon>
        <draw:polygon draw:style-name="gr1" draw:text-style-name="P1" draw:layer="layout" svg:width="0.053cm" svg:height="0.05cm" svg:x="19.48cm" svg:y="2.465cm" svg:viewBox="0 0 54 51" draw:points="0,51 54,51 54,0">
          <text:p/>
        </draw:polygon>
        <draw:polygon draw:style-name="gr9" draw:text-style-name="P2" draw:layer="layout" svg:width="0cm" svg:height="0cm" svg:x="21.078cm" svg:y="6.812cm" svg:viewBox="0 0 0 0" draw:points="0,0">
          <text:p/>
        </draw:polygon>
        <draw:path draw:style-name="gr1" draw:text-style-name="P1" draw:layer="layout" svg:width="0.215cm" svg:height="0.215cm" svg:x="19.981cm" svg:y="10.597cm" svg:viewBox="0 0 216 216" svg:d="M216 216c0-120-96-216-216-216 120 0 216 96 216 216z">
          <text:p/>
        </draw:path>
        <draw:polygon draw:style-name="gr9" draw:text-style-name="P2" draw:layer="layout" svg:width="0cm" svg:height="0cm" svg:x="21.078cm" svg:y="6.812cm" svg:viewBox="0 0 0 0" draw:points="0,0">
          <text:p/>
        </draw:polygon>
        <draw:polyline draw:style-name="gr10" draw:text-style-name="P2" draw:layer="layout" svg:width="0cm" svg:height="0.348cm" svg:x="19.48cm" svg:y="7.895cm" svg:viewBox="0 0 0 349" draw:points="0,349 0,310 0,271 0,236 0,197 0,165 0,134 0,102 0,77 0,56 0,35 0,21 0,10 0,3 0,0">
          <text:p/>
        </draw:polyline>
        <draw:path draw:style-name="gr10" draw:text-style-name="P2" draw:layer="layout" svg:width="0cm" svg:height="0.352cm" svg:x="19.48cm" svg:y="8.244cm" svg:viewBox="0 0 0 353" svg:d="M0 353c0-4 0-4 0-4 0 0 0-3 0-7 0-3 0-7 0-10 0-4 0-11 0-15 0-7 0-14 0-21s0-14 0-21 0-18 0-28c0-7 0-18 0-28 0-11 0-22 0-32 0-11 0-21 0-32 0-14 0-25 0-39 0-10 0-24 0-35 0-28 0-53 0-81">
          <text:p/>
        </draw:path>
        <draw:polyline draw:style-name="gr10" draw:text-style-name="P2" draw:layer="layout" svg:width="0cm" svg:height="0.348cm" svg:x="19.48cm" svg:y="5.02cm" svg:viewBox="0 0 0 349" draw:points="0,349 0,310 0,271 0,236 0,197 0,165 0,134 0,102 0,77 0,56 0,35 0,21 0,10 0,3 0,0">
          <text:p/>
        </draw:polyline>
        <draw:path draw:style-name="gr10" draw:text-style-name="P2" draw:layer="layout" svg:width="0cm" svg:height="0.352cm" svg:x="19.48cm" svg:y="5.369cm" svg:viewBox="0 0 0 353" svg:d="M0 353c0-4 0-4 0-4 0-3 0-3 0-7s0-7 0-11c0-3 0-10 0-14 0-7 0-14 0-21s0-14 0-21 0-18 0-25c0-10 0-21 0-31 0-11 0-22 0-32 0-11 0-21 0-32 0-14 0-25 0-39 0-10 0-24 0-35 0-28 0-53 0-81">
          <text:p/>
        </draw:path>
        <draw:polyline draw:style-name="gr10" draw:text-style-name="P2" draw:layer="layout" svg:width="1.59cm" svg:height="0cm" svg:x="20.284cm" svg:y="11.161cm" svg:viewBox="0 0 1591 0" draw:points="1591,0 1570,0 1510,0 1415,0 1291,0 1140,0 974,0 794,0 618,0 452,0 300,0 173,0 78,0 21,0 0,0">
          <text:p/>
        </draw:polyline>
        <draw:line draw:style-name="gr10" draw:text-style-name="P2" draw:layer="layout" svg:x1="19.48cm" svg:y1="11.112cm" svg:x2="19.48cm" svg:y2="2.515cm">
          <text:p/>
        </draw:line>
        <draw:path draw:style-name="gr10" draw:text-style-name="P2" draw:layer="layout" svg:width="0cm" svg:height="0.176cm" svg:x="19.48cm" svg:y="10.385cm" svg:viewBox="0 0 0 177" svg:d="M0 177c0-21 0-39 0-60 0-4 0-11 0-18 0-3 0-11 0-18 0-3 0-10 0-14 0-7 0-10 0-14 0-7 0-10 0-14 0-3 0-7 0-10 0-4 0-8 0-11 0-4 0-4 0-7 0-4 0-4 0-7v-4">
          <text:p/>
        </draw:path>
        <draw:path draw:style-name="gr10" draw:text-style-name="P2" draw:layer="layout" svg:width="0cm" svg:height="0.172cm" svg:x="19.48cm" svg:y="10.562cm" svg:viewBox="0 0 0 173" svg:d="M0 173v-4c0 0 0-4 0-7 0 0 0-4 0-7 0 0 0-4 0-7 0-4 0-7 0-11 0-7 0-10 0-14 0-7 0-10 0-14 0-7 0-11 0-18 0-3 0-10 0-17 0-11 0-25 0-36 0-14 0-28 0-38">
          <text:p/>
        </draw:path>
        <draw:path draw:style-name="gr10" draw:text-style-name="P2" draw:layer="layout" svg:width="0cm" svg:height="0.175cm" svg:x="19.48cm" svg:y="2.889cm" svg:viewBox="0 0 0 176" svg:d="M0 176c0-21 0-42 0-60 0-3 0-10 0-17 0-4 0-11 0-18 0-4 0-11 0-14 0-4 0-11 0-14 0-7 0-11 0-14 0-4 0-7 0-11s0-7 0-11c0-3 0-3 0-7 0-3 0-3 0-7v-3">
          <text:p/>
        </draw:path>
        <draw:path draw:style-name="gr10" draw:text-style-name="P2" draw:layer="layout" svg:width="0cm" svg:height="0.172cm" svg:x="19.48cm" svg:y="3.065cm" svg:viewBox="0 0 0 173" svg:d="M0 173v-4c0-3 0-3 0-3 0-4 0-7 0-11 0-3 0-3 0-7 0-3 0-7 0-14 0-3 0-7 0-10 0-7 0-11 0-14 0-8 0-11 0-18s0-11 0-18c0-10 0-24 0-35 0-14 0-25 0-39">
          <text:p/>
        </draw:path>
        <draw:polyline draw:style-name="gr10" draw:text-style-name="P2" draw:layer="layout" svg:width="1.59cm" svg:height="0cm" svg:x="20.284cm" svg:y="2.465cm" svg:viewBox="0 0 1591 0" draw:points="0,0 21,0 78,0 173,0 300,0 452,0 618,0 794,0 974,0 1140,0 1291,0 1415,0 1510,0 1570,0 1591,0">
          <text:p/>
        </draw:polyline>
        <draw:line draw:style-name="gr10" draw:text-style-name="P2" draw:layer="layout" svg:x1="19.529cm" svg:y1="11.112cm" svg:x2="19.48cm" svg:y2="11.112cm">
          <text:p/>
        </draw:line>
        <draw:line draw:style-name="gr10" draw:text-style-name="P2" draw:layer="layout" svg:x1="19.48cm" svg:y1="2.515cm" svg:x2="19.529cm" svg:y2="2.515cm">
          <text:p/>
        </draw:line>
        <draw:line draw:style-name="gr10" draw:text-style-name="P2" draw:layer="layout" svg:x1="19.529cm" svg:y1="11.112cm" svg:x2="19.529cm" svg:y2="2.515cm">
          <text:p/>
        </draw:line>
        <draw:line draw:style-name="gr10" draw:text-style-name="P2" draw:layer="layout" svg:x1="19.534cm" svg:y1="11.162cm" svg:x2="19.48cm" svg:y2="11.112cm">
          <text:p/>
        </draw:line>
        <draw:line draw:style-name="gr10" draw:text-style-name="P2" draw:layer="layout" svg:x1="19.48cm" svg:y1="2.516cm" svg:x2="19.534cm" svg:y2="2.465cm">
          <text:p/>
        </draw:line>
        <draw:line draw:style-name="gr10" draw:text-style-name="P2" draw:layer="layout" svg:x1="19.529cm" svg:y1="11.161cm" svg:x2="19.529cm" svg:y2="11.112cm">
          <text:p/>
        </draw:line>
        <draw:line draw:style-name="gr10" draw:text-style-name="P2" draw:layer="layout" svg:x1="19.529cm" svg:y1="2.515cm" svg:x2="19.529cm" svg:y2="2.465cm">
          <text:p/>
        </draw:line>
        <draw:line draw:style-name="gr10" draw:text-style-name="P2" draw:layer="layout" svg:x1="22.63cm" svg:y1="11.112cm" svg:x2="22.63cm" svg:y2="2.515cm">
          <text:p/>
        </draw:line>
        <draw:line draw:style-name="gr10" draw:text-style-name="P2" draw:layer="layout" svg:x1="19.529cm" svg:y1="11.112cm" svg:x2="22.63cm" svg:y2="11.112cm">
          <text:p/>
        </draw:line>
        <draw:line draw:style-name="gr10" draw:text-style-name="P2" draw:layer="layout" svg:x1="19.529cm" svg:y1="2.515cm" svg:x2="22.63cm" svg:y2="2.515cm">
          <text:p/>
        </draw:line>
        <draw:path draw:style-name="gr10" draw:text-style-name="P2" draw:layer="layout" svg:width="0.529cm" svg:height="0.529cm" svg:x="19.716cm" svg:y="2.55cm" svg:viewBox="0 0 530 530" svg:d="M530 265c0 149-116 265-264 265-149 0-266-116-266-265 0-148 117-265 266-265 148 0 264 117 264 265z">
          <text:p/>
        </draw:path>
        <draw:line draw:style-name="gr10" draw:text-style-name="P2" draw:layer="layout" svg:x1="19.529cm" svg:y1="11.161cm" svg:x2="22.63cm" svg:y2="11.161cm">
          <text:p/>
        </draw:line>
        <draw:line draw:style-name="gr10" draw:text-style-name="P2" draw:layer="layout" svg:x1="19.529cm" svg:y1="2.465cm" svg:x2="22.63cm" svg:y2="2.465cm">
          <text:p/>
        </draw:line>
        <draw:path draw:style-name="gr10" draw:text-style-name="P2" draw:layer="layout" svg:width="0.177cm" svg:height="0.088cm" svg:x="19.804cm" svg:y="10.597cm" svg:viewBox="0 0 178 89" svg:d="M178 0c-26 0-54 3-79 15-21 7-42 21-56 32-25 21-43 42-43 42">
          <text:p/>
        </draw:path>
        <draw:line draw:style-name="gr10" draw:text-style-name="P2" draw:layer="layout" svg:x1="19.981cm" svg:y1="10.675cm" svg:x2="19.815cm" svg:y2="10.675cm">
          <text:p/>
        </draw:line>
        <draw:line draw:style-name="gr10" draw:text-style-name="P2" draw:layer="layout" svg:x1="19.981cm" svg:y1="2.949cm" svg:x2="19.815cm" svg:y2="2.949cm">
          <text:p/>
        </draw:line>
        <draw:line draw:style-name="gr10" draw:text-style-name="P2" draw:layer="layout" svg:x1="22.63cm" svg:y1="11.161cm" svg:x2="22.63cm" svg:y2="11.112cm">
          <text:p/>
        </draw:line>
        <draw:line draw:style-name="gr10" draw:text-style-name="P2" draw:layer="layout" svg:x1="22.63cm" svg:y1="2.515cm" svg:x2="22.63cm" svg:y2="2.465cm">
          <text:p/>
        </draw:line>
        <draw:line draw:style-name="gr10" draw:text-style-name="P2" draw:layer="layout" svg:x1="22.68cm" svg:y1="11.112cm" svg:x2="22.68cm" svg:y2="2.515cm">
          <text:p/>
        </draw:line>
        <draw:line draw:style-name="gr10" draw:text-style-name="P2" draw:layer="layout" svg:x1="22.68cm" svg:y1="11.112cm" svg:x2="22.63cm" svg:y2="11.112cm">
          <text:p/>
        </draw:line>
        <draw:line draw:style-name="gr10" draw:text-style-name="P2" draw:layer="layout" svg:x1="22.63cm" svg:y1="2.515cm" svg:x2="22.68cm" svg:y2="2.515cm">
          <text:p/>
        </draw:line>
        <draw:path draw:style-name="gr10" draw:text-style-name="P2" draw:layer="layout" svg:width="0.43cm" svg:height="0.43cm" svg:x="19.766cm" svg:y="10.597cm" svg:viewBox="0 0 431 431" svg:d="M431 215c0 117-95 216-216 216-120 0-215-99-215-216 0-120 95-215 215-215 121 0 216 95 216 215z">
          <text:p/>
        </draw:path>
        <draw:path draw:style-name="gr10" draw:text-style-name="P2" draw:layer="layout" svg:width="0.43cm" svg:height="0.431cm" svg:x="19.766cm" svg:y="2.599cm" svg:viewBox="0 0 431 432" svg:d="M431 217c0 120-95 215-216 215-120 0-215-95-215-215 0-121 95-217 215-217 121 0 216 96 216 217z">
          <text:p/>
        </draw:path>
        <draw:line draw:style-name="gr10" draw:text-style-name="P2" draw:layer="layout" svg:x1="22.63cm" svg:y1="11.162cm" svg:x2="22.681cm" svg:y2="11.112cm">
          <text:p/>
        </draw:line>
        <draw:line draw:style-name="gr10" draw:text-style-name="P2" draw:layer="layout" svg:x1="22.681cm" svg:y1="2.516cm" svg:x2="22.63cm" svg:y2="2.465cm">
          <text:p/>
        </draw:line>
        <draw:line draw:style-name="gr10" draw:text-style-name="P2" draw:layer="layout" svg:x1="19.981cm" svg:y1="10.597cm" svg:x2="19.981cm" svg:y2="10.675cm">
          <text:p/>
        </draw:line>
        <draw:path draw:style-name="gr10" draw:text-style-name="P2" draw:layer="layout" svg:width="0.215cm" svg:height="0.215cm" svg:x="19.981cm" svg:y="10.597cm" svg:viewBox="0 0 216 216" svg:d="M216 216c0-120-96-216-216-216">
          <text:p/>
        </draw:path>
        <draw:line draw:style-name="gr10" draw:text-style-name="P2" draw:layer="layout" svg:x1="19.981cm" svg:y1="2.949cm" svg:x2="19.981cm" svg:y2="3.03cm">
          <text:p/>
        </draw:line>
        <draw:path draw:style-name="gr10" draw:text-style-name="P2" draw:layer="layout" svg:width="0.431cm" svg:height="0.43cm" svg:x="21.963cm" svg:y="10.597cm" svg:viewBox="0 0 432 431" svg:d="M432 215c0 117-95 216-212 216-121 0-220-99-220-216 0-120 99-215 220-215 117 0 212 95 212 215z">
          <text:p/>
        </draw:path>
        <draw:polygon draw:style-name="gr9" draw:text-style-name="P2" draw:layer="layout" svg:width="0cm" svg:height="0cm" svg:x="21.078cm" svg:y="6.812cm" svg:viewBox="0 0 0 0" draw:points="0,0">
          <text:p/>
        </draw:polygon>
        <draw:frame draw:style-name="gr12" draw:text-style-name="P7" draw:layer="layout" svg:width="0.666cm" svg:height="0.78cm" svg:x="27.637cm" svg:y="19.289cm">
          <draw:text-box>
            <text:p text:style-name="P4"><text:span text:style-name="T3">X</text:span></text:p>
          </draw:text-box>
        </draw:frame>
        <draw:polyline draw:style-name="gr13" draw:text-style-name="P2" draw:layer="layout" svg:width="3.771cm" svg:height="3.754cm" svg:x="20.122cm" svg:y="6.896cm" svg:viewBox="0 0 3772 3755" draw:points="3772,0 3271,0 0,3755">
          <text:p/>
        </draw:polyline>
        <draw:polygon draw:style-name="gr14" draw:text-style-name="P3" draw:layer="layout" svg:width="0.392cm" svg:height="0.434cm" svg:x="20.122cm" svg:y="10.216cm" svg:viewBox="0 0 393 435" draw:points="0,435 393,109 266,0">
          <text:p/>
        </draw:polygon>
        <draw:polygon draw:style-name="gr9" draw:text-style-name="P2" draw:layer="layout" svg:width="0cm" svg:height="0cm" svg:x="21.078cm" svg:y="6.812cm" svg:viewBox="0 0 0 0" draw:points="0,0">
          <text:p/>
        </draw:polygon>
        <draw:polyline draw:style-name="gr13" draw:text-style-name="P2" draw:layer="layout" svg:width="1.588cm" svg:height="3.687cm" svg:x="22.242cm" svg:y="6.917cm" svg:viewBox="0 0 1589 3688" draw:points="1589,0 1088,0 0,3688">
          <text:p/>
        </draw:polyline>
        <draw:polygon draw:style-name="gr14" draw:text-style-name="P3" draw:layer="layout" svg:width="0.219cm" svg:height="0.501cm" svg:x="22.242cm" svg:y="10.103cm" svg:viewBox="0 0 220 502" draw:points="0,502 220,46 60,0">
          <text:p/>
        </draw:polygon>
        <draw:polygon draw:style-name="gr9" draw:text-style-name="P2" draw:layer="layout" svg:width="0cm" svg:height="0cm" svg:x="21.078cm" svg:y="6.812cm" svg:viewBox="0 0 0 0" draw:points="0,0">
          <text:p/>
        </draw:polygon>
        <draw:polyline draw:style-name="gr13" draw:text-style-name="P2" draw:layer="layout" svg:width="3.775cm" svg:height="3.898cm" svg:x="20.118cm" svg:y="2.977cm" svg:viewBox="0 0 3776 3899" draw:points="3776,3899 3275,3899 0,0">
          <text:p/>
        </draw:polyline>
        <draw:polygon draw:style-name="gr14" draw:text-style-name="P3" draw:layer="layout" svg:width="0.385cm" svg:height="0.437cm" svg:x="20.118cm" svg:y="2.977cm" svg:viewBox="0 0 386 438" draw:points="0,0 259,438 386,333">
          <text:p/>
        </draw:polygon>
        <draw:polygon draw:style-name="gr9" draw:text-style-name="P2" draw:layer="layout" svg:width="0cm" svg:height="0cm" svg:x="21.078cm" svg:y="6.812cm" svg:viewBox="0 0 0 0" draw:points="0,0">
          <text:p/>
        </draw:polygon>
        <draw:polyline draw:style-name="gr13" draw:text-style-name="P2" draw:layer="layout" svg:width="1.622cm" svg:height="3.856cm" svg:x="22.239cm" svg:y="3.019cm" svg:viewBox="0 0 1623 3857" draw:points="1623,3857 1121,3857 0,0">
          <text:p/>
        </draw:polyline>
        <draw:polygon draw:style-name="gr14" draw:text-style-name="P3" draw:layer="layout" svg:width="0.222cm" svg:height="0.505cm" svg:x="22.239cm" svg:y="3.019cm" svg:viewBox="0 0 223 506" draw:points="0,0 60,506 223,460">
          <text:p/>
        </draw:polygon>
        <draw:path draw:style-name="gr1" draw:text-style-name="P1" draw:layer="layout" svg:width="2.152cm" svg:height="8.696cm" svg:x="7.38cm" svg:y="6.551cm" svg:viewBox="0 0 2153 8697" svg:d="M258 8697h794 794 257l50-50v-8598l-50-49h-1051 1051v49h-2054v-49h209 794-794c-67 0-121 0-156 0-32 0-53 0-53 0h209c-67 0-121 0-156 0-32 0-53 0-53 0l-49 49v8598l49 50c0 0 21 0 53 0 35 0 89 0 156 0z">
          <text:p/>
        </draw:path>
        <draw:polygon draw:style-name="gr9" draw:text-style-name="P2" draw:layer="layout" svg:width="0cm" svg:height="0cm" svg:x="8.456cm" svg:y="10.897cm" svg:viewBox="0 0 0 0" draw:points="0,0">
          <text:p/>
        </draw:polygon>
        <draw:polygon draw:style-name="gr1" draw:text-style-name="P1" draw:layer="layout" svg:width="2.053cm" svg:height="8.597cm" svg:x="7.429cm" svg:y="6.6cm" svg:viewBox="0 0 2054 8598" draw:points="0,8598 2054,8598 2054,8514 2054,8510 2054,8492 2054,8468 2054,8432 2054,8390 2054,8348 2054,8298 2054,8249 2054,8207 2054,8164 2054,8129 2054,8104 2054,8090 2054,8083 2054,515 2054,508 2054,494 2054,469 2054,434 2054,395 2054,349 2054,300 2054,254 2054,208 2054,166 2054,134 2054,106 2054,92 2054,85 2054,0 0,0">
          <text:p/>
        </draw:polygon>
        <draw:polygon draw:style-name="gr9" draw:text-style-name="P2" draw:layer="layout" svg:width="0cm" svg:height="0cm" svg:x="8.456cm" svg:y="10.897cm" svg:viewBox="0 0 0 0" draw:points="0,0">
          <text:p/>
        </draw:polygon>
        <draw:polygon draw:style-name="gr1" draw:text-style-name="P1" draw:layer="layout" svg:width="0.053cm" svg:height="8.597cm" svg:x="9.479cm" svg:y="6.6cm" svg:viewBox="0 0 54 8598" draw:points="54,8598 54,0 0,0 0,85 0,92 0,106 0,134 0,166 0,208 0,254 0,300 0,349 0,395 0,434 0,469 0,494 0,508 0,515 0,8083 0,8090 0,8104 0,8129 0,8164 0,8207 0,8249 0,8298 0,8348 0,8390 0,8432 0,8468 0,8492 0,8510 0,8514 0,8598">
          <text:p/>
        </draw:polygon>
        <draw:polygon draw:style-name="gr9" draw:text-style-name="P2" draw:layer="layout" svg:width="0cm" svg:height="0cm" svg:x="8.456cm" svg:y="10.897cm" svg:viewBox="0 0 0 0" draw:points="0,0">
          <text:p/>
        </draw:polygon>
        <draw:polygon draw:style-name="gr1" draw:text-style-name="P1" draw:layer="layout" svg:width="0.053cm" svg:height="8.597cm" svg:x="7.38cm" svg:y="6.6cm" svg:viewBox="0 0 54 8598" draw:points="0,8598 54,8598 54,0 0,0">
          <text:p/>
        </draw:polygon>
        <draw:path draw:style-name="gr11" draw:text-style-name="P1" draw:layer="layout" svg:width="0.702cm" svg:height="0.702cm" svg:x="8.082cm" svg:y="11.98cm" svg:viewBox="0 0 703 703" svg:d="M703 354c0 194-160 349-354 349-191 0-349-155-349-349 0-195 158-354 349-354 194 0 354 159 354 354z">
          <text:p/>
        </draw:path>
        <draw:polygon draw:style-name="gr9" draw:text-style-name="P2" draw:layer="layout" svg:width="0cm" svg:height="0cm" svg:x="8.456cm" svg:y="10.897cm" svg:viewBox="0 0 0 0" draw:points="0,0">
          <text:p/>
        </draw:polygon>
        <draw:path draw:style-name="gr11" draw:text-style-name="P1" draw:layer="layout" svg:width="0.702cm" svg:height="0.699cm" svg:x="8.082cm" svg:y="9.108cm" svg:viewBox="0 0 703 700" svg:d="M703 350c0 195-160 350-354 350-191 0-349-155-349-350s158-350 349-350c194 0 354 155 354 350z">
          <text:p/>
        </draw:path>
        <draw:polygon draw:style-name="gr9" draw:text-style-name="P2" draw:layer="layout" svg:width="0cm" svg:height="0cm" svg:x="8.456cm" svg:y="10.897cm" svg:viewBox="0 0 0 0" draw:points="0,0">
          <text:p/>
        </draw:polygon>
        <draw:path draw:style-name="gr11" draw:text-style-name="P1" draw:layer="layout" svg:width="0.674cm" svg:height="0.671cm" svg:x="8.096cm" svg:y="11.997cm" svg:viewBox="0 0 675 672" svg:d="M675 336c0 184-152 336-336 336-188 0-339-152-339-336 0-187 151-336 339-336 184 0 336 149 336 336z">
          <text:p/>
        </draw:path>
        <draw:polygon draw:style-name="gr9" draw:text-style-name="P2" draw:layer="layout" svg:width="0cm" svg:height="0cm" svg:x="8.456cm" svg:y="10.897cm" svg:viewBox="0 0 0 0" draw:points="0,0">
          <text:p/>
        </draw:polygon>
        <draw:path draw:style-name="gr11" draw:text-style-name="P1" draw:layer="layout" svg:width="0.674cm" svg:height="0.671cm" svg:x="8.096cm" svg:y="9.122cm" svg:viewBox="0 0 675 672" svg:d="M675 335c0 184-152 337-336 337-188 0-339-153-339-337 0-186 151-335 339-335 184 0 336 149 336 335z">
          <text:p/>
        </draw:path>
        <draw:polygon draw:style-name="gr9" draw:text-style-name="P2" draw:layer="layout" svg:width="0cm" svg:height="0cm" svg:x="8.456cm" svg:y="10.897cm" svg:viewBox="0 0 0 0" draw:points="0,0">
          <text:p/>
        </draw:polygon>
        <draw:path draw:style-name="gr1" draw:text-style-name="P1" draw:layer="layout" svg:width="0.469cm" svg:height="0.473cm" svg:x="8.198cm" svg:y="12.096cm" svg:viewBox="0 0 470 474" svg:d="M234 474c63 0 123-25 169-72 43-42 67-102 67-165 0-64-24-124-67-170-46-42-106-67-169-67-127 0-234 106-234 237 0 130 107 233 234 237z">
          <text:p/>
        </draw:path>
        <draw:polygon draw:style-name="gr9" draw:text-style-name="P2" draw:layer="layout" svg:width="0cm" svg:height="0cm" svg:x="8.456cm" svg:y="10.897cm" svg:viewBox="0 0 0 0" draw:points="0,0">
          <text:p/>
        </draw:polygon>
        <draw:path draw:style-name="gr1" draw:text-style-name="P1" draw:layer="layout" svg:width="0.469cm" svg:height="0.473cm" svg:x="8.198cm" svg:y="9.221cm" svg:viewBox="0 0 470 474" svg:d="M234 474c63 0 123-26 169-72 43-42 67-102 67-166 0-63-24-123-67-169-46-42-106-67-169-67-127 0-234 106-234 236 0 127 107 234 234 238z">
          <text:p/>
        </draw:path>
        <draw:polygon draw:style-name="gr9" draw:text-style-name="P2" draw:layer="layout" svg:width="0cm" svg:height="0cm" svg:x="8.456cm" svg:y="10.897cm" svg:viewBox="0 0 0 0" draw:points="0,0">
          <text:p/>
        </draw:polygon>
        <draw:path draw:style-name="gr1" draw:text-style-name="P1" draw:layer="layout" svg:width="2.053cm" svg:height="0.05cm" svg:x="7.429cm" svg:y="15.197cm" svg:viewBox="0 0 2054 51" svg:d="M208 51h794 794 258v-51h-2054v51c0 0 21 0 53 0 35 0 88 0 155 0z">
          <text:p/>
        </draw:path>
        <draw:polygon draw:style-name="gr9" draw:text-style-name="P2" draw:layer="layout" svg:width="0cm" svg:height="0cm" svg:x="8.456cm" svg:y="10.897cm" svg:viewBox="0 0 0 0" draw:points="0,0">
          <text:p/>
        </draw:polygon>
        <draw:path draw:style-name="gr1" draw:text-style-name="P1" draw:layer="layout" svg:width="0.35cm" svg:height="0.353cm" svg:x="7.806cm" svg:y="6.974cm" svg:viewBox="0 0 351 354" svg:d="M351 176c0 100-78 178-173 178-99 0-178-78-178-178 0-95 79-176 178-176 95 0 173 81 173 176z">
          <text:p/>
        </draw:path>
        <draw:polygon draw:style-name="gr9" draw:text-style-name="P2" draw:layer="layout" svg:width="0cm" svg:height="0cm" svg:x="8.456cm" svg:y="10.897cm" svg:viewBox="0 0 0 0" draw:points="0,0">
          <text:p/>
        </draw:polygon>
        <draw:path draw:style-name="gr11" draw:text-style-name="P1" draw:layer="layout" svg:width="0.353cm" svg:height="0.353cm" svg:x="8.755cm" svg:y="14.47cm" svg:viewBox="0 0 354 354" svg:d="M354 178c0 99-81 176-177 176-99 0-177-77-177-176 0-96 78-178 177-178 96 0 177 82 177 178z">
          <text:p/>
        </draw:path>
        <draw:polygon draw:style-name="gr9" draw:text-style-name="P2" draw:layer="layout" svg:width="0cm" svg:height="0cm" svg:x="8.456cm" svg:y="10.897cm" svg:viewBox="0 0 0 0" draw:points="0,0">
          <text:p/>
        </draw:polygon>
        <draw:path draw:style-name="gr11" draw:text-style-name="P1" draw:layer="layout" svg:width="0.35cm" svg:height="0.353cm" svg:x="7.806cm" svg:y="14.47cm" svg:viewBox="0 0 351 354" svg:d="M351 178c0 99-78 176-173 176-99 0-178-77-178-176 0-96 79-178 178-178 95 0 173 82 173 178z">
          <text:p/>
        </draw:path>
        <draw:polygon draw:style-name="gr9" draw:text-style-name="P2" draw:layer="layout" svg:width="0cm" svg:height="0cm" svg:x="8.456cm" svg:y="10.897cm" svg:viewBox="0 0 0 0" draw:points="0,0">
          <text:p/>
        </draw:polygon>
        <draw:path draw:style-name="gr1" draw:text-style-name="P1" draw:layer="layout" svg:width="0.353cm" svg:height="0.353cm" svg:x="8.755cm" svg:y="6.974cm" svg:viewBox="0 0 354 354" svg:d="M354 176c0 100-81 178-177 178-99 0-177-78-177-178 0-95 78-176 177-176 96 0 177 81 177 176z">
          <text:p/>
        </draw:path>
        <draw:polygon draw:style-name="gr9" draw:text-style-name="P2" draw:layer="layout" svg:width="0cm" svg:height="0cm" svg:x="8.456cm" svg:y="10.897cm" svg:viewBox="0 0 0 0" draw:points="0,0">
          <text:p/>
        </draw:polygon>
        <draw:path draw:style-name="gr1" draw:text-style-name="P1" draw:layer="layout" svg:width="0.252cm" svg:height="0.252cm" svg:x="8.807cm" svg:y="7.024cm" svg:viewBox="0 0 253 253" svg:d="M253 126c0-10-4-21-7-35-11-35-35-63-67-78-32-17-72-17-104-3-60 28-88 92-70 153 14 60 74 98 138 88 60-7 110-60 110-125z">
          <text:p/>
        </draw:path>
        <draw:polygon draw:style-name="gr9" draw:text-style-name="P2" draw:layer="layout" svg:width="0cm" svg:height="0cm" svg:x="8.456cm" svg:y="10.897cm" svg:viewBox="0 0 0 0" draw:points="0,0">
          <text:p/>
        </draw:polygon>
        <draw:path draw:style-name="gr1" draw:text-style-name="P1" draw:layer="layout" svg:width="0.252cm" svg:height="0.253cm" svg:x="8.807cm" svg:y="14.522cm" svg:viewBox="0 0 253 254" svg:d="M246 161c3-10 7-21 7-35 0-60-50-117-110-124-64-10-124 29-138 92-18 60 10 124 70 149 11 4 25 7 43 11 22 0 43-4 57-11 21-10 36-22 46-36 21-25 25-46 25-46z">
          <text:p/>
        </draw:path>
        <draw:polygon draw:style-name="gr9" draw:text-style-name="P2" draw:layer="layout" svg:width="0cm" svg:height="0cm" svg:x="8.456cm" svg:y="10.897cm" svg:viewBox="0 0 0 0" draw:points="0,0">
          <text:p/>
        </draw:polygon>
        <draw:path draw:style-name="gr11" draw:text-style-name="P1" draw:layer="layout" svg:width="0.25cm" svg:height="0.254cm" svg:x="7.856cm" svg:y="14.52cm" svg:viewBox="0 0 251 255" svg:d="M251 128c0 70-56 127-127 127-67 0-124-57-124-127 0-68 57-128 124-128 71 0 127 60 127 128z">
          <text:p/>
        </draw:path>
        <draw:polygon draw:style-name="gr9" draw:text-style-name="P2" draw:layer="layout" svg:width="0cm" svg:height="0cm" svg:x="8.456cm" svg:y="10.897cm" svg:viewBox="0 0 0 0" draw:points="0,0">
          <text:p/>
        </draw:polygon>
        <draw:path draw:style-name="gr1" draw:text-style-name="P1" draw:layer="layout" svg:width="0.25cm" svg:height="0.247cm" svg:x="7.856cm" svg:y="7.027cm" svg:viewBox="0 0 251 248" svg:d="M251 123c0 71-56 125-127 125-67 0-124-54-124-125 0-70 57-123 124-123 71 0 127 53 127 123z">
          <text:p/>
        </draw:path>
        <draw:polygon draw:style-name="gr9" draw:text-style-name="P2" draw:layer="layout" svg:width="0cm" svg:height="0cm" svg:x="8.456cm" svg:y="10.897cm" svg:viewBox="0 0 0 0" draw:points="0,0">
          <text:p/>
        </draw:polygon>
        <draw:path draw:style-name="gr1" draw:text-style-name="P1" draw:layer="layout" svg:width="0.252cm" svg:height="0.242cm" svg:x="8.807cm" svg:y="14.522cm" svg:viewBox="0 0 253 243" svg:d="M75 162h171c3-10 7-25 7-35 0-64-50-118-110-125-64-10-124 29-138 90-18 63 10 127 70 151z">
          <text:p/>
        </draw:path>
        <draw:polygon draw:style-name="gr9" draw:text-style-name="P2" draw:layer="layout" svg:width="0cm" svg:height="0cm" svg:x="8.456cm" svg:y="10.897cm" svg:viewBox="0 0 0 0" draw:points="0,0">
          <text:p/>
        </draw:polygon>
        <draw:path draw:style-name="gr1" draw:text-style-name="P1" draw:layer="layout" svg:width="0.252cm" svg:height="0.242cm" svg:x="8.807cm" svg:y="7.034cm" svg:viewBox="0 0 253 243" svg:d="M75 0c-60 28-88 93-70 153 14 60 74 98 138 88 60-7 110-60 110-124 0-10-4-21-7-35h-171z">
          <text:p/>
        </draw:path>
        <draw:polygon draw:style-name="gr9" draw:text-style-name="P2" draw:layer="layout" svg:width="0cm" svg:height="0cm" svg:x="8.456cm" svg:y="10.897cm" svg:viewBox="0 0 0 0" draw:points="0,0">
          <text:p/>
        </draw:polygon>
        <draw:path draw:style-name="gr1" draw:text-style-name="P1" draw:layer="layout" svg:width="0.173cm" svg:height="0.091cm" svg:x="8.879cm" svg:y="14.682cm" svg:viewBox="0 0 174 92" svg:d="M0 0v82c35 14 70 14 106-3 32-14 57-43 68-79z">
          <text:p/>
        </draw:path>
        <draw:polygon draw:style-name="gr9" draw:text-style-name="P2" draw:layer="layout" svg:width="0cm" svg:height="0cm" svg:x="8.456cm" svg:y="10.897cm" svg:viewBox="0 0 0 0" draw:points="0,0">
          <text:p/>
        </draw:polygon>
        <draw:path draw:style-name="gr1" draw:text-style-name="P1" draw:layer="layout" svg:width="0.173cm" svg:height="0.091cm" svg:x="8.879cm" svg:y="7.024cm" svg:viewBox="0 0 174 92" svg:d="M0 92h174c-11-35-36-64-68-79-36-17-71-17-106-3z">
          <text:p/>
        </draw:path>
        <draw:polygon draw:style-name="gr9" draw:text-style-name="P2" draw:layer="layout" svg:width="0cm" svg:height="0cm" svg:x="8.456cm" svg:y="10.897cm" svg:viewBox="0 0 0 0" draw:points="0,0">
          <text:p/>
        </draw:polygon>
        <draw:polygon draw:style-name="gr1" draw:text-style-name="P1" draw:layer="layout" svg:width="0.053cm" svg:height="0.049cm" svg:x="7.38cm" svg:y="6.551cm" svg:viewBox="0 0 54 50" draw:points="0,50 54,50 54,0">
          <text:p/>
        </draw:polygon>
        <draw:polygon draw:style-name="gr9" draw:text-style-name="P2" draw:layer="layout" svg:width="0cm" svg:height="0cm" svg:x="8.456cm" svg:y="10.897cm" svg:viewBox="0 0 0 0" draw:points="0,0">
          <text:p/>
        </draw:polygon>
        <draw:polygon draw:style-name="gr1" draw:text-style-name="P1" draw:layer="layout" svg:width="0.053cm" svg:height="0.049cm" svg:x="9.479cm" svg:y="6.551cm" svg:viewBox="0 0 54 50" draw:points="0,50 54,50 0,0">
          <text:p/>
        </draw:polygon>
        <draw:polygon draw:style-name="gr9" draw:text-style-name="P2" draw:layer="layout" svg:width="0cm" svg:height="0cm" svg:x="8.456cm" svg:y="10.897cm" svg:viewBox="0 0 0 0" draw:points="0,0">
          <text:p/>
        </draw:polygon>
        <draw:polygon draw:style-name="gr1" draw:text-style-name="P1" draw:layer="layout" svg:width="0.053cm" svg:height="0.05cm" svg:x="7.38cm" svg:y="15.197cm" svg:viewBox="0 0 54 51" draw:points="0,0 54,0 54,51">
          <text:p/>
        </draw:polygon>
        <draw:polygon draw:style-name="gr9" draw:text-style-name="P2" draw:layer="layout" svg:width="0cm" svg:height="0cm" svg:x="8.456cm" svg:y="10.897cm" svg:viewBox="0 0 0 0" draw:points="0,0">
          <text:p/>
        </draw:polygon>
        <draw:polygon draw:style-name="gr1" draw:text-style-name="P1" draw:layer="layout" svg:width="0.053cm" svg:height="0.05cm" svg:x="9.479cm" svg:y="15.197cm" svg:viewBox="0 0 54 51" draw:points="0,51 54,0 0,0">
          <text:p/>
        </draw:polygon>
        <draw:polygon draw:style-name="gr9" draw:text-style-name="P2" draw:layer="layout" svg:width="0cm" svg:height="0cm" svg:x="8.456cm" svg:y="10.897cm" svg:viewBox="0 0 0 0" draw:points="0,0">
          <text:p/>
        </draw:polygon>
        <draw:path draw:style-name="gr1" draw:text-style-name="P1" draw:layer="layout" svg:width="0.173cm" svg:height="0.092cm" svg:x="8.879cm" svg:y="14.682cm" svg:viewBox="0 0 174 93" svg:d="M0 82c35 14 70 14 106-3 32-14 57-43 68-79 0 0-4 22-29 47-11 14-25 25-43 35-17 7-39 11-60 11-14-4-28-7-42-11z">
          <text:p/>
        </draw:path>
        <draw:polygon draw:style-name="gr9" draw:text-style-name="P2" draw:layer="layout" svg:width="0cm" svg:height="0cm" svg:x="8.456cm" svg:y="10.897cm" svg:viewBox="0 0 0 0" draw:points="0,0">
          <text:p/>
        </draw:polygon>
        <draw:path draw:style-name="gr10" draw:text-style-name="P2" draw:layer="layout" svg:width="0.234cm" svg:height="0.473cm" svg:x="8.197cm" svg:y="12.096cm" svg:viewBox="0 0 235 474" svg:d="M235 0c-32 0-64 7-88 18-14 7-32 14-43 25-24 17-46 35-64 63-11 14-18 28-25 49-7 18-14 39-14 64-3 35 4 67 11 88s14 39 24 53c18 28 40 49 61 68 14 7 29 18 43 25 28 10 60 21 95 21">
          <text:p/>
        </draw:path>
        <draw:path draw:style-name="gr10" draw:text-style-name="P2" draw:layer="layout" svg:width="0.236cm" svg:height="0.236cm" svg:x="8.431cm" svg:y="12.333cm" svg:viewBox="0 0 237 237" svg:d="M0 237c35 0 70-11 99-21 31-18 60-39 81-64 11-14 22-28 29-42 18-32 28-72 28-110">
          <text:p/>
        </draw:path>
        <draw:path draw:style-name="gr10" draw:text-style-name="P2" draw:layer="layout" svg:width="0.234cm" svg:height="0.473cm" svg:x="8.197cm" svg:y="9.221cm" svg:viewBox="0 0 235 474" svg:d="M235 0c-32 0-64 7-88 18-14 7-32 14-43 24-24 18-46 39-64 64-11 14-18 28-25 46-7 21-14 42-14 67-3 35 4 67 11 88s14 39 24 53c18 28 40 46 61 67 14 7 29 14 43 21 28 15 60 26 95 26">
          <text:p/>
        </draw:path>
        <draw:path draw:style-name="gr10" draw:text-style-name="P2" draw:layer="layout" svg:width="0.236cm" svg:height="0.237cm" svg:x="8.431cm" svg:y="12.096cm" svg:viewBox="0 0 237 238" svg:d="M0 0c35 0 70 7 99 21 31 18 60 40 81 65 11 11 22 25 29 42 18 32 28 67 28 110">
          <text:p/>
        </draw:path>
        <draw:path draw:style-name="gr10" draw:text-style-name="P2" draw:layer="layout" svg:width="0.236cm" svg:height="0.237cm" svg:x="8.431cm" svg:y="9.457cm" svg:viewBox="0 0 237 238" svg:d="M0 238c35 0 70-11 99-21 31-18 60-39 81-64 11-14 22-28 29-42 18-33 28-68 28-111">
          <text:p/>
        </draw:path>
        <draw:path draw:style-name="gr10" draw:text-style-name="P2" draw:layer="layout" svg:width="0.236cm" svg:height="0.236cm" svg:x="8.431cm" svg:y="9.221cm" svg:viewBox="0 0 237 237" svg:d="M0 0c35 0 70 7 99 21 31 18 60 39 81 64 11 14 22 29 29 43 18 32 28 67 28 109">
          <text:p/>
        </draw:path>
        <draw:path draw:style-name="gr10" draw:text-style-name="P2" draw:layer="layout" svg:width="0.469cm" svg:height="0.473cm" svg:x="8.198cm" svg:y="12.096cm" svg:viewBox="0 0 470 474" svg:d="M470 237c0 130-102 237-233 237-130 0-237-107-237-237 0-131 107-237 237-237 131 0 233 106 233 237z">
          <text:p/>
        </draw:path>
        <draw:path draw:style-name="gr10" draw:text-style-name="P2" draw:layer="layout" svg:width="0.469cm" svg:height="0.473cm" svg:x="8.198cm" svg:y="9.221cm" svg:viewBox="0 0 470 474" svg:d="M470 236c0 131-102 238-233 238-130 0-237-107-237-238 0-130 107-236 237-236 131 0 233 106 233 236z">
          <text:p/>
        </draw:path>
        <draw:polyline draw:style-name="gr10" draw:text-style-name="P2" draw:layer="layout" svg:width="0.793cm" svg:height="0cm" svg:x="7.637cm" svg:y="15.247cm" svg:viewBox="0 0 794 0" draw:points="794,0 706,0 618,0 529,0 448,0 371,0 296,0 233,0 173,0 120,0 78,0 42,0 18,0 4,0 0,0">
          <text:p/>
        </draw:polyline>
        <draw:polyline draw:style-name="gr10" draw:text-style-name="P2" draw:layer="layout" svg:width="0.793cm" svg:height="0cm" svg:x="8.431cm" svg:y="15.247cm" svg:viewBox="0 0 794 0" draw:points="794,0 790,0 776,0 748,0 716,0 674,0 621,0 561,0 494,0 423,0 346,0 261,0 176,0 88,0 0,0">
          <text:p/>
        </draw:polyline>
        <draw:line draw:style-name="gr10" draw:text-style-name="P2" draw:layer="layout" svg:x1="9.479cm" svg:y1="15.197cm" svg:x2="9.479cm" svg:y2="6.6cm">
          <text:p/>
        </draw:line>
        <draw:line draw:style-name="gr10" draw:text-style-name="P2" draw:layer="layout" svg:x1="7.429cm" svg:y1="15.197cm" svg:x2="9.479cm" svg:y2="15.197cm">
          <text:p/>
        </draw:line>
        <draw:line draw:style-name="gr10" draw:text-style-name="P2" draw:layer="layout" svg:x1="7.429cm" svg:y1="6.6cm" svg:x2="9.479cm" svg:y2="6.6cm">
          <text:p/>
        </draw:line>
        <draw:line draw:style-name="gr10" draw:text-style-name="P2" draw:layer="layout" svg:x1="7.429cm" svg:y1="15.197cm" svg:x2="7.429cm" svg:y2="6.6cm">
          <text:p/>
        </draw:line>
        <draw:path draw:style-name="gr10" draw:text-style-name="P2" draw:layer="layout" svg:width="0.353cm" svg:height="0.353cm" svg:x="8.755cm" svg:y="6.974cm" svg:viewBox="0 0 354 354" svg:d="M354 176c0 100-81 178-177 178-99 0-177-78-177-178 0-95 78-176 177-176 96 0 177 81 177 176z">
          <text:p/>
        </draw:path>
        <draw:path draw:style-name="gr10" draw:text-style-name="P2" draw:layer="layout" svg:width="0.35cm" svg:height="0.353cm" svg:x="7.806cm" svg:y="6.974cm" svg:viewBox="0 0 351 354" svg:d="M351 176c0 100-78 178-173 178-99 0-178-78-178-178 0-95 79-176 178-176 95 0 173 81 173 176z">
          <text:p/>
        </draw:path>
        <draw:polyline draw:style-name="gr10" draw:text-style-name="P2" draw:layer="layout" svg:width="0.793cm" svg:height="0cm" svg:x="7.637cm" svg:y="6.551cm" svg:viewBox="0 0 794 0" draw:points="0,0 4,0 18,0 42,0 78,0 120,0 173,0 233,0 296,0 371,0 448,0 529,0 618,0 706,0 794,0">
          <text:p/>
        </draw:polyline>
        <draw:line draw:style-name="gr10" draw:text-style-name="P2" draw:layer="layout" svg:x1="9.528cm" svg:y1="15.197cm" svg:x2="9.479cm" svg:y2="15.197cm">
          <text:p/>
        </draw:line>
        <draw:line draw:style-name="gr10" draw:text-style-name="P2" draw:layer="layout" svg:x1="9.479cm" svg:y1="6.6cm" svg:x2="9.528cm" svg:y2="6.6cm">
          <text:p/>
        </draw:line>
        <draw:line draw:style-name="gr10" draw:text-style-name="P2" draw:layer="layout" svg:x1="9.528cm" svg:y1="15.197cm" svg:x2="9.528cm" svg:y2="6.6cm">
          <text:p/>
        </draw:line>
        <draw:line draw:style-name="gr10" draw:text-style-name="P2" draw:layer="layout" svg:x1="7.429cm" svg:y1="15.247cm" svg:x2="9.479cm" svg:y2="15.247cm">
          <text:p/>
        </draw:line>
        <draw:line draw:style-name="gr10" draw:text-style-name="P2" draw:layer="layout" svg:x1="7.429cm" svg:y1="15.197cm" svg:x2="7.429cm" svg:y2="15.247cm">
          <text:p/>
        </draw:line>
        <draw:line draw:style-name="gr10" draw:text-style-name="P2" draw:layer="layout" svg:x1="9.479cm" svg:y1="15.247cm" svg:x2="9.479cm" svg:y2="15.197cm">
          <text:p/>
        </draw:line>
        <draw:line draw:style-name="gr10" draw:text-style-name="P2" draw:layer="layout" svg:x1="7.429cm" svg:y1="6.6cm" svg:x2="7.429cm" svg:y2="6.551cm">
          <text:p/>
        </draw:line>
        <draw:line draw:style-name="gr10" draw:text-style-name="P2" draw:layer="layout" svg:x1="9.479cm" svg:y1="6.6cm" svg:x2="9.479cm" svg:y2="6.551cm">
          <text:p/>
        </draw:line>
        <draw:line draw:style-name="gr10" draw:text-style-name="P2" draw:layer="layout" svg:x1="7.429cm" svg:y1="6.551cm" svg:x2="9.479cm" svg:y2="6.551cm">
          <text:p/>
        </draw:line>
        <draw:line draw:style-name="gr10" draw:text-style-name="P2" draw:layer="layout" svg:x1="7.38cm" svg:y1="15.197cm" svg:x2="7.429cm" svg:y2="15.197cm">
          <text:p/>
        </draw:line>
        <draw:line draw:style-name="gr10" draw:text-style-name="P2" draw:layer="layout" svg:x1="7.38cm" svg:y1="15.197cm" svg:x2="7.38cm" svg:y2="6.6cm">
          <text:p/>
        </draw:line>
        <draw:line draw:style-name="gr10" draw:text-style-name="P2" draw:layer="layout" svg:x1="7.38cm" svg:y1="6.6cm" svg:x2="7.429cm" svg:y2="6.6cm">
          <text:p/>
        </draw:line>
        <draw:path draw:style-name="gr10" draw:text-style-name="P2" draw:layer="layout" svg:width="0.25cm" svg:height="0.254cm" svg:x="8.805cm" svg:y="14.52cm" svg:viewBox="0 0 251 255" svg:d="M251 128c0 70-56 127-123 127-72 0-128-57-128-127 0-68 56-128 128-128 67 0 123 60 123 128z">
          <text:p/>
        </draw:path>
        <draw:path draw:style-name="gr10" draw:text-style-name="P2" draw:layer="layout" svg:width="0.25cm" svg:height="0.247cm" svg:x="8.805cm" svg:y="7.027cm" svg:viewBox="0 0 251 248" svg:d="M251 123c0 71-56 125-123 125-72 0-128-54-128-125 0-70 56-123 128-123 67 0 123 53 123 123z">
          <text:p/>
        </draw:path>
        <draw:path draw:style-name="gr10" draw:text-style-name="P2" draw:layer="layout" svg:width="0.25cm" svg:height="0.247cm" svg:x="7.856cm" svg:y="7.027cm" svg:viewBox="0 0 251 248" svg:d="M251 123c0 71-56 125-127 125-67 0-124-54-124-125 0-70 57-123 124-123 71 0 127 53 127 123z">
          <text:p/>
        </draw:path>
        <draw:line draw:style-name="gr10" draw:text-style-name="P2" draw:layer="layout" svg:x1="9.479cm" svg:y1="15.248cm" svg:x2="9.533cm" svg:y2="15.197cm">
          <text:p/>
        </draw:line>
        <draw:line draw:style-name="gr10" draw:text-style-name="P2" draw:layer="layout" svg:x1="9.533cm" svg:y1="6.601cm" svg:x2="9.479cm" svg:y2="6.551cm">
          <text:p/>
        </draw:line>
        <draw:path draw:style-name="gr10" draw:text-style-name="P2" draw:layer="layout" svg:width="0.207cm" svg:height="0cm" svg:x="7.429cm" svg:y="15.247cm" svg:viewBox="0 0 208 0" svg:d="M208 0c-67 0-120 0-155 0-32 0-53 0-53 0">
          <text:p/>
        </draw:path>
        <draw:line draw:style-name="gr10" draw:text-style-name="P2" draw:layer="layout" svg:x1="7.38cm" svg:y1="15.197cm" svg:x2="7.434cm" svg:y2="15.248cm">
          <text:p/>
        </draw:line>
        <draw:line draw:style-name="gr10" draw:text-style-name="P2" draw:layer="layout" svg:x1="7.38cm" svg:y1="6.601cm" svg:x2="7.434cm" svg:y2="6.551cm">
          <text:p/>
        </draw:line>
        <draw:path draw:style-name="gr10" draw:text-style-name="P2" draw:layer="layout" svg:width="0.207cm" svg:height="0cm" svg:x="7.429cm" svg:y="6.551cm" svg:viewBox="0 0 208 0" svg:d="M208 0c-67 0-120 0-155 0-32 0-53 0-53 0">
          <text:p/>
        </draw:path>
        <draw:path draw:style-name="gr10" draw:text-style-name="P2" draw:layer="layout" svg:width="0.003cm" svg:height="0.035cm" svg:x="9.052cm" svg:y="14.647cm" svg:viewBox="0 0 4 36" svg:d="M0 36c4-10 4-25 4-36">
          <text:p/>
        </draw:path>
        <draw:path draw:style-name="gr10" draw:text-style-name="P2" draw:layer="layout" svg:width="0.173cm" svg:height="0.092cm" svg:x="8.879cm" svg:y="14.682cm" svg:viewBox="0 0 174 93" svg:d="M174 0c0 0-4 22-29 47-11 14-25 25-43 35-17 7-39 11-60 11-14-4-28-7-42-11">
          <text:p/>
        </draw:path>
        <draw:path draw:style-name="gr10" draw:text-style-name="P2" draw:layer="layout" svg:width="0.252cm" svg:height="0.242cm" svg:x="8.807cm" svg:y="7.034cm" svg:viewBox="0 0 253 243" svg:d="M75 0c-60 28-88 93-70 153 14 60 74 98 138 88 60-7 110-60 110-124">
          <text:p/>
        </draw:path>
        <draw:polyline draw:style-name="gr10" draw:text-style-name="P2" draw:layer="layout" svg:width="0cm" svg:height="0.43cm" svg:x="9.479cm" svg:y="14.682cm" svg:viewBox="0 0 0 431" draw:points="0,0 0,7 0,21 0,46 0,81 0,120 0,166 0,215 0,261 0,307 0,349 0,381 0,409 0,423 0,431">
          <text:p/>
        </draw:polyline>
        <draw:polyline draw:style-name="gr10" draw:text-style-name="P2" draw:layer="layout" svg:width="0cm" svg:height="0.429cm" svg:x="9.479cm" svg:y="6.685cm" svg:viewBox="0 0 0 430" draw:points="0,0 0,7 0,21 0,49 0,81 0,123 0,169 0,215 0,264 0,310 0,349 0,384 0,409 0,423 0,430">
          <text:p/>
        </draw:polyline>
        <draw:line draw:style-name="gr10" draw:text-style-name="P2" draw:layer="layout" svg:x1="8.879cm" svg:y1="14.682cm" svg:x2="9.052cm" svg:y2="14.682cm">
          <text:p/>
        </draw:line>
        <draw:line draw:style-name="gr10" draw:text-style-name="P2" draw:layer="layout" svg:x1="8.879cm" svg:y1="14.682cm" svg:x2="8.879cm" svg:y2="14.763cm">
          <text:p/>
        </draw:line>
        <draw:line draw:style-name="gr10" draw:text-style-name="P2" draw:layer="layout" svg:x1="8.879cm" svg:y1="7.034cm" svg:x2="8.879cm" svg:y2="7.115cm">
          <text:p/>
        </draw:line>
        <draw:line draw:style-name="gr10" draw:text-style-name="P2" draw:layer="layout" svg:x1="8.879cm" svg:y1="7.115cm" svg:x2="9.052cm" svg:y2="7.115cm">
          <text:p/>
        </draw:line>
        <draw:polygon draw:style-name="gr9" draw:text-style-name="P2" draw:layer="layout" svg:width="0cm" svg:height="0cm" svg:x="8.456cm" svg:y="10.897cm" svg:viewBox="0 0 0 0" draw:points="0,0">
          <text:p/>
        </draw:polygon>
        <draw:polyline draw:style-name="gr13" draw:text-style-name="P2" draw:layer="layout" svg:width="0.733cm" svg:height="9.599cm" svg:x="7.239cm" svg:y="7.274cm" svg:viewBox="0 0 734 9600" draw:points="501,9600 0,9600 734,0">
          <text:p/>
        </draw:polyline>
        <draw:polygon draw:style-name="gr14" draw:text-style-name="P3" draw:layer="layout" svg:width="0.169cm" svg:height="0.508cm" svg:x="7.849cm" svg:y="7.274cm" svg:viewBox="0 0 170 509" draw:points="124,0 0,495 170,509">
          <text:p/>
        </draw:polygon>
        <draw:polygon draw:style-name="gr9" draw:text-style-name="P2" draw:layer="layout" svg:width="0cm" svg:height="0cm" svg:x="8.456cm" svg:y="10.897cm" svg:viewBox="0 0 0 0" draw:points="0,0">
          <text:p/>
        </draw:polygon>
        <draw:polyline draw:style-name="gr13" draw:text-style-name="P2" draw:layer="layout" svg:width="1.658cm" svg:height="9.613cm" svg:x="7.253cm" svg:y="7.274cm" svg:viewBox="0 0 1659 9614" draw:points="502,9614 0,9614 1659,0">
          <text:p/>
        </draw:polyline>
        <draw:polygon draw:style-name="gr14" draw:text-style-name="P3" draw:layer="layout" svg:width="0.17cm" svg:height="0.508cm" svg:x="8.741cm" svg:y="7.274cm" svg:viewBox="0 0 171 509" draw:points="171,0 0,481 167,509">
          <text:p/>
        </draw:polygon>
        <draw:polygon draw:style-name="gr9" draw:text-style-name="P2" draw:layer="layout" svg:width="0cm" svg:height="0cm" svg:x="8.456cm" svg:y="10.897cm" svg:viewBox="0 0 0 0" draw:points="0,0">
          <text:p/>
        </draw:polygon>
        <draw:polyline draw:style-name="gr13" draw:text-style-name="P2" draw:layer="layout" svg:width="0.642cm" svg:height="2.074cm" svg:x="7.302cm" svg:y="14.767cm" svg:viewBox="0 0 643 2075" draw:points="502,2075 0,2075 643,0">
          <text:p/>
        </draw:polyline>
        <draw:polygon draw:style-name="gr14" draw:text-style-name="P3" draw:layer="layout" svg:width="0.229cm" svg:height="0.504cm" svg:x="7.715cm" svg:y="14.767cm" svg:viewBox="0 0 230 505" draw:points="230,0 0,452 162,505">
          <text:p/>
        </draw:polygon>
        <draw:polygon draw:style-name="gr9" draw:text-style-name="P2" draw:layer="layout" svg:width="0cm" svg:height="0cm" svg:x="8.456cm" svg:y="10.897cm" svg:viewBox="0 0 0 0" draw:points="0,0">
          <text:p/>
        </draw:polygon>
        <draw:polyline draw:style-name="gr13" draw:text-style-name="P2" draw:layer="layout" svg:width="1.605cm" svg:height="2.095cm" svg:x="7.249cm" svg:y="14.746cm" svg:viewBox="0 0 1606 2096" draw:points="501,2096 0,2096 1606,0">
          <text:p/>
        </draw:polyline>
        <draw:polygon draw:style-name="gr14" draw:text-style-name="P3" draw:layer="layout" svg:width="0.37cm" svg:height="0.448cm" svg:x="8.484cm" svg:y="14.746cm" svg:viewBox="0 0 371 449" draw:points="371,0 0,350 134,449">
          <text:p/>
        </draw:polygon>
        <draw:polygon draw:style-name="gr9" draw:text-style-name="P2" draw:layer="layout" svg:width="0cm" svg:height="0cm" svg:x="8.456cm" svg:y="10.897cm" svg:viewBox="0 0 0 0" draw:points="0,0">
          <text:p/>
        </draw:polygon>
        <draw:polyline draw:style-name="gr13" draw:text-style-name="P2" draw:layer="layout" svg:width="2.406cm" svg:height="0.628cm" svg:x="8.657cm" svg:y="12.407cm" svg:viewBox="0 0 2407 629" draw:points="2407,629 1905,629 0,0">
          <text:p/>
        </draw:polyline>
        <draw:polygon draw:style-name="gr14" draw:text-style-name="P3" draw:layer="layout" svg:width="0.501cm" svg:height="0.236cm" svg:x="8.657cm" svg:y="12.407cm" svg:viewBox="0 0 502 237" draw:points="0,0 449,237 502,74">
          <text:p/>
        </draw:polygon>
        <draw:polygon draw:style-name="gr9" draw:text-style-name="P2" draw:layer="layout" svg:width="0cm" svg:height="0cm" svg:x="8.456cm" svg:y="10.897cm" svg:viewBox="0 0 0 0" draw:points="0,0">
          <text:p/>
        </draw:polygon>
        <draw:polyline draw:style-name="gr13" draw:text-style-name="P2" draw:layer="layout" svg:width="2.586cm" svg:height="3.397cm" svg:x="8.554cm" svg:y="9.655cm" svg:viewBox="0 0 2587 3398" draw:points="2587,3398 2086,3398 0,0">
          <text:p/>
        </draw:polyline>
        <draw:polygon draw:style-name="gr14" draw:text-style-name="P3" draw:layer="layout" svg:width="0.336cm" svg:height="0.473cm" svg:x="8.554cm" svg:y="9.655cm" svg:viewBox="0 0 337 474" draw:points="0,0 191,474 337,386">
          <text:p/>
        </draw:polygon>
        <draw:frame draw:style-name="gr8" draw:text-style-name="P6" draw:layer="layout" svg:width="0.119cm" svg:height="0.141cm" svg:x="28.046cm" svg:y="19.792cm">
          <draw:text-box>
            <text:p text:style-name="P4"><text:span text:style-name="T2"><text:s/></text:span></text:p>
          </draw:text-box>
        </draw:frame>
        <draw:frame draw:style-name="gr15" draw:text-style-name="P8" draw:layer="layout" svg:width="9.04cm" svg:height="0.623cm" svg:x="11.684cm" svg:y="12.827cm">
          <draw:text-box>
            <text:p text:style-name="P4"><text:span text:style-name="T4">2X M3 Brass Inserts [HD-MS0030]</text:span></text:p>
          </draw:text-box>
        </draw:frame>
        <draw:frame draw:style-name="gr8" draw:text-style-name="P6" draw:layer="layout" svg:width="0.119cm" svg:height="0.141cm" svg:x="19.382cm" svg:y="14.035cm">
          <draw:text-box>
            <text:p text:style-name="P4"><text:span text:style-name="T2"><text:s/></text:span></text:p>
          </draw:text-box>
        </draw:frame>
        <draw:frame draw:style-name="gr15" draw:text-style-name="P8" draw:layer="layout" svg:width="5.467cm" svg:height="0.623cm" svg:x="23.368cm" svg:y="7.136cm">
          <draw:text-box>
            <text:p text:style-name="P4"><text:span text:style-name="T4">4X M3 Brass Inserts </text:span></text:p>
          </draw:text-box>
        </draw:frame>
        <draw:frame draw:style-name="gr15" draw:text-style-name="P8" draw:layer="layout" svg:width="3.575cm" svg:height="0.623cm" svg:x="23.368cm" svg:y="7.761cm">
          <draw:text-box>
            <text:p text:style-name="P4"><text:span text:style-name="T4">[HD-MS0030]</text:span></text:p>
          </draw:text-box>
        </draw:frame>
        <draw:frame draw:style-name="gr15" draw:text-style-name="P8" draw:layer="layout" svg:width="5.467cm" svg:height="0.623cm" svg:x="8.128cm" svg:y="16.51cm">
          <draw:text-box>
            <text:p text:style-name="P4"><text:span text:style-name="T4">4X M2 Brass Inserts </text:span></text:p>
          </draw:text-box>
        </draw:frame>
        <draw:frame draw:style-name="gr15" draw:text-style-name="P8" draw:layer="layout" svg:width="3.376cm" svg:height="0.623cm" svg:x="8.128cm" svg:y="17.134cm">
          <draw:text-box>
            <text:p text:style-name="P4"><text:span text:style-name="T4">[PP-MP006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44:56.068606636</dc:date>
    <meta:editing-duration>PT56S</meta:editing-duration>
    <meta:editing-cycles>1</meta:editing-cycles>
    <meta:document-statistic meta:object-count="1271"/>
    <meta:generator>LibreOffice/5.2.7.2$Linux_X86_64 LibreOffice_project/20m0$Build-2</meta:generator>
  </office:meta>
</office:document-meta>
</file>